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60.95764mm" fo:page-width="194.56657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none"/>
    </style:style>
  </office:automatic-styles>
  <office:body>
    <office:drawing>
      <draw:page draw:master-page-name="Default" draw:name="page1" draw:style-name="DP1">
        <draw:g draw:id="svg2">
          <draw:path svg:d="M 13147.213 16092.92 C 13000.331 16086.543 12766.196 16069.336 12657.507 16056.932 C 12576.656 16047.704 12501.566 16031.151 12430.081 16006.801 C 12346.441 15978.308 12304.424 15976.029 12236.458 15996.304 C 12152.647 16021.303 12053.403 16034.819 11922.29 16039.089 C 11825.727 16042.233 11727.371 16033.506 11614.101 16011.741 C 11591.117 16007.324 11555.858 16000.53 11535.747 15996.645 C 11515.637 15992.756 11475.677 15987.992 11446.947 15986.056 C 11399.303 15982.846 11391.395 15983.701 11356.965 15995.772 C 11336.205 16003.051 11300.945 16011.648 11278.612 16014.877 C 11256.278 16018.104 11221.551 16024.434 11201.441 16028.942 C 11165.544 16036.986 11111.388 16039.318 10733.934 16049.065 C 10608.335 16052.311 10594.622 16051.706 10493.679 16038.474 C 10434.8 16030.755 10385.412 16023.689 10383.928 16022.772 C 10379.115 16019.798 10262.877 16005.135 10198.52 15999.382 C 10077.361 15988.555 10049.648 15982.167 10049.648 15965.074 C 10049.648 15954.682 10064.364 15953.681 10104.496 15961.34 C 10124.605 15965.179 10188.072 15970.656 10245.531 15973.515 C 10302.99 15976.37 10365.281 15980.684 10383.955 15983.098 C 10402.629 15985.512 10468.446 15992.906 10530.215 15999.532 C 10640.405 16011.352 10645.571 16011.442 10804.45 16004.374 C 10893.513 16000.412 10974.608 15997.26 10984.663 15997.37 C 10994.719 15997.4795 11040.556 15995.717 11086.522 15993.452 C 11176.203 15989.035 11252.137 15976.627 11340.103 15952.015 C 11370.399 15943.536 11404.084 15936.602 11414.956 15936.602 C 11448.87 15936.602 11557.969 15952.065 11653.277 15970.385 C 11710.916 15981.463 11771.03 15989.333 11815.982 15991.686 C 11950.365 15998.714 12135.913 15978.122 12242.985 15944.298 C 12266.194 15936.967 12291.681 15930.749 12299.62 15930.481 C 12332.306 15929.382 12397.629 15942.587 12430.476 15956.934 C 12507.858 15990.734 12571.487 16001.614 12784.176 16017.416 C 12841.635 16021.684 12899.022 16027.675 12911.705 16030.732 C 12924.388 16033.786 12945.543 16036.058 12958.717 16035.778 C 12971.892 16035.501 13043.786 16038.338 13118.483 16042.09 C 13251.477 16048.766 13675.778 16049.935 13750.532 16043.829 C 13770.643 16042.187 13838.811 16038.69 13902.014 16036.058 C 13976.879 16032.942 14026.946 16028.433 14045.662 16023.119 C 14087.51 16011.24 14089.891 16010.079 14084.151 16004.342 C 14079.088 15999.277 13966.949 15984.266 13849.78 15972.964 C 13699.146 15958.435 13653.896 15948.284 13653.896 15929.019 C 13653.896 15917.913 13669.867 15904.257 13678.832 15907.697 C 13691.974 15912.738 13752.443 15920.012 13810.604 15923.544 C 13840.77 15925.375 13897.183 15931.295 13935.967 15936.7 C 13974.754 15942.104 14046.446 15949.041 14095.285 15952.112 C 14144.126 15955.186 14205.241 15959.128 14231.098 15960.873 C 14303.048 15965.732 14332.285 15957.774 14370.056 15923.053 C 14405.506 15890.463 14413.928 15888.958 14471.382 15904.968 C 14526.821 15920.416 14596.413 15935.593 14651.594 15944.268 C 14820.348 15970.8 14838.183 15972.753 14970.23 15979.149 C 15151.465 15987.93 15205.289 15986.542 15391.809 15968.282 C 15420.193 15965.505 15446.142 15959.889 15455.13 15954.577 C 15464.993 15948.752 15475.169 15946.788 15484.006 15949.007 C 15511.346 15955.867 15506.438 15999.148 15476.726 16013.209 C 15454.7 16023.633 15284.795 16035.848 15161.84 16035.848 C 14942.569 16035.848 14654.769 16003.552 14488.061 15960.237 C 14460.141 15952.983 14432.945 15947.049 14427.626 15947.049 C 14422.254 15947.049 14411.577 15956.252 14403.604 15967.76 C 14383.565 15996.674 14355.846 16008.495 14299.005 16012.366 C 14237.601 16016.55 14232.007 16017.892 14214.488 16032.631 C 14200.443 16044.449 14154.727 16055.28 14022.83 16078.04 C 14008.839 16080.456 13943.0205 16082.383 13876.571 16082.324 C 13810.124 16082.267 13721.672 16084.7 13680.014 16087.731 C 13573.024 16095.52 13274.105 16098.43 13147.213 16092.92 z M 13228.178 15893.998 C 13129.831 15879.005 13043.049 15856.512 13002.324 15835.45 C 12985.004 15826.494 12977.763 15812.853 12983.035 15799.111 C 12988.519 15784.821 13003.412 15784.433 13032.772 15797.815 C 13073.804 15816.517 13151.727 15835.433 13228.786 15845.395 C 13282.317 15852.314 13319.057 15853.424 13408.391 15850.815 C 13548.759 15846.717 13583.369 15844.814 13589.787 15840.847 C 13592.582 15839.119 13625.193 15832.877 13662.255 15826.977 C 13699.316 15821.074 13750.793 15810.406 13776.648 15803.269 C 13864.885 15778.913 13893.376 15773.894 13906.087 15780.463 C 13941.187 15798.609 13945.44 15820.899 13918.743 15846.776 C 13897.878 15866.998 13887.572 15867.632 13866.593 15849.9795 C 13856.594 15841.563 13846.481 15837.417 13839.723 15838.962 C 13773.695 15854.054 13630.379 15880.687 13569.055 15889.265 C 13508.311 15897.762 13467.495 15899.903 13375.783 15899.406 C 13311.838 15899.059 13245.415 15896.625 13228.178 15893.998 z M 11350.312 15852.545 C 11201.212 15845.859 11141.476 15829.489 11092.815 15781.9795 C 11065.454 15755.265 11061.11 15752.8545 11045.863 15755.937 C 11036.624 15757.805 10997.33 15762.842 10958.546 15767.131 C 10919.761 15771.421 10873.924 15777.224 10856.687 15780.027 C 10839.448 15782.829 10788.91 15788.6875 10744.38 15793.045 C 10699.85 15797.401 10643.435 15803.278 10619.016 15806.101 C 10594.595 15808.926 10518.89 15812.766 10450.781 15814.634 C 10279.906 15819.323 10211.282 15810.781 9998.158 15758.289 C 9911.6455 15736.982 9793.839 15702.849 9753.856 15687.505 C 9747.477 15685.059 9746.823 15690.083 9749.775 15718.894 C 9753.179 15752.117 9752.795 15753.691 9737.597 15768.891 C 9712.857 15793.629 9699.586 15794.328 9653.607 15773.315 C 9594.854 15746.462 9596.8 15746.678 9564.397 15763.384 C 9548.3 15771.683 9525.727 15780.191 9514.234 15782.289 C 9491.596 15786.424 9333.962 15778.638 9187.763 15766.168 C 8936.791 15744.758 8882.399 15746.408 8752.724 15779.365 C 8613.189 15814.828 8582.752 15818.261 8404.231 15818.689 C 8216.772 15819.138 8164.2007 15813.665 7975.9 15774.097 C 7908.3857 15759.91 7842.5693 15746.168 7829.64 15743.557 C 7816.7124 15740.946 7765.8516 15737.142 7716.6167 15735.103 C 7628.1313 15731.438 7627.0566 15731.525 7623.545 15742.592 C 7617.4507 15761.793 7604.0293 15765.042 7555.6343 15759.028 C 7531.2783 15756.002 7501.2837 15751.44 7488.978 15748.889 C 7476.6724 15746.341 7437.689 15738.169 7402.349 15730.73 C 7367.009 15723.296 7327.209 15717.213 7313.906 15717.213 C 7292.8706 15717.213 7164.387 15731.975 7040.8853 15748.577 C 6934.242 15762.917 6876.931 15754.309 6662.1777 15691.68 C 6621.9565 15679.951 6564.3667 15666.652 6534.201 15662.127 C 6479.1396 15653.869 6335.7397 15629.067 6262.5767 15615.151 C 6241.0293 15611.053 6194.1406 15599.433 6158.3794 15589.326 C 6078.9033 15566.868 6056.357 15566.453 6000.3667 15586.415 C 5924.379 15613.506 5742.474 15656.625 5656.645 15667.893 C 5568.8545 15679.416 5047.9775 15685.182 4941.449 15675.811 C 4864.696 15669.057 4728.176 15651.803 4690.2886 15644.066 C 4656.474 15637.163 4562.803 15619.897 4523.1353 15613.259 C 4413.9907 15594.993 4350.173 15584.469 4233.228 15565.448 C 4025.015 15531.583 3822.289 15485.36 3756.828 15456.821 C 3729.9834 15445.118 3709.8513 15440.54 3674.3088 15438.054 C 3567.3398 15430.573 3195.419 15393.695 3068.3772 15377.973 C 2911.855 15358.601 2898.351 15356.427 2839.189 15341.064 C 2775.7192 15324.587 2717.5999 15301.043 2706.062 15287.139 C 2688.6934 15266.21 2720.4463 15254.176 2751.3062 15269.992 C 2776.169 15282.736 2994.2576 15325.445 3034.4707 15325.445 C 3049.4634 15325.445 3085.5566 15328.877 3114.6777 15333.071 C 3178.2632 15342.2295 3259.7002 15350.99 3336.041 15356.883 C 3366.949 15359.27 3415.743 15363.601 3444.4727 15366.511 C 3493.0251 15371.427 3595.6536 15380.346 3669.0854 15386.029 C 3832.8328 15398.705 3996.988 15397.557 4086.969 15383.105 C 4210.853 15363.208 4240.2944 15355.03 4292.717 15325.956 C 4344.4497 15297.266 4358.3813 15297.717 4448.269 15330.993 C 4487.5522 15345.538 4529.954 15359.352 4542.496 15361.696 C 4555.038 15364.038 4569.6377 15369.881 4574.939 15374.679 C 4587.2725 15385.841 4674.9277 15417.237 4730.893 15430.543 C 4785.4204 15443.502 4903.5835 15458.775 5010.7817 15466.718 C 5112.5747 15474.259 5820.7627 15469.737 5881.2573 15461.161 C 5902.8047 15458.105 5936.198 15453.856 5955.4653 15451.72 C 5980.5376 15448.941 5993.945 15444.597 6002.6255 15436.441 C 6025.523 15414.932 6091.743 15399.007 6129.1294 15406.0205 C 6154.6704 15410.812 6166.9253 15429.517 6158.248 15450.467 C 6150.3916 15469.434 6141.5244 15472.991 6112.8335 15468.689 C 6100.4233 15466.829 6082.1973 15466.819 6072.331 15468.672 C 6057.951 15471.368 6053.732 15475.041 6051.0654 15487.18 C 6045.603 15512.053 6038.695 15514.304 5971.705 15513.057 C 5937.7603 15512.426 5885.3057 15515.008 5855.14 15518.798 C 5824.9736 15522.59 5771.4976 15525.275 5736.304 15524.765 L 5672.316 15523.84 L 5672.316 15539.376 C 5672.316 15559.17 5666.732 15561.959 5599.186 15575.91 C 5492.058 15598.037 5310.205 15595.786 5189.276 15570.836 C 5163.343 15565.485 5117.4443 15557.223 5087.2783 15552.475 C 4968.304 15533.743 4953.5156 15530.785 4937.95 15522.591 C 4929.08 15517.923 4894.9966 15510.287 4862.209 15505.622 C 4736.3423 15487.716 4724.3213 15484.637 4584.44 15434.481 L 4554.333 15423.686 L 4516.534 15437.192 C 4432.7207 15467.141 4374.8457 15472.736 4152.859 15472.349 C 4051.1963 15472.17 3968.9258 15472.874 3970.0344 15473.91 C 3978.227 15481.569 4094.0876 15505.185 4178.3813 15516.375 C 4211.42 15520.762 4272.5356 15530.432 4314.1934 15537.863 C 4355.8516 15545.295 4405.214 15553.349 4423.8877 15555.765 C 4442.562 15558.179 4469.5938 15562.337 4483.9585 15565.01 C 4498.323 15567.681 4559.1006 15578.354 4619.019 15588.726 C 4678.9375 15599.098 4729.475 15608.502 4731.325 15609.621 C 4736.7554 15612.91 4911.779 15633.191 4982.807 15638.765 C 5061.1035 15644.906 5554.24 15641.285 5625.3037 15634.046 C 5674.876 15628.996 5769.543 15610.598 5823.7983 15595.468 C 5839.6 15591.061 5876.754 15581.205 5906.3633 15573.563 C 5935.973 15565.924 5973.5825 15553.673 5989.94 15546.342 C 6006.298 15539.01 6027.9087 15531.042 6037.964 15528.636 C 6059.1006 15523.578 6125.28 15533.634 6181.612 15550.464 C 6201.722 15556.472 6240.507 15565.915 6267.8 15571.448 C 6295.0933 15576.982 6341.2617 15587.31 6370.3965 15594.4 C 6399.5312 15601.491 6453.864 15609.614 6491.1343 15612.45 C 6528.406 15615.286 6569.9487 15621.357 6583.452 15625.942 C 6596.9556 15630.527 6623.719 15638.503 6642.926 15643.669 C 6662.1333 15648.832 6717.8086 15664.063 6766.649 15677.513 C 6882.4736 15709.411 6924.4097 15711.998 7077.4497 15696.69 C 7139.2183 15690.512 7207.3857 15683.304 7228.9326 15680.669 C 7292.162 15672.942 7341.8916 15674.673 7403.8823 15686.754 L 7462.024 15698.086 L 7477.3726 15687.151 C 7492.029 15676.711 7496.027 15676.429 7565.8516 15680.9 C 7606.0728 15683.476 7680.116 15687.786 7730.3936 15690.477 C 7788.859 15693.606 7837.8076 15699.225 7866.2056 15706.062 C 7921.5493 15719.388 8002.4106 15737.738 8033.068 15743.93 C 8080.3574 15753.479 8257.43 15775.467 8320.262 15779.591 C 8410.801 15785.534 8602.7705 15769.956 8678.467 15750.524 C 8695.705 15746.1 8730.964 15736.956 8756.82 15730.206 C 8782.678 15723.454 8817.936 15716.297 8835.173 15714.301 C 8879.455 15709.172 9039.119 15711.225 9084.441 15717.505 C 9120.71 15722.53 9365.54 15733.4 9459.388 15734.153 C 9499.706 15734.476 9506.792 15732.943 9536.466 15717.48 C 9563.601 15703.339 9572.906 15700.964 9591.313 15703.482 C 9653.911 15712.047 9684.0 15713.255 9684.0 15707.2 C 9684.0 15703.795 9675.186 15697.377 9664.412 15692.939 C 9603.195 15667.721 9608.022 15623.717 9672.517 15619.052 C 9695.402 15617.396 9711.617 15620.098 9741.532 15630.555 C 9763.04 15638.072 9797.93 15648.99 9819.065 15654.816 C 9840.202 15660.646 9867.234 15669.064 9879.137 15673.526 C 9891.039 15677.988 9907.829 15682.86 9916.447 15684.3545 C 9925.066 15685.847 9951.421 15692.572 9975.012 15699.301 C 9998.603 15706.028 10047.965 15717.398 10084.706 15724.566 C 10121.447 15731.735 10166.786 15741.181 10185.461 15745.558 C 10255.293 15761.923 10360.568 15766.175 10514.544 15758.848 C 10593.55 15755.087 10681.697 15751.535 10710.427 15750.952 C 10739.177 15750.371 10774.71 15746.275 10789.457 15741.846 C 10804.194 15737.421 10847.681 15730.102 10886.093 15725.579 C 10946.676 15718.449 11033.357 15706.533 11087.185 15697.935 C 11100.086 15695.873 11105.3 15697.868 11111.996 15707.432 C 11116.659 15714.09 11120.476 15723.397 11120.476 15728.116 C 11120.476 15741.405 11140.282 15763.457 11162.309 15774.694 C 11214.858 15801.503 11286.532 15806.547 11611.488 15806.3 C 12167.134 15805.878 12242.978 15803.138 12294.475 15781.621 C 12310.348 15774.988 12313.894 15775.074 12324.999 15782.351 C 12347.591 15797.153 12338.027 15822.767 12304.468 15837.328 C 12284.332 15846.066 12251.867 15847.027 11867.442 15850.26 C 11639.044 15852.181 11448.645 15854.349 11444.336 15855.079 C 11440.026 15855.811 11397.716 15854.67 11350.312 15852.545 z M 3705.6501 15834.1 C 3493.488 15812.59 3321.8489 15774.568 3230.307 15728.805 C 3177.7708 15702.54 3169.0393 15700.773 3149.7478 15712.505 C 3129.94 15724.551 3107.609 15724.974 3052.7065 15714.34 C 3019.3367 15707.877 3002.4998 15707.326 2969.1296 15711.6045 C 2822.9963 15730.335 2642.9905 15735.491 2582.8606 15722.668 C 2536.242 15712.727 2482.46 15684.651 2441.5515 15648.903 C 2401.4043 15613.821 2385.7588 15605.551 2369.0378 15610.577 C 2362.9531 15612.406 2329.3914 15630.149 2294.456 15650.009 C 2259.5208 15669.867 2213.004 15694.402 2191.0854 15704.529 C 2146.3257 15725.208 2014.9768 15760.338 1948.5798 15769.387 C 1876.8392 15779.163 1666.4662 15776.038 1571.8309 15763.791 C 1398.038 15741.301 1066.5552 15657.896 1044.279 15631.054 C 1036.2365 15621.364 1041.9355 15612.725 1056.314 15612.809 C 1062.6086 15612.846 1093.6152 15619.972 1125.2178 15628.645 C 1221.5914 15655.093 1261.1399 15664.385 1367.6257 15685.598 C 1497.6702 15711.506 1576.3248 15721.628 1677.0531 15725.42 C 1721.1707 15727.081 1759.7651 15729.196 1762.8186 15730.122 C 1765.8721 15731.048 1809.3582 15729.764 1859.4542 15727.271 C 1936.0989 15723.456 1961.7172 15719.914 2021.056 15704.93 C 2059.8408 15695.136 2103.327 15682.363 2117.692 15676.545 C 2132.0564 15670.729 2155.5623 15661.228 2169.9272 15655.432 C 2184.292 15649.638 2212.499 15635.516 2232.6099 15624.052 C 2337.1016 15564.481 2358.7395 15553.836 2374.9146 15554.036 C 2397.0212 15554.311 2434.65 15576.687 2464.6174 15607.383 C 2512.5107 15656.437 2568.3735 15675.616 2673.9995 15679.27 C 2731.5334 15681.261 2871.0571 15671.184 2948.2356 15659.464 C 2971.6497 15655.908 3002.3035 15655.5205 3033.465 15658.384 C 3060.2307 15660.844 3083.2454 15661.052 3084.6084 15658.848 C 3085.9714 15656.64 3083.5115 15647.923 3079.1414 15639.472 C 3072.0593 15625.776 3065.934 15622.879 3022.775 15612.807 C 2883.9224 15580.399 2841.8403 15568.803 2822.216 15557.532 C 2798.2598 15543.775 2790.9363 15527.892 2802.9917 15515.838 C 2812.4126 15506.416 2823.2944 15509.022 2859.4355 15529.355 C 2899.1414 15551.696 3104.2258 15601.113 3235.531 15619.981 C 3247.0227 15621.632 3292.8591 15628.692 3337.39 15635.672 C 3516.1365 15663.6875 3634.4578 15655.437 3659.9883 15613.175 C 3669.2607 15597.827 3681.1104 15599.626 3700.2002 15619.282 C 3732.1133 15652.143 3934.3079 15727.466 3991.4575 15727.784 C 4003.7673 15727.852 4023.2417 15730.144 4034.7336 15732.875 C 4071.1208 15741.526 4150.3286 15745.462 4154.431 15738.825 C 4160.0605 15729.717 4195.1675 15731.729 4239.8535 15743.72 C 4274.619 15753.05 4289.3286 15754.118 4345.534 15751.396 C 4457.585 15745.968 4601.9746 15747.385 4653.724 15754.421 C 4681.017 15758.132 4718.6265 15760.894 4737.301 15760.557 C 4836.617 15758.764 4907.681 15759.321 4915.982 15761.955 C 4928.475 15765.921 4934.035 15789.122 4924.7197 15798.416 C 4919.035 15804.087 4910.366 15804.593 4883.67 15800.8125 C 4865.0566 15798.177 4820.395 15797.391 4784.423 15799.062 C 4735.502 15801.337 4705.195 15799.8545 4664.1714 15793.182 C 4616.819 15785.479 4588.624 15784.793 4457.841 15788.168 C 4374.5254 15790.318 4274.625 15791.867 4235.8403 15791.61 C 4181.3657 15791.25 4156.9126 15793.434 4128.358 15801.209 C 4033.7532 15826.967 3982.019 15833.246 3851.9094 15834.761 C 3782.9585 15835.562 3717.142 15835.265 3705.6501 15834.1 z M 3980.8708 15787.864 C 4004.1409 15783.803 4025.4453 15778.214 4028.214 15775.444 C 4031.4438 15772.214 4018.5356 15767.305 3992.2024 15761.746 C 3969.6274 15756.98 3934.7026 15749.617 3914.592 15745.38 C 3867.7854 15735.522 3790.9897 15710.861 3734.5586 15687.569 C 3686.7942 15667.855 3691.566 15668.028 3603.791 15682.845 C 3537.846 15693.978 3455.9436 15688.004 3248.8962 15656.958 C 3198.7903 15649.444 3192.7556 15649.704 3198.5776 15659.123 C 3203.5925 15667.24 3289.7676 15709.834 3319.1375 15718.715 C 3333.4858 15723.054 3356.5781 15731.538 3370.4536 15737.571 C 3384.3289 15743.604 3407.835 15750.704 3422.689 15753.351 C 3437.5432 15755.996 3475.5527 15763.09 3507.1553 15769.113 C 3570.0044 15781.095 3631.6943 15789.263 3708.2617 15795.74 C 3775.1855 15801.401 3928.7393 15796.966 3980.8708 15787.864 z M 8944.868 15667.08 C 8936.249 15665.892 8903.518 15659.94 8872.132 15653.857 C 8812.8545 15642.369 8798.442 15642.453 8704.585 15654.821 C 8611.618 15667.072 8475.789 15647.569 8391.172 15609.821 C 8350.173 15591.53 8311.204 15578.783 8237.402 15559.514 C 8124.678 15530.088 8120.4917 15530.307 8080.4478 15567.765 C 8065.3276 15581.907 8046.8477 15593.4375 8033.5747 15597.012 C 8004.298 15604.8955 7908.374 15612.55 7837.4766 15612.661 C 7805.873 15612.708 7755.336 15615.0205 7725.17 15617.797 C 7497.951 15638.708 7235.036 15643.285 7103.568 15628.618 C 6822.535 15597.266 6460.6626 15527.591 6356.6006 15484.801 C 6346.545 15480.665 6317.7183 15473.875 6292.54 15469.708 C 6240.937 15461.172 6213.7764 15448.129 6211.2456 15430.67 C 6207.5127 15404.917 6232.847 15396.213 6264.1416 15412.499 C 6273.3354 15417.282 6300.839 15423.019 6325.2593 15425.246 C 6349.679 15427.471 6409.6196 15434.097 6458.4595 15439.969 C 6557.9004 15451.92 6652.537 15453.491 6777.5186 15445.264 C 6869.8945 15439.181 6912.9077 15430.877 6912.9077 15419.129 C 6912.9077 15415.007 6900.5674 15405.0205 6885.4844 15396.938 C 6870.4014 15388.8545 6858.0605 15379.921 6858.0605 15377.083 C 6858.0605 15374.246 6849.909 15368.52 6839.9463 15364.356 C 6826.615 15358.785 6798.6836 15356.757 6734.1694 15356.671 C 6646.364 15356.557 6439.6016 15344.606 6430.751 15339.135 C 6428.1616 15337.536 6402.6753 15334.027 6374.1143 15331.34 C 6345.554 15328.652 6292.9077 15320.425 6257.1226 15313.058 C 6221.338 15305.689 6183.313 15298.317 6172.624 15296.675 C 6161.935 15295.032 6146.1436 15287.759 6137.5303 15280.513 C 6125.6245 15270.494 6117.152 15267.728 6102.1787 15268.968 C 6084.151 15270.46 6082.231 15272.145 6079.4746 15288.881 C 6073.068 15327.774 6052.255 15345.172 6004.0107 15351.962 C 5971.628 15356.518 5899.4497 15349.044 5874.2812 15338.527 C 5849.3584 15328.113 5828.0127 15328.614 5770.1665 15340.97 C 5616.507 15373.79 5435.2314 15386.14 5304.1597 15372.715 C 5164.6978 15358.43 5050.6865 15299.982 5063.4087 15249.292 C 5070.8853 15219.506 5102.2773 15222.873 5115.658 15254.8955 C 5123.6436 15274.008 5133.777 15279.791 5198.7305 15302.306 C 5226.6826 15311.993 5252.215 15315.671 5316.26 15319.2295 C 5413.198 15324.615 5463.3804 15323.661 5476.7515 15316.18 C 5487.8955 15309.941 5473.1 15305.085 5371.962 15281.775 C 5234.7886 15250.164 5201.403 15241.66 5182.7817 15233.589 C 5151.265 15219.929 5101.5645 15205.387 5086.2427 15205.345 C 5078.4897 15205.322 5053.8086 15211.034 5031.395 15218.034 C 5008.9814 15225.038 4972.2554 15233.265 4949.782 15236.318 C 4887.8755 15244.729 4740.4546 15243.217 4637.407 15233.116 C 4555.9087 15225.125 4542.728 15224.961 4522.4897 15231.674 C 4489.646 15242.569 4335.282 15241.166 4256.7344 15229.258 C 4111.2188 15207.197 3998.9182 15177.632 3973.594 15154.713 C 3967.6577 15149.342 3964.3403 15140.463 3965.2742 15132.447 C 3967.3638 15114.512 3984.2915 15112.618 4016.947 15126.666 C 4058.198 15144.412 4106.354 15158.152 4127.5513 15158.224 C 4148.171 15158.295 4148.9194 15156.06 4139.146 15123.591 C 4138.1567 15120.305 4122.487 15116.056 4104.3228 15114.147 C 4086.16 15112.238 4043.091 15105.901 4008.6157 15100.065 C 3974.1404 15094.23 3918.9014 15088.825 3885.8623 15088.054 C 3815.004 15086.398 3774.9082 15078.344 3657.2793 15042.121 C 3601.558 15024.965 3562.2585 15015.6455 3548.9438 15016.432 C 3537.452 15017.11 3489.2644 15018.17 3441.8608 15018.785 C 3354.831 15019.915 3327.8506 15023.853 3233.0654 15049.263 C 3167.468 15066.847 3146.3557 15069.588 3016.1418 15077.408 C 2869.758 15086.201 2754.1282 15087.054 2684.4463 15079.854 C 2631.4736 15074.381 2502.073 15052.393 2454.6106 15040.801 C 2438.8093 15036.942 2398.4612 15027.433 2364.9478 15019.67 C 2331.4348 15011.905 2291.4746 14999.288 2276.1477 14991.63 C 2251.873 14979.501 2248.2803 14975.709 2248.2803 14962.222 C 2248.2803 14947.892 2249.6526 14946.775 2266.7185 14947.232 C 2276.8594 14947.505 2303.8914 14956.174 2326.7896 14966.498 C 2373.1907 14987.419 2428.8928 15000.815 2548.0928 15019.72 C 2688.5166 15041.989 2758.945 15042.36 3073.7192 15022.481 C 3132.9185 15018.743 3163.4753 15013.58 3233.0374 14995.56 C 3318.2898 14973.475 3319.9844 14973.263 3411.3982 14973.06 C 3499.775 14972.865 3504.22 14972.358 3516.206 14961.103 C 3532.265 14946.024 3535.237 14946.237 3572.6511 14965.124 C 3649.3225 15003.826 3797.9087 15038.262 3883.2507 15037.107 C 3916.626 15036.655 3940.8684 15039.552 3966.8271 15047.092 C 4047.6416 15070.569 4095.2925 15075.152 4272.405 15076.483 C 4379.8447 15077.29 4420.405 15074.646 4572.7866 15056.899 C 4656.4634 15047.153 4750.451 15043.024 4883.56 15043.244 C 4997.215 15043.433 5072.4814 15051.316 5157.7964 15071.976 C 5206.783 15083.839 5217.793 15088.477 5232.465 15103.436 C 5245.6367 15116.865 5257.885 15122.8545 5284.666 15128.962 C 5303.9116 15133.353 5321.4165 15135.186 5323.5664 15133.036 C 5325.717 15130.886 5324.606 15121.525 5321.099 15112.235 C 5307.5537 15076.351 5324.514 15071.8955 5426.809 15084.477 C 5454.102 15087.831 5497.588 15093.136 5523.4443 15096.263 C 5549.3013 15099.389 5590.4365 15106.366 5614.857 15111.767 C 5692.2183 15128.877 5760.644 15136.91 5869.885 15141.707 C 5954.7363 15145.433 5977.681 15148.007 5984.2114 15154.537 C 5988.704 15159.029 5990.9443 15166.45 5989.189 15171.025 C 5982.518 15188.408 5960.0845 15190.81 5828.144 15188.272 L 5699.289 15185.793 L 5687.1084 15204.559 C 5667.6396 15234.549 5657.2593 15237.65 5586.127 15234.734 C 5486.5894 15230.651 5278.9033 15185.157 5196.33 15149.346 C 5179.6123 15142.096 5162.341 15137.544 5157.9478 15139.2295 C 5147.2065 15143.351 5147.8325 15160.018 5159.102 15169.971 C 5171.796 15181.183 5243.0596 15208.964 5296.2197 15223.425 C 5401.2646 15251.995 5420.3486 15257.094 5445.0913 15263.186 C 5487.891 15273.728 5679.5044 15275.552 5758.504 15266.175 C 5795.8525 15261.741 5849.9165 15255.566 5878.6455 15252.451 C 5907.3755 15249.338 5955.5625 15242.198 5985.7285 15236.588 C 6015.8945 15230.978 6064.0815 15223.885 6092.8115 15220.828 C 6121.5405 15217.77 6165.186 15213.026 6189.801 15210.286 C 6214.4155 15207.548 6250.994 15205.305 6271.0884 15205.305 C 6291.6704 15205.305 6325.726 15200.492 6349.0874 15194.284 C 6385.2505 15184.673 6399.5728 15183.657 6461.0713 15186.354 C 6499.856 15188.056 6546.868 15193.063 6565.5425 15197.483 C 6584.217 15201.905 6612.7847 15207.612 6629.027 15210.168 C 6645.27 15212.723 6675.8276 15218.752 6696.9336 15223.563 C 6734.875 15232.215 6745.795 15235.264 6863.2847 15270.018 C 6896.3237 15279.791 6938.634 15291.585 6957.308 15296.226 C 6975.983 15300.865 7015.9424 15311.803 7046.1084 15320.528 C 7104.7656 15337.497 7188.247 15350.142 7274.135 15355.069 C 7330.8613 15358.323 7407.4785 15347.893 7511.0044 15322.821 C 7538.2974 15316.213 7575.381 15309.4795 7593.412 15307.861 C 7611.443 15306.243 7630.2476 15302.651 7635.2007 15299.879 C 7643.154 15295.427 7642.5903 15294.227 7630.367 15289.579 C 7609.0522 15281.474 7416.985 15256.406 7403.0347 15259.907 C 7396.2393 15261.614 7374.854 15258.458 7355.512 15252.8955 C 7312.9585 15240.661 7209.1235 15220.016 7176.6973 15217.345 C 7066.7896 15208.29 6975.425 15184.936 6920.743 15151.916 C 6904.2393 15141.949 6893.826 15140.783 6813.6606 15139.927 C 6751.039 15139.259 6706.3813 15135.775 6662.1777 15128.114 C 6627.702 15122.14 6584.217 15115.697 6565.5425 15113.798 C 6519.5127 15109.118 6435.6035 15090.959 6417.977 15081.862 C 6408.101 15076.764 6403.6123 15070.357 6403.6123 15061.358 C 6403.6123 15043.279 6414.649 15040.697 6449.781 15050.555 C 6466.34 15055.2 6498.5728 15060.383 6521.4097 15062.067 C 6544.2456 15063.753 6586.4365 15068.339 6615.166 15072.26 C 6643.8955 15076.18 6702.66 15080.953 6745.755 15082.867 C 6812.688 15085.842 6833.366 15084.74 6887.6313 15075.309 C 6922.57 15069.237 6960.1787 15064.239 6971.2085 15064.203 C 6982.2383 15064.168 7012.4004 15058.291 7038.237 15051.1455 C 7098.0537 15034.6 7107.702 15034.605 7114.0146 15051.208 C 7124.198 15077.994 7102.411 15103.214 7059.8633 15113.892 C 7037.167 15119.588 7030.032 15128.897 7044.196 15134.332 C 7060.398 15140.549 7220.2227 15148.679 7260.2744 15145.322 C 7327.052 15139.726 7456.9453 15121.39 7506.6514 15110.543 C 7524.7104 15106.603 7534.187 15106.889 7543.2163 15111.6455 C 7568.2334 15124.828 7569.594 15141.292 7547.5693 15164.338 C 7528.679 15184.1045 7528.379 15187.087 7544.2314 15197.474 C 7558.7637 15206.995 7618.9404 15208.67 7646.7817 15200.327 C 7671.417 15192.944 7769.992 15193.318 7784.0615 15200.848 C 7790.2188 15204.144 7799.1616 15211.664 7803.937 15217.562 C 7814.7227 15230.879 7857.519 15235.861 7965.097 15236.323 C 8026.569 15236.586 8048.1655 15234.572 8082.105 15225.414 C 8130.3174 15212.405 8140.18 15204.476 8144.9053 15174.924 C 8149.18 15148.192 8162.5166 15139.279 8185.991 15147.464 C 8194.836 15150.547 8209.685 15153.069 8218.99 15153.069 C 8228.295 15153.069 8278.349 15163.676 8330.219 15176.639 C 8415.55 15197.963 8433.635 15200.69 8520.157 15205.273 C 8675.516 15213.505 8677.67 15213.849 8695.493 15233.436 C 8709.099 15248.388 8717.678 15251.819 8767.827 15262.374 C 8799.122 15268.958 8831.778 15276.261 8840.397 15278.598 C 8849.016 15280.9375 8872.521 15284.317 8892.633 15286.11 C 8912.743 15287.902 8946.826 15292.631 8968.374 15296.62 C 9100.587 15321.09 9252.549 15323.681 9454.164 15304.895 C 9484.33 15302.083 9536.303 15299.682 9569.658 15299.556 C 9603.016 15299.432 9641.361 15297.813 9654.873 15295.961 L 9679.439 15292.594 L 9675.958 15271.149 C 9674.044 15259.3545 9670.369 15247.473 9667.792 15244.741 C 9660.814 15237.354 9662.129 15217.243 9669.781 15214.308 C 9673.453 15212.899 9690.495 15214.014 9707.652 15216.786 C 9724.81 15219.558 9787.518 15222.222 9847.003 15222.706 C 9943.289 15223.489 9956.156 15222.595 9964.243 15214.548 C 9972.768 15206.066 9972.794 15204.387 9964.653 15187.319 C 9957.03 15171.332 9956.907 15168.202 9963.645 15161.467 C 9970.927 15154.184 9991.88 15156.252 10007.286 15165.773 C 10010.03 15167.469 10023.623 15171.09 10037.491 15173.82 C 10051.36 15176.55 10094.413 15186.016 10133.166 15194.8545 C 10295.727 15231.933 10582.5205 15256.143 10695.221 15242.302 C 10763.437 15233.924 10828.443 15222.448 10867.133 15211.953 C 10885.429 15206.988 10922.392 15203.029 10955.934 15202.4375 C 10987.536 15201.881 11023.156 15198.467 11035.089 15194.853 C 11063.615 15186.215 11092.052 15191.705 11102.666 15207.902 C 11114.625 15226.156 11110.132 15237.934 11086.882 15249.281 C 11067.851 15258.571 11061.776 15258.875 11003.989 15253.439 C 10950.667 15248.424 10938.506 15248.735 10920.054 15255.595 C 10908.186 15260.009 10893.318 15264.852 10887.016 15266.356 C 10872.719 15269.7705 10865.133 15297.174 10875.733 15307.115 C 10884.23 15315.086 10949.166 15341.116 10960.549 15341.116 C 10964.981 15341.116 10980.533 15345.819 10995.11 15351.564 C 11018.27 15360.692 11033.955 15362.013 11119.362 15362.026 C 11173.125 15362.034 11253.545 15359.658 11298.076 15356.749 C 11342.607 15353.839 11417.505 15349.256 11464.517 15346.563 C 11511.529 15343.871 11551.444 15340.219 11553.22 15338.443 C 11554.994 15336.671 11552.376 15328.128 11547.402 15319.463 C 11530.453 15289.93 11538.422 15273.205 11569.439 15273.219 C 11579.639 15273.222 11612.227 15279.097 11641.857 15286.276 C 11671.487 15293.455 11700.916 15299.328 11707.255 15299.328 C 11713.593 15299.328 11732.434 15309.542 11749.124 15322.026 C 11785.186 15348.999 11865.073 15383.583 11919.678 15395.862 C 11948.641 15402.374 11969.932 15403.766 12001.338 15401.205 C 12038.67 15398.159 12046.491 15399.103 12065.847 15408.976 C 12081.705 15417.066 12093.209 15419.374 12106.94 15417.22 C 12144.164 15411.38 12351.945 15399.041 12438.784 15397.515 C 12524.396 15396.01 12527.164 15396.292 12534.5 15407.338 C 12543.165 15420.388 12537.402 15436.579 12521.839 15442.916 C 12516.73 15444.996 12451.647 15448.76 12377.208 15451.277 C 12244.546 15455.7705 12222.644 15457.858 12222.644 15466.007 C 12222.644 15471.16 12273.323 15485.793 12314.057 15492.399 C 12424.138 15510.257 12613.131 15513.266 12705.823 15498.635 C 12803.188 15483.267 12846.021 15469.683 12888.646 15440.658 C 12901.591 15431.843 12912.498 15430.0 12951.329 15430.066 C 13009.493 15430.165 13042.741 15442.323 13042.741 15463.494 C 13042.741 15486.051 13025.686 15492.116 12977.551 15486.671 C 12928.376 15481.109 12922.6 15482.594 12922.6 15500.787 C 12922.6 15532.754 12871.598 15557.025 12848.448 15536.075 C 12838.242 15526.838 12829.307 15527.859 12713.659 15551.484 C 12671.506 15560.097 12464.44 15558.221 12370.857 15548.379 C 12322.991 15543.348 12262.407 15532.658 12217.17 15521.266 L 12142.495 15502.46 L 12087.239 15510.791 C 11977.045 15527.403 11949.182 15529.133 11872.383 15524.117 C 11801.331 15519.4795 11751.204 15509.866 11695.715 15490.238 C 11658.304 15477.005 11623.203 15479.96 11560.638 15501.613 L 11504.406 15521.076 L 11399.936 15523.03 C 11288.256 15525.12 11201.225 15518.709 11121.206 15502.502 C 11094.315 15497.057 11064.721 15492.6 11055.438 15492.6 C 11033.667 15492.6 10943.101 15473.697 10914.982 15463.283 C 10903.03 15458.856 10882.674 15453.067 10869.745 15450.417 C 10856.817 15447.767 10835.661 15439.893 10822.733 15432.918 C 10809.805 15425.945 10783.949 15416.133 10765.274 15411.115 C 10727.994 15401.097 10713.039 15391.4 10713.039 15377.251 C 10713.039 15368.542 10732.086 15349.756 10745.948 15344.79 C 10749.395 15343.557 10750.44 15340.646 10748.2705 15338.322 C 10746.102 15335.999 10717.895 15338.218 10685.588 15343.253 C 10507.35 15371.034 10413.193 15378.427 10317.903 15372.122 C 10198.171 15364.201 10088.096 15333.447 10067.619 15302.196 C 10060.599 15291.482 10060.079 15285.997 10064.8 15272.453 C 10067.984 15263.319 10069.733 15254.991 10068.688 15253.944 C 10067.643 15252.9 10055.292 15261.553 10041.241 15273.175 C 10016.754 15293.431 9991.175 15304.46 9968.54 15304.523 C 9954.906 15304.561 9934.73 15318.673 9934.73 15328.17 C 9934.73 15342.334 9916.542 15346.4 9876.46 15341.197 C 9800.403 15331.322 9501.113 15339.673 9488.342 15352.025 C 9476.315 15363.657 9501.013 15372.179 9576.917 15382.587 C 9643.951 15391.778 9664.326 15392.601 9717.954 15388.277 C 9810.197 15380.843 9877.865 15372.723 9895.027 15367.032 C 9903.356 15364.2705 9922.256 15362.01 9937.023 15362.01 C 9951.793 15362.01 9977.414 15358.484 9993.958 15354.175 C 10010.504 15349.866 10030.507 15346.339 10038.411 15346.339 C 10064.791 15346.339 10073.299 15366.669 10055.907 15388.148 C 10048.143 15397.736 10035.567 15401.428 9984.083 15409.232 C 9807.78 15435.962 9712.623 15441.43 9569.082 15433.079 C 9499.845 15429.051 9485.267 15429.895 9399.316 15442.899 C 9251.327 15465.292 9242.339 15466.137 9151.198 15466.207 C 9078.012 15466.266 8966.369 15457.353 8929.197 15448.488 C 8923.452 15447.119 8877.686 15436.149 8827.495 15424.112 L 8736.241 15402.228 L 8703.361 15410.988 C 8654.345 15424.049 8566.013 15431.114 8498.255 15427.394 C 8427.34 15423.5 8330.003 15411.671 8288.491 15401.902 C 8266.924 15396.828 8249.988 15396.26 8225.809 15399.803 C 8160.907 15409.31 8056.678 15400.806 7921.0527 15374.934 C 7729.17 15338.334 7640.4707 15337.722 7487.498 15371.939 C 7450.15 15380.294 7398.437 15389.771 7372.581 15393.003 C 7339.254 15397.168 7316.268 15403.519 7293.6216 15414.821 C 7268.164 15427.529 7251.188 15431.705 7210.045 15435.379 C 7141.1206 15441.537 7076.509 15441.441 7038.273 15435.131 C 7010.0884 15430.477 7005.6167 15431.023 6993.8735 15440.553 C 6953.6943 15473.163 6884.8477 15486.463 6732.6953 15491.014 C 6676.673 15492.688 6626.1353 15495.839 6620.3896 15498.015 C 6610.866 15501.62 6611.319 15502.51 6625.505 15508.059 C 6649.686 15517.518 6870.9067 15555.911 6941.6377 15562.926 C 6960.312 15564.778 6983.8174 15568.33 6993.8735 15570.819 C 7036.7417 15581.43 7296.839 15591.46 7296.839 15582.502 C 7296.839 15577.144 7260.105 15570.952 7228.3003 15570.952 C 7178.523 15570.952 7051.0913 15546.878 7013.2354 15530.321 C 6975.5186 15513.827 6975.8906 15504.411 7014.803 15490.69 C 7042.2505 15481.015 7045.3115 15480.943 7085.285 15489.066 C 7134.89 15499.147 7204.1245 15507.727 7246.0474 15508.984 C 7268.931 15509.672 7277.7637 15507.784 7282.6113 15501.175 C 7291.095 15489.605 7338.632 15482.221 7404.8496 15482.182 C 7482.1787 15482.14 7532.621 15473.582 7594.581 15449.999 C 7688.172 15414.378 7688.2393 15414.364 7792.119 15414.302 C 7935.116 15414.218 8043.09 15433.194 8104.546 15469.209 C 8136.49 15487.929 8223.836 15509.861 8250.137 15505.766 C 8287.194 15499.994 8301.479 15500.943 8351.995 15512.535 C 8379.289 15518.796 8425.116 15527.169 8453.835 15531.137 C 8501.405 15537.711 8510.837 15537.492 8559.839 15528.653 C 8684.739 15506.131 8753.406 15503.292 8934.421 15513.173 C 9108.33 15522.664 9207.047 15541.043 9229.381 15568.091 C 9236.286 15576.452 9235.612 15578.606 9222.573 15589.822 C 9208.994 15601.504 9207.163 15601.79 9192.967 15594.449 C 9172.633 15583.933 9159.875 15584.597 9148.884 15596.74 C 9137.642 15609.164 9143.054 15619.83 9158.617 15615.924 C 9174.794 15611.864 9365.773 15602.255 9476.355 15599.9375 C 9558.161 15598.223 9570.373 15599.053 9580.186 15606.998 C 9611.735 15632.546 9556.358 15659.617 9491.964 15650.125 C 9445.289 15643.244 9306.845 15646.883 9219.1045 15657.297 C 9151.254 15665.349 8977.272 15671.559 8944.868 15667.08 z M 8886.104 15567.493 C 8882.512 15566.045 8876.636 15566.045 8873.045 15567.493 C 8869.453 15568.941 8872.392 15570.129 8879.574 15570.129 C 8886.756 15570.129 8889.694 15568.941 8886.104 15567.493 z M 7931.5005 15502.285 C 7986.248 15495.805 7998.3115 15491.352 7983.124 15483.224 C 7963.257 15472.59 7893.5786 15467.304 7808.746 15469.994 C 7739.771 15472.181 7715.777 15474.973 7688.605 15483.97 C 7653.5806 15495.566 7647.776 15502.962 7668.7085 15509.323 C 7684.9624 15514.262 7872.834 15509.2295 7931.5005 15502.285 z M 11530.523 15449.562 C 11556.381 15440.734 11592.628 15432.117 11611.073 15430.408 C 11629.518 15428.701 11645.487 15424.646 11646.561 15421.3955 C 11647.633 15418.145 11638.418 15407.99 11626.082 15398.831 C 11598.75 15378.535 11575.948 15379.756 11553.5 15402.717 C 11543.295 15413.153 11524.728 15421.945 11492.394 15431.648 C 11466.849 15439.316 11442.347 15445.587 11437.944 15445.587 C 11433.542 15445.587 11420.839 15449.498 11409.714 15454.278 C 11390.151 15462.684 11389.917 15463.084 11402.547 15466.453 C 11427.238 15473.04 11483.494 15465.616 11530.523 15449.562 z M 11166.337 15420.01 C 11171.797 15416.953 11161.827 15414.2705 11135.701 15411.77 C 11018.445 15400.538 10975.963 15392.57 10883.306 15364.434 C 10844.632 15352.69 10848.159 15359.416 10891.291 15379.664 C 10924.807 15395.396 11006.782 15418.838 11055.182 15426.528 C 11077.426 15430.0625 11156.679 15425.415 11166.337 15420.01 z M 8612.384 15380.211 C 8618.323 15374.271 8596.225 15362.073 8559.974 15351.277 C 8522.1875 15340.024 8519.359 15337.625 8511.183 15309.904 C 8505.94 15292.132 8505.012 15291.622 8466.782 15285.569 C 8445.308 15282.17 8389.845 15273.298 8343.532 15265.852 C 8227.213 15247.154 8225.653 15247.249 8213.946 15273.783 C 8206.606 15290.419 8199.033 15297.762 8180.294 15306.412 C 8158.277 15316.578 8145.477 15317.732 8037.277 15319.327 C 7888.0356 15321.526 7880.8267 15330.221 8012.4653 15349.254 C 8088.897 15360.303 8171.736 15361.441 8219.743 15352.1 C 8254.918 15345.254 8259.153 15345.475 8287.649 15355.648 C 8304.366 15361.616 8336.847 15369.184 8359.831 15372.465 C 8382.813 15375.746 8415.723 15380.433 8432.96 15382.879 C 8467.21 15387.74 8606.933 15385.661 8612.384 15380.211 z M 8866.243 15331.109 C 8869.702 15325.512 8824.831 15314.999 8797.481 15314.999 C 8771.428 15314.999 8778.117 15319.283 8817.516 15327.831 C 8858.862 15336.802 8862.57 15337.052 8866.243 15331.109 z M 8743.762 15307.672 C 8743.762 15302.715 8670.766 15283.935 8663.033 15286.901 C 8648.907 15292.322 8657.098 15301.739 8678.875 15305.117 C 8703.836 15308.986 8743.762 15310.56 8743.762 15307.672 z M 5986.708 15290.536 C 5982.937 15289.026 5978.432 15289.212 5976.696 15290.948 C 5974.9604 15292.685 5978.0454 15293.918 5983.552 15293.692 C 5989.637 15293.441 5990.8745 15292.205 5986.708 15290.536 z M 6743.143 15284.347 C 6743.143 15279.67 6688.9473 15262.764 6673.9614 15262.764 C 6664.818 15262.764 6649.119 15276.203 6649.119 15284.03 C 6649.119 15286.698 6670.2744 15288.881 6696.131 15288.881 C 6721.988 15288.881 6743.143 15286.84 6743.143 15284.347 z M 4895.9497 15184.028 C 4990.631 15175.182 5034.5566 15160.997 5050.397 15134.149 C 5056.1753 15124.356 5067.425 15113.787 5075.397 15110.662 C 5089.721 15105.047 5089.754 15104.93 5078.232 15100.5 C 5041.5547 15086.398 4850.633 15080.727 4732.077 15090.22 C 4579.2744 15102.452 4486.212 15111.762 4434.335 15120.001 C 4410.8027 15123.741 4421.2603 15127.919 4477.864 15137.396 C 4503.8247 15141.744 4524.8267 15148.66 4535.3223 15156.32 C 4544.421 15162.96 4556.715 15171.9795 4562.643 15176.362 C 4570.9937 15182.539 4597.4624 15185.239 4680.173 15188.356 C 4793.4673 15192.624 4806.7876 15192.357 4895.9497 15184.028 z M 10548.749 15573.358 C 10524.222 15569.242 10490.683 15558.631 10466.845 15547.444 C 10427.865 15529.152 10425.441 15528.69 10396.421 15534.056 C 10360.199 15540.751 10300.468 15540.962 10250.828 15534.57 C 10209.813 15529.288 10191.541 15515.742 10201.167 15497.756 C 10211.437 15478.567 10243.757 15473.549 10321.272 15479.107 C 10394.3125 15484.346 10464.573 15473.566 10495.102 15452.436 C 10514.906 15438.727 10519.641 15437.783 10566.359 15438.215 C 10611.234 15438.628 10619.641 15440.314 10647.744 15454.538 C 10720.019 15491.117 10803.22 15511.512 10906.311 15517.919 L 10961.158 15521.328 L 10959.672 15539.61 C 10957.477 15566.629 10944.408 15577.417 10920.011 15572.348 C 10909.176 15570.097 10866.99 15571.038 10826.264 15574.438 C 10728.956 15582.566 10600.642 15582.067 10548.749 15573.358 z M 13209.8955 15557.345 C 13205.586 15556.272 13175.429 15551.992 13142.879 15547.832 C 13078.356 15539.585 13056.75 15530.328 13059.398 15512.067 C 13060.552 15504.104 13071.197 15495.8 13096.1 15483.432 C 13125.946 15468.607 13143.262 15464.431 13212.247 15455.412 C 13303.538 15443.4795 13343.096 15434.981 13343.096 15427.305 C 13343.096 15424.432 13324.493 15415.755 13301.759 15408.021 C 13257.563 15392.991 13237.784 15378.54 13242.959 15365.058 C 13247.134 15354.176 13262.371 15354.625 13306.799 15366.936 C 13388.1 15389.466 13471.371 15408.674 13523.309 15416.877 C 13553.475 15421.643 13593.435 15430.302 13612.107 15436.122 C 13647.528 15447.158 13726.576 15456.527 13874.426 15467.215 C 13990.865 15475.63 14079.779 15468.694 14149.499 15445.757 C 14176.441 15436.893 14202.441 15430.893 14207.276 15432.429 C 14212.109 15433.963 14224.111 15443.52 14233.946 15453.666 C 14247.515 15467.666 14262.559 15475.449 14296.312 15485.935 C 14336.177 15498.321 14348.923 15499.742 14419.146 15499.641 C 14480.023 15499.552 14507.403 15497.131 14541.899 15488.79 C 14566.319 15482.884 14599.694 15476.47 14616.066 15474.537 C 14633.663 15472.459 14651.377 15466.658 14659.3955 15460.352 C 14667.589 15453.906 14677.518 15450.718 14684.478 15452.292 C 14787.225 15475.565 14841.073 15482.945 14948.877 15488.535 C 15086.568 15495.673 15267.106 15488.271 15293.949 15474.39 C 15313.313 15464.378 15343.1455 15464.188 15351.311 15474.03 C 15360.605 15485.23 15355.931 15503.295 15340.831 15514.521 C 15318.594 15531.06 15262.946 15535.702 15079.925 15536.29 C 14942.444 15536.732 14887.658 15534.85 14824.325 15527.505 C 14779.99 15522.363 14742.087 15517.152 14740.098 15515.923 C 14732.627 15511.305 14615.12 15524.816 14549.734 15537.812 C 14489.378 15549.807 14473.408 15551.0 14406.087 15548.549 C 14321.563 15545.471 14260.068 15531.165 14224.034 15506.192 C 14200.621 15489.967 14190.934 15489.633 14139.687 15503.273 C 14060.637 15524.314 13863.155 15521.434 13700.909 15496.871 C 13662.124 15490.999 13622.53 15485.003 13612.927 15483.545 C 13597.555 15481.213 13592.493 15483.816 13570.707 15505.278 C 13542.436 15533.123 13518.504 15542.411 13447.565 15553.072 C 13405.572 15559.385 13230.731 15562.527 13209.8955 15557.345 z M 13486.535 15481.442 C 13509.934 15473.285 13506.024 15463.166 13476.764 15456.146 C 13451.529 15450.094 13450.664 15450.304 13423.223 15469.154 C 13407.883 15479.693 13394.155 15489.596 13392.72 15491.16 C 13388.441 15495.821 13469.32 15487.443 13486.535 15481.442 z M 15307.149 15424.679 C 15265.8 15416.578 15104.986 15409.179 14910.16 15406.414 C 14476.745 15400.265 14398.893 15397.213 14380.155 15385.633 C 14369.853 15379.264 14374.822 15367.463 14391.427 15358.877 C 14405.995 15351.344 14412.607 15351.056 14443.672 15356.606 C 14475.844 15362.357 14525.613 15364.475 14701.218 15367.568 C 14732.821 15368.124 14835.07 15368.228 14928.442 15367.794 C 15173.79 15366.662 15330.373 15371.586 15345.0205 15380.897 C 15360.142 15390.511 15361.135 15416.77 15346.669 15424.51 C 15335.538 15430.467 15336.666 15430.462 15307.149 15424.679 z M 12551.729 15371.729 C 12413.086 15365.611 12220.573 15342.835 12024.149 15309.31 C 11844.111 15278.58 11773.088 15257.627 11768.994 15234.035 C 11767.997 15228.289 11765.377 15221.671 11763.171 15219.33 C 11760.965 15216.989 11683.482 15211.753 11590.988 15207.692 C 11498.494 15203.633 11420.874 15199.111 11418.501 15197.644 C 11416.126 15196.177 11378.069 15189.036 11333.93 15181.777 C 11244.937 15167.142 11195.906 15154.562 11163.583 15138.07 C 11135.857 15123.927 11132.646 15118.091 11150.466 15114.234 C 11165.103 15111.067 11203.505 15115.164 11292.853 15129.431 C 11508.45 15163.852 11777.974 15175.429 11914.455 15156.129 C 11947.493 15151.456 12002.732 15145.223 12037.208 15142.272 C 12071.684 15139.323 12117.044 15133.269 12138.01 15128.815 C 12182.214 15119.428 12197.152 15121.768 12209.064 15139.948 C 12214.484 15148.22 12222.53 15153.069 12230.838 15153.069 C 12245.58 15153.069 12269.656 15174.193 12269.656 15187.127 C 12269.656 15208.129 12259.375 15216.271 12234.082 15215.299 C 12220.608 15214.782 12202.101 15216.109 12192.951 15218.251 C 12178.336 15221.673 12173.925 15219.82 12156.593 15202.987 C 12141.021 15187.863 12134.153 15184.511 12123.976 15187.065 C 12116.886 15188.846 12088.587 15191.305 12061.087 15192.53 C 11931.725 15198.301 11812.596 15210.469 11812.596 15217.913 C 11812.596 15220.486 11825.524 15226.994 11841.325 15232.375 C 11873.407 15243.301 12044.744 15275.899 12097.278 15281.071 C 12115.953 15282.911 12148.861 15287.638 12170.408 15291.573 C 12191.956 15295.511 12226.627 15300.281 12247.455 15302.174 C 12283.444 15305.442 12285.327 15305.07 12285.327 15294.733 C 12285.327 15287.64 12289.414 15283.03 12297.08 15281.483 C 12335.365 15273.748 12370.595 15271.907 12449.869 15273.49 C 12589.988 15276.292 12613.604 15276.12 12670.87 15271.8955 C 12743.942 15266.504 12871.853 15240.754 12950.559 15215.593 C 12986.23 15204.187 13020.073 15194.856 13025.764 15194.856 C 13040.27 15194.856 13062.616 15213.707 13064.592 15227.609 C 13067.58 15248.635 13095.62 15256.713 13197.099 15265.78 C 13248.667 15270.391 13324.943 15274.534 13366.602 15274.991 C 13439.371 15275.791 13443.676 15275.237 13476.296 15260.921 C 13529.28 15237.67 13581.707 15236.491 13661.731 15256.75 C 13988.775 15339.545 14099.358 15343.586 14466.157 15286.141 C 14492.016 15282.091 14529.624 15276.269 14549.734 15273.202 C 14569.845 15270.138 14609.137 15263.804 14637.05 15259.132 C 14678.943 15252.117 14710.511 15251.217 14817.976 15253.981 C 14928.641 15256.826 14952.349 15256.083 14976.14 15249.017 C 14991.532 15244.446 15019.104 15240.38 15037.406 15239.982 C 15067.55 15239.325 15071.111 15240.377 15075.184 15251.133 C 15082.5205 15270.516 15066.922 15280.32 15011.368 15291.244 C 14964.871 15300.386 14953.09 15300.613 14837.881 15294.588 C 14693.897 15287.06 14662.796 15289.54 14515.781 15320.274 C 14462.632 15331.387 14385.482 15344.3 14344.335 15348.968 C 14303.191 15353.637 14256.179 15359.702 14239.866 15362.447 C 14185.784 15371.548 14061.426 15374.217 13996.039 15367.682 C 13927.065 15360.789 13816.2295 15339.596 13703.5205 15311.75 C 13663.3 15301.813 13611.415 15292.284 13588.222 15290.572 C 13547.99 15287.603 13544.15 15288.31 13504.645 15305.95 C 13481.871 15316.119 13453.689 15325.972 13442.019 15327.849 C 13417.425 15331.799 13274.095 15323.197 13176.786 15311.934 L 13109.724 15304.171 L 13089.974 15322.014 C 13079.113 15331.826 13062.277 15342.402 13052.565 15345.516 C 13018.615 15356.395 12934.846 15366.662 12833.799 15372.327 C 12731.803 15378.047 12693.097 15377.965 12551.729 15371.729 z M 12951.329 15318.072 C 13035.624 15307.777 13054.37 15297.863 13021.589 15280.912 C 13006.819 15273.275 13002.16 15273.488 12957.6 15283.845 C 12931.168 15289.987 12899.133 15298.335 12886.411 15302.395 C 12873.688 15306.454 12858.41 15309.881 12852.458 15310.011 C 12846.505 15310.142 12834.583 15313.476 12825.964 15317.421 C 12811.097 15324.2295 12812.436 15324.609 12852.082 15324.843 C 12875.065 15324.98 12919.728 15321.934 12951.329 15318.072 z M 9618.706 15168.446 C 9510.567 15164.437 9440.729 15157.951 9367.975 15145.164 C 9299.711 15133.166 9198.476 15112.493 9177.351 15106.237 C 9148.154 15097.591 9137.869 15099.703 9114.638 15119.111 C 9078.28 15149.487 9047.912 15155.753 8939.645 15155.209 C 8827.615 15154.6455 8739.241 15141.279 8580.54 15100.891 C 8451.373 15068.018 8405.31 15052.267 8389.97 15035.724 L 8377.69 15022.4795 L 8246.007 15022.355 C 8123.211 15022.242 8108.3315 15021.175 8025.524 15006.56 C 7976.683 14997.941 7923.1455 14988.533 7906.5503 14985.653 C 7889.955 14982.774 7860.5728 14974.269 7841.2554 14966.751 C 7793.1396 14948.025 7748.991 14944.805 7733.86 14958.919 C 7727.643 14964.717 7709.63 14974.58 7693.828 14980.84 C 7668.3413 14990.933 7658.9097 14991.856 7610.252 14989.015 C 7513.911 14983.388 7494.4604 14980.956 7336.0156 14954.719 C 7284.3022 14946.155 7210.259 14936.6045 7171.474 14933.498 C 7132.6895 14930.391 7084.0303 14926.507 7063.3438 14924.869 C 7035.204 14922.643 7020.376 14924.034 7004.472 14930.397 C 6990.99 14935.792 6967.49 14938.948 6940.226 14939.028 C 6916.0674 14939.098 6877.7896 14943.714 6852.8374 14949.564 C 6812.1064 14959.118 6685.2925 14978.164 6575.9893 14991.145 C 6450.108 15006.095 6205.203 15006.0625 6100.6465 14991.081 C 6079.099 14987.993 6043.841 14983.023 6022.293 14980.032 C 6000.746 14977.041 5958.4355 14970.185 5928.2695 14964.793 C 5824.8594 14946.309 5755.6436 14938.255 5664.588 14934.116 C 5576.919 14930.131 5572.729 14929.437 5555.154 14916.032 C 5530.478 14897.211 5503.153 14892.542 5393.9395 14888.487 C 5300.412 14885.016 5264.8984 14887.444 5136.902 14906.072 C 5102.2837 14911.11 5034.923 14915.004 4967.4473 14915.868 C 4905.8496 14916.657 4844.3804 14918.825 4830.8486 14920.687 C 4813.596 14923.059 4794.7764 14920.965 4767.8555 14913.673 C 4746.741 14907.956 4715.3613 14901.838 4698.124 14900.077 C 4680.8867 14898.315 4637.4004 14889.905 4601.4883 14881.389 C 4518.67 14861.741 4514.1543 14861.8 4496.675 14882.738 L 4482.512 14899.701 L 4386.5996 14903.0 C 4322.72 14905.196 4281.0923 14909.1045 4261.958 14914.703 C 4224.4507 14925.677 4222.721 14925.528 4208.421 14910.106 C 4183.2827 14882.995 4114.405 14850.46 4050.4043 14835.466 C 3918.7832 14804.626 3853.1807 14800.473 3782.262 14818.488 C 3760.2358 14824.082 3728.1113 14831.021 3710.8735 14833.911 C 3693.6357 14836.798 3662.738 14842.776 3642.2117 14847.198 C 3621.6848 14851.619 3559.394 14857.331 3503.7876 14859.891 C 3448.181 14862.449 3393.282 14867.066 3381.79 14870.15 C 3355.4097 14877.229 3161.0623 14864.485 3105.8274 14852.056 C 3064.2031 14842.689 3054.9734 14838.683 3030.9314 14819.551 C 3014.4873 14806.466 3013.5796 14806.367 2891.684 14804.354 L 2768.989 14802.328 L 2740.5786 14815.768 C 2706.4255 14831.926 2695.3328 14832.349 2659.8132 14818.849 C 2635.4084 14809.572 2619.7605 14808.507 2509.71 14808.628 C 2431.6155 14808.712 2383.0186 14806.71 2376.331 14803.131 C 2364.2595 14796.67 2361.4543 14764.738 2372.3398 14757.692 C 2375.9307 14755.369 2438.4004 14753.467 2511.1611 14753.467 C 2636.9863 14753.467 2643.8245 14752.961 2651.042 14743.12 C 2667.6985 14720.413 2660.1575 14716.941 2592.9634 14716.379 C 2516.0823 14715.736 2473.4685 14711.237 2425.8809 14698.739 C 2405.7703 14693.457 2365.456 14684.238 2336.2937 14678.253 C 2307.1313 14672.267 2271.531 14661.473 2257.182 14654.264 C 2225.6646 14638.435 2217.316 14638.101 2190.8213 14651.607 C 2164.498 14665.029 2130.8816 14665.045 2026.4163 14651.682 C 1818.4344 14625.08 1715.6461 14613.152 1571.8309 14598.932 C 1516.13 14593.425 1509.8601 14593.744 1485.6425 14603.342 C 1471.2777 14609.036 1443.0704 14615.29 1422.9598 14617.241 C 1402.8492 14619.193 1359.7583 14625.74 1327.2021 14631.791 C 1271.3643 14642.169 1262.186 14642.448 1165.2722 14636.717 C 1108.7668 14633.377 1027.2761 14625.775 984.1818 14619.826 C 840.5802 14600.004 693.0442 14594.858 456.60364 14601.43 C 341.9173 14604.616 299.41095 14604.078 281.61478 14599.223 C 266.787 14595.175 216.00659 14592.57 144.06918 14592.172 L 30.029549 14591.537 L 14.786378 14574.479 C -19.64036 14535.951 10.638533 14504.879 58.494244 14529.625 C 69.10489 14535.112 90.31246 14538.643 116.99975 14539.361 C 140.02367 14539.981 177.66618 14543.203 200.6498 14546.521 C 280.34473 14558.024 571.30676 14552.426 733.45166 14536.268 C 909.01697 14518.774 916.71857 14518.727 1079.824 14534.084 C 1161.3735 14541.761 1178.2635 14548.032 1181.013 14571.649 C 1182.3563 14583.189 1186.1981 14586.747 1200.9592 14590.119 C 1222.861 14595.124 1271.0657 14591.091 1310.8784 14580.922 C 1326.8033 14576.857 1365.1526 14569.769 1396.0988 14565.171 C 1437.3553 14559.04 1457.3463 14553.431 1471.0385 14544.14 C 1492.9227 14529.288 1492.031 14529.335 1556.1603 14539.586 C 1632.5099 14551.79 1835.173 14577.203 1889.1615 14581.344 L 1937.4794 14585.05 L 1937.4794 14569.001 C 1937.4794 14547.589 1954.3143 14535.064 1972.1649 14543.198 C 1985.2924 14549.18 1992.973 14567.677 1987.8608 14581.0 C 1983.4144 14592.587 1997.2188 14597.593 2054.11 14605.024 C 2111.2527 14612.492 2117.8308 14609.96 2112.111 14582.703 C 2108.2073 14564.1 2117.8389 14547.118 2132.2402 14547.213 C 2144.854 14547.297 2172.4292 14556.114 2224.243 14576.64 C 2255.2556 14588.923 2265.6096 14590.069 2367.8906 14592.533 C 2428.515 14593.995 2512.1921 14592.884 2553.84 14590.065 C 2604.8523 14586.613 2641.369 14586.692 2665.7402 14590.31 C 2706.6086 14596.375 2698.992 14601.138 2740.335 14543.673 C 2772.4854 14498.986 2824.4536 14446.627 2853.4392 14429.717 C 2867.3792 14421.584 2893.792 14410.902 2912.1338 14405.977 C 2942.2388 14397.894 3003.083 14362.88 3003.083 14353.638 C 3003.083 14351.594 2999.7524 14347.157 2995.6816 14343.779 C 2983.303 14333.505 2700.9033 14192.488 2647.8816 14170.103 C 2620.5886 14158.58 2578.278 14139.091 2553.858 14126.791 C 2529.438 14114.494 2483.601 14093.249 2451.9988 14079.578 C 2420.3962 14065.91 2382.7866 14048.759 2368.422 14041.462 C 2338.696 14026.366 2299.5808 14024.998 2252.5396 14037.407 C 2232.4434 14042.707 2215.6465 14043.341 2187.2573 14039.867 C 2166.234 14037.294 2089.0928 14032.938 2015.8325 14030.188 C 1818.8527 14022.794 1652.8784 14008.625 1546.8955 13990.157 C 1507.0076 13983.207 1496.6313 13979.399 1488.1307 13968.592 C 1482.4526 13961.374 1477.8071 13951.522 1477.8071 13946.702 C 1477.8071 13941.882 1470.5455 13931.033 1461.6705 13922.596 C 1452.7953 13914.157 1439.3959 13896.675 1431.894 13883.747 C 1411.6455 13848.852 1378.7931 13805.155 1370.3793 13801.928 C 1366.319 13800.367 1350.7955 13783.567 1335.8829 13764.592 C 1277.228 13689.954 1244.1292 13569.564 1265.2423 13507.651 C 1270.6981 13491.653 1274.7399 13488.532 1297.5947 13482.667 C 1326.1484 13475.338 1336.5942 13475.982 1392.5851 13488.516 C 1413.2272 13493.138 1470.817 13503.951 1520.562 13512.548 C 1570.307 13521.145 1630.9877 13534.206 1655.4077 13541.573 C 1713.3218 13559.045 1857.0201 13580.087 1955.7617 13585.554 C 2041.023 13590.272 2055.2036 13587.724 2049.4219 13568.709 C 2044.7489 13553.345 2001.4933 13465.926 1994.2358 13457.182 C 1985.7865 13447.002 1940.8589 13434.614 1893.079 13429.293 C 1738.0669 13412.025 1602.6531 13393.307 1480.419 13372.246 C 1445.9435 13366.308 1410.3463 13361.436 1401.3143 13361.42 L 1384.8923 13361.392 L 1381.1978 13408.072 C 1378.2998 13444.6875 1375.2982 13456.748 1367.2784 13464.006 C 1356.4447 13473.811 1344.1422 13470.277 1336.1458 13455.067 C 1320.3302 13424.982 1313.5393 13407.3125 1308.174 13382.286 C 1301.7122 13352.145 1301.704 13352.138 1257.1122 13333.279 C 1246.3386 13328.724 1237.524 13321.665 1237.524 13317.593 C 1237.524 13313.5205 1229.2969 13305.335 1219.2415 13299.402 C 1198.8704 13287.382 1198.7719 13286.952 1206.408 13243.516 C 1217.1891 13182.19 1225.024 13173.55 1274.0153 13168.958 C 1318.4851 13164.793 1358.2395 13166.836 1404.9185 13175.69 C 1428.4043 13180.146 1473.0012 13183.791 1504.0226 13183.791 C 1575.6989 13183.791 1676.6134 13196.146 1866.9614 13228.228 C 1892.818 13232.586 1932.7782 13238.325 1955.7617 13240.982 C 1978.7452 13243.639 2036.335 13250.783 2083.7385 13256.858 C 2131.1423 13262.934 2191.0825 13269.976 2216.939 13272.508 C 2242.7957 13275.04 2294.5088 13280.886 2331.8572 13285.497 C 2369.2056 13290.11 2432.6716 13297.323 2472.8928 13301.527 C 2513.1143 13305.732 2550.7236 13310.225 2556.4695 13311.513 C 2571.0894 13314.789 2731.1484 13333.881 2778.4705 13337.993 C 2800.0176 13339.866 2828.2249 13342.325 2841.153 13343.46 C 2854.081 13344.595 2886.9895 13349.026 2914.2825 13353.31 C 2941.5757 13357.592 3001.5159 13364.788 3047.483 13369.302 C 3093.4502 13373.816 3139.709 13379.805 3150.2795 13382.611 C 3160.8508 13385.418 3217.265 13388.743 3275.645 13390.0 C 3334.0247 13391.258 3396.3174 13393.819 3414.0732 13395.691 L 3446.3564 13399.096 L 3462.2917 13373.715 C 3471.0562 13359.755 3478.2717 13345.646 3478.3264 13342.363 C 3478.5173 13330.874 3485.9731 13331.976 3198.966 13301.075 C 3104.1584 13290.868 3000.529 13279.174 2968.6782 13275.09 C 2894.249 13265.543 2692.6758 13242.759 2645.27 13238.533 C 2625.1592 13236.74 2575.7969 13230.871 2535.5754 13225.49 C 2495.3542 13220.109 2415.434 13210.756 2357.9749 13204.704 C 2300.5159 13198.652 2188.8625 13186.602 2109.8564 13177.924 C 2030.8502 13169.246 1942.7028 13159.916 1913.9733 13157.189 C 1885.2438 13154.465 1834.706 13148.867 1801.667 13144.754 C 1768.628 13140.639 1706.3372 13133.656 1663.243 13129.233 C 1620.1488 13124.813 1562.5592 13118.773 1535.2661 13115.8125 C 1507.973 13112.851 1464.487 13108.248 1438.6305 13105.585 C 1412.7738 13102.921 1351.6583 13096.112 1302.8184 13090.456 C 1253.9781 13084.799 1194.038 13078.611 1169.6179 13076.706 C 1145.1979 13074.802 1102.8802 13069.994 1075.5792 13066.023 C 1048.2781 13062.052 1011.5303 13058.235 993.9175 13057.539 C 964.4685 13056.376 960.36084 13057.621 942.8208 13073.021 C 919.85034 13093.189 913.8448 13093.64 893.7225 13076.709 C 885.18665 13069.526 872.7943 13063.65 866.18384 13063.65 C 859.5734 13063.65 848.1598 13058.019 840.8202 13051.135 C 830.50464 13041.461 817.39685 13037.239 783.0753 13032.537 C 758.6553 13029.191 715.16925 13023.07 686.4397 13018.936 C 657.7102 13014.8 611.87354 13009.069 584.5805 13006.199 C 557.2875 13003.33 520.333 12998.375 502.4594 12995.188 C 479.21613 12991.044 465.3955 12990.985 453.9256 12994.984 C 440.90604 12999.522 434.2448 12998.747 418.5169 12990.867 C 407.86212 12985.529 382.69043 12979.691 362.57977 12977.8955 C 308.49576 12973.065 252.15663 12959.552 237.26741 12947.84 C 229.76602 12941.939 224.15578 12932.156 224.15578 12924.974 C 224.15578 12917.278 217.0806 12905.982 205.87335 12895.783 C 184.47314 12876.311 183.86469 12872.067 198.83298 12846.697 C 209.48233 12828.648 211.20349 12827.797 231.48015 12830.532 C 252.30923 12833.343 346.55414 12839.121 399.11725 12840.81 L 425.2077 12841.649 L 433.53018 12815.532 C 438.10757 12801.167 448.25815 12762.382 456.08698 12729.343 C 463.91586 12696.303 472.65045 12659.869 475.4972 12648.378 C 478.344 12636.887 482.89114 12617.144 485.60214 12604.507 C 488.31314 12591.871 496.28442 12571.238 503.31625 12558.656 C 514.7997 12538.11 536.26733 12474.763 556.10986 12402.871 C 560.07465 12388.507 567.83307 12360.3 573.3508 12340.189 C 606.5378 12219.232 613.21 12197.893 621.52997 12186.095 C 626.59485 12178.912 652.039 12094.29 678.07245 11998.046 C 704.1059 11901.803 731.3182 11801.902 738.5441 11776.046 C 745.7701 11750.189 763.49286 11683.197 777.92804 11627.175 C 823.98236 11448.439 841.6119 11384.633 848.8633 11370.437 C 864.42554 11339.969 888.6841 11265.529 911.45575 11178.368 C 924.6508 11127.861 940.1155 11070.084 945.82166 11049.973 C 951.528 11029.861 962.85736 10982.339 970.998 10944.366 C 979.13873 10906.394 989.43964 10865.258 993.8889 10852.955 C 1003.8206 10825.489 1054.8009 10643.99 1094.074 10496.276 C 1110.1146 10435.944 1129.989 10363.076 1138.2391 10334.347 C 1146.4894 10305.617 1162.8456 10246.853 1174.5868 10203.758 C 1186.3278 10160.663 1212.4242 10066.64 1232.5786 9994.816 C 1252.7333 9922.992 1286.5869 9796.061 1307.8091 9712.744 C 1329.0314 9629.429 1353.8492 9533.055 1362.9603 9498.579 C 1377.5178 9443.495 1403.0204 9345.344 1441.0012 9198.226 C 1464.019 9109.067 1469.3127 9090.861 1476.4156 9076.432 C 1487.0679 9054.791 1510.3954 8970.114 1540.7168 8843.023 C 1555.4536 8781.256 1574.2904 8706.036 1582.5764 8675.87 C 1598.4418 8618.112 1646.1865 8432.201 1657.7001 8383.352 C 1661.4243 8367.55 1672.9905 8320.538 1683.4028 8278.881 C 1693.8151 8237.223 1714.0111 8156.1274 1728.2825 8098.668 C 1742.5541 8041.2095 1765.807 7950.7114 1779.956 7897.562 C 1794.1051 7844.412 1815.5131 7763.317 1827.5297 7717.349 C 1839.5463 7671.3823 1867.862 7569.132 1890.454 7490.125 C 1943.2966 7305.328 1990.5797 7128.3237 2000.6873 7077.4653 C 2003.8276 7061.6636 2015.4344 7018.1777 2026.4803 6980.8296 C 2037.5259 6943.481 2048.7761 6903.5205 2051.4805 6892.0293 C 2054.1853 6880.5366 2065.8062 6834.7007 2077.3052 6790.17 C 2088.8042 6745.639 2116.3643 6633.986 2138.5503 6542.0513 C 2160.7363 6450.1167 2185.713 6347.8657 2194.0542 6314.8267 C 2218.5693 6217.7285 2254.563 6063.3813 2258.6157 6037.979 C 2262.3157 6014.786 2329.9724 5732.745 2350.0874 5656.66 C 2355.784 5635.113 2374.7249 5559.894 2392.179 5489.5063 C 2409.633 5419.119 2434.0823 5323.92 2446.5112 5277.9526 C 2458.9404 5231.9854 2470.284 5188.4995 2471.7195 5181.3174 C 2473.155 5174.1353 2488.9783 5110.6685 2506.882 5040.2812 C 2524.7861 4969.894 2541.2048 4904.0776 2543.368 4894.022 C 2546.825 4877.955 2604.0828 4651.719 2692.0964 4306.3726 C 2707.4724 4246.041 2729.941 4154.3677 2742.0261 4102.655 C 2763.186 4012.1113 2782.012 3938.2217 2807.9043 3844.089 C 2814.621 3819.6687 2830.8796 3755.0276 2844.034 3700.4412 C 2872.5564 3582.0828 2880.797 3549.5254 2893.6138 3504.5583 C 2898.9363 3485.8843 2904.7925 3452.3552 2906.6277 3430.0486 L 2909.9644 3389.4924 L 2882.3079 3356.9192 C 2867.0972 3339.004 2843.3875 3312.146 2829.62 3297.235 C 2807.515 3273.294 2804.5881 3267.3982 2804.5881 3246.8093 C 2804.5881 3228.0195 2807.8164 3219.8474 2821.22 3204.708 C 2840.45 3182.9875 2847.0059 3182.085 2880.6877 3196.523 C 2909.1733 3208.7332 2935.2324 3229.9849 2961.2947 3262.259 C 2979.1658 3284.3909 3094.461 3410.6477 3177.9639 3499.5295 C 3201.0068 3524.057 3255.115 3582.822 3298.2043 3630.1184 C 3341.2935 3677.4148 3408.406 3749.0205 3447.3423 3789.242 C 3486.2788 3829.4634 3527.2244 3872.9492 3538.3328 3885.8774 C 3549.4412 3898.806 3590.457 3943.4297 3629.4783 3985.0422 C 3736.4268 4099.0913 3788.3699 4155.2246 3854.521 4228.237 C 3887.56 4264.702 3934.5718 4316.0474 3958.992 4342.337 C 3983.412 4368.6265 4025.4985 4414.776 4052.518 4444.89 C 4079.5369 4475.005 4132.4253 4531.419 4170.048 4570.255 C 4307.29 4711.924 4434.8857 4846.266 4448.8047 4863.75 C 4462.6055 4881.087 4544.7305 4971.2197 4589.43 5018.0884 L 4611.325 5041.0454 L 4626.708 5029.6724 C 4642.301 5018.144 4668.923 5017.318 4706.5396 5027.194 C 4719.765 5030.666 4720.857 5029.0557 4742.507 4974.152 C 4801.023 4825.754 4827.7993 4760.323 4857.5967 4692.915 C 4875.3765 4652.694 4897.57 4600.9814 4906.9146 4577.9976 C 4916.2593 4555.0137 4943.892 4488.022 4968.32 4429.1265 C 5014.509 4317.764 5055.937 4212.5713 5055.937 4206.6504 C 5055.937 4199.358 5102.8745 4074.6875 5118.691 4039.9722 C 5127.8525 4019.8613 5145.9214 3976.3755 5158.8433 3943.3364 C 5171.765 3910.2979 5204.257 3830.377 5231.0474 3765.7358 C 5257.8384 3701.0947 5298.584 3601.194 5321.5933 3543.7349 C 5344.603 3486.2761 5379.096 3401.6545 5398.2446 3355.687 C 5417.3936 3309.72 5438.4175 3259.1821 5444.965 3243.381 C 5451.5127 3227.5798 5462.103 3202.8987 5468.499 3188.534 C 5474.896 3174.169 5494.8823 3124.8064 5512.9136 3078.8394 C 5575.161 2920.1497 5620.597 2807.0554 5640.927 2760.2031 C 5652.146 2734.3462 5672.181 2684.984 5685.448 2650.5085 C 5698.717 2616.0332 5718.4976 2566.6707 5729.4067 2540.8142 C 5740.316 2514.9573 5757.0435 2472.647 5766.5786 2446.79 C 5776.114 2420.9336 5820.1997 2315.1567 5864.548 2211.7305 C 5992.288 1913.8171 6006.2407 1880.6896 6028.451 1822.5762 C 6039.9805 1792.4103 6055.9985 1755.976 6064.0483 1741.6111 C 6076.954 1718.5792 6118.0054 1618.1879 6145.215 1543.1165 C 6150.4214 1528.7517 6156.597 1514.4432 6158.9385 1511.3201 C 6163.714 1504.9506 6207.0366 1391.62 6233.6445 1315.8921 C 6266.4756 1222.4496 6278.932 1193.1211 6293.6484 1174.6096 C 6307.176 1157.5934 6307.7944 1154.9657 6301.2256 1142.4283 C 6295.049 1130.6398 6295.2593 1125.5747 6302.767 1105.3171 C 6310.89 1083.4006 6310.8853 1080.9774 6302.69 1068.4701 C 6290.882 1050.4492 6291.6064 1038.9974 6306.844 1002.79486 L 6319.7695 972.0839 L 6317.6445 745.6925 C 6315.1514 480.1156 6313.8584 220.50934 6314.4155 97.38768 L 6314.812 9.781272 L 6328.081 3.735365 C 6349.3184 -5.940729 6368.686 3.6870449 6374.421 26.770432 C 6378.6177 43.66459 6381.52 46.331825 6398.895 49.267452 C 6411.424 51.384148 6421.571 57.11911 6426.7373 65.003494 C 6434.4795 76.82105 6436.91 77.27947 6478.0034 74.67522 C 6528.937 71.44744 6549.6553 76.55583 6628.2246 111.71315 C 6706.273 146.63731 6796.438 179.24786 6844.5317 189.94624 C 6890.7944 200.23726 6928.275 199.06598 6999.0967 185.11609 C 7094.419 166.3401 7187.145 187.3831 7291.615 251.49945 C 7318.9087 268.24994 7352.992 287.66913 7367.357 294.65326 C 7407.786 314.31012 7510.609 354.21173 7530.4 357.9246 C 7563.1807 364.07437 7572.0635 397.54987 7545.5283 414.93677 C 7515.9097 434.34372 7437.9937 425.39642 7368.332 394.58884 C 7304.4385 366.33188 7203.733 348.18344 7106.179 347.3451 C 7075.725 347.08337 7063.505 349.82587 7033.05 363.75748 C 6965.4956 394.65982 6941.9033 399.2485 6855.449 398.29904 C 6735.465 396.98132 6684.7666 387.3621 6615.166 352.70883 C 6583.5635 336.97443 6552.5386 322.65186 6546.2227 320.8809 C 6539.9062 319.10992 6517.2886 321.26523 6495.9614 325.67047 C 6448.7515 335.42188 6440.3354 338.48575 6439.6284 346.17703 C 6439.327 349.46082 6438.7393 480.2551 6438.3228 636.8309 C 6437.737 857.1964 6436.0366 924.9779 6430.798 936.84503 C 6427.0757 945.27704 6422.633 970.29877 6420.925 992.449 C 6418.3145 1026.2982 6419.513 1036.3507 6428.441 1055.4714 C 6434.283 1067.9834 6440.6694 1085.2726 6442.6343 1093.8914 C 6445.7354 1107.4952 6565.3335 1271.9749 6617.778 1334.7603 C 6655.4683 1379.8829 6767.2485 1524.4803 6847.614 1632.0741 C 6891.958 1691.4419 6929.6113 1750.5217 6944.94 1784.7811 C 6960.495 1819.5481 7058.3843 1955.7281 7142.62 2059.7886 C 7191.565 2120.2515 7264.403 2215.0818 7321.514 2292.6956 C 7384.6675 2378.5193 7461.8413 2477.8367 7516.3447 2543.4258 C 7543.7993 2576.4646 7582.6245 2624.4097 7602.6216 2649.97 C 7622.6196 2675.5303 7677.3394 2743.6978 7724.222 2801.4526 C 7771.1045 2859.208 7820.467 2920.2424 7833.9165 2937.0847 C 7858.2515 2967.5583 7871.5073 2984.0005 7943.9937 3073.616 C 7964.907 3099.4724 7992.367 3132.3806 8005.014 3146.7458 C 8017.6626 3161.11 8043.905 3193.3425 8063.3315 3218.3728 C 8110.8003 3279.533 8193.507 3381.1687 8245.209 3441.876 C 8268.453 3469.169 8302.729 3510.3042 8321.378 3533.288 C 8340.026 3556.2715 8367.693 3590.3555 8382.858 3609.0295 C 8398.024 3627.7036 8437.943 3677.066 8471.565 3718.7236 C 8655.479 3946.5857 8740.7 4050.8147 8745.801 4054.1194 C 8758.621 4062.4285 8762.113 4043.7854 8763.803 3958.013 C 8765.743 3859.4253 8758.298 3797.4717 8735.047 3718.7236 C 8727.837 3694.3037 8716.325 3651.9932 8709.467 3624.7 C 8680.172 3508.124 8634.098 3388.9236 8600.797 3343.5598 C 8571.413 3303.5305 8541.214 3278.3015 8527.755 3282.5405 C 8495.4795 3292.7058 8458.957 3294.249 8351.372 3289.994 C 8219.62 3284.7822 8172.824 3279.5815 8149.592 3267.5667 C 8127.774 3256.2844 8108.4272 3231.8484 8104.426 3210.5186 C 8102.575 3200.6523 8096.4053 3188.3672 8090.7153 3183.218 C 8077.923 3171.6401 8077.37 3156.489 8089.512 3150.256 C 8107.2275 3141.1626 8160.5884 3138.8066 8324.671 3139.8733 C 8538.29 3141.2612 8558.276 3140.6382 8574.605 3132.0823 C 8594.409 3121.706 8699.197 2996.221 8723.755 2953.4744 C 8735.309 2933.3635 8756.635 2899.551 8771.147 2878.335 C 8797.811 2839.3542 8863.827 2702.9636 8900.596 2610.8914 C 8923.878 2552.5908 8968.865 2375.275 8983.313 2284.86 C 9001.42 2171.558 9005.883 2109.1182 9006.464 1961.0002 C 9006.931 1842.0806 9005.304 1804.9767 8997.76 1762.5054 C 8975.171 1635.3275 8942.183 1528.7572 8913.655 1490.8112 C 8907.147 1482.1538 8896.504 1462.7072 8890.003 1447.5964 C 8870.579 1402.4446 8859.203 1396.1421 8795.327 1395.1393 C 8722.805 1394.0006 8590.102 1380.0785 8560.937 1370.549 C 8526.951 1359.4437 8498.255 1331.5009 8498.255 1309.5133 C 8498.255 1287.691 8523.494 1255.6254 8543.816 1251.6301 C 8551.797 1250.0614 8584.183 1250.9458 8615.784 1253.5957 C 8714.431 1261.8673 8947.539 1278.935 9004.938 1282.0891 C 9066.852 1285.491 9321.243 1302.6287 9428.047 1310.5927 C 9466.831 1313.4847 9540.875 1318.2828 9592.588 1321.2551 C 9840.097 1335.4807 10143.274 1355.789 10292.543 1368.1414 C 10327.019 1370.9943 10423.394 1378.1271 10506.709 1383.9922 C 10590.024 1389.8573 10695.801 1398.0549 10741.769 1402.2092 C 10935.291 1419.6991 10964.75 1420.9224 10978.317 1412.0319 C 10988.657 1405.2574 10990.332 1400.8662 10987.774 1387.2361 C 10986.065 1378.126 10986.976 1346.4479 10989.796 1316.84 C 10994.123 1271.4313 10993.686 1261.115 10987.002 1250.9147 C 10980.568 1241.0956 10980.248 1236.2565 10985.297 1225.1748 C 10990.115 1214.6019 10990.037 1178.8616 10984.957 1066.5209 C 10981.35 986.76715 10978.213 916.81305 10977.987 911.06714 C 10977.762 905.3213 10977.997 872.2241 10978.508 837.518 L 10979.439 774.41583 L 10999.508 752.02106 C 11023.75 724.9679 11035.781 726.24036 11055.815 757.9766 C 11073.201 785.5184 11077.169 815.6995 11084.179 973.74976 C 11087.365 1045.5735 11092.212 1117.2666 11094.949 1133.0679 C 11097.687 1148.869 11102.03 1174.7257 11104.6 1190.527 C 11107.17 1206.3282 11111.639 1226.9321 11114.532 1236.3136 C 11117.426 1245.6953 11118.585 1260.9741 11117.11 1270.2667 C 11114.929 1284.0059 11118.611 1293.371 11136.823 1320.3921 C 11149.142 1338.6681 11162.227 1354.7751 11165.901 1356.185 C 11169.576 1357.5951 11180.101 1374.0194 11189.289 1392.6835 C 11198.477 1411.3477 11211.569 1430.2712 11218.384 1434.736 C 11231.775 1443.5104 11271.829 1447.7246 11428.665 1456.8602 C 11592.467 1466.4015 11895.445 1488.3481 12010.626 1499.0154 C 12064.286 1503.9849 12127.911 1508.428 12418.527 1527.5011 C 12667.015 1543.8093 12729.328 1552.675 12729.328 1571.7203 C 12729.328 1574.441 12740.243 1575.2964 12754.141 1573.6653 C 12767.787 1572.0636 12817.737 1573.4406 12865.142 1576.7252 C 12912.545 1580.0098 12986.589 1584.97 13029.683 1587.7477 C 13132.577 1594.3802 13138.945 1596.2035 13140.944 1619.6078 C 13141.996 1631.8988 13139.119 1642.1228 13132.223 1650.6034 L 13121.935 1663.2579 L 13138.016 1671.0934 C 13161.724 1682.6437 13167.235 1694.1906 13155.324 1707.3525 C 13146.609 1716.982 13139.54 1718.1008 13087.638 1718.0624 C 13055.764 1718.0388 13009.0625 1715.6569 12983.858 1712.7693 C 12936.097 1707.2968 12912.153 1709.7454 12912.153 1720.1018 C 12912.153 1723.45 12935.3545 1773.1453 12963.712 1830.536 C 12992.07 1887.9265 13019.287 1948.9861 13024.193 1966.2238 C 13029.102 1983.4614 13038.54 2006.9674 13045.167 2018.4594 C 13056.6455 2038.3622 13062.469 2056.6262 13092.973 2168.408 C 13121.169 2271.7375 13125.27 2291.554 13145.186 2420.6724 C 13171.292 2589.93 13178.592 2679.8162 13173.822 2773.2617 C 13168.741 2872.786 13167.823 2902.5264 13167.774 2969.145 C 13167.71 3056.5261 13157.898 3171.5369 13149.393 3184.6162 C 13138.433 3201.466 13116.937 3199.6052 13078.181 3178.4526 C 13041.715 3158.5493 12946.89 3121.4888 12903.549 3110.1997 C 12888.105 3106.1777 12847.879 3094.6814 12814.153 3084.6526 C 12673.561 3042.8445 12613.168 3027.8884 12361.068 2972.4446 C 12197.968 2936.5742 12130.857 2925.641 12122.862 2933.6367 C 12116.412 2940.0864 12123.163 2956.3357 12157.142 3016.1565 C 12170.198 3039.1404 12190.406 3075.5747 12202.051 3097.1218 C 12213.696 3118.669 12235.434 3153.6626 12250.357 3174.8857 L 12277.491 3213.4727 L 12559.563 3215.7595 C 12911.59 3218.613 13001.941 3222.2578 13015.064 3234.1345 C 13023.572 3241.834 13051.392 3243.1162 13267.438 3245.765 C 13528.159 3248.9614 13595.314 3251.8318 13605.579 3260.219 C 13615.407 3268.25 13613.626 3294.4373 13602.859 3300.1995 C 13597.12 3303.2705 13552.01 3303.4805 13484.022 3300.7524 C 13275.911 3292.4023 13162.971 3289.7224 13157.654 3293.0083 C 13154.719 3294.822 13166.176 3306.7227 13183.111 3319.4543 L 13213.905 3342.6025 L 13234.101 3333.7268 C 13251.631 3326.022 13274.626 3324.8667 13408.391 3324.9685 C 13569.845 3325.0916 13585.99 3327.1719 13585.99 3347.852 C 13585.99 3353.396 13581.444 3360.3647 13575.888 3363.3389 C 13569.603 3366.702 13508.873 3368.7766 13415.263 3368.826 C 13332.477 3368.87 13261.762 3370.798 13258.119 3373.1099 C 13250.493 3377.9507 13291.973 3444.9578 13333.841 3495.43 C 13361.06 3528.2424 13441.392 3681.5825 13485.025 3784.018 C 13515.873 3856.4336 13568.328 4015.1204 13587.767 4094.8196 C 13630.561 4270.296 13642.498 4334.334 13662.262 4494.421 C 13666.872 4531.769 13672.763 4577.606 13675.354 4596.28 C 13680.755 4635.23 13692.001 4894.9404 13698.424 5129.0815 C 13699.803 5179.3584 13703.445 5234.597 13706.522 5251.835 C 13709.596 5269.0728 13712.618 5296.162 13713.24 5312.033 C 13714.229 5337.287 13717.576 5345.439 13740.056 5377.328 C 13754.183 5397.368 13774.073 5423.4233 13784.255 5435.228 C 13794.438 5447.032 13811.858 5472.2417 13822.967 5491.2485 C 13834.077 5510.2554 13845.982 5528.1436 13849.425 5531.0005 C 13853.519 5534.3975 13898.376 5534.6655 13979.073 5531.7744 C 14102.679 5527.3457 14131.573 5528.922 14154.689 5541.353 C 14165.722 5547.2856 14166.734 5550.5337 14163.932 5570.997 C 14161.393 5589.5176 14162.332 5593.9775 14168.776 5593.9775 C 14181.542 5593.9775 14206.016 5608.4507 14209.764 5618.218 C 14217.66 5638.796 14204.037 5641.592 14080.333 5644.78 C 13943.044 5648.3174 13940.411 5649.2295 13966.317 5684.2725 C 13975.269 5696.3784 13997.909 5728.7954 14016.636 5756.31 C 14035.358 5783.825 14055.503 5810.7026 14061.398 5816.0376 C 14067.295 5821.3726 14077.158 5834.1196 14083.321 5844.364 C 14089.483 5854.6084 14104.098 5873.6333 14115.801 5886.6416 C 14146.423 5920.6836 14218.288 6015.558 14234.421 6043.2407 C 14241.995 6056.2354 14258.504 6078.5845 14271.108 6092.906 C 14293.841 6118.734 14311.747 6141.386 14372.134 6220.6963 C 14389.373 6243.3354 14421.343 6283.766 14443.18 6310.543 C 14465.016 6337.3193 14495.9375 6378.2773 14511.893 6401.561 C 14543.318 6447.418 14569.373 6481.256 14662.548 6597.2363 C 14713.862 6661.1123 14767.67 6730.7134 14835.51 6820.968 C 14843.292 6831.3223 14849.758 6842.329 14849.876 6845.429 C 14849.992 6848.528 14868.959 6872.8096 14892.021 6899.388 C 14915.084 6925.966 14943.026 6959.8647 14954.114 6974.718 C 14965.203 6989.571 14986.929 7013.5957 15002.397 7028.106 C 15017.863 7042.6177 15048.768 7079.052 15071.07 7109.071 C 15130.392 7188.9165 15156.395 7221.695 15195.18 7265.512 C 15214.253 7287.06 15232.933 7310.5654 15236.688 7317.7485 C 15245.437 7334.4756 15300.2 7401.3247 15305.153 7401.3247 C 15307.219 7401.3247 15313.756 7409.168 15319.681 7418.755 C 15336.329 7445.6914 15505.737 7646.6543 15518.39 7654.4727 C 15521.098 7656.1475 15542.77 7682.7324 15566.548 7713.5513 C 15590.326 7744.3696 15630.825 7791.915 15656.547 7819.2085 C 15682.267 7846.5015 15724.491 7893.5137 15750.377 7923.6797 C 15776.262 7953.8457 15817.343 7996.5425 15841.668 8018.563 C 15865.993 8040.582 15892.6045 8069.3774 15900.804 8082.5513 C 15909.002 8095.725 15917.958 8106.5044 15920.704 8106.5044 C 15923.45 8106.5044 15944.946 8130.5977 15968.476 8160.045 C 15992.003 8189.4927 16019.1455 8220.231 16028.791 8228.352 C 16038.438 8236.473 16053.733 8254.103 16062.783 8267.529 C 16071.831 8280.954 16095.234 8308.394 16114.789 8328.505 C 16134.346 8348.615 16168.653 8387.632 16191.031 8415.207 C 16213.409 8442.783 16258.75 8494.581 16291.787 8530.315 C 16324.826 8566.049 16384.488 8632.415 16424.371 8677.795 C 16464.25 8723.174 16532.418 8798.316 16575.854 8844.779 C 16619.287 8891.242 16662.799 8938.649 16672.545 8950.129 C 16704.46 8987.719 16855.56 9145.829 16999.5 9292.249 C 17077.168 9371.255 17174.473 9472.331 17215.73 9516.861 C 17318.076 9627.324 17379.572 9690.526 17495.967 9804.868 C 17550.47 9858.409 17676.137 9985.341 17775.227 10086.938 C 18149.025 10470.197 18323.092 10639.761 18407.008 10702.37 C 18421.822 10713.425 18498.844 10786.409 18578.166 10864.56 C 18719.914 11004.214 18750.193 11028.758 18779.229 11027.531 C 18784.105 11027.325 18826.418 11008.433 18873.252 10985.549 C 18920.09 10962.663 18973.69 10937.596 18992.363 10929.843 C 19034.549 10912.328 19150.1 10858.998 19197.938 10834.963 C 19236.37 10815.652 19377.71 10757.941 19400.62 10752.205 C 19420.7 10747.178 19435.637 10757.504 19447.154 10784.372 C 19458.908 10811.795 19459.705 10830.724 19449.848 10848.518 C 19442.193 10862.335 19363.049 10906.204 19227.422 10971.807 C 19182.89 10993.345 19139.406 11014.835 19130.787 11019.561 C 19122.168 11024.286 19097.486 11036.993 19075.94 11047.798 C 19042.7 11064.466 19020.531 11083.052 18929.68 11170.432 C 18870.785 11227.077 18805.982 11287.787 18785.676 11305.345 C 18765.37 11322.902 18698.258 11384.279 18636.541 11441.739 C 18574.824 11499.197 18505.65 11562.664 18482.82 11582.774 C 18459.988 11602.885 18408.227 11649.897 18367.793 11687.246 C 18327.361 11724.594 18275.686 11771.605 18252.96 11791.717 C 18230.236 11811.827 18163.28 11872.942 18104.17 11927.529 C 18045.06 11982.114 17963.918 12056.1455 17923.857 12092.041 C 17883.795 12127.937 17806.355 12198.468 17751.771 12248.778 C 17697.184 12299.088 17632.586 12357.866 17608.215 12379.396 C 17583.848 12400.927 17529.783 12451.167 17488.074 12491.042 C 17405.562 12569.923 17281.97 12681.441 17138.295 12806.645 C 17087.855 12850.595 17021.908 12908.215 16991.742 12934.6875 C 16961.578 12961.16 16906.926 13008.556 16870.297 13040.011 C 16833.666 13071.466 16803.695 13100.274 16803.695 13104.03 C 16803.695 13107.786 16809.572 13127.678 16816.754 13148.235 C 16830.703 13188.16 16832.94 13209.977 16824.67 13225.433 C 16819.229 13235.597 16775.65 13262.145 16764.406 13262.145 C 16757.672 13262.145 16740.318 13236.73 16710.014 13182.485 C 16700.785 13165.966 16690.469 13152.154 16687.088 13151.793 C 16658.512 13148.735 16559.863 13154.437 16362.307 13170.5625 C 16310.593 13174.785 16210.692 13182.916 16140.305 13188.633 C 15869.529 13210.624 15817.099 13214.979 15756.374 13220.523 C 15721.899 13223.671 15674.887 13228.488 15651.904 13231.228 C 15608.607 13236.389 15580.344 13238.722 15343.714 13256.656 C 15171.1045 13269.74 15166.593 13270.406 15171.789 13282.052 C 15173.955 13286.904 15176.667 13300.276 15177.816 13311.769 C 15179.59 13329.484 15176.475 13337.891 15157.34 13367.036 C 15105.461 13446.057 14980.204 13596.875 14914.753 13659.134 C 14892.099 13680.682 14850.101 13722.638 14821.42 13752.373 C 14792.741 13782.106 14762.19 13811.329 14753.53 13817.311 C 14744.869 13823.293 14718.979 13844.8545 14695.995 13865.227 C 14673.011 13885.598 14644.829 13909.224 14633.368 13917.731 C 14621.907 13926.238 14583.122 13959.919 14547.18 13992.576 C 14511.237 14025.236 14466.777 14062.884 14448.381 14076.239 C 14429.985 14089.598 14406.4795 14107.73 14396.1455 14116.538 C 14385.813 14125.346 14369.13 14138.225 14359.076 14145.154 C 14349.0205 14152.085 14312.358 14182.489 14277.6045 14212.717 C 14242.853 14242.945 14196.102 14282.956 14173.716 14301.631 C 14091.855 14369.918 13955.703 14496.822 13863.667 14590.62 C 13832.752 14622.126 13817.022 14642.424 13813.966 14654.762 C 13809.573 14672.486 13789.93 14688.174 13772.124 14688.174 C 13762.711 14688.174 13735.646 14721.69 13718.263 14754.88 C 13693.644 14801.883 13685.966 14814.703 13675.767 14825.85 C 13670.132 14832.007 13660.527 14846.999 13654.419 14859.169 C 13648.312 14871.336 13637.505 14885.098 13630.404 14889.75 C 13622.583 14894.874 13613.031 14910.448 13606.178 14929.244 C 13588.17 14978.636 13588.201 14978.626 13467.666 14979.733 C 13361.759 14980.706 13319.59 14983.958 13319.59 14991.15 C 13319.59 14999.726 13361.455 15002.03 13514.1045 15001.857 C 13694.452 15001.654 13745.232 14997.798 13855.003 14975.974 C 13996.8955 14947.764 14020.614 14949.357 14023.776 14987.32 C 14025.609 15009.309 14019.206 15006.744 14103.833 15019.396 C 14166.612 15028.782 14258.63 15030.325 14285.9795 15022.45 C 14296.017 15019.56 14343.015 15013.64 14390.416 15009.296 C 14437.821 15004.951 14496.585 14997.598 14521.006 14992.953 C 14607.428 14976.52 14725.313 14985.972 14923.218 15025.204 C 15026.049 15045.589 15149.4795 15057.804 15260.863 15058.619 C 15308.173 15058.967 15321.172 15060.762 15330.397 15068.232 C 15337.889 15074.298 15340.557 15080.509 15338.252 15086.515 C 15334.265 15096.901 15331.027 15097.113 15281.032 15090.245 C 15219.59 15081.806 15092.032 15069.598 15008.626 15064.173 C 14965.104 15061.342 14910.6875 15055.459 14887.705 15051.097 C 14826.402 15039.47 14708.482 15027.821 14651.594 15027.776 C 14623.242 15027.752 14578.939 15032.208 14548.244 15038.167 C 14518.693 15043.904 14484.438 15048.599 14472.116 15048.599 C 14446.755 15048.599 14361.975 15060.228 14297.7 15072.521 C 14252.655 15081.137 14213.723 15080.536 14134.463 15069.996 C 14110.044 15066.748 14058.33 15060.719 14019.546 15056.596 C 13980.759 15052.472 13933.08 15044.709 13913.591 15039.344 C 13876.57 15029.154 13879.718 15029.07 13765.933 15043.326 C 13742.799 15046.227 13638.198 15048.596 13533.484 15048.591 C 13325.022 15048.583 13277.225 15044.093 13227.714 15019.871 C 13186.77 14999.839 13155.901 14992.092 13089.982 14985.307 C 13046.525 14980.833 13020.929 14980.63 12998.341 14984.581 C 12977.172 14988.282 12956.827 14988.386 12935.658 14984.901 C 12897.269 14978.582 12759.646 14982.782 12734.553 14991.041 C 12700.847 15002.132 12607.509 15012.201 12492.535 15017.1455 C 12359.521 15022.865 12273.257 15018.071 12060.714 14993.15 C 12006.304 14986.77 11983.037 14981.537 11958.855 14970.238 C 11928.146 14955.892 11926.09 14955.652 11856.996 14958.388 L 11786.478 14961.18 L 11776.03 14977.028 C 11747.965 15019.606 11712.994 15026.309 11564.937 15017.484 C 11505.788 15013.963 11444.467 15009.039 11428.665 15006.547 C 11412.864 15004.057 11345.872 14996.063 11279.794 14988.785 C 11213.716 14981.508 11144.838 14973.372 11126.732 14970.71 C 11086.72 14964.821 11066.346 14953.101 11070.944 14938.613 C 11075.572 14924.029 11066.232 14925.805 11032.359 14945.943 C 11003.905 14962.859 10968.875 14972.589 10889.8955 14985.513 C 10827.891 14995.659 10523.765 14989.203 10448.617 14976.146 C 10431.728 14973.213 10400.278 14968.268 10378.732 14965.161 C 10357.185 14962.051 10328.978 14956.26 10316.05 14952.29 C 10303.121 14948.319 10283.291 14943.76 10271.984 14942.156 C 10252.624 14939.415 10250.032 14940.742 10227.583 14964.9 C 10191.362 15003.878 10166.154 15011.686 10074.562 15012.3 C 10033.565 15012.574 9984.746 15011.982 9966.071 15010.986 C 9936.554 15009.412 9928.521 15011.142 9904.58 15024.227 C 9877.408 15039.077 9876.262 15039.23 9818.392 15035.702 C 9734.431 15030.586 9597.192 15010.428 9479.814 14985.972 C 9424.049 14974.353 9353.306 14961.495 9322.606 14957.398 C 9288.05 14952.789 9253.232 14944.366 9231.194 14935.287 C 9200.746 14922.741 9188.422 14920.62 9145.975 14920.62 C 9100.34 14920.62 9093.659 14921.985 9062.869 14937.598 C 9044.455 14946.936 9024.001 14954.573 9017.418 14954.573 C 9010.834 14954.573 8991.912 14958.099 8975.366 14962.409 C 8940.911 14971.383 8820.8125 14972.86 8762.044 14965.033 C 8717.41 14959.086 8425.125 14951.68 8425.125 14956.492 C 8425.125 14958.388 8428.01 14964.559 8431.536 14970.204 C 8436.436 14978.049 8436.545 14984.185 8431.998 14996.228 C 8427.668 15007.702 8427.62 15012.958 8431.822 15015.555 C 8434.997 15017.517 8472.987 15023.243 8516.242 15028.28 C 8559.499 15033.315 8617.221 15040.881 8644.514 15045.093 C 8683.997 15051.185 8715.719 15051.853 8799.743 15048.358 C 8918.313 15043.428 8962.188 15036.713 8990.141 15019.216 C 9018.073 15001.731 9032.74 14999.579 9060.841 15008.839 C 9093.783 15019.697 9187.016 15027.581 9284.398 15027.749 C 9343.463 15027.851 9371.931 15030.267 9400.034 15037.567 C 9420.538 15042.895 9439.964 15048.891 9443.201 15050.891 C 9456.433 15059.068 9622.273 15066.786 9754.074 15065.356 C 9903.239 15063.74 9903.131 15063.723 9903.309 15088.43 C 9903.467 15110.27 9878.303 15157.49 9862.022 15165.911 C 9844.93 15174.749 9801.01 15175.206 9618.706 15168.446 z M 9036.28 15079.938 C 9036.28 15077.067 9034.068 15074.717 9031.364 15074.717 C 9028.662 15074.717 9024.997 15077.067 9023.222 15079.938 C 9021.445 15082.812 9023.657 15085.163 9028.137 15085.163 C 9032.615 15085.163 9036.28 15082.812 9036.28 15079.938 z M 8401.227 14960.434 C 8402.785 14957.91 8396.754 14954.385 8387.822 14952.599 C 8363.278 14947.689 8357.219 14948.599 8357.219 14957.187 C 8357.219 14962.825 8362.989 14965.021 8377.805 14965.021 C 8389.127 14965.021 8399.667 14962.956 8401.227 14960.434 z M 11731.572 14931.12 C 11748.907 14915.432 11744.824 14907.5625 11719.352 14907.5625 C 11668.956 14907.5625 11294.611 14923.498 11283.096 14926.134 C 11276.292 14927.69 11272.368 14930.613 11274.377 14932.629 C 11282.239 14940.518 11355.353 14943.127 11534.384 14941.903 C 11706.538 14940.728 11721.885 14939.888 11731.572 14931.12 z M 13260.485 14938.339 C 13268.571 14935.156 13296.345 14931.732 13322.201 14930.729 C 13498.364 14923.8955 13510.128 14922.9795 13517.56 14915.55 C 13531.272 14901.836 13504.507 14898.718 13411.001 14903.133 C 13315.256 14907.654 13221.72 14904.235 13211.2 14895.83 C 13200.969 14887.652 13203.531 14871.957 13216.426 14863.835 C 13234.704 14852.322 13280.915 14848.911 13410.503 14849.516 C 13550.3545 14850.166 13567.696 14847.208 13578.717 14820.835 C 13582.9 14810.824 13585.102 14800.655 13583.609 14798.241 C 13582.116 14795.825 13522.241 14794.726 13450.555 14795.796 C 13337.706 14797.482 13319.118 14796.648 13312.065 14789.597 C 13302.253 14779.786 13301.495 14764.579 13310.448 14757.205 C 13315.798 14752.8 13411.234 14746.05 13586.983 14737.6455 C 13622.738 14735.937 13637.198 14731.194 13643.701 14719.045 C 13656.254 14695.589 13650.643 14694.23 13543.227 14694.748 C 13465.545 14695.121 13438.739 14693.509 13426.673 14687.735 C 13408.276 14678.937 13403.155 14659.926 13417.214 14652.63 C 13422.416 14649.93 13473.684 14646.096 13531.144 14644.109 C 13687.389 14638.708 13728.958 14630.772 13720.225 14608.016 C 13717.641 14601.283 13703.309 14600.598 13618.477 14603.161 C 13564.17 14604.802 13513.749 14604.64 13506.429 14602.804 C 13490.597 14598.83 13483.673 14584.507 13493.081 14575.192 C 13499.659 14568.682 13575.944 14555.753 13643.449 14549.711 C 13788.418 14536.734 13805.379 14533.355 13805.379 14517.45 C 13805.379 14509.93 13796.242 14509.329 13720.198 14511.841 C 13622.737 14515.059 13601.661 14510.676 13601.661 14487.189 C 13601.661 14469.679 13618.814 14463.0625 13661.03 14464.29 C 13714.98 14465.858 13864.411 14450.047 13882.103 14440.896 C 13902.321 14430.442 13907.479 14418.513 13893.376 14414.824 C 13887.585 14413.312 13844.849 14413.337 13798.406 14414.884 C 13710.947 14417.798 13688.103 14414.423 13681.661 14397.636 C 13679.841 14392.893 13680.734 14385.217 13683.643 14380.579 C 13689.572 14371.131 13708.274 14368.888 13876.342 14357.459 C 13983.968 14350.139 13987.671 14349.4 14007.848 14331.231 C 14016.27 14323.649 14017.856 14319.484 14013.38 14316.72 C 14009.929 14314.587 13974.058 14314.028 13933.666 14315.4795 C 13880.494 14317.392 13853.883 14316.184 13837.239 14311.102 C 13810.315 14302.882 13799.965 14290.502 13808.572 14276.819 C 13813.495 14268.99 13826.623 14267.14 13899.905 14263.93 C 14070.494 14256.459 14131.852 14245.705 14131.852 14223.276 C 14131.852 14216.692 14122.256 14215.643 14071.781 14216.703 C 14038.742 14217.398 13995.9795 14219.086 13976.753 14220.455 C 13938.629 14223.17 13912.303 14216.725 13904.881 14202.857 C 13893.075 14180.802 13920.076 14171.222 14009.099 14165.88 C 14089.541 14161.053 14212.309 14146.854 14229.095 14140.4375 C 14243.965 14134.751 14262.911 14114.925 14258.084 14110.099 C 14256.203 14108.216 14215.028 14109.486 14166.581 14112.923 C 14051.201 14121.105 14009.099 14114.351 14009.099 14087.653 C 14009.099 14074.026 14013.14 14072.314 14051.556 14069.675 C 14331.727 14050.414 14385.193 14041.845 14385.193 14016.202 C 14385.193 14008.875 14378.379 14008.27 14329.041 14011.217 C 14298.156 14013.062 14249.382 14017.091 14220.651 14020.17 C 14164.896 14026.146 14142.433 14022.346 14136.11 14005.868 C 14127.669 13983.872 14155.96 13971.627 14231.624 13964.524 C 14257.191 13962.123 14291.039 13959.891 14306.839 13959.56 C 14363.919 13958.37 14456.062 13950.727 14471.92 13945.867 C 14480.835 13943.137 14493.526 13935.156 14500.125 13928.131 C 14510.546 13917.038 14511.015 13914.936 14503.686 13912.123 C 14499.043 13910.342 14445.216 13913.084 14384.066 13918.216 C 14322.919 13923.348 14265.429 13927.273 14256.3125 13926.94 C 14217.584 13925.523 14204.98 13901.216 14234.941 13885.723 C 14244.236 13880.917 14271.855 13875.04 14296.318 13872.666 C 14320.78 13870.292 14361.947 13865.919 14387.805 13862.947 C 14461.752 13854.45 14548.018 13845.655 14568.019 13844.575 C 14600.373 13842.826 14618.653 13836.507 14631.35 13822.676 L 14643.76 13809.159 L 14594.136 13812.653 C 14566.841 13814.578 14498.979 13818.471 14443.324 13821.303 C 14387.673 13824.136 14340.026 13827.758 14337.446 13829.3545 C 14327.969 13835.212 14296.393 13820.569 14296.393 13810.318 C 14296.393 13794.087 14331.933 13779.959 14388.867 13773.558 C 14447.489 13766.967 14469.914 13759.017 14482.023 13740.536 C 14491.781 13725.644 14488.535 13716.594 14473.436 13716.594 C 14467.723 13716.594 14457.297 13710.388 14450.269 13702.803 L 14437.487 13689.013 L 14404.812 13705.254 C 14386.839 13714.186 14350.979 13735.217 14325.123 13751.985 C 14243.681 13804.807 14185.79 13834.913 14131.852 13852.496 C 14103.121 13861.862 14054.936 13880.592 14024.769 13894.116 C 13938.8545 13932.64 13880.398 13949.593 13653.896 14001.683 C 13635.222 14005.977 13584.684 14017.926 13541.591 14028.236 C 13399.988 14062.118 13286.334 14084.759 13204.671 14095.357 C 13168.76 14100.019 13057.106 14115.363 12956.553 14129.456 C 12856.0 14143.553 12743.171 14158.792 12705.823 14163.323 C 12496.805 14188.693 12458.273 14193.783 12355.845 14209.555 C 12327.115 14213.9795 12263.786 14221.367 12215.11 14225.973 C 12166.437 14230.58 12125.005 14235.343 12123.038 14236.557 C 12121.072 14237.773 12069.224 14243.474 12007.818 14249.226 C 11946.413 14254.9795 11883.244 14261.893 11867.442 14264.593 C 11839.556 14269.355 11751.148 14279.238 11626.287 14291.549 C 11592.768 14294.8545 11563.385 14296.366 11560.993 14294.909 C 11558.6 14293.453 11528.435 14295.542 11493.96 14299.554 C 11459.484 14303.565 11368.985 14310.498 11292.853 14314.957 C 11216.72 14319.417 11134.449 14325.305 11110.028 14328.044 C 11085.608 14330.779 11050.874 14334.51 11032.84 14336.333 C 10992.05 14340.457 10984.833 14348.704 11022.227 14348.464 C 11090.3 14348.026 11436.485 14325.867 11548.806 14314.758 C 11564.607 14313.194 11595.165 14310.705 11616.713 14309.226 C 11796.307 14296.891 11966.591 14283.242 12037.208 14275.521 C 12063.064 14272.693 12115.953 14267.891 12154.738 14264.849 C 12193.523 14261.808 12238.962 14255.91 12255.713 14251.743 C 12272.465 14247.578 12300.066 14244.171 12317.051 14244.171 C 12334.035 14244.171 12399.074 14238.248 12461.582 14231.01 C 12524.091 14223.7705 12608.012 14214.225 12648.072 14209.797 C 12688.132 14205.37 12722.298 14200.889 12723.996 14199.839 C 12725.693 14198.79 12751.683 14195.329 12781.747 14192.147 C 12845.04 14185.452 12918.254 14175.431 13032.294 14157.857 C 13076.824 14150.995 13126.1875 14143.89 13141.989 14142.066 C 13168.961 14138.958 13196.588 14134.335 13345.708 14107.97 C 13424.131 14094.103 13569.044 14064.149 13638.227 14047.507 C 13668.393 14040.25 13709.527 14032.387 13729.638 14030.035 C 13749.748 14027.683 13785.448 14018.599 13808.971 14009.85 C 13862.219 13990.043 14000.743 13955.788 14019.016 13957.909 C 14052.039 13961.745 14025.283 13993.557 13973.536 14011.982 C 13960.057 14016.782 13930.223 14029.58 13907.238 14040.419 C 13842.467 14070.971 13720.378 14105.147 13536.366 14144.24 C 13339.806 14186.001 13250.934 14201.489 12993.118 14238.916 C 12932.786 14247.674 12869.319 14257.124 12852.082 14259.916 C 12813.526 14266.164 12708.788 14278.764 12635.306 14285.993 C 12605.14 14288.963 12538.147 14296.0205 12486.435 14301.681 C 12383.803 14312.912 12247.612 14325.899 12021.538 14346.014 C 11941.095 14353.173 11863.525 14360.3125 11849.161 14361.884 C 11764.316 14371.164 11707.379 14376.424 11564.478 14388.184 C 11476.853 14395.395 11369.899 14403.671 11326.806 14406.574 C 11283.712 14409.478 11235.524 14414.512 11219.724 14417.757 L 11190.993 14423.661 L 11217.111 14428.125 C 11243.762 14432.681 11350.403 14427.55 11512.241 14413.924 C 11559.6455 14409.933 11620.761 14405.243 11648.054 14403.503 C 11700.671 14400.146 11830.209 14388.867 11917.066 14380.078 C 11945.796 14377.172 12009.263 14371.184 12058.103 14366.773 C 12106.942 14362.361 12190.389 14354.221 12243.538 14348.679 C 12296.688 14343.14 12409.517 14332.625 12494.269 14325.312 C 12751.915 14303.082 12954.287 14282.168 13128.93 14259.718 C 13172.024 14254.179 13229.048 14247.214 13255.646 14244.242 C 13282.247 14241.268 13335.4375 14231.81 13373.848 14223.222 C 13412.258 14214.633 13456.467 14207.606 13472.09 14207.606 C 13503.628 14207.606 13539.288 14202.082 13609.496 14186.316 C 13776.352 14148.851 13779.262 14148.448 13779.262 14162.957 C 13779.262 14175.599 13760.298 14185.941 13708.744 14201.419 C 13587.574 14237.794 13527.973 14251.046 13366.602 14277.488 C 13283.944 14291.033 13232.25 14300.129 13141.989 14317.016 C 12877.152 14366.562 12713.76 14391.544 12508.825 14413.82 C 12472.3 14417.791 12418.236 14425.893 12388.684 14431.826 C 12359.13 14437.758 12286.763 14448.434 12227.867 14455.551 C 12168.972 14462.669 12094.928 14471.941 12063.325 14476.156 C 12031.723 14480.373 11968.257 14487.5205 11922.29 14492.042 C 11876.323 14496.563 11817.558 14502.636 11791.701 14505.538 C 11707.328 14515.008 11500.036 14531.324 11463.21 14531.396 C 11443.425 14531.436 11406.991 14533.807 11382.245 14536.663 C 11357.499 14539.523 11298.468 14544.241 11251.064 14547.151 C 11157.49 14552.8955 10974.629 14571.103 10970.662 14575.068 C 10958.885 14586.846 11167.337 14584.207 11313.747 14570.725 C 11358.277 14566.624 11472.282 14560.662 11567.089 14557.476 C 11661.896 14554.289 11754.745 14549.579 11773.419 14547.007 C 11811.534 14541.758 11862.663 14537.202 11917.066 14534.205 C 11998.504 14529.721 12190.757 14509.181 12310.63 14492.155 C 12321.134 14490.664 12356.759 14487.279 12389.799 14484.633 C 12503.473 14475.53 12902.06 14433.123 13006.177 14419.053 C 13036.343 14414.977 13082.362 14409.221 13108.442 14406.261 C 13174.854 14398.728 13255.939 14383.111 13460.257 14338.503 C 13514.313 14326.7 13536.732 14325.111 13541.454 14332.749 C 13545.632 14339.511 13525.141 14349.245 13464.766 14369.18 C 13363.317 14402.674 13007.929 14473.416 12805.069 14500.494 C 12784.959 14503.18 12755.577 14507.624 12739.775 14510.373 C 12698.676 14517.519 12476.472 14545.404 12405.469 14552.327 C 12344.299 14558.291 12146.158 14581.478 12112.949 14586.557 C 12102.895 14588.094 12059.408 14591.564 12016.313 14594.266 C 11973.22 14596.97 11902.701 14601.417 11859.607 14604.152 C 11816.514 14606.888 11757.748 14612.7 11729.02 14617.07 C 11700.29 14621.437 11646.92 14624.915 11610.42 14624.796 C 11573.921 14624.678 11541.703 14626.036 11538.826 14627.813 C 11531.394 14632.408 11339.603 14645.278 11185.7705 14651.509 C 10953.09 14660.932 10831.192 14666.893 10817.68 14669.51 C 10787.03 14675.443 10554.118 14684.296 10201.132 14692.939 C 10084.777 14695.788 9939.04 14700.91 9877.271 14704.32 C 9815.503 14707.731 9642.733 14711.762 9493.341 14713.278 C 9163.005 14716.631 9186.529 14716.778 8814.28 14709.054 C 8647.648 14705.597 8417.29 14703.198 8302.371 14703.722 C 8187.4536 14704.246 7993.53 14702.223 7871.4287 14699.228 C 7749.3286 14696.23 7577.7354 14692.483 7490.11 14690.899 C 7402.4854 14689.315 7267.3257 14686.808 7189.7563 14685.323 C 7047.058 14682.594 6827.7456 14673.623 6565.5425 14659.79 C 6486.536 14655.622 6343.15 14650.834 6246.906 14649.148 C 6043.7734 14645.592 5858.9116 14639.018 5656.645 14628.154 C 5501.728 14619.835 5359.759 14612.511 5194.361 14604.305 C 5065.0312 14597.889 4790.0728 14579.901 4716.4062 14573.038 C 4442.792 14547.547 4379.925 14541.355 4348.1465 14536.767 C 4299.8506 14529.79 4147.393 14511.925 4081.7456 14505.549 C 3952.9065 14493.035 3770.1016 14470.862 3650.803 14453.278 C 3531.465 14435.6875 3387.9573 14415.152 3368.7312 14412.914 C 3333.9238 14408.865 3365.2722 14424.706 3406.4033 14431.952 C 3427.3416 14435.641 3470.3293 14444.421 3501.9316 14451.462 C 3577.5417 14468.31 3676.3013 14484.45 3878.0269 14512.924 C 3909.6296 14517.385 3950.7651 14524.422 3969.4395 14528.566 C 3988.1135 14532.708 4018.6711 14537.556 4037.3455 14539.337 C 4056.0195 14541.118 4098.3306 14545.871 4131.3696 14549.8955 C 4164.408 14553.921 4233.4956 14560.804 4284.898 14565.191 C 4336.3 14569.579 4397.415 14575.541 4420.71 14578.438 C 4473.0933 14584.956 4670.0283 14602.015 4846.995 14615.364 C 4920.2554 14620.891 5029.558 14630.299 5089.89 14636.27 C 5150.222 14642.241 5212.4844 14646.814 5228.252 14646.432 C 5262.0493 14645.611 5562.3975 14659.921 5674.9272 14667.713 C 5834.909 14678.789 5929.9297 14682.645 6095.423 14684.768 C 6188.794 14685.964 6329.8296 14689.637 6408.836 14692.928 C 6487.8423 14696.217 6601.846 14699.119 6662.1777 14699.371 C 6722.5103 14699.625 6788.0444 14701.945 6807.81 14704.527 C 6827.5757 14707.109 6888.691 14710.269 6943.622 14711.549 C 6998.553 14712.828 7078.756 14716.568 7121.85 14719.859 C 7193.906 14725.364 7282.7646 14727.825 7565.8516 14732.16 C 7623.311 14733.04 7747.892 14736.447 7842.7 14739.733 C 8083.1777 14748.064 9445.895 14742.839 9757.13 14732.389 C 9810.279 14730.606 9951.315 14728.407 10070.543 14727.504 C 10189.77 14726.602 10364.89 14723.225 10459.697 14720.0 C 10554.505 14716.774 10686.138 14713.034 10752.216 14711.689 C 10878.572 14709.118 10927.248 14707.334 11110.028 14698.573 C 11214.241 14693.58 11254.314 14691.167 11451.863 14677.98 C 11491.916 14675.308 11526.676 14674.35 11529.106 14675.852 C 11536.978 14680.716 11987.276 14651.978 12199.138 14633.088 C 12276.708 14626.173 12382.485 14616.816 12434.198 14612.298 C 12485.912 14607.779 12548.202 14600.684 12572.623 14596.53 C 12597.042 14592.377 12644.054 14586.473 12677.093 14583.411 C 12819.9795 14570.169 13139.623 14527.9 13205.719 14513.509 C 13373.011 14477.08 13392.642 14472.342 13437.602 14457.523 C 13519.826 14430.426 13522.2705 14471.427 13440.245 14501.831 C 13399.855 14516.803 13292.185 14548.151 13241.236 14559.773 C 13195.514 14570.204 13061.0 14592.62 13006.177 14598.947 C 12714.855 14632.557 12512.005 14653.396 12342.785 14667.096 C 12249.033 14674.686 12021.837 14697.978 11984.973 14703.778 C 11967.735 14706.489 11930.126 14711.113 11901.3955 14714.056 C 11826.133 14721.76 11812.858 14724.478 11819.26 14730.881 C 11827.565 14739.185 12308.303 14719.654 12603.964 14698.998 C 12779.237 14686.754 12825.747 14682.06 12953.941 14663.664 C 13004.218 14656.45 13061.808 14648.605 13081.918 14646.2295 C 13102.029 14643.856 13156.553 14633.516 13203.083 14623.255 C 13249.613 14612.992 13289.992 14604.597 13292.816 14604.597 C 13301.781 14604.597 13314.032 14620.28 13311.079 14627.979 C 13303.271 14648.326 13115.248 14689.719 12896.482 14719.252 C 12826.73 14728.668 12762.122 14735.236 12635.306 14745.809 C 12599.394 14748.803 12545.329 14753.3955 12515.163 14756.015 C 12396.505 14766.316 12116.0205 14780.082 11875.278 14787.418 C 11705.54 14792.592 11540.54 14801.2705 11520.077 14806.104 C 11514.331 14807.46 11440.288 14810.753 11355.535 14813.419 C 11100.124 14821.458 10883.255 14830.073 10875.401 14832.494 C 10855.645 14838.583 10883.649 14844.437 10942.875 14846.599 C 11019.4375 14849.393 11337.354 14842.56 11497.301 14834.683 C 11684.007 14825.484 11808.749 14819.709 12235.703 14800.49 C 12669.498 14780.967 12761.372 14776.34 12812.905 14771.419 C 12843.071 14768.54 12897.136 14763.991 12933.047 14761.312 C 13005.3125 14755.918 13091.553 14743.438 13113.062 14735.261 C 13145.602 14722.889 13183.777 14738.127 13183.777 14763.483 C 13183.777 14784.834 13160.303 14796.235 13066.247 14820.568 C 12996.224 14838.683 12831.426 14852.5205 12559.563 14863.111 C 12152.471 14878.975 11989.918 14888.611 11980.299 14897.461 C 11977.714 14899.839 11982.277 14903.43 11990.515 14905.497 C 12009.754 14910.327 12456.648 14903.701 12538.67 14897.371 C 12632.399 14890.138 13072.721 14890.684 13077.267 14898.039 C 13082.455 14906.437 13066.937 14916.147 13041.935 14920.145 C 13030.12 14922.033 13022.106 14925.265 13024.128 14927.324 C 13035.577 14938.988 13235.196 14948.292 13260.485 14938.339 z M 11927.514 14902.338 C 11931.307 14896.2 11911.484 14896.094 11877.891 14902.072 C 11854.798 14906.182 11855.0 14906.266 11889.335 14906.908 C 11908.557 14907.269 11925.738 14905.211 11927.514 14902.338 z M 9119.857 14856.74 C 9294.111 14852.846 9455.28 14854.1875 9537.522 14860.217 C 9576.427 14863.069 9662.322 14864.012 9728.4 14862.312 C 9794.479 14860.611 9903.781 14858.487 9971.295 14857.593 C 10242.435 14854.0 10300.546 14852.026 10306.363 14846.208 C 10318.633 14833.938 10265.526 14831.874 9997.413 14834.2 C 9684.132 14836.919 9651.892 14836.938 9211.269 14834.66 C 9033.1455 14833.741 8805.138 14832.993 8704.585 14833.003 C 8604.032 14833.013 8506.482 14832.382 8487.808 14831.6 C 8317.553 14824.483 8136.8706 14818.03 8043.806 14815.746 C 7931.988 14813.001 7875.693 14812.166 7398.6987 14806.155 C 7260.797 14804.418 7142.21 14801.681 7135.1714 14800.07 C 7128.1343 14798.462 7043.5127 14795.01 6947.124 14792.398 C 6850.7363 14789.789 6687.251 14784.194 6583.8247 14779.967 C 6479.76 14775.715 6357.2847 14773.666 6309.5884 14775.379 C 6259.828 14777.168 6198.0107 14776.023 6163.329 14772.674 C 6130.29 14769.483 6063.2983 14765.619 6014.458 14764.086 C 5841.9907 14758.678 5773.667 14755.5205 5727.163 14750.813 C 5701.306 14748.197 5603.757 14744.425 5510.3857 14742.431 C 5417.0146 14740.437 5324.166 14738.35 5304.055 14737.791 C 5283.9453 14737.233 5246.3354 14736.265 5220.4785 14735.639 C 5157.7427 14734.118 4922.765 14720.8955 4844.3833 14714.472 C 4809.908 14711.647 4745.2666 14708.337 4700.736 14707.114 L 4619.7705 14704.891 L 4664.1714 14712.122 C 4688.5913 14716.102 4743.83 14721.658 4786.9243 14724.473 C 4830.0186 14727.286 4882.907 14732.053 4904.454 14735.066 C 4937.135 14739.635 5119.9307 14748.887 5267.4907 14753.4375 C 5315.0356 14754.905 5469.7734 14764.948 5549.5625 14771.745 C 5584.038 14774.682 5702.7427 14780.824 5813.351 14785.396 C 5923.9604 14789.967 6021.51 14794.358 6030.1284 14795.156 C 6038.7476 14795.954 6124.545 14798.38 6220.7886 14800.546 C 6317.032 14802.713 6407.5303 14805.073 6421.895 14805.797 C 6531.2075 14811.296 6967.3433 14822.154 7241.991 14826.216 C 7359.7827 14827.958 7487.8896 14831.72 7526.6753 14834.574 C 7565.46 14837.431 7633.627 14838.618 7678.158 14837.212 C 7722.689 14835.804 7815.5376 14836.923 7884.488 14839.695 C 7953.4385 14842.47 8150.8887 14847.473 8323.266 14850.811 C 8495.643 14854.151 8693.093 14858.608 8762.044 14860.72 C 8830.995 14862.828 8912.091 14863.415 8942.257 14862.021 C 8972.423 14860.626 9052.343 14858.25 9119.857 14856.74 z M 10737.752 14836.036 C 10732.669 14834.712 10725.617 14834.799 10722.081 14836.2295 C 10718.544 14837.66 10722.702 14838.744 10731.321 14838.639 C 10739.939 14838.532 10742.834 14837.36 10737.752 14836.036 z M 10797.861 14835.962 C 10791.362 14834.712 10781.961 14834.76 10776.967 14836.066 C 10771.973 14837.375 10777.288 14838.396 10788.78 14838.339 C 10800.272 14838.28 10804.358 14837.212 10797.861 14835.962 z M 3598.5674 14735.021 C 3598.5674 14732.06 3595.629 14728.643 3592.0378 14727.428 C 3581.689 14723.936 3436.5286 14714.652 3347.8372 14711.813 C 3217.9072 14707.652 3162.7163 14703.949 3069.3782 14693.128 C 3021.0881 14687.53 2955.2717 14682.892 2923.1187 14682.821 C 2890.9656 14682.752 2854.2947 14680.306 2841.6272 14677.385 C 2825.9539 14673.771 2816.8862 14673.785 2813.2463 14677.427 C 2810.3037 14680.369 2809.2725 14684.152 2810.954 14685.833 C 2816.907 14691.786 2995.249 14705.593 3240.7542 14719.108 C 3450.0017 14730.627 3543.7988 14736.573 3545.8965 14738.456 C 3550.9934 14743.029 3598.5674 14739.928 3598.5674 14735.021 z M 4553.866 14699.107 C 4559.227 14695.713 4557.2056 14693.726 4546.031 14691.406 C 4521.6006 14686.336 4417.058 14677.591 4414.2656 14680.383 C 4407.694 14686.954 4423.7793 14691.03 4477.763 14696.466 C 4509.9 14699.704 4538.5444 14702.652 4541.418 14703.02 C 4544.291 14703.384 4549.8926 14701.624 4553.866 14699.107 z M 4592.3477 14700.384 C 4588.756 14698.936 4582.88 14698.936 4579.2886 14700.384 C 4575.6973 14701.834 4578.6353 14703.02 4585.818 14703.02 C 4593.0005 14703.02 4595.9385 14701.834 4592.3477 14700.384 z M 2640.8933 14658.49 C 2668.6582 14649.737 2677.0334 14641.718 2659.6345 14640.546 C 2654.6072 14640.206 2637.5652 14638.726 2621.764 14637.256 C 2581.0464 14633.469 2569.684 14633.942 2546.0227 14640.418 C 2534.5308 14643.5625 2515.1382 14646.191 2502.9282 14646.259 C 2490.7183 14646.328 2480.7283 14648.63 2480.7283 14651.372 C 2480.7283 14655.909 2487.26 14657.644 2527.7402 14663.854 C 2561.9788 14669.1045 2615.2227 14666.582 2640.8933 14658.49 z M 3501.699 14651.983 C 3503.347 14649.319 3500.547 14645.833 3495.478 14644.237 C 3480.0935 14639.397 3272.1577 14621.323 3185.9072 14617.33 C 3141.3762 14615.266 3090.8386 14612.9 3073.601 14612.07 C 2957.0903 14606.46 2814.642 14603.563 2802.696 14606.561 C 2794.8828 14608.522 2789.774 14612.204 2791.343 14614.741 C 2796.0964 14622.433 2827.5237 14625.343 2963.9062 14630.721 C 3035.73 14633.552 3146.2083 14639.452 3209.4128 14643.832 C 3272.618 14648.212 3347.8372 14652.436 3376.5667 14653.219 C 3405.2961 14654.004 3444.53 14655.138 3463.7524 14655.738 C 3482.9756 14656.339 3500.0515 14654.651 3501.699 14651.983 z M 9793.694 14616.078 C 9793.694 14610.254 9757.7705 14609.782 9754.199 14615.56 C 9752.599 14618.148 9760.83 14620.268 9772.492 14620.268 C 9784.153 14620.268 9793.694 14618.383 9793.694 14616.078 z M 10297.768 14609.657 C 10637.752 14601.869 10869.081 14590.208 10864.522 14581.092 C 10863.086 14578.218 10858.792 14576.223 10854.982 14576.659 C 10851.172 14577.095 10779.479 14578.926 10695.664 14580.73 C 10611.85 14582.534 10441.022 14586.221 10316.05 14588.924 C 10080.027 14594.03 9882.252 14602.514 9864.213 14608.308 C 9841.009 14615.76 9881.359 14619.332 9966.071 14617.325 C 10013.475 14616.201 10162.738 14612.752 10297.768 14609.657 z M 9844.524 14611.424 C 9839.442 14610.1 9832.391 14610.186 9828.8545 14611.616 C 9825.317 14613.049 9829.477 14614.131 9838.095 14614.025 C 9846.714 14613.919 9849.606 14612.748 9844.524 14611.424 z M 10942.875 14578.479 C 10942.875 14575.606 10940.524 14573.255 10937.651 14573.255 C 10934.778 14573.255 10932.428 14575.606 10932.428 14578.479 C 10932.428 14581.351 10934.778 14583.701 10937.651 14583.701 C 10940.524 14583.701 10942.875 14581.351 10942.875 14578.479 z M 3084.6956 14551.365 C 3062.5254 14538.958 2845.343 14530.412 2834.2454 14541.51 C 2830.9937 14544.76 2834.58 14547.754 2844.3152 14549.916 C 2852.631 14551.764 2861.7856 14553.8955 2864.659 14554.653 C 2878.8567 14558.399 3091.5837 14555.22 3084.6956 14551.365 z M 3124.5305 14554.126 C 3120.9395 14552.676 3115.0627 14552.676 3111.4714 14554.126 C 3107.8804 14555.573 3110.8186 14556.761 3118.001 14556.761 C 3125.1833 14556.761 3128.1218 14555.573 3124.5305 14554.126 z M 3236.778 14492.811 C 3226.434 14484.961 3073.933 14478.459 3040.5903 14484.447 C 3023.8247 14487.456 3026.3772 14488.354 3060.5417 14491.447 C 3130.122 14497.752 3140.6924 14498.357 3193.7424 14499.081 C 3238.3484 14499.688 3244.6343 14498.772 3236.778 14492.811 z M 9315.74 14353.969 C 9327.231 14351.29 9368.691 14348.615 9407.872 14348.026 L 9479.109 14346.954 L 9500.59 14322.017 C 9523.225 14295.739 9527.272 14282.405 9514.143 14277.367 C 9509.782 14275.693 9456.307 14274.005 9395.307 14273.612 L 9284.398 14272.901 L 9284.398 14257.23 L 9284.398 14241.56 L 9334.022 14237.974 C 9361.315 14236.002 9413.918 14232.321 9450.917 14229.796 C 9532.744 14224.213 9533.618 14223.52 9531.408 14165.857 L 9529.905 14126.642 L 9503.788 14127.374 C 9489.423 14127.778 9455.339 14130.903 9428.047 14134.32 C 9400.753 14137.737 9354.726 14139.714 9325.764 14138.713 C 9276.722 14137.016 9271.883 14135.862 9255.322 14121.928 L 9237.54 14106.966 L 9227.684 14129.567 C 9217.748 14152.351 9209.327 14224.899 9208.885 14291.512 C 9208.68 14322.33 9210.108 14327.1455 9223.021 14339.179 C 9230.923 14346.541 9240.912 14353.847 9245.222 14355.414 C 9257.757 14359.975 9293.084 14359.251 9315.74 14353.969 z M 7860.0405 14349.509 C 7916.581 14349.958 7981.646 14350.518 8004.63 14350.752 C 8145.1953 14352.18 9087.82 14343.359 9095.151 14340.545 C 9100.054 14338.663 9116.11 14340.014 9130.832 14343.545 C 9163.406 14351.359 9167.598 14347.327 9165.615 14310.088 L 9164.257 14284.594 L 8656.098 14282.333 C 8149.0596 14280.078 8113.137 14278.766 8111.666 14262.455 C 8110.7305 14252.081 8148.4346 14249.131 8310.207 14246.921 C 8400.705 14245.686 8546.441 14243.286 8634.067 14241.589 C 8721.691 14239.892 8847.449 14237.478 8913.526 14236.221 C 9037.8955 14233.858 9147.237 14227.072 9162.701 14220.759 C 9172.582 14216.725 9180.429 14178.933 9175.4795 14159.212 L 9172.477 14147.25 L 8821.001 14148.6875 C 8627.689 14149.479 8465.999 14151.488 8461.69 14153.153 C 8445.797 14159.291 7807.803 14161.061 7702.2437 14155.261 C 7639.681 14151.822 7411.276 14149.631 7137.52 14149.843 C 6775.4033 14150.122 6656.232 14148.537 6575.9893 14142.373 C 6513.293 14137.56 6400.8257 14134.428 6283.4707 14134.2295 C 6109.7153 14133.936 6054.6904 14132.0625 5893.7773 14120.963 C 5852.865 14118.141 5840.0557 14118.855 5836.7856 14124.145 C 5831.913 14132.03 5823.3286 14268.209 5827.087 14278.005 C 5829.9424 14285.446 5926.5537 14294.525 6048.4106 14298.806 C 6090.0693 14300.2705 6174.6904 14303.827 6236.459 14306.711 C 6673.9307 14327.145 7094.2163 14340.022 7367.357 14341.368 C 7592.4287 14342.476 7735.005 14346.289 7740.0522 14351.337 C 7741.6216 14352.906 7746.1313 14352.953 7750.073 14351.44 C 7754.015 14349.929 7803.5 14349.06 7860.0405 14349.509 z M 9746.683 14332.945 C 9868.171 14319.535 9868.601 14319.456 9874.325 14309.594 C 9877.382 14304.327 9886.347 14292.432 9894.248 14283.159 C 9921.613 14251.041 9919.392 14250.609 9777.716 14260.54 C 9730.142 14263.874 9682.571 14264.98 9672.002 14262.997 C 9648.624 14258.611 9638.332 14243.573 9650.431 14231.475 C 9656.86 14225.046 9670.661 14223.284 9714.409 14223.312 C 9797.785 14223.363 9902.128 14208.122 9916.45 14193.8 C 9926.526 14183.723 9927.613 14115.886 9917.754 14112.375 C 9906.808 14108.477 9741.566 14118.922 9697.06 14126.326 L 9655.2705 14133.278 L 9625.142 14117.43 C 9608.571 14108.713 9593.292 14103.297 9591.188 14105.3955 C 9589.086 14107.492 9585.773 14127.235 9583.828 14149.268 C 9581.884 14171.298 9577.77 14203.428 9574.686 14220.666 C 9566.414 14266.893 9572.539 14316.01 9588.574 14332.045 C 9600.913 14344.383 9603.325 14344.766 9649.242 14341.659 C 9675.541 14339.879 9719.39 14335.958 9746.683 14332.945 z M 10182.849 14312.458 C 10231.195 14307.383 10243.622 14304.148 10261.202 14292.068 C 10283.242 14276.921 10292.485 14252.052 10278.124 14246.54 C 10274.118 14245.003 10232.236 14245.883 10185.056 14248.497 C 10062.756 14255.269 10016.971 14246.952 10025.67 14219.543 C 10028.665 14210.108 10034.6455 14209.382 10113.701 14208.847 C 10208.668 14208.206 10263.911 14199.384 10281.197 14182.098 C 10294.423 14168.872 10300.022 14111.545 10289.931 14092.688 C 10283.035 14079.803 10275.945 14079.732 10086.214 14090.665 C 10034.679 14093.635 10030.47 14093.113 10016.521 14082.054 C 10003.149 14071.449 10002.004 14068.1045 10004.968 14048.337 C 10008.549 14024.461 9999.495 14010.414 9984.288 14016.251 C 9977.614 14018.812 9976.802 14026.195 9979.484 14059.929 C 9981.26 14082.256 9980.013 14125.206 9976.715 14155.372 C 9964.662 14265.563 9964.271 14282.092 9973.214 14303.4375 L 9981.629 14323.528 L 10053.509 14321.009 C 10093.044 14319.624 10151.246 14315.775 10182.849 14312.458 z M 3801.1191 14297.15 C 3784.4463 14288.847 3753.257 14279.416 3730.6013 14275.824 C 3708.2595 14272.285 3654.7202 14262.647 3611.6265 14254.404 C 3568.532 14246.164 3500.3647 14233.302 3460.1436 14225.821 C 3419.9219 14218.34 3364.683 14207.789 3337.39 14202.375 C 3251.7795 14185.391 3096.5776 14156.235 3044.8713 14147.423 C 2964.5208 14133.732 2791.241 14098.764 2723.623 14082.595 C 2639.8655 14062.565 2604.0818 14057.868 2607.1484 14067.301 C 2609.6802 14075.088 2631.1243 14086.437 2687.0583 14109.596 C 2724.6099 14125.145 2771.8098 14138.02 2854.212 14155.194 C 2880.0684 14160.583 2932.957 14172.066 2971.7417 14180.716 C 3162.445 14223.237 3187.9604 14227.833 3337.982 14246.703 C 3371.3462 14250.9 3405.33 14256.876 3413.502 14259.982 C 3431.2976 14266.749 3573.609 14288.469 3671.4133 14299.347 C 3710.0422 14303.643 3742.7546 14308.265 3744.1074 14309.618 C 3745.4607 14310.971 3765.5686 14312.069 3788.7915 14312.058 L 3831.0156 14312.038 L 3801.1191 14297.15 z M 10438.803 14301.58 C 10599.343 14288.8955 10619.016 14284.814 10619.016 14264.192 C 10619.016 14258.169 10623.89 14245.352 10629.849 14235.711 L 10640.683 14218.183 L 10627.866 14212.344 C 10618.263 14207.967 10591.256 14208.453 10520.137 14214.281 C 10423.622 14222.191 10394.547 14220.4375 10379.931 14205.822 C 10370.675 14196.564 10374.779 14173.677 10386.504 14169.178 C 10390.827 14167.519 10407.417 14168.781 10423.37 14171.985 C 10445.6875 14176.469 10458.813 14176.267 10480.302 14171.112 C 10495.661 14167.427 10514.315 14165.939 10521.756 14167.807 C 10529.196 14169.673 10551.186 14167.711 10570.62 14163.446 C 10590.055 14159.182 10614.183 14155.031 10624.238 14154.226 L 10642.5205 14152.761 L 10644.024 14107.468 C 10645.358 14067.271 10644.442 14061.833 10635.887 14059.116 C 10630.584 14057.434 10591.124 14059.593 10548.195 14063.914 C 10505.268 14068.235 10442.631 14071.777 10409.004 14071.783 L 10347.863 14071.795 L 10345.27 14088.7705 C 10339.605 14125.835 10338.144 14273.749 10343.344 14283.633 C 10349.723 14295.757 10362.905 14306.918 10370.589 14306.694 C 10373.632 14306.606 10404.327 14304.307 10438.803 14301.58 z M 5431.5854 14261.509 C 5451.2363 14233.631 5459.691 14190.309 5457.088 14130.842 L 5455.5386 14095.456 L 5413.7505 14094.428 C 5282.0957 14091.189 5215.366 14084.029 5180.315 14069.386 C 5169.821 14064.999 5165.097 14080.633 5155.1226 14152.761 C 5145.016 14225.836 5145.5396 14230.696 5164.326 14238.179 C 5176.943 14243.202 5315.1333 14254.619 5363.333 14254.619 C 5376.3306 14254.619 5384.6377 14258.707 5394.7637 14270.085 C 5402.3325 14278.593 5409.837 14285.644 5411.4385 14285.756 C 5413.04 14285.867 5422.1064 14274.956 5431.5854 14261.509 z M 10885.415 14272.584 C 10944.312 14268.456 11044.212 14261.667 11107.417 14257.496 C 11170.622 14253.324 11235.264 14248.106 11251.064 14245.9 C 11266.866 14243.693 11295.073 14241.789 11313.747 14241.668 C 11350.817 14241.426 11511.726 14226.089 11561.865 14218.019 C 11579.103 14215.244 11622.59 14211.764 11658.501 14210.284 C 11694.413 14208.804 11743.775 14204.189 11768.195 14200.028 C 11818.805 14191.403 11890.791 14183.772 11992.809 14176.215 C 12031.593 14173.342 12080.955 14168.583 12102.502 14165.641 C 12124.05 14162.697 12179.288 14156.697 12225.256 14152.305 C 12271.223 14147.912 12341.741 14140.857 12381.963 14136.628 C 12422.185 14132.396 12488.0 14126.756 12528.223 14124.095 C 12568.444 14121.432 12617.807 14116.663 12637.917 14113.498 C 12658.027 14110.331 12690.936 14105.753 12711.047 14103.32 C 12759.452 14097.469 12823.797 14088.519 12862.529 14082.248 C 12879.768 14079.457 12919.728 14073.55 12951.329 14069.117 C 13106.989 14047.285 13164.622 14037.958 13277.802 14016.283 C 13345.316 14003.353 13432.288 13986.095 13471.073 13977.93 C 13509.857 13969.765 13580.375 13955.629 13627.778 13946.52 C 13675.184 13937.407 13722.48 13926.747 13732.884 13922.833 C 13752.1455 13915.58 13836.97 13894.441 13888.956 13883.937 C 13922.113 13877.236 13975.155 13857.746 14009.099 13839.789 C 14022.026 13832.948 14054.219 13820.148 14080.639 13811.344 C 14140.412 13791.423 14204.102 13759.477 14276.415 13713.1455 C 14307.085 13693.494 14352.812 13665.663 14378.033 13651.299 C 14433.122 13619.923 14480.028 13585.137 14531.237 13537.6875 C 14575.476 13496.696 14575.972 13490.248 14531.94 13528.546 C 14515.425 13542.911 14499.589 13554.662 14496.75 13554.662 C 14493.913 13554.662 14465.858 13571.706 14434.41 13592.534 C 14402.961 13613.363 14354.928 13641.864 14327.67 13655.872 C 14300.412 13669.88 14274.585 13684.138 14270.274 13687.562 C 14251.065 13702.8125 14178.979 13733.653 14053.497 13780.306 C 13980.857 13807.313 13695.896 13878.526 13597.278 13894.315 C 13560.904 13900.141 13495.884 13911.864 13452.79 13920.37 C 13409.696 13928.876 13346.23 13940.466 13311.755 13946.124 C 13132.836 13975.496 13020.19 13993.332 12982.671 13998.233 C 12959.6875 14001.233 12923.253 14006.0205 12901.705 14008.867 C 12857.126 14014.759 12787.627 14021.769 12692.765 14029.945 C 12656.852 14033.041 12608.665 14037.766 12585.682 14040.446 C 12562.698 14043.126 12515.686 14047.878 12481.21 14051.008 C 12408.576 14057.6 12331.614 14066.14 12290.55 14072.165 C 12274.749 14074.482 12214.809 14081.216 12157.35 14087.127 C 12099.891 14093.039 12021.1455 14102.436 11982.36 14108.011 C 11943.576 14113.583 11889.513 14120.705 11862.22 14123.833 C 11834.926 14126.963 11786.739 14132.836 11755.136 14136.888 C 11687.684 14145.53 11589.121 14153.3125 11454.782 14160.604 C 11401.633 14163.488 11333.466 14168.12 11303.3 14170.8955 C 11198.602 14180.531 11101.4 14186.522 10953.322 14192.476 C 10710.91 14202.215 10706.385 14202.672 10699.3125 14218.054 C 10695.756 14225.791 10694.667 14240.599 10696.645 14254.391 C 10700.554 14281.667 10710.358 14286.6455 10752.216 14282.607 C 10766.581 14281.222 10826.5205 14276.711 10885.415 14272.584 z M 5781.9956 14267.695 C 5786.389 14262.401 5788.7036 14236.683 5789.1646 14188.036 L 5789.8457 14116.194 L 5748.0566 14115.067 C 5671.2217 14112.995 5560.2563 14102.055 5537.091 14094.266 C 5518.8604 14088.139 5513.3403 14087.906 5510.1084 14093.137 C 5505.0186 14101.373 5498.441 14196.975 5500.7954 14228.502 C 5502.43 14250.401 5503.859 14252.433 5521.7085 14258.261 C 5547.606 14266.715 5629.4204 14273.914 5709.547 14274.791 C 5762.38 14275.369 5776.799 14273.956 5781.9956 14267.695 z M 5075.5796 14219.36 C 5101.253 14208.866 5103.4434 14203.482 5113.6895 14125.688 C 5122.179 14061.227 5121.3794 14059.724 5080.753 14063.758 C 5062.795 14065.54 5005.6104 14064.808 4953.677 14062.13 C 4873.5522 14057.995 4855.923 14055.561 4837.2734 14046.047 C 4825.1855 14039.88 4813.329 14036.049 4810.926 14037.535 C 4804.4976 14041.508 4800.3066 14066.933 4794.6045 14136.54 C 4789.447 14199.498 4792.5215 14216.811 4807.8164 14210.943 C 4811.204 14209.642 4833.7456 14210.899 4857.909 14213.738 C 4882.0728 14216.576 4934.7505 14220.697 4974.972 14222.8955 C 5015.1934 14225.093 5049.2524 14227.254 5050.658 14227.696 C 5052.0645 14228.139 5063.28 14224.387 5075.5796 14219.36 z M 4721.589 14192.962 C 4739.6523 14184.128 4739.915 14183.51 4748.6274 14129.224 C 4753.467 14099.073 4757.599 14066.948 4757.8105 14057.832 L 4758.195 14041.259 L 4720.324 14043.689 C 4686.6797 14045.85 4586.011 14036.587 4540.28 14027.125 C 4513.3228 14021.546 4510.3037 14014.277 4517.3145 13971.827 C 4523.6504 13933.46 4520.341 13920.312 4504.347 13920.312 C 4500.4634 13920.312 4493.639 13913.26 4489.182 13904.641 C 4484.725 13896.022 4480.024 13888.97 4478.7354 13888.97 C 4475.426 13888.97 4460.4526 13918.673 4460.4526 13925.235 C 4460.4526 13928.228 4467.5044 13936.961 4476.123 13944.642 C 4493.2637 13959.914 4495.966 13977.038 4486.3013 14009.146 C 4483.281 14019.184 4477.5654 14055.603 4473.6006 14090.077 C 4463.209 14180.439 4457.9194 14175.864 4585.818 14187.134 C 4624.603 14190.549 4661.0366 14195.228 4666.7827 14197.531 C 4683.302 14204.156 4701.8623 14202.608 4721.589 14192.962 z M 4401.5776 14150.236 C 4425.2188 14138.8125 4425.1396 14139.012 4434.526 14067.178 C 4440.879 14018.554 4437.7246 14009.358 4418.264 14019.772 C 4409.0537 14024.703 4396.5854 14024.859 4364.162 14020.456 C 4340.9883 14017.307 4303.2236 14013.244 4280.24 14011.424 C 4257.257 14009.605 4214.1455 14003.684 4184.437 13998.266 C 4154.729 13992.848 4104.191 13985.962 4072.1306 13982.963 C 3996.0947 13975.853 3877.808 13963.171 3828.4036 13956.832 C 3806.8564 13954.067 3762.195 13949.424 3729.156 13946.514 C 3696.117 13943.602 3653.8066 13938.966 3635.132 13936.21 C 3579.9912 13928.071 3515.9229 13920.306 3460.1436 13914.999 C 3431.4138 13912.265 3382.0513 13906.557 3350.4487 13902.313 C 3318.8464 13898.07 3237.7507 13887.463 3170.2363 13878.741 C 3023.525 13859.787 2976.9978 13853.042 2972.102 13850.018 C 2970.0903 13848.772 2946.2678 13845.31 2919.1633 13842.32 C 2892.0588 13839.333 2838.2554 13833.394 2799.5999 13829.124 C 2760.9446 13824.8545 2717.4583 13819.136 2702.964 13816.416 C 2688.47 13813.698 2654.2805 13808.762 2626.9875 13805.448 C 2599.6946 13802.134 2559.7344 13796.14 2538.1873 13792.125 C 2516.6401 13788.114 2468.4531 13779.977 2431.1045 13774.048 C 2358.641 13762.544 2283.3193 13746.169 2260.4087 13736.941 C 2242.884 13729.884 2238.5168 13719.268 2248.8755 13708.908 C 2259.3398 13698.445 2264.077 13698.678 2345.8743 13713.684 C 2411.4495 13725.713 2483.4814 13736.909 2566.9167 13748.04 C 2669.8186 13761.7705 2778.6765 13775.348 2801.3013 13777.273 C 2815.2947 13778.465 2828.9094 13780.777 2831.556 13782.413 C 2836.8618 13785.693 2886.4514 13791.806 2974.3535 13800.014 C 3005.956 13802.966 3078.8245 13811.212 3136.2832 13818.336 C 3193.7424 13825.463 3264.2603 13833.425 3292.9897 13836.027 C 3321.7195 13838.631 3372.9404 13845.722 3406.8147 13851.785 C 3440.6882 13857.847 3503.5728 13865.032 3546.558 13867.754 C 3589.5432 13870.475 3626.8247 13874.005 3629.4065 13875.601 C 3631.9873 13877.197 3654.9 13880.772 3680.3223 13883.549 C 3705.7441 13886.326 3746.5242 13891.091 3770.9446 13894.136 C 3815.9631 13899.751 3930.4878 13909.67 3987.722 13912.909 C 4044.8042 13916.141 4128.5186 13925.71 4144.428 13930.824 C 4159.3 13935.6045 4187.39 13939.214 4314.1934 13952.636 C 4393.1353 13960.991 4405.174 13960.861 4406.442 13951.653 C 4411.8257 13912.573 4415.8613 13901.992 4432.341 13883.751 C 4442.9624 13871.994 4456.436 13862.804 4464.4287 13861.862 C 4477.142 13860.365 4478.6914 13857.413 4484.4595 13823.675 C 4499.111 13737.987 4504.0273 13703.376 4501.8975 13700.923 C 4500.65 13699.487 4492.5776 13698.161 4483.9585 13697.976 C 4461.973 13697.506 4378.501 13691.083 4280.24 13682.3 C 4173.4653 13672.756 4144.1123 13670.695 4029.51 13664.691 C 3977.7969 13661.983 3908.4543 13657.177 3875.4153 13654.012 C 3708.322 13638.005 3646.1504 13631.586 3567.226 13622.202 C 3519.8225 13616.5625 3459.8823 13609.544 3434.0256 13606.604 C 3408.1692 13603.663 3370.5598 13599.059 3350.4487 13596.375 C 3330.3384 13593.689 3271.5732 13587.803 3219.86 13583.294 C 3116.7786 13574.304 3074.0518 13569.426 2995.2473 13557.651 C 2966.5178 13553.357 2912.4543 13547.431 2875.106 13544.477 C 2837.7576 13541.523 2790.7458 13536.79 2770.635 13533.959 C 2750.5247 13531.129 2694.11 13524.049 2645.27 13518.228 C 2596.4297 13512.406 2540.0154 13504.277 2519.9048 13500.162 C 2499.7942 13496.048 2451.607 13489.936 2412.822 13486.578 C 2374.0374 13483.22 2340.5884 13479.426 2338.491 13478.147 C 2334.1409 13475.495 2238.7676 13462.683 2172.191 13455.807 C 2147.5793 13453.266 2117.534 13448.217 2105.4229 13444.588 C 2076.8435 13436.026 2068.807 13442.425 2078.5623 13465.977 C 2082.2908 13474.979 2090.4 13485.657 2096.5823 13489.708 C 2102.7651 13493.759 2175.8606 13508.861 2259.0168 13523.269 C 2342.1733 13537.676 2431.9124 13554.158 2458.437 13559.897 C 2484.9617 13565.637 2513.2441 13570.333 2521.287 13570.333 C 2529.3298 13570.333 2548.7634 13573.935 2564.4724 13578.333 C 2580.1816 13582.732 2610.0923 13588.496 2630.941 13591.143 C 2651.7888 13593.788 2689.3987 13600.642 2714.5176 13606.373 C 2739.6362 13612.105 2786.0447 13620.387 2817.647 13624.779 C 2849.2493 13629.172 2886.8586 13634.929 2901.2239 13637.572 C 2915.5886 13640.218 2950.8474 13645.125 2979.577 13648.4795 C 3051.7837 13656.909 3213.1323 13679.78 3221.6025 13682.786 C 3225.4336 13684.147 3270.0947 13691.268 3320.8499 13698.608 C 3371.6047 13705.951 3436.2424 13717.663 3464.4895 13724.636 C 3492.7368 13731.608 3534.2524 13738.85 3556.7466 13740.725 C 3597.4426 13744.119 3614.591 13749.322 3607.7205 13756.194 C 3603.9678 13759.947 3559.2192 13756.026 3392.237 13737.3125 C 3207.726 13716.637 3164.7773 13711.331 3074.6755 13698.075 C 3025.2441 13690.806 2911.9321 13674.292 2822.8706 13661.379 C 2673.874 13639.776 2477.0945 13607.448 2381.481 13588.864 C 2359.9338 13584.675 2323.4995 13577.749 2300.5159 13573.473 C 2277.5325 13569.194 2229.728 13560.028 2194.2844 13553.103 C 2121.479 13538.874 2117.9229 13540.174 2135.4888 13574.606 C 2149.662 13602.389 2163.189 13606.312 2355.3633 13638.368 C 2408.513 13647.235 2467.2776 13657.833 2485.9517 13661.92 C 2504.626 13666.006 2543.4106 13672.968 2572.1404 13677.391 C 2600.8699 13681.813 2637.304 13687.69 2653.1052 13690.45 C 2778.153 13712.293 2878.7434 13728.573 2927.3413 13734.834 C 3091.512 13755.982 3151.5806 13765.226 3200.6902 13776.898 C 3230.368 13783.952 3262.239 13789.723 3271.5151 13789.723 C 3280.7915 13789.723 3292.9443 13793.175 3298.5208 13797.393 C 3307.6965 13804.332 3304.4397 13805.076 3264.2603 13805.224 C 3210.9143 13805.417 3123.1545 13797.827 3055.3184 13787.153 C 3028.0254 13782.857 2966.9097 13774.589 2919.5063 13768.777 C 2807.493 13755.047 2466.201 13700.8125 2394.5398 13685.354 C 2314.015 13667.983 2189.489 13643.465 2181.8032 13643.465 C 2175.905 13643.465 2172.5388 13647.408 2172.5388 13654.318 C 2172.5388 13673.332 2209.608 13743.064 2231.9473 13766.075 C 2252.4985 13787.243 2255.575 13788.548 2297.904 13794.071 C 2361.8713 13802.414 2489.33 13822.254 2606.0935 13842.045 C 2621.8948 13844.722 2660.6794 13850.475 2692.2817 13854.828 C 2723.8843 13859.18 2769.721 13867.272 2794.141 13872.813 C 2818.561 13878.351 2857.346 13885.248 2880.3298 13888.137 C 2903.3132 13891.027 2957.377 13898.254 3000.4714 13904.2 C 3043.5654 13910.143 3109.3826 13918.814 3146.7305 13923.472 C 3184.0789 13928.128 3231.0908 13936.461 3251.2014 13941.988 C 3271.3123 13947.517 3301.8699 13953.726 3319.1074 13955.786 C 3357.7227 13960.403 3355.815 13969.451 3316.4958 13968.174 C 3183.192 13963.851 2998.6184 13943.102 2749.741 13904.463 C 2732.5032 13901.786 2686.6667 13894.777 2647.8816 13888.885 C 2519.422 13869.37 2484.1592 13863.913 2391.928 13849.27 C 2256.2136 13827.721 2246.7935 13829.232 2273.0928 13868.34 C 2284.469 13885.256 2287.438 13886.559 2321.5928 13889.627 C 2341.603 13891.425 2365.0266 13895.346 2373.6453 13898.336 C 2382.2642 13901.327 2409.5903 13905.137 2434.37 13906.8 C 2459.1494 13908.465 2499.733 13915.711 2524.5552 13922.903 C 2549.3774 13930.097 2574.513 13935.982 2580.4124 13935.982 C 2586.3115 13935.982 2624.4734 13941.756 2665.216 13948.8125 C 2736.8228 13961.215 2889.7488 13985.458 2932.5652 13991.194 C 2944.0566 13992.734 2971.0886 13997.563 2992.6357 14001.925 C 3014.183 14006.287 3043.5654 14011.93 3057.9302 14014.461 C 3092.4885 14020.56 3240.5205 14035.354 3266.2664 14035.285 C 3277.4246 14035.255 3295.054 14037.434 3305.4426 14040.127 C 3315.8313 14042.822 3361.9407 14048.723 3407.908 14053.243 C 3453.8752 14057.765 3523.2178 14065.201 3562.0027 14069.77 C 3600.7874 14074.34 3648.9749 14080.003 3669.0854 14082.356 C 3689.1956 14084.709 3733.8574 14089.331 3768.3328 14092.625 C 3802.8083 14095.92 3849.8198 14101.034 3872.8037 14103.991 C 3895.787 14106.947 3939.2732 14111.361 3969.4395 14113.8 C 4033.2327 14118.953 4128.922 14131.174 4162.7104 14138.483 C 4175.6387 14141.28 4217.03 14144.045 4254.691 14144.63 C 4318.44 14145.619 4357.7896 14150.216 4365.1016 14157.526 C 4370.3477 14162.772 4379.357 14160.972 4401.5776 14150.236 z M 10911.534 14152.983 C 10924.462 14151.586 10952.669 14149.349 10974.217 14148.013 C 11059.764 14142.704 11182.08 14134.294 11209.275 14131.848 C 11350.6 14119.142 11420.286 14113.694 11478.289 14110.82 C 11581.207 14105.721 11817.969 14083.481 11865.661 14074.434 C 11905.946 14066.792 11925.936 14064.112 12039.82 14051.085 C 12067.113 14047.964 12102.216 14043.119 12117.826 14040.319 C 12133.438 14037.5205 12165.462 14035.23 12188.993 14035.23 C 12213.673 14035.23 12241.177 14031.913 12253.985 14027.3955 C 12266.199 14023.085 12284.402 14019.56 12294.437 14019.56 C 12304.47 14019.56 12331.794 14016.062 12355.156 14011.789 C 12394.448 14004.6 12479.869 13995.236 12622.246 13982.509 C 12789.732 13967.537 12870.67 13958.339 12990.506 13940.659 C 13029.29 13934.9375 13077.479 13928.189 13097.589 13925.663 C 13117.7 13923.138 13152.959 13917.44 13175.942 13913.001 C 13217.996 13904.877 13357.971 13881.281 13416.226 13872.495 C 13433.462 13869.895 13458.359 13865.365 13471.551 13862.428 C 13484.743 13859.49 13514.125 13854.863 13536.846 13852.1455 C 13559.565 13849.431 13589.909 13845.118 13604.272 13842.5625 C 13618.637 13840.008 13642.143 13836.231 13656.509 13834.166 C 13670.873 13832.099 13701.065 13824.749 13723.6045 13817.831 C 13746.141 13810.913 13782.575 13801.915 13804.568 13797.835 C 13826.562 13793.756 13862.187 13784.592 13883.733 13777.472 C 13905.279 13770.35 13944.064 13757.986 13969.922 13749.993 C 13995.777 13742.001 14032.213 13728.594 14050.888 13720.198 C 14069.561 13711.804 14095.418 13701.866 14108.345 13698.113 C 14146.853 13686.9375 14201.629 13662.438 14258.121 13631.129 C 14287.348 13614.929 14313.418 13601.675 14316.056 13601.675 C 14322.573 13601.675 14456.941 13511.577 14507.499 13473.304 C 14529.982 13456.282 14561.405 13429.429 14577.321 13413.628 C 14627.916 13363.404 14667.265 13320.042 14667.265 13314.513 C 14667.265 13305.404 14537.871 13311.441 14528.317 13320.996 C 14526.395 13322.923 14524.262 13329.86 14523.578 13336.416 C 14522.896 13342.97 14522.026 13350.685 14521.644 13353.557 C 14521.263 13356.429 14505.096 13375.441 14485.719 13395.803 C 14447.689 13435.767 14408.908 13460.611 14327.734 13497.017 C 14300.441 13509.257 14249.903 13532.809 14215.429 13549.353 C 14087.196 13610.89 13992.635 13647.155 13915.073 13664.543 C 13899.272 13668.084 13880.047 13674.169 13872.349 13678.061 C 13864.652 13681.952 13836.007 13690.809 13808.694 13697.74 C 13781.382 13704.671 13756.898 13711.66 13754.291 13713.273 C 13743.392 13720.009 13645.998 13742.711 13627.998 13742.711 C 13610.066 13742.711 13496.198 13765.596 13487.557 13770.9375 C 13485.501 13772.209 13449.806 13777.021 13408.234 13781.633 C 13366.662 13786.247 13323.246 13792.246 13311.755 13794.971 C 13300.263 13797.693 13275.582 13799.828 13256.907 13799.717 C 13228.003 13799.544 13217.589 13796.648 13186.874 13780.253 C 13151.779 13761.521 13150.382 13759.992 13135.849 13724.429 C 13126.721 13702.095 13122.061 13683.041 13123.872 13675.471 C 13125.504 13668.652 13124.392 13646.323 13121.398 13625.845 C 13118.406 13605.37 13113.747 13555.951 13111.045 13516.026 C 13105.406 13432.708 13101.531 13424.171 13073.755 13433.854 C 13064.459 13437.094 13050.622 13439.745 13043.007 13439.745 C 13035.392 13439.745 13026.339 13442.566 13022.893 13446.014 C 13014.436 13454.471 13015.054 13502.718 13024.552 13575.558 C 13040.629 13698.86 13043.624 13730.141 13041.146 13748.893 C 13038.407 13769.632 13013.428 13826.698 13004.616 13832.352 C 13001.655 13834.25 12987.279 13834.669 12972.669 13833.284 C 12958.06 13831.899 12914.372 13835.679 12875.588 13841.687 C 12836.803 13847.691 12773.337 13857.228 12734.553 13862.878 C 12695.768 13868.527 12641.704 13876.637 12614.41 13880.9 C 12587.118 13885.164 12549.509 13889.841 12530.834 13891.292 C 12512.159 13892.742 12467.498 13896.31 12431.587 13899.215 C 12395.675 13902.122 12329.857 13906.992 12285.327 13910.041 C 12240.796 13913.088 12180.855 13918.839 12152.126 13922.821 C 12087.631 13931.76 11982.786 13944.073 11906.619 13951.655 C 11875.017 13954.801 11832.707 13959.638 11812.596 13962.402 C 11716.763 13975.575 11579.273 13988.064 11410.383 13998.939 C 11361.543 14002.083 11291.024 14008.021 11253.676 14012.138 C 11216.328 14016.254 11163.439 14021.956 11136.146 14024.812 C 11108.853 14027.665 11052.439 14033.75 11010.781 14038.329 C 10969.123 14042.911 10886.292 14047.927 10826.712 14049.477 C 10746.688 14051.559 10716.902 14054.081 10712.715 14059.126 C 10703.273 14070.501 10695.943 14137.725 10702.755 14150.453 C 10708.497 14161.181 10710.951 14161.387 10798.338 14158.495 C 10847.667 14156.86 10898.605 14154.38 10911.534 14152.983 z M 7328.18 14092.585 C 8110.2314 14094.697 8399.955 14094.33 8506.091 14091.095 C 8631.992 14087.256 8815.116 14082.952 8999.715 14079.493 C 9111.251 14077.401 9129.272 14075.914 9139.996 14067.914 C 9161.856 14051.607 9151.553 14048.24 9083.292 14049.38 C 8753.538 14054.896 8237.618 14056.129 8225.324 14051.428 C 8210.418 14045.729 8205.651 14028.679 8217.003 14021.664 C 8220.327 14019.609 8334.918 14017.281 8471.65 14016.489 C 8608.383 14015.698 8806.053 14012.222 8910.915 14008.763 C 9015.777 14005.305 9117.621 14002.051 9137.235 14001.534 C 9161.704 14000.89 9174.384 13998.245 9177.641 13993.102 C 9186.2705 13979.472 9189.37 13951.171 9182.9375 13944.733 C 9178.447 13940.241 9098.49 13937.893 8884.797 13935.982 C 8582.002 13933.272 8567.459 13932.143 8587.279 13912.815 C 8595.455 13904.843 8737.869 13900.492 9045.613 13898.816 C 9214.1455 13897.898 9197.127 13903.6 9210.644 13843.538 C 9225.278 13778.509 9232.649 13783.975 9131.61 13784.921 C 9083.488 13785.372 9028.836 13787.692 9010.162 13790.077 C 8991.488 13792.461 8884.77 13796.963 8773.012 13800.08 C 8661.252 13803.197 8567.972 13806.887 8565.721 13808.279 C 8563.469 13809.669 8476.264 13811.961 8371.93 13813.367 C 8267.595 13814.777 8068.2266 13818.847 7928.888 13822.414 C 7644.904 13829.685 7615.2363 13829.61 7586.2646 13821.567 C 7555.2524 13812.957 7467.667 13814.48 7434.1855 13824.215 C 7417.75 13828.991 7398.4287 13831.197 7389.1885 13829.349 C 7360.368 13823.583 7044.7495 13815.096 6790.1553 13813.236 C 6422.022 13810.548 6192.029 13805.858 6145.1836 13800.082 C 6122.276 13797.257 6069.387 13794.775 6027.654 13794.565 C 5985.9204 13794.355 5938.847 13792.206 5923.046 13789.79 C 5898.4336 13786.024 5892.445 13786.838 5881.2573 13795.468 C 5874.075 13801.009 5862.9175 13808.233 5856.462 13811.521 C 5842.6353 13818.567 5834.316 13844.553 5834.275 13880.819 C 5834.2583 13895.012 5831.3984 13920.407 5827.9194 13937.254 C 5820.91 13971.1875 5825.015 13984.457 5843.375 13987.205 C 5857.694 13989.349 5870.3716 14004.181 5878.54 14028.3545 C 5889.2173 14059.948 5895.918 14061.369 6046.8286 14064.023 C 6289.8105 14068.3 6493.883 14075.368 6559.34 14081.774 C 6644.665 14090.127 6802.523 14095.748 6886.79 14093.439 C 6924.1387 14092.414 7122.764 14092.029 7328.18 14092.585 z M 9515.54 14060.48 C 9531.02 14055.7705 9532.517 14053.463 9532.517 14034.324 C 9532.517 14021.963 9536.661 14007.518 9542.601 13999.177 C 9555.324 13981.306 9571.234 13904.258 9567.259 13879.761 C 9565.243 13867.342 9567.624 13853.355 9574.496 13837.242 C 9589.38 13802.343 9595.244 13765.662 9587.611 13755.224 C 9581.99 13747.536 9572.991 13747.291 9493.941 13752.652 C 9427.076 13757.188 9396.331 13757.116 9363.343 13752.348 C 9339.612 13748.916 9316.194 13747.645 9311.302 13749.522 C 9302.345 13752.959 9289.453 13778.809 9274.011 13824.294 C 9264.933 13851.035 9244.289 13978.578 9248.378 13982.667 C 9249.76 13984.05 9260.125 13984.514 9271.411 13983.698 C 9301.371 13981.535 9318.352 13999.714 9318.352 14033.946 C 9318.352 14047.868 9321.021 14061.928 9324.284 14065.189 C 9331.467 14072.373 9489.233 14068.489 9515.54 14060.48 z M 9382.34 14016.358 C 9372.345 14011.93 9374.577 13994.469 9385.915 13988.402 C 9391.472 13985.428 9415.052 13982.994 9438.313 13982.994 C 9472.016 13982.994 9481.252 13984.668 9483.771 13991.234 C 9490.138 14007.826 9471.8545 14016.815 9429.198 14018.069 C 9407.018 14018.72 9385.931 14017.949 9382.34 14016.358 z M 9626.803 14058.046 C 9632.887 14042.044 9628.842 14024.782 9619.006 14024.782 C 9612.838 14024.782 9605.647 14046.22 9605.647 14064.611 C 9605.647 14077.203 9621.376 14072.321 9626.803 14058.046 z M 9259.8545 14047.801 C 9260.804 14038.092 9258.253 14029.094 9253.411 14025.076 C 9246.635 14019.453 9244.574 14020.585 9240.086 14032.39 C 9230.921 14056.494 9234.554 14068.358 9250.19 14065.403 C 9254.959 14064.5 9258.927 14057.273 9259.8545 14047.801 z M 5662.9004 14053.728 C 5692.904 14053.08 5716.6216 14050.091 5721.074 14046.395 C 5725.209 14042.963 5736.8105 14023.18 5746.855 14002.434 C 5762.9014 13969.291 5765.898 13956.468 5771.5405 13896.806 C 5784.7954 13756.647 5784.8584 13768.845 5770.885 13768.711 C 5751.372 13768.523 5636.5005 13758.628 5600.659 13754.045 L 5568.1787 13749.891 L 5562.1685 13778.841 C 5551.7124 13829.211 5548.7856 14024.36 5558.222 14041.995 C 5564.975 14054.61 5583.071 14061.623 5599.186 14057.866 C 5606.3687 14056.191 5635.04 14054.33 5662.9004 14053.728 z M 9883.897 14048.272 C 9897.597 14043.396 9910.759 14035.527 9913.147 14030.788 C 9918.576 14020.014 9932.209 13900.378 9928.438 13896.606 C 9926.914 13895.086 9904.79 13900.144 9879.27 13907.85 C 9839.065 13919.993 9823.108 13921.934 9759.741 13922.394 C 9719.5205 13922.684 9672.264 13920.896 9654.728 13918.418 C 9624.42 13914.135 9622.694 13914.482 9619.826 13925.45 C 9615.401 13942.369 9619.597 13948.933 9639.423 13956.101 C 9663.255 13964.72 9687.977 13993.941 9691.91 14018.142 C 9693.671 14028.976 9697.406 14043.447 9700.212 14050.298 L 9705.311 14062.755 L 9782.149 14059.946 C 9834.964 14058.017 9866.777 14054.367 9883.897 14048.272 z M 9764.966 14002.063 C 9756.58 13995.634 9755.661 13992.188 9760.31 13984.605 C 9767.349 13973.127 9792.709 13968.13 9850.276 13966.884 C 9884.393 13966.144 9895.633 13967.776 9902.287 13974.43 C 9918.892 13991.034 9898.15 13998.263 9809.365 14006.807 C 9783.077 14009.336 9773.054 14008.265 9764.966 14002.063 z M 5364.1147 14035.23 L 5394.138 14035.23 L 5396.627 14009.332 C 5400.7573 13966.344 5433.8857 13931.392 5475.804 13925.798 C 5496.303 13923.061 5497.404 13921.991 5498.948 13903.336 L 5500.569 13883.747 L 5432.7256 13883.747 C 5353.5664 13883.747 5298.349 13877.267 5244.617 13861.67 C 5207.039 13850.765 5205.8936 13850.7295 5198.911 13860.278 C 5194.972 13865.666 5191.749 13881.315 5191.749 13895.059 C 5191.749 13917.401 5193.3667 13920.88 5207.05 13927.957 C 5226.393 13937.958 5230.1377 13950.0 5225.727 13988.005 C 5223.089 14010.734 5223.9585 14019.5 5229.1753 14022.788 C 5240.334 14029.82 5302.6475 14040.036 5319.073 14037.525 C 5327.333 14036.263 5347.6016 14035.23 5364.1147 14035.23 z M 10205.133 14020.545 C 10242.38 14017.252 10261.666 14013.173 10268.282 14007.183 C 10275.132 14000.985 10279.755 13983.856 10284.738 13946.202 C 10292.848 13884.935 10290.076 13877.987 10263.108 13891.972 C 10223.553 13912.484 10118.762 13922.527 10102.054 13907.407 C 10090.852 13897.269 10006.831 13863.574 9999.636 13866.337 C 9992.899 13868.921 9979.429 13932.864 9983.426 13943.283 C 9984.973 13947.314 9995.994 13952.259 10007.919 13954.274 C 10034.705 13958.8 10061.458 13981.403 10072.402 14008.754 C 10081.662 14031.899 10088.619 14034.575 10125.39 14029.143 C 10139.755 14027.0205 10175.638 14023.151 10205.133 14020.545 z M 10074.025 13979.512 C 10065.712 13971.198 10071.397 13956.282 10084.907 13950.962 C 10102.121 13944.185 10244.498 13949.335 10259.325 13957.2705 C 10289.564 13973.453 10251.548 13982.994 10156.822 13982.994 C 10113.199 13982.994 10075.939 13981.427 10074.025 13979.512 z M 10566.779 14004.785 L 10642.5205 13996.052 L 10642.5205 13980.383 L 10642.5205 13964.712 L 10608.567 13965.561 C 10589.895 13966.026 10541.119 13968.092 10500.179 13970.147 L 10425.744 13973.888 L 10425.744 13994.112 L 10425.744 14014.335 L 10458.392 14013.925 C 10476.348 14013.701 10525.122 14009.588 10566.779 14004.785 z M 5081.815 13989.109 C 5085.082 13976.975 5097.2534 13958.786 5112.761 13942.865 C 5134.3467 13920.706 5138.892 13912.4795 5141.987 13889.9795 C 5146.441 13857.595 5143.6943 13852.383 5122.229 13852.486 C 5098.947 13852.597 5091.2607 13858.7 5095.1064 13874.021 C 5097.3105 13882.805 5094.8315 13891.24 5087.1943 13900.949 C 5073.9834 13917.744 5061.058 13918.959 5048.0825 13904.618 C 5040.042 13895.734 5039.565 13892.053 5044.928 13880.282 C 5052.8096 13862.984 5046.446 13857.822 5017.0933 13857.709 C 4991.8022 13857.612 4929.028 13840.38 4892.779 13823.585 C 4860.45 13808.606 4852.2188 13812.606 4852.2188 13843.298 C 4852.2188 13854.823 4849.536 13873.205 4846.258 13884.148 C 4841.337 13900.571 4841.793 13907.194 4848.8696 13922.107 C 4853.5845 13932.044 4857.4424 13945.759 4857.4424 13952.585 C 4857.4424 13967.575 4869.4995 13985.833 4885.134 13994.515 C 4896.978 14001.094 4958.4287 14006.787 5033.5356 14008.267 L 5076.4287 14009.111 L 5081.815 13989.109 z M 5486.202 13992.279 C 5490.2188 13985.902 5490.2446 13981.658 5486.293 13977.706 C 5478.8135 13970.228 5454.8594 13989.114 5460.418 13998.107 C 5465.632 14006.545 5479.1426 14003.49 5486.202 13992.279 z M 4714.2217 13988.218 C 4715.4233 13988.218 4716.4062 13979.361 4716.4062 13968.535 C 4716.4062 13939.059 4737.5664 13911.483 4771.802 13896.342 C 4787.302 13889.486 4799.9834 13881.406 4799.9834 13878.383 C 4799.9834 13875.361 4802.455 13850.722 4805.476 13823.63 C 4809.165 13790.543 4809.2466 13771.154 4805.724 13764.572 C 4801.8843 13757.397 4802.674 13751.642 4808.6714 13743.078 C 4813.2563 13736.532 4814.8716 13729.441 4812.3403 13726.973 C 4809.8535 13724.547 4776.0854 13721.377 4737.301 13719.927 C 4642.065 13716.367 4623.743 13713.078 4613.692 13697.738 C 4607.449 13688.21 4600.8228 13685.252 4585.728 13685.252 C 4568.2354 13685.252 4565.2817 13687.156 4560.211 13701.703 C 4557.0566 13710.749 4554.4746 13727.791 4554.472 13739.572 C 4554.4697 13751.3545 4550.8384 13778.393 4546.4023 13799.657 C 4537.04 13844.533 4541.115 13863.812 4563.7773 13881.868 C 4576.3325 13891.87 4578.2856 13897.637 4580.5947 13931.516 C 4582.987 13966.63 4584.3647 13970.4 4597.01 13976.436 C 4604.6016 13980.061 4629.133 13984.24 4651.5244 13985.725 C 4673.916 13987.209 4693.4385 13989.626 4694.907 13991.096 C 4696.3765 13992.563 4700.8315 13992.519 4704.8076 13990.992 C 4708.784 13989.466 4713.0205 13988.218 4714.2217 13988.218 z M 10864.522 13980.396 C 10986.272 13973.35 11153.39 13961.535 11198.829 13956.763 C 11226.122 13953.898 11261.451 13951.574 11277.338 13951.602 C 11293.225 13951.631 11334.361 13948.298 11368.75 13944.194 C 11431.926 13936.657 11544.862 13927.784 11559.197 13929.23 C 11563.476 13929.66 11578.754 13927.607 11593.15 13924.667 C 11607.546 13921.727 11633.428 13918.693 11650.666 13917.93 C 11732.395 13914.303 11792.417 13907.889 11799.537 13902.017 C 11804.044 13898.301 11832.885 13893.968 11867.442 13891.817 C 11940.23 13887.287 11952.486 13886.165 12005.867 13879.141 C 12028.85 13876.115 12086.44 13870.129 12133.844 13865.835 C 12181.247 13861.539 12250.591 13854.232 12287.9375 13849.596 C 12390.767 13836.83 12431.706 13832.329 12522.999 13823.759 C 12672.259 13809.748 12700.543 13806.511 12721.628 13801.021 C 12733.047 13798.049 12770.594 13792.9375 12805.069 13789.664 C 12839.545 13786.393 12886.2295 13780.365 12908.813 13776.271 C 12931.395 13772.178 12950.787 13768.829 12951.906 13768.829 C 12953.025 13768.829 12953.941 13766.4795 12953.941 13763.6045 C 12953.941 13756.292 12918.909 13757.277 12854.693 13766.398 C 12781.309 13776.819 12682.019 13788.448 12611.799 13794.84 C 12580.196 13797.719 12546.112 13801.259 12536.058 13802.708 C 12526.002 13804.156 12486.042 13807.776 12447.257 13810.751 C 12200.191 13829.702 11840.944 13866.407 11820.431 13874.8 C 11813.249 13877.735 11792.093 13880.518 11773.419 13880.982 C 11754.745 13881.446 11711.259 13884.527 11676.783 13887.83 C 11642.308 13891.133 11582.367 13896.415 11543.583 13899.568 C 11504.798 13902.721 11444.858 13908.643 11410.383 13912.729 C 11375.907 13916.8125 11295.987 13923.808 11232.782 13928.271 C 10848.76 13955.3955 10765.07 13955.114 10760.989 13926.6875 C 10759.625 13917.181 10763.798 13913.111 10783.622 13904.613 C 10797.834 13898.5205 10819.562 13894.194 10835.936 13894.194 C 10851.338 13894.194 10902.269 13890.75 10949.114 13886.538 C 10995.959 13882.326 11046.04 13877.886 11060.404 13876.666 C 11074.77 13875.448 11132.359 13869.472 11188.382 13863.384 C 11244.404 13857.297 11314.923 13850.088 11345.089 13847.362 C 11375.254 13844.64 11414.039 13839.7 11431.276 13836.388 C 11448.514 13833.075 11474.371 13829.647 11488.735 13828.769 C 11503.101 13827.89 11544.235 13824.701 11580.147 13821.68 C 11616.06 13818.659 11674.824 13813.856 11710.736 13811.01 C 11746.648 13808.161 11805.413 13802.269 11841.325 13797.914 C 11877.237 13793.561 11934.826 13787.429 11969.302 13784.29 C 12003.777 13781.15 12053.14 13775.362 12078.996 13771.429 C 12104.854 13767.495 12161.268 13761.742 12204.362 13758.6455 C 12247.455 13755.548 12292.118 13750.726 12303.608 13747.929 C 12315.101 13745.132 12356.236 13739.281 12395.022 13734.929 C 12475.314 13725.916 12542.28 13716.73 12640.528 13701.257 C 12659.202 13698.314 12691.266 13695.863 12711.776 13695.805 C 12732.29 13695.745 12771.074 13691.206 12797.966 13685.715 C 12824.857 13680.225 12860.406 13674.073 12876.964 13672.047 C 12893.521 13670.019 12908.582 13665.91 12910.434 13662.913 C 12914.148 13656.9 12871.26 13659.57 12760.671 13672.2295 C 12640.779 13685.953 12432.495 13704.449 12319.279 13711.426 C 12273.3125 13714.259 12192.217 13721.096 12139.067 13726.62 C 12085.918 13732.145 12020.102 13738.18 11992.809 13740.034 C 11965.515 13741.888 11884.419 13750.167 11812.596 13758.432 C 11740.771 13766.697 11654.976 13774.924 11621.937 13776.713 C 11588.897 13778.502 11521.905 13784.53 11473.065 13790.108 C 11424.225 13795.686 11364.285 13802.523 11339.864 13805.301 C 11274.3955 13812.747 10911.228 13836.83 10809.258 13840.484 C 10764.274 13842.098 10750.041 13840.943 10745.358 13835.303 C 10740.777 13829.781 10740.958 13825.821 10746.113 13818.7705 C 10751.0205 13812.061 10764.343 13808.265 10794.343 13805.031 C 10817.141 13802.573 10862.824 13796.863 10895.863 13792.342 C 10928.902 13787.821 10985.316 13780.756 11021.229 13776.642 C 11057.141 13772.527 11104.152 13766.809 11125.699 13763.933 C 11147.246 13761.058 11182.71 13758.633 11204.508 13758.544 C 11226.306 13758.455 11267.44 13754.791 11295.919 13750.399 C 11344.812 13742.864 11408.705 13736.771 11540.972 13727.035 C 11605.492 13722.286 11692.188 13712.981 11708.338 13709.074 C 11725.577 13704.903 11813.292 13695.194 11875.278 13690.596 C 11906.881 13688.249 11949.19 13682.694 11969.302 13678.248 C 12016.937 13667.719 12206.84 13648.289 12252.873 13649.235 C 12272.59 13649.641 12293.246 13648.539 12298.777 13646.785 C 12312.318 13642.498 12440.8545 13628.023 12515.163 13622.42 C 12548.202 13619.928 12587.896 13615.416 12603.371 13612.395 C 12618.847 13609.371 12642.352 13606.915 12655.606 13606.933 C 12685.069 13606.977 12742.913 13599.565 12825.964 13585.112 C 12923.442 13568.148 12940.575 13563.543 12942.432 13553.797 C 12944.761 13541.586 12932.928 13540.524 12875.659 13547.813 C 12848.327 13551.294 12797.757 13555.568 12763.281 13557.3125 C 12707.866 13560.119 12661.253 13564.443 12457.705 13585.668 C 12430.411 13588.514 12377.521 13593.3955 12340.174 13596.517 C 12302.825 13599.639 12258.164 13604.429 12240.926 13607.162 C 12193.068 13614.754 12125.625 13623.159 12076.385 13627.668 C 12051.965 13629.903 12015.53 13634.26 11995.42 13637.35 C 11951.303 13644.127 11823.859 13656.272 11682.007 13667.222 C 11551.736 13677.272 11434.833 13689.133 11406.148 13695.206 C 11394.112 13697.756 11358.408 13701.333 11326.806 13703.158 C 11295.204 13704.982 11234.088 13709.929 11190.993 13714.148 C 11114.436 13721.645 11092.486 13724.05 10958.546 13739.628 C 10811.015 13756.786 10755.721 13760.402 10747.329 13753.4375 C 10741.664 13748.736 10740.792 13744.193 10744.295 13737.646 C 10749.287 13728.319 10786.027 13721.56 10916.757 13705.918 C 10944.051 13702.652 10982.835 13697.791 11002.945 13695.117 C 11069.557 13686.258 11179.319 13674.754 11271.958 13666.918 C 11322.235 13662.668 11383.351 13656.858 11407.7705 13654.01 C 11493.921 13643.961 11557.347 13638.451 11621.64 13635.436 C 11657.389 13633.758 11688.284 13631.368 11690.295 13630.124 C 11693.591 13628.088 11760.703 13621.412 11927.514 13606.529 C 11959.116 13603.708 11991.787 13599.113 12000.116 13596.315 C 12008.446 13593.517 12028.426 13591.172 12044.517 13591.101 C 12060.607 13591.029 12083.175 13588.811 12094.666 13586.169 C 12133.78 13577.177 12261.725 13559.944 12289.575 13559.914 C 12304.841 13559.899 12341.276 13556.455 12370.541 13552.26 C 12500.232 13533.672 12547.246 13528.532 12559.498 13531.608 C 12567.109 13533.519 12581.819 13531.223 12594.504 13526.148 C 12609.188 13520.273 12643.973 13515.793 12700.279 13512.524 C 12791.703 13507.218 12870.106 13499.552 12887.832 13494.188 C 12901.963 13489.912 12922.6 13471.34 12922.6 13462.9 C 12922.6 13459.399 12918.88 13455.106 12914.332 13453.361 C 12905.364 13449.919 12840.882 13456.298 12758.058 13468.818 C 12668.825 13482.308 12278.671 13529.653 12175.632 13539.497 C 12148.339 13542.1045 12109.554 13546.497 12089.444 13549.259 C 12069.333 13552.0205 12008.218 13558.01 11953.631 13562.57 C 11899.045 13567.129 11822.651 13574.167 11783.866 13578.209 C 11745.081 13582.251 11680.44 13588.195 11640.219 13591.415 C 11599.997 13594.638 11509.5 13604.098 11439.112 13612.438 C 11306.927 13628.103 11241.783 13634.208 11107.417 13643.528 C 11064.322 13646.516 10986.753 13652.599 10935.039 13657.05 C 10883.326 13661.497 10816.955 13666.443 10787.548 13668.04 C 10757.539 13669.67 10731.919 13673.551 10729.151 13676.885 C 10726.44 13680.15 10720.398 13730.511 10715.726 13788.792 L 10707.2295 13894.76 L 10723.117 13912.8545 C 10739.429 13931.432 10747.252 13951.251 10742.984 13963.183 C 10741.655 13966.896 10742.844 13974.35 10745.626 13979.743 C 10750.036 13988.292 10754.799 13989.148 10782.791 13986.409 C 10800.449 13984.683 10837.229 13981.977 10864.522 13980.396 z M 1864.3495 13961.688 C 1851.4214 13959.266 1825.5647 13953.625 1806.8906 13949.153 C 1788.2164 13944.682 1749.4316 13937.649 1720.7021 13933.524 C 1617.7115 13918.735 1577.0546 13906.55 1577.0546 13890.464 C 1577.0546 13885.74 1569.415 13874.271 1560.078 13864.978 C 1522.7418 13827.81 1483.0305 13763.984 1483.0305 13741.142 C 1483.0305 13725.3125 1470.6255 13711.369 1456.5398 13711.369 C 1440.7909 13711.369 1444.1536 13724.381 1474.9297 13782.529 C 1490.5847 13812.107 1507.0569 13848.645 1511.5344 13863.723 C 1523.5251 13904.1 1543.1222 13929.659 1567.0249 13936.096 C 1624.7534 13951.639 1750.5854 13965.02 1846.0671 13965.768 C 1883.3408 13966.06 1885.316 13965.617 1864.3495 13961.688 z M 10591.721 13923.118 C 10618.366 13919.288 10643.748 13913.182 10648.125 13909.549 C 10653.639 13904.974 10655.6045 13895.583 10654.526 13878.98 C 10653.195 13858.502 10651.449 13855.203 10642.5205 13856.294 C 10636.775 13856.995 10605.042 13861.331 10572.004 13865.929 C 10538.965 13870.528 10491.595 13875.518 10466.738 13877.021 C 10425.047 13879.541 10421.102 13878.922 10415.819 13869.054 C 10405.272 13849.346 10418.611 13844.479 10502.146 13837.547 C 10544.877 13833.999 10597.468 13830.604 10619.016 13829.999 L 10658.191 13828.899 L 10664.854 13779.275 C 10673.941 13711.583 10672.18 13694.704 10655.58 13690.366 C 10648.397 13688.489 10613.138 13689.979 10577.227 13693.672 C 10541.315 13697.367 10478.245 13702.034 10437.072 13704.044 C 10362.732 13707.675 10362.175 13707.794 10356.838 13721.288 C 10351.29 13735.311 10339.129 13924.237 10343.492 13928.601 C 10344.84 13929.948 10352.361 13928.61 10360.207 13925.628 C 10370.74 13921.621 10378.1045 13921.999 10388.355 13927.063 C 10405.61 13935.589 10520.463 13933.36 10591.721 13923.118 z M 9851.278 13864.861 C 9898.007 13854.475 9926.95 13840.825 9935.288 13825.246 C 9938.659 13818.947 9941.676 13796.035 9941.992 13774.334 L 9942.566 13734.876 L 9921.672 13736.379 C 9910.18 13737.206 9879.622 13742.233 9853.765 13747.551 C 9816.918 13755.131 9799.978 13756.189 9775.412 13752.447 C 9721.676 13744.262 9679.592 13741.374 9665.508 13744.909 C 9648.075 13749.285 9638.147 13772.81 9633.744 13820.179 C 9630.558 13854.482 9631.044 13856.876 9642.448 13862.98 C 9674.014 13879.872 9779.483 13880.823 9851.278 13864.861 z M 10234.404 13849.15 C 10257.032 13841.615 10279.621 13831.373 10284.603 13826.394 C 10294.537 13816.46 10304.404 13744.559 10296.843 13737.201 C 10294.479 13734.898 10264.336 13736.379 10229.861 13740.486 C 10180.414 13746.379 10151.793 13746.824 10094.32 13742.595 C 10027.27 13737.661 10020.734 13737.973 10012.332 13746.501 C 10002.427 13756.559 9994.431 13804.476 10001.123 13813.674 C 10005.345 13819.479 10053.446 13843.115 10086.214 13855.49 C 10118.455 13867.666 10187.701 13864.703 10234.404 13849.15 z M 5451.281 13825.518 C 5459.368 13822.221 5475.388 13818.108 5486.88 13816.376 L 5507.774 13813.229 L 5507.774 13787.111 L 5507.774 13760.993 L 5481.656 13759.874 C 5369.895 13755.08 5263.5386 13745.876 5242.3403 13739.163 C 5228.5083 13734.784 5215.809 13732.581 5214.1206 13734.269 C 5212.432 13735.958 5210.8213 13752.064 5210.541 13770.061 L 5210.0317 13802.782 L 5237.152 13811.78 C 5291.2637 13829.737 5420.576 13838.033 5451.281 13825.518 z M 5110.0205 13808.732 C 5132.178 13804.846 5148.3325 13799.016 5152.4097 13793.441 C 5159.614 13783.589 5167.21 13739.042 5162.88 13732.038 C 5161.395 13729.636 5152.0796 13731.054 5142.179 13735.19 C 5117.0435 13745.692 5027.929 13745.046 4982.2886 13734.029 C 4948.761 13725.9375 4945.672 13725.9375 4936.7295 13734.029 C 4920.9478 13748.313 4900.749 13745.129 4891.307 13726.869 C 4881.413 13707.736 4875.4775 13710.185 4870.7583 13735.343 C 4866.444 13758.34 4875.9155 13770.9795 4908.3267 13785.481 C 4970.136 13813.138 5039.4077 13821.124 5110.0205 13808.732 z M 2040.9099 13797.388 C 2036.5199 13792.999 1937.0461 13765.356 1851.2908 13744.697 C 1693.7036 13706.734 1625.9594 13689.664 1593.4807 13679.732 C 1558.3403 13668.986 1535.2661 13666.701 1535.2661 13673.967 C 1535.2661 13680.792 1550.2456 13686.228 1680.9714 13726.84 C 1773.8271 13755.688 1827.1362 13768.94 1902.9722 13782.034 C 1996.4409 13798.171 2047.3618 13803.841 2040.9099 13797.388 z M 14630.7 13753.465 C 14710.903 13745.736 14732.399 13739.412 14751.184 13718.018 C 14763.766 13703.6875 14765.944 13698.416 14760.522 13695.414 C 14750.148 13689.667 14599.998 13705.837 14577.541 13715.119 C 14554.087 13724.815 14528.87 13749.979 14534.11 13758.458 C 14536.586 13762.463 14545.436 13763.498 14559.493 13761.428 C 14571.364 13759.679 14603.407 13756.096 14630.7 13753.465 z M 2129.8079 13746.73 C 2128.4285 13737.103 2123.6057 13734.402 2102.021 13731.175 C 2011.3468 13717.614 1968.6804 13709.044 1948.5684 13700.3545 C 1935.993 13694.92 1921.8896 13690.505 1917.227 13690.542 C 1908.8574 13690.606 1869.5272 13679.755 1757.2668 13646.404 C 1725.6643 13637.015 1681.003 13623.984 1658.0195 13617.447 C 1635.0359 13610.909 1591.5455 13597.633 1561.3739 13587.945 C 1531.2026 13578.259 1499.4696 13570.308 1490.8561 13570.278 C 1482.2427 13570.246 1463.6761 13566.728 1449.597 13562.454 C 1430.6526 13556.708 1422.1813 13556.198 1417.0073 13560.492 C 1406.8269 13568.941 1411.9323 13573.86 1450.7721 13593.02 C 1491.5056 13613.113 1501.7373 13616.306 1605.7839 13641.379 C 1648.8783 13651.764 1704.1173 13666.011 1728.5374 13673.035 C 1752.9575 13680.062 1789.3916 13689.517 1809.5024 13694.045 C 1882.9589 13710.59 1904.4805 13715.756 1953.1498 13728.526 C 1980.443 13735.688 2014.6389 13743.141 2029.1412 13745.087 C 2043.6433 13747.032 2058.922 13750.784 2063.0942 13753.423 C 2067.2664 13756.063 2084.3591 13758.258 2101.0784 13758.302 C 2129.56 13758.377 2131.3718 13757.6455 2129.8079 13746.73 z M 6652.038 13735.249 C 6663.9834 13726.457 6660.1885 13724.419 6622.5005 13719.3955 C 6604.7974 13717.036 6596.8345 13718.194 6592.176 13723.808 C 6587.101 13729.921 6587.7144 13732.5 6595.288 13736.907 C 6608.9272 13744.841 6640.247 13743.927 6652.038 13735.249 z M 6430.7046 13715.452 C 6432.402 13698.024 6433.8784 13697.17 6478.048 13688.026 C 6493.453 13684.839 6497.688 13669.891 6485.8833 13660.371 C 6482.2915 13657.475 6453.497 13654.248 6421.895 13653.201 L 6364.436 13651.299 L 6365.288 13687.275 C 6366.268 13728.647 6369.2627 13732.069 6404.5874 13732.184 C 6428.3555 13732.262 6429.115 13731.773 6430.7046 13715.452 z M 6863.2847 13707.156 C 6863.2847 13671.686 6905.366 13620.705 6940.009 13614.205 C 6960.439 13610.373 6969.945 13600.167 6966.249 13586.031 C 6958.413 13556.067 6989.74 13513.583 7023.7134 13508.102 C 7043.176 13504.963 7043.523 13504.498 7045.1187 13479.436 C 7048.3267 13429.048 7025.26 13433.799 6964.239 13496.088 C 6939.7144 13521.122 6911.7417 13553.716 6902.078 13568.52 C 6892.415 13583.321 6878.874 13599.866 6871.9873 13605.284 C 6855.81 13618.008 6805.825 13675.093 6805.825 13680.842 C 6805.825 13683.268 6811.232 13685.252 6817.8394 13685.252 C 6833.66 13685.252 6842.3906 13694.601 6842.3906 13711.544 C 6842.3906 13719.109 6843.9365 13726.845 6845.8276 13728.736 C 6851.9683 13734.877 6863.2847 13720.89 6863.2847 13707.156 z M 7774.794 13727.04 C 7784.444 13722.894 7784.244 13722.483 7772.1816 13721.658 C 7764.9995 13721.167 7747.4585 13719.767 7733.203 13718.546 C 7704.412 13716.08 7691.501 13719.048 7696.418 13727.003 C 7700.332 13733.338 7760.073 13733.366 7774.794 13727.04 z M 7850.5347 13727.04 C 7850.5347 13724.167 7844.6587 13721.816 7837.4766 13721.816 C 7830.2935 13721.816 7824.417 13724.167 7824.417 13727.04 C 7824.417 13729.913 7830.2935 13732.265 7837.4766 13732.265 C 7844.6587 13732.265 7850.5347 13729.913 7850.5347 13727.04 z M 13256.245 13725.0205 C 13267.761 13718.638 13267.926 13717.961 13258.568 13715.514 C 13245.364 13712.061 13215.119 13716.595 13215.119 13722.027 C 13215.119 13725.968 13226.359 13730.485 13238.624 13731.474 C 13241.498 13731.704 13249.427 13728.802 13256.245 13725.0205 z M 6797.431 13718.777 C 6801.9946 13706.885 6801.3325 13690.476 6796.2886 13690.476 C 6788.284 13690.476 6768.1367 13715.771 6771.633 13721.431 C 6776.868 13729.9 6793.8325 13728.156 6797.431 13718.777 z M 8064.7 13722.002 C 8064.7 13712.253 8044.508 13705.402 8033.3594 13711.369 C 8016.6943 13720.288 8021.196 13727.04 8043.806 13727.04 C 8055.2983 13727.04 8064.7 13724.771 8064.7 13722.002 z M 8151.8438 13720.512 C 8160.864 13706.435 8170.477 13676.603 8171.1133 13660.714 C 8171.991 13638.822 8177.9395 13633.634 8208.786 13627.836 C 8222.91 13625.183 8260.322 13615.888 8291.925 13607.182 C 8323.527 13598.476 8362.3125 13588.885 8378.113 13585.868 C 8393.915 13582.852 8418.596 13578.006 8432.96 13575.101 C 8447.325 13572.195 8487.285 13566.286 8521.761 13561.97 C 8556.236 13557.654 8600.897 13551.947 8621.009 13549.289 C 8641.118 13546.632 8685.78 13542.061 8720.256 13539.132 C 8754.73 13536.204 8804.093 13530.282 8829.95 13525.973 C 8855.807 13521.664 8885.729 13518.13 8896.444 13518.119 C 8907.159 13518.107 8934.191 13514.697 8956.516 13510.538 C 8978.839 13506.38 9046.466 13498.08 9106.798 13492.091 C 9297.798 13473.137 9315.605 13470.839 9321.765 13464.363 C 9325.078 13460.879 9332.411 13440.399 9338.06 13418.851 C 9343.709 13397.305 9358.039 13352.694 9369.906 13319.72 C 9394.327 13251.855 9395.551 13243.246 9381.412 13238.759 C 9371.905 13235.741 9246.37 13244.291 9229.552 13249.102 C 9225.242 13250.332 9167.909 13253.837 9102.145 13256.886 C 9036.38 13259.935 8972.914 13264.537 8961.109 13267.112 C 8937.882 13272.178 8832.462 13284.1 8728.091 13293.465 C 8692.179 13296.686 8648.5 13301.535 8631.027 13304.239 C 8613.554 13306.944 8583.699 13309.156 8564.685 13309.156 C 8545.668 13309.156 8518.829 13311.448 8505.041 13314.248 C 8491.253 13317.048 8454.116 13321.969 8422.514 13325.183 C 8309.021 13336.724 8284.706 13340.384 8268.419 13348.368 C 8261.236 13351.892 8246.759 13356.328 8236.246 13358.2295 C 8213.238 13362.392 8183.734 13392.715 8168.8057 13427.539 C 8155.172 13459.346 8155.6846 13474.414 8170.5303 13478.141 C 8177.023 13479.771 8186.558 13488.252 8191.719 13496.989 C 8200.196 13511.339 8214.986 13517.556 8222.58 13509.961 C 8224.183 13508.358 8222.914 13500.211 8219.761 13491.856 C 8214.759 13478.605 8215.628 13474.964 8226.563 13463.323 L 8239.099 13449.98 L 8227.641 13441.953 C 8211.224 13430.456 8212.706 13411.064 8230.548 13403.913 C 8285.442 13381.908 8393.875 13364.481 8756.82 13319.333 C 8834.218 13309.705 8964.169 13299.429 8971.747 13302.336 C 8983.625 13306.895 8977.0205 13316.457 8957.527 13322.925 C 8947.692 13326.1875 8906.736 13332.71 8866.515 13337.419 C 8826.294 13342.127 8785.158 13347.111 8775.103 13348.497 C 8710.454 13357.405 8495.934 13388.5625 8472.137 13392.501 C 8456.336 13395.115 8419.901 13400.017 8391.172 13403.392 C 8352.341 13407.953 8333.938 13412.733 8319.46 13422.024 C 8308.749 13428.897 8294.6455 13434.558 8288.118 13434.601 C 8281.593 13434.6455 8272.729 13437.094 8268.419 13440.041 C 8262.805 13443.88 8267.987 13444.559 8286.701 13442.434 C 8332.467 13437.236 8389.904 13428.86 8432.96 13421.106 C 8503.047 13408.485 8704.558 13385.942 8850.844 13374.357 C 8908.304 13369.81 8976.471 13364.021 9002.327 13361.498 C 9082.759 13353.649 9157.592 13354.958 9171.141 13364.448 C 9179.583 13370.36 9181.995 13375.772 9179.58 13383.383 C 9175.324 13396.791 9184.556 13402.995 9208.918 13403.101 C 9239.198 13403.231 9250.223 13422.401 9228.245 13436.708 C 9219.709 13442.265 9194.334 13445.04 9135.528 13446.852 C 9058.811 13449.213 9007.305 13453.582 8905.691 13466.346 C 8881.271 13469.412 8842.487 13473.967 8819.503 13476.466 C 8727.953 13486.421 8528.695 13513.256 8469.525 13523.599 C 8435.05 13529.625 8392.739 13536.435 8375.502 13538.73 C 8304.031 13548.253 8258.33 13556.139 8219.965 13565.571 C 8168.5225 13578.219 8156.286 13578.11 8143.9785 13564.899 L 8134.0483 13554.242 L 8128.452 13568.816 C 8125.373 13576.833 8121.323 13604.548 8119.4497 13630.403 C 8116.8667 13666.067 8113.0444 13682.61 8103.6143 13698.93 C 8096.778 13710.761 8092.6685 13721.926 8094.484 13723.741 C 8100.5757 13729.832 8147.567 13727.1875 8151.8438 13720.512 z M 13349.448 13716.804 C 13401.717 13710.791 13434.508 13702.391 13434.508 13695.008 C 13434.508 13689.413 13407.738 13691.35 13353.543 13700.863 C 13339.178 13703.386 13316.26 13706.924 13302.612 13708.728 C 13276.027 13712.245 13268.343 13721.842 13292.167 13721.777 C 13300.066 13721.755 13325.844 13719.517 13349.448 13716.804 z M 9113.553 13703.27 C 9118.814 13701.5625 9118.9795 13698.598 9114.301 13689.8545 C 9108.741 13679.466 9105.583 13678.885 9071.789 13682.025 C 9035.196 13685.426 9015.386 13692.0 9015.386 13700.743 C 9015.386 13703.316 9020.675 13706.179 9027.139 13707.107 C 9041.287 13709.14 9104.058 13706.352 9113.553 13703.27 z M 5521.486 13678.067 C 5523.595 13670.18 5526.9614 13642.769 5528.965 13617.153 C 5532.5444 13571.397 5532.3906 13570.499 5520.191 13565.967 C 5506.277 13560.799 5287.4673 13533.568 5260.8315 13533.69 C 5241.0483 13533.782 5233.5376 13546.869 5233.5376 13581.251 C 5233.5376 13599.004 5235.571 13602.707 5247.8926 13607.392 C 5255.7886 13610.394 5266.613 13616.8 5271.947 13621.627 C 5280.1143 13629.02 5294.546 13630.47 5363.3687 13630.818 C 5408.316 13631.048 5450.2603 13632.931 5456.5767 13635.005 C 5468.803 13639.018 5475.9976 13653.525 5476.2676 13674.712 C 5476.3965 13684.834 5479.8706 13688.414 5492.1035 13691.036 C 5514.0005 13695.732 5517.132 13694.351 5521.486 13678.067 z M 9256.563 13687.054 C 9261.818 13682.3 9266.116 13672.432 9266.116 13665.124 C 9266.116 13657.816 9272.09 13632.256 9279.39 13608.323 C 9286.689 13584.388 9291.252 13562.523 9289.527 13559.734 C 9287.805 13556.945 9276.23 13554.662 9263.809 13554.662 C 9241.696 13554.662 9240.939 13555.248 9227.553 13582.608 C 9220.033 13597.977 9213.881 13612.273 9213.881 13614.376 C 9213.881 13616.479 9222.452 13628.658 9232.927 13641.443 C 9249.901 13662.157 9251.322 13666.115 9245.985 13677.826 C 9236.45 13698.754 9240.109 13701.946 9256.563 13687.054 z M 1362.8892 13679.819 C 1362.8892 13673.961 1358.1879 13659.95 1352.4419 13648.6875 C 1344.9233 13633.95 1341.9949 13617.899 1341.9949 13591.437 C 1341.9949 13561.897 1340.4214 13554.662 1333.9955 13554.662 C 1329.596 13554.662 1324.5137 13558.526 1322.7014 13563.25 C 1319.0641 13572.729 1340.2305 13666.822 1349.264 13681.334 C 1356.8755 13693.561 1362.8892 13692.892 1362.8892 13679.819 z M 9544.866 13682.29 C 9591.159 13680.926 9607.963 13675.031 9596.952 13664.0205 C 9593.021 13660.09 9572.729 13660.178 9527.686 13664.321 C 9485.698 13668.186 9458.298 13668.462 9447.317 13665.135 C 9438.155 13662.357 9419.492 13658.742 9405.846 13657.098 C 9383.866 13654.451 9381.034 13655.249 9381.034 13664.086 C 9381.034 13669.569 9385.041 13678.065 9389.938 13682.964 C 9397.709 13690.732 9405.189 13691.345 9448.703 13687.762 C 9476.127 13685.502 9519.4 13683.041 9544.866 13682.29 z M 2098.1035 13678.723 C 2095.6384 13671.327 2087.2385 13672.141 2084.6091 13680.027 C 2083.6516 13682.902 2086.7856 13685.252 2091.5737 13685.252 C 2096.362 13685.252 2099.3005 13682.3125 2098.1035 13678.723 z M 13567.614 13679.792 C 13597.726 13676.343 13624.562 13669.672 13642.535 13661.169 C 13657.938 13653.883 13669.519 13646.896 13668.266 13645.6455 C 13662.883 13640.261 13502.414 13674.036 13502.414 13680.553 C 13502.414 13686.492 13509.884 13686.405 13567.614 13679.792 z M 5035.043 13669.715 C 5035.043 13664.371 5014.5107 13652.539 4994.56 13646.385 C 4985.0576 13643.454 4982.807 13644.778 4982.807 13653.3 C 4982.807 13659.096 4986.921 13666.233 4991.948 13669.163 C 5003.6646 13675.987 5035.043 13676.39 5035.043 13669.715 z M 9852.667 13666.209 C 9900.684 13658.211 9905.522 13658.217 9922.466 13666.296 C 9944.475 13676.791 9950.4 13673.9795 9950.4 13653.036 C 9950.4 13638.125 9949.483 13637.375 9936.036 13641.303 C 9901.765 13651.313 9813.605 13646.341 9777.359 13632.353 C 9760.618 13625.892 9731.012 13581.745 9731.012 13563.24 C 9731.012 13542.337 9753.091 13532.808 9779.739 13542.21 C 9807.173 13551.888 9815.974 13551.381 9846.196 13538.38 C 9873.972 13526.432 9875.851 13515.252 9849.25 13520.219 C 9840.242 13521.901 9806.065 13523.482 9773.303 13523.734 C 9740.539 13523.986 9708.36 13526.235 9701.793 13528.731 C 9689.488 13533.409 9678.863 13560.058 9678.807 13586.382 C 9678.783 13596.63 9702.715 13650.236 9713.304 13663.657 C 9716.653 13667.904 9750.843 13673.767 9775.184 13674.2705 C 9789.423 13674.564 9824.291 13670.9375 9852.667 13666.209 z M 14534.065 13663.921 C 14582.03 13655.899 14592.403 13650.068 14625.989 13612.222 C 14641.509 13594.735 14677.122 13557.841 14705.131 13530.233 C 14733.138 13502.623 14762.5205 13469.8 14770.425 13457.288 C 14778.328 13444.776 14786.275 13434.537 14788.086 13434.53 C 14789.895 13434.526 14801.541 13421.006 14813.966 13404.486 C 14826.389 13387.967 14849.004 13359.728 14864.216 13341.732 C 14897.786 13302.026 14900.103 13288.263 14873.213 13288.263 C 14857.812 13288.263 14851.189 13292.1045 14835.342 13310.229 C 14824.779 13322.311 14806.536 13342.879 14794.804 13355.936 C 14783.068 13368.992 14765.663 13391.204 14756.124 13405.297 C 14746.581 13419.391 14723.275 13445.855 14704.326 13464.109 C 14600.9795 13563.67 14540.767 13618.069 14509.234 13640.361 C 14477.131 13663.057 14466.935 13679.159 14488.798 13672.632 C 14493.583 13671.204 14513.953 13667.284 14534.065 13663.921 z M 6079.7524 13664.741 C 6138.648 13664.959 6196.238 13665.55 6207.729 13666.054 C 6226.0415 13666.856 6228.8394 13665.443 6230.3716 13654.614 C 6233.226 13634.442 6223.921 13630.827 6166.034 13629.612 C 6136.013 13628.982 6086.101 13624.812 6055.1187 13620.345 C 5980.47 13609.58 5857.488 13600.227 5844.5557 13604.33 C 5836.1455 13606.999 5834.246 13612.303 5834.246 13633.108 C 5834.246 13668.378 5839.434 13670.634 5912.599 13667.18 C 5945.6377 13665.62 6020.857 13664.521 6079.7524 13664.741 z M 13292.225 13653.468 C 13313.085 13647.966 13337.265 13643.465 13345.955 13643.465 C 13354.6455 13643.465 13381.063 13638.943 13404.661 13633.42 C 13504.657 13610.013 13543.788 13601.793 13580.768 13596.425 C 13614.005 13591.602 13680.031 13577.135 13771.426 13554.651 C 13782.919 13551.823 13813.477 13544.534 13839.332 13538.449 C 13865.189 13532.367 13903.973 13522.902 13925.522 13517.418 C 13947.067 13511.933 13984.679 13502.577 14009.099 13496.627 C 14066.499 13482.644 14071.07 13481.025 14062.34 13477.779 C 14054.068 13474.703 14004.579 13483.481 13930.744 13501.119 C 13865.893 13516.61 13801.789 13528.652 13687.85 13546.746 C 13641.883 13554.045 13571.364 13565.936 13531.144 13573.167 C 13429.979 13591.357 13226.072 13622.547 13208.247 13622.561 C 13191.912 13622.57 13173.33 13630.832 13173.33 13638.084 C 13173.33 13640.67 13175.524 13648.555 13178.207 13655.609 C 13182.867 13667.867 13184.658 13668.324 13218.689 13665.952 C 13238.272 13664.588 13271.364 13658.97 13292.225 13653.468 z M 1466.7848 13657.216 C 1474.765 13647.601 1463.7903 13638.699 1438.9917 13634.675 C 1422.8892 13632.0625 1420.6251 13632.884 1423.4744 13640.31 C 1426.4216 13647.99 1448.7312 13663.585 1457.5791 13664.148 C 1459.3821 13664.265 1463.5248 13661.144 1466.7848 13657.216 z M 6767.7905 13637.113 C 6782.9634 13622.128 6795.3784 13605.788 6795.3784 13600.803 C 6795.3784 13595.817 6791.7095 13578.107 6787.226 13561.446 C 6773.131 13509.075 6765.1826 13420.033 6753.982 13189.015 C 6750.8477 13124.373 6742.4453 12986.864 6735.311 12883.4375 C 6728.1763 12780.012 6721.16 12674.234 6719.7188 12648.378 C 6713.115 12529.878 6706.2793 12386.698 6701.39 12264.448 C 6694.6514 12095.951 6691.0376 12045.059 6685.81 12045.059 C 6680.834 12045.059 6647.117 12101.283 6621.595 12152.142 C 6611.5024 12172.252 6588.8853 12214.509 6571.3345 12246.045 C 6539.04 12304.075 6534.293 12319.909 6545.758 12331.373 C 6552.305 12337.921 6561.5596 12399.442 6560.8345 12431.601 C 6559.033 12511.486 6561.728 12669.201 6565.6978 12716.284 C 6568.363 12747.887 6571.789 12859.54 6573.3125 12964.402 C 6574.835 13069.265 6577.423 13186.795 6579.0625 13225.579 C 6580.7026 13264.365 6583.8604 13341.935 6586.0796 13397.957 C 6589.329 13479.979 6591.9653 13503.6 6599.613 13519.241 C 6607.995 13536.386 6608.303 13541.111 6602.2397 13559.484 C 6596.233 13577.686 6596.465 13581.977 6604.082 13593.601 C 6608.8745 13600.914 6616.4673 13606.899 6620.9556 13606.899 C 6625.4434 13606.899 6636.555 13615.437 6645.647 13625.872 C 6669.5493 13653.305 6689.9355 13664.316 6716.8613 13664.339 C 6738.0024 13664.355 6742.803 13661.789 6767.7905 13637.113 z M 5708.7656 13650.649 C 5744.6143 13649.409 5775.715 13646.625 5777.8794 13644.461 C 5780.0435 13642.298 5783.251 13633.345 5785.006 13624.567 C 5790.3184 13598.004 5781.467 13594.287 5682.4814 13581.5 C 5581.0557 13568.401 5581.7573 13568.248 5575.851 13604.896 L 5572.3857 13626.398 L 5600.1504 13642.4795 C 5615.4214 13651.326 5631.4414 13657.288 5635.751 13655.733 C 5640.0605 13654.177 5672.917 13651.89 5708.7656 13650.649 z M 10193.296 13651.077 C 10218.595 13648.648 10280.325 13639.766 10304.296 13635.104 C 10318.031 13632.432 10319.48 13619.93 10308.505 13598.773 C 10299.708 13581.818 10303.819 13570.901 10323.98 13557.693 C 10334.707 13550.664 10337.219 13545.301 10335.944 13532.142 C 10334.331 13515.487 10334.328 13515.486 10300.54 13513.901 C 10281.954 13513.03 10261.154 13513.721 10254.317 13515.4375 L 10241.888 13518.557 L 10255.463 13531.137 C 10268.908 13543.597 10272.372 13558.746 10269.8 13593.841 C 10267.974 13618.749 10257.439 13625.155 10217.91 13625.393 C 10184.674 13625.592 10145.93 13631.868 10099.272 13644.608 C 10079.522 13650.002 10079.093 13650.532 10091.437 13654.257 C 10103.646 13657.944 10130.504 13657.105 10193.296 13651.077 z M 8061.2275 13613.428 C 8066.0034 13591.162 8073.503 13552.441 8077.894 13527.381 C 8082.2856 13502.321 8093.1304 13461.911 8101.993 13437.582 C 8130.1743 13360.222 8195.696 13295.517 8257.972 13283.545 C 8356.689 13264.57 8530.541 13241.483 8575.718 13241.348 C 8593.901 13241.295 8630.337 13238.913 8656.683 13236.056 C 8701.31 13231.218 8903.769 13211.037 9023.222 13199.522 C 9084.176 13193.647 9164.312 13187.058 9313.048 13175.695 C 9394.285 13169.489 9422.232 13165.548 9429.111 13159.321 C 9437.031 13152.154 9464.844 13072.506 9520.887 12896.496 C 9534.454 12853.889 9553.7705 12798.808 9635.183 12570.582 C 9642.247 12550.778 9646.131 12532.717 9643.813 12530.446 C 9638.735 12525.472 9479.483 12551.262 9399.316 12570.041 C 9367.714 12577.442 9320.702 12588.054 9294.846 12593.619 C 9268.989 12599.185 9229.527 12609.67 9207.152 12616.918 C 9184.778 12624.164 9159.596 12630.096 9151.192 12630.096 C 9142.789 12630.096 9124.662 12634.51 9110.909 12639.904 C 9097.156 12645.3 9075.326 12651.379 9062.397 12653.416 C 9049.47 12655.45 9004.809 12665.054 8963.15 12674.753 C 8921.492 12684.452 8869.779 12696.444 8848.232 12701.403 C 8826.686 12706.361 8798.479 12714.871 8785.55 12720.314 C 8772.621 12725.759 8749.116 12732.332 8733.314 12734.925 C 8717.514 12737.518 8679.903 12746.449 8649.738 12754.775 C 8619.572 12763.102 8571.385 12775.108 8542.655 12781.459 C 8495.184 12791.952 8443.912 12808.955 8269.817 12871.941 C 8213.662 12892.258 8210.889 12893.969 8205.186 12911.81 C 8201.908 12922.0625 8187.466 12955.964 8173.091 12987.148 C 8143.6387 13051.041 8127.605 13106.225 8127.4727 13144.155 C 8127.378 13171.23 8114.7627 13198.398 8084.0103 13237.758 C 8074.0254 13250.536 8060.3975 13282.635 8046.309 13326.559 C 8034.1724 13364.392 8014.6216 13419.484 8002.863 13448.989 C 7991.1035 13478.494 7974.0576 13529.615 7964.9834 13562.592 C 7945.4556 13633.558 7946.8843 13638.199 7988.2925 13638.316 C 8003.0234 13638.36 8020.953 13641.654 8028.1353 13645.641 C 8035.3184 13649.626 8043.748 13653.117 8046.8696 13653.399 C 8049.991 13653.681 8056.4517 13635.692 8061.2275 13613.428 z M 10075.766 13648.983 C 10075.766 13646.273 10071.509 13640.984 10066.306 13637.2295 C 10051.548 13626.583 10049.038 13619.177 10055.431 13605.146 C 10060.17 13594.747 10059.685 13589.796 10052.99 13580.239 C 10045.314 13569.277 10045.338 13567.536 10053.284 13558.755 C 10058.042 13553.498 10073.861 13545.69 10088.438 13541.405 C 10139.991 13526.247 10138.45 13518.572 10082.96 13514.119 C 10039.8545 13510.658 10032.648 13516.787 10023.633 13564.571 C 10016.864 13600.4375 10016.873 13600.493 10031.649 13620.663 C 10039.784 13631.767 10049.963 13643.79 10054.267 13647.381 C 10063.494 13655.081 10075.766 13655.995 10075.766 13648.983 z M 4699.101 13608.676 C 4707.183 13606.579 4734.722 13604.918 4760.3 13604.98 C 4804.1626 13605.087 4807.4873 13605.887 4818.814 13619.055 C 4825.4194 13626.733 4831.8267 13633.017 4833.052 13633.017 C 4841.18 13633.017 4864.5234 13527.966 4861.706 13504.068 C 4859.56 13485.869 4852.3726 13484.104 4737.8853 13473.654 C 4687.287 13469.037 4641.8955 13464.099 4637.0146 13462.683 C 4621.865 13458.283 4608.381 13478.108 4602.1377 13513.959 C 4593.6064 13562.95 4593.767 13563.517 4619.4 13574.8545 C 4641.4023 13584.59 4658.9473 13606.336 4658.9473 13623.878 C 4658.9473 13627.755 4661.752 13633.732 4665.18 13637.16 C 4670.0083 13641.987 4672.877 13639.909 4677.91 13627.939 C 4682.049 13618.097 4689.742 13611.103 4699.101 13608.676 z M 7480.06 13632.621 C 7486.0234 13626.657 7497.4424 13607.264 7505.4355 13589.526 C 7521.387 13554.128 7611.8745 13390.667 7639.733 13346.926 C 7654.82 13323.237 7657.264 13314.849 7657.264 13286.746 C 7657.264 13257.545 7659.697 13249.959 7680.269 13215.023 C 7705.118 13172.827 7727.69 13148.587 7756.5107 13133.147 C 7775.8403 13122.794 7800.334 13081.885 7806.724 13049.285 C 7809.4863 13035.196 7808.4556 13032.308 7800.6685 13032.308 C 7791.529 13032.308 7738.3853 13051.619 7706.887 13066.384 C 7643.334 13096.177 7546.1655 13139.002 7526.6753 13145.806 C 7513.747 13150.321 7497.2925 13158.055 7490.11 13162.994 C 7482.9277 13167.934 7471.175 13173.731 7463.9927 13175.878 C 7439.0337 13183.338 7294.1685 13255.026 7284.5728 13264.667 C 7275.849 13273.43 7275.282 13279.944 7278.6855 13332.242 C 7283.247 13402.333 7286.2886 13411.262 7308.812 13420.672 C 7330.339 13429.668 7343.8506 13455.712 7343.8506 13488.213 C 7343.8506 13514.209 7338.062 13521.556 7315.524 13524.165 C 7291.96 13526.8955 7293.3286 13537.846 7318.604 13548.81 C 7344.251 13559.935 7360.06 13575.801 7369.6006 13599.992 C 7379.072 13624.007 7393.429 13634.759 7421.221 13638.643 C 7462.732 13644.447 7468.859 13643.82 7480.06 13632.621 z M 7812.562 13635.139 C 7828.812 13632.676 7831.554 13628.287 7886.6304 13516.575 C 7918.087 13452.771 7957.9966 13363.88 7975.317 13319.039 C 8004.4697 13243.561 8006.394 13236.008 8001.233 13217.313 C 7991.8657 13183.39 8003.1416 13147.331 8033.505 13114.108 C 8048.4326 13097.774 8066.087 13084.16 8076.039 13081.307 C 8094.9004 13075.8955 8099.4165 13065.393 8115.0703 12990.52 C 8129.94 12919.401 8129.8394 12922.613 8117.2197 12922.613 C 8106.343 12922.613 7931.112 12980.5205 7891.5215 12997.198 C 7879.949 13002.071 7871.0576 13010.053 7868.9355 13017.467 C 7865.7646 13028.547 7844.9985 13081.181 7826.429 13125.204 C 7822.449 13134.639 7819.1597 13149.917 7819.117 13159.156 C 7819.036 13177.15 7809.497 13207.987 7796.145 13233.415 C 7791.6196 13242.034 7787.902 13251.707 7787.8853 13254.911 C 7787.867 13258.114 7783.563 13266.342 7778.321 13273.193 C 7767.74 13287.022 7748.0464 13329.6045 7696.462 13450.192 C 7677.413 13494.724 7653.5366 13550.344 7643.4033 13573.794 C 7619.453 13629.22 7620.6587 13634.827 7657.309 13638.509 C 7687.611 13641.555 7784.055 13639.46 7812.562 13635.139 z M 8852.096 13635.873 C 8852.784 13635.319 8854.81 13627.554 8856.598 13618.617 C 8859.685 13603.18 8858.874 13602.186 8840.39 13598.717 C 8829.6875 13596.711 8808.857 13597.685 8794.1 13600.884 C 8736.7 13613.326 8711.038 13617.346 8688.998 13617.346 C 8661.447 13617.346 8635.501 13626.094 8642.448 13633.041 C 8649.8955 13640.487 8843.114 13643.099 8852.096 13635.873 z M 14848.744 13620.397 C 14868.99 13598.303 14869.789 13593.216 14853.495 13590.101 C 14833.212 13586.224 14723.511 13599.453 14702.945 13608.256 C 14687.082 13615.046 14672.487 13630.114 14672.487 13639.704 C 14672.487 13640.886 14708.318 13641.204 14752.107 13640.409 L 14831.727 13638.966 L 14848.744 13620.397 z M 7905.017 13633.607 C 7910.112 13625.363 7955.006 13477.458 7955.006 13468.916 C 7955.006 13450.016 7945.1987 13464.77 7908.764 13538.482 C 7868.1055 13620.742 7864.7715 13638.239 7889.7554 13638.239 C 7896.574 13638.239 7903.4424 13636.154 7905.017 13633.607 z M 5173.4673 13617.346 C 5173.4673 13605.751 5171.369 13604.345 5154.7646 13604.805 C 5129.996 13605.491 5106.038 13611.715 5110.543 13616.295 C 5117.472 13623.34 5147.462 13632.44 5160.408 13631.426 C 5170.5825 13630.632 5173.4673 13627.521 5173.4673 13617.346 z M 7621.473 13515.486 C 7649.2983 13452.281 7673.5645 13392.341 7675.3975 13382.286 L 7678.729 13364.004 L 7663.2163 13380.566 C 7643.491 13401.627 7578.1763 13511.698 7549.2407 13572.6455 C 7524.7573 13624.214 7525.7637 13634.833 7554.8623 13631.979 C 7570.421 13630.45 7572.332 13627.106 7621.473 13515.486 z M 9383.6455 13613.697 C 9392.693 13596.992 9423.732 13572.048 9467.678 13546.166 C 9475.868 13541.343 9469.665 13539.615 9433.27 13536.583 C 9378.692 13532.037 9362.525 13537.231 9351.865 13562.743 C 9337.483 13597.166 9337.121 13609.734 9350.162 13621.885 C 9366.6 13637.199 9371.577 13635.981 9383.6455 13613.697 z M 10457.085 13627.793 C 10457.085 13624.92 10451.069 13622.57 10443.718 13622.57 C 10436.137 13622.57 10431.748 13624.831 10433.579 13627.793 C 10435.3545 13630.665 10441.37 13633.017 10446.945 13633.017 C 10452.522 13633.017 10457.085 13630.665 10457.085 13627.793 z M 7152.5312 13612.122 C 7173.2603 13612.122 7202.815 13590.732 7202.815 13575.73 C 7202.815 13570.592 7199.4893 13558.427 7195.4243 13548.697 C 7190.089 13535.929 7189.26 13524.489 7192.441 13507.577 C 7198.802 13473.768 7201.067 13469.759 7221.2124 13456.674 L 7239.38 13444.873 L 7238.998 13401.827 C 7238.5913 13355.836 7232.9497 13306.208 7227.5107 13300.7705 C 7221.248 13294.507 7198.999 13303.801 7165.6733 13326.601 C 7147.316 13339.158 7122.4624 13354.443 7110.4424 13360.567 C 7077.2114 13377.494 7072.2886 13387.286 7080.4194 13420.274 C 7089.059 13455.33 7098.4595 13542.223 7098.394 13586.44 C 7098.366 13605.354 7099.8174 13622.302 7101.618 13624.103 C 7103.4185 13625.903 7111.5293 13623.944 7119.641 13619.75 C 7127.7534 13615.555 7142.5537 13612.122 7152.5312 13612.122 z M 7319.6216 13619.957 C 7317.968 13615.648 7314.5166 13612.122 7311.9507 13612.122 C 7309.3857 13612.122 7307.286 13615.648 7307.286 13619.957 C 7307.286 13624.268 7310.738 13627.793 7314.957 13627.793 C 7319.6304 13627.793 7321.4536 13624.73 7319.6216 13619.957 z M 4521.0474 13608.125 C 4531.143 13601.384 4537.1685 13584.783 4551.5938 13523.966 C 4561.749 13481.151 4564.1006 13462.95 4560.0073 13458.856 C 4554.3086 13453.159 4518.829 13448.423 4261.958 13419.069 C 4185.8247 13410.369 4050.6655 13394.881 3961.604 13384.647 C 3734.7402 13358.586 3617.8726 13346.877 3610.7512 13349.491 C 3606.2432 13351.148 3606.5835 13356.353 3612.0574 13369.453 C 3616.1296 13379.2 3619.4614 13396.358 3619.4614 13407.584 C 3619.4614 13452.85 3623.4575 13459.991 3653.7068 13468.784 C 3668.9402 13473.213 3687.484 13481.619 3694.9153 13487.464 C 3702.3464 13493.309 3716.6262 13500.355 3726.6484 13503.124 C 3736.6707 13505.891 3750.2788 13513.987 3756.8884 13521.116 C 3772.3296 13537.769 3814.7783 13545.229 3853.7327 13538.137 C 3869.0999 13535.339 3885.137 13534.378 3889.3699 13536.002 C 3904.5168 13541.814 3917.2039 13529.338 3917.2039 13508.631 C 3917.2039 13481.036 3927.0383 13469.991 3970.9214 13448.309 C 4028.636 13419.792 4062.584 13423.585 4081.7754 13460.696 C 4086.068 13468.999 4089.5806 13481.323 4089.5806 13488.085 C 4089.5806 13495.277 4097.1675 13507.732 4107.8633 13518.099 C 4120.013 13529.875 4126.1455 13540.627 4126.1455 13550.157 C 4126.1455 13558.041 4128.666 13566.052 4131.7466 13567.956 C 4134.827 13569.86 4175.375 13571.898 4221.853 13572.485 C 4284.152 13573.272 4320.7705 13576.489 4361.205 13584.727 C 4501.7964 13613.365 4511.1484 13614.734 4521.0474 13608.125 z M 4034.7336 13596.381 C 4034.7336 13585.184 4019.556 13586.8 4017.3542 13598.232 C 4016.01 13605.213 4018.1372 13607.34 4025.118 13605.995 C 4030.4067 13604.978 4034.7336 13600.651 4034.7336 13596.381 z M 9621.17 13577.364 C 9636.425 13536.595 9634.526 13531.504 9603.335 13529.525 C 9589.186 13528.628 9572.007 13529.301 9565.159 13531.019 L 9552.709 13534.1455 L 9568.73 13549.112 C 9578.403 13558.147 9584.753 13569.288 9584.753 13577.226 C 9584.753 13597.024 9590.028 13606.899 9600.607 13606.899 C 9607.384 13606.899 9613.298 13598.404 9621.17 13577.364 z M 9952.383 13593.038 C 9963.406 13581.149 9976.519 13546.375 9976.519 13529.028 C 9976.519 13521.251 9957.681 13512.413 9948.5625 13515.912 C 9942.961 13518.062 9941.528 13523.756 9943.513 13535.978 C 9945.769 13549.882 9943.244 13556.502 9929.885 13571.717 L 9913.488 13590.392 L 9925.271 13598.6455 C 9939.857 13608.862 9937.2 13609.412 9952.383 13593.038 z M 5146.831 13564.668 C 5182.906 13557.891 5193.362 13547.415 5181.976 13529.456 C 5176.6567 13521.067 5039.961 13503.032 4967.2104 13501.121 C 4918.8525 13499.852 4917.467 13500.14 4915.806 13511.856 C 4913.5454 13527.805 4923.159 13538.562 4950.511 13550.689 C 5004.156 13574.471 5069.7744 13579.144 5146.831 13564.668 z M 10406.421 13569.028 C 10416.765 13561.345 10436.122 13524.994 10432.042 13520.914 C 10426.814 13515.687 10401.763 13518.051 10395.447 13524.367 C 10388.491 13531.323 10386.725 13575.558 10393.404 13575.558 C 10395.728 13575.558 10401.585 13572.62 10406.421 13569.028 z M 6860.231 13537.107 C 6876.275 13518.833 6889.4023 13500.338 6889.4023 13496.007 C 6889.4023 13487.571 6828.6743 13467.396 6822.3335 13473.726 C 6820.436 13475.618 6818.063 13498.129 6817.0586 13523.751 C 6814.7793 13581.904 6819.5947 13583.393 6860.231 13537.107 z M 13311.755 13550.244 C 13326.119 13547.485 13357.853 13542.3545 13382.272 13538.841 C 13406.692 13535.327 13447.827 13527.793 13473.684 13522.098 C 13499.541 13516.403 13539.73 13508.713 13562.996 13505.012 C 13586.26 13501.312 13621.52 13494.718 13641.349 13490.359 C 13661.18 13486.003 13723.239 13473.799 13779.262 13463.239 C 13917.475 13437.1875 13954.103 13429.955 13990.815 13421.464 C 14008.054 13417.477 14028.621 13412.863 14036.521 13411.21 C 14067.315 13404.769 14041.821 13367.643 14010.415 13373.19 C 13997.968 13375.389 13894.858 13400.608 13813.215 13421.424 C 13639.724 13465.654 13350.072 13515.721 13228.813 13522.434 C 13176.334 13525.34 13165.338 13527.376 13163.987 13534.44 C 13163.093 13539.12 13166.499 13547.087 13171.555 13552.142 C 13179.559 13560.146 13187.539 13560.942 13233.192 13558.298 C 13262.038 13556.626 13297.39 13553.001 13311.755 13550.244 z M 6147.114 13544.663 C 6157.6084 13538.019 6150.1 13523.361 6136.0693 13523.102 C 6129.515 13522.981 6064.2124 13515.122 5990.9517 13505.636 C 5917.6914 13496.15 5854.813 13489.45 5851.222 13490.745 C 5843.604 13493.492 5842.5205 13505.692 5849.5127 13510.013 C 5859.351 13516.095 5912.9 13524.477 6017.07 13536.244 C 6146.4033 13550.853 6138.181 13550.32 6147.114 13544.663 z M 11214.845 13528.546 C 11216.539 13518.489 11225.293 13498.778 11234.298 13484.739 C 11251.242 13458.324 11251.028 13449.664 11233.067 13434.759 C 11221.78 13425.392 11222.904 13404.641 11235.051 13398.142 C 11240.607 13395.166 11258.154 13392.733 11274.043 13392.733 C 11296.371 13392.733 11304.06 13390.626 11307.896 13383.457 C 11316.619 13367.159 11305.506 13356.168 11280.307 13356.168 C 11240.378 13356.168 11207.074 13322.856 11225.186 13301.033 C 11229.455 13295.89 11242.108 13293.485 11264.927 13293.485 C 11291.102 13293.485 11299.119 13291.622 11301.683 13284.94 C 11306.855 13271.463 11296.322 13260.24 11271.8545 13253.157 C 11228.575 13240.626 11211.166 13208.732 11238.005 13191.146 C 11245.1875 13186.44 11251.064 13179.656 11251.064 13176.069 C 11251.064 13168.066 11186.599 13071.225 11169.272 13053.202 C 11158.629 13042.132 11155.965 13041.336 11151.769 13047.979 C 11145.066 13058.588 11150.424 13470.281 11157.749 13507.651 C 11166.411 13551.833 11165.144 13550.208 11189.577 13548.437 C 11210.45 13546.922 11211.945 13545.746 11214.845 13528.546 z M 3441.2227 13532.464 C 3449.609 13509.681 3451.6855 13482.289 3445.3975 13477.389 C 3436.9663 13470.815 3416.0806 13466.0625 3408.4702 13468.981 C 3404.681 13470.437 3403.028 13478.434 3404.2874 13489.219 C 3405.9136 13503.148 3403.3923 13510.031 3392.7737 13520.649 C 3385.2964 13528.126 3379.1782 13535.14 3379.1782 13536.234 C 3379.1782 13539.613 3396.5037 13542.975 3417.1782 13543.61 C 3433.158 13544.101 3437.7158 13541.988 3441.2227 13532.464 z M 6455.848 13534.559 C 6482.1035 13531.45 6484.577 13530.032 6484.577 13518.099 L 6484.577 13505.04 L 6434.983 13506.96 C 6407.7056 13508.017 6380.086 13510.897 6373.606 13513.36 C 6360.8716 13518.201 6357.777 13531.265 6368.3535 13535.533 C 6377.319 13539.152 6421.184 13538.663 6455.848 13534.559 z M 14899.712 13530.697 C 14937.734 13524.214 14943.024 13521.795 14958.399 13503.857 C 14985.032 13472.791 14982.93 13471.045 14919.302 13471.397 C 14829.732 13471.895 14815.204 13475.711 14789.317 13505.549 C 14777.231 13519.484 14768.431 13532.647 14769.762 13534.802 C 14773.613 13541.032 14853.992 13538.494 14899.712 13530.697 z M 11274.785 13517.751 C 11280.407 13508.654 11274.004 13506.728 11266.84 13515.36 C 11262.72 13520.325 11262.323 13523.322 11265.787 13523.322 C 11268.843 13523.322 11272.892 13520.815 11274.785 13517.751 z M 3172.8481 13512.875 C 3174.6238 13510.002 3174.1748 13507.629 3171.8508 13507.602 C 3158.941 13507.448 3024.1902 13490.94 2979.577 13484.047 C 2950.8474 13479.607 2874.453 13469.132 2809.8115 13460.77 C 2745.1702 13452.406 2634.6924 13437.262 2564.3052 13427.114 C 2438.4634 13408.976 2410.2944 13405.586 2169.9272 13379.657 C 2103.8494 13372.529 2028.6302 13364.211 2002.7736 13361.172 C 1976.9171 13358.135 1934.6062 13353.654 1908.7499 13351.217 C 1882.8931 13348.781 1821.7776 13342.054 1772.9375 13336.268 C 1684.9043 13325.839 1590.5112 13318.209 1600.5604 13322.333 C 1622.9235 13331.513 1749.0502 13352.318 1804.2787 13355.938 C 1841.6272 13358.387 1882.7625 13362.753 1895.6909 13365.643 C 1950.2415 13377.832 1990.2928 13383.06 2024.1726 13382.412 C 2071.8557 13381.499 2156.9175 13390.167 2196.333 13399.953 C 2213.7292 13404.274 2252.1458 13410.29 2281.7036 13413.323 C 2311.2612 13416.356 2336.988 13419.778 2338.8745 13420.927 C 2340.761 13422.077 2392.842 13429.099 2454.6106 13436.531 C 2516.379 13443.963 2584.5461 13452.444 2606.0935 13455.377 C 2627.6406 13458.309 2657.794 13460.692 2673.1008 13460.674 C 2688.4082 13460.655 2728.3684 13465.686 2761.9014 13471.853 C 2795.4343 13478.02 2841.6753 13483.563 2864.659 13484.173 C 2887.6426 13484.781 2928.7778 13489.101 2956.0708 13493.769 C 3075.632 13514.225 3167.0354 13522.28 3172.8481 13512.875 z M 5788.803 13500.649 C 5795.815 13482.377 5784.3076 13479.163 5676.797 13469.367 C 5601.1353 13462.474 5593.9624 13462.832 5593.9624 13473.494 C 5593.9624 13486.839 5608.9873 13492.078 5667.619 13499.177 C 5748.7583 13509.001 5785.4272 13509.446 5788.803 13500.649 z M 11063.058 13498.221 C 11071.227 13491.606 11074.908 13482.641 11075.39 13468.187 C 11076.043 13448.565 11075.26 13447.502 11058.995 13445.937 C 11043.357 13444.43 11041.051 13446.195 11031.687 13466.831 C 11017.057 13499.064 11018.031 13507.651 11036.32 13507.651 C 11044.621 13507.651 11056.652 13503.408 11063.058 13498.221 z M 8385.948 13494.726 C 8417.551 13490.537 8471.615 13482.382 8506.091 13476.605 C 8540.565 13470.827 8601.681 13462.543 8641.902 13458.191 C 8682.124 13453.843 8739.713 13446.983 8769.879 13442.949 C 8800.045 13438.914 8842.356 13434.0205 8863.903 13432.072 C 8885.45 13430.124 8931.286 13425.345 8965.763 13421.451 C 9000.238 13417.556 9046.188 13412.871 9067.875 13411.041 C 9113.023 13407.227 9128.153 13401.329 9108.794 13395.087 C 9087.883 13388.346 9048.828 13390.553 8879.574 13408.037 C 8805.798 13415.658 8740.751 13423.2705 8696.749 13429.43 C 8675.202 13432.446 8636.418 13437.054 8610.561 13439.666 C 8510.712 13449.759 8335.974 13480.113 8319.264 13490.27 C 8314.815 13492.974 8319.211 13502.451 8324.88 13502.386 C 8326.865 13502.362 8354.346 13498.915 8385.948 13494.726 z M 10785.197 13482.785 C 10787.043 13463.637 10769.048 13389.066 10756.926 13365.623 C 10752.562 13357.184 10746.207 13351.206 10742.804 13352.342 C 10736.12 13354.568 10724.685 13425.51 10723.942 13469.346 C 10723.424 13500.047 10726.01 13502.303 10760.051 13500.832 C 10782.522 13499.86 10783.629 13499.066 10785.197 13482.785 z M 4026.898 13489.369 C 4026.898 13485.017 4022.2551 13481.533 4016.4512 13481.533 C 4010.6472 13481.533 4006.0042 13485.017 4006.0042 13489.369 C 4006.0042 13493.722 4010.6472 13497.204 4016.4512 13497.204 C 4022.2551 13497.204 4026.898 13493.722 4026.898 13489.369 z M 11493.532 13488.81 C 11506.133 13483.976 11503.38 13476.311 11489.044 13476.311 C 11475.937 13476.311 11468.157 13482.72 11474.078 13488.64 C 11478.25 13492.8125 11482.993 13492.8545 11493.532 13488.81 z M 10663.042 13482.138 C 10668.359 13473.535 10688.495 13258.68 10685.21 13245.594 C 10681.275 13229.913 10644.047 13208.283 10602.953 13197.802 C 10558.413 13186.44 10461.655 13194.521 10451.278 13210.468 C 10448.675 13214.471 10447.152 13223.621 10447.896 13230.803 C 10449.198 13243.37 10451.221 13244.062 10501.485 13249.141 C 10556.301 13254.68 10566.779 13258.044 10566.779 13270.1045 C 10566.779 13283.496 10547.746 13288.509 10510.156 13285.015 C 10447.487 13279.189 10419.805 13291.895 10438.74 13317.79 C 10444.35 13325.461 10458.491 13327.563 10527.809 13331.028 C 10587.477 13334.011 10613.585 13337.36 10622.448 13343.168 C 10636.526 13352.392 10637.652 13357.65 10627.378 13366.178 C 10622.117 13370.544 10604.931 13371.057 10566.001 13368.006 C 10536.264 13365.678 10491.952 13364.999 10467.532 13366.5 L 10423.132 13369.228 L 10413.323 13406.812 C 10407.928 13427.485 10404.82 13447.808 10406.419 13451.972 C 10408.639 13457.754 10425.157 13460.429 10476.3 13463.289 C 10542.339 13466.98 10627.825 13478.156 10633.511 13483.842 C 10638.1455 13488.476 10659.9 13487.222 10663.042 13482.138 z M 10955.934 13463.252 C 10955.934 13448.965 10954.234 13447.439 10936.6875 13445.98 C 10921.455 13444.714 10916.204 13446.689 10911.513 13455.455 C 10902.76 13471.811 10913.691 13482.463 10937.205 13480.493 C 10954.184 13479.068 10955.934 13477.458 10955.934 13463.252 z M 13266.707 13471.51 C 13291.482 13465.998 13330.56 13458.585 13353.543 13455.041 C 13376.526 13451.495 13416.487 13444.226 13442.344 13438.885 C 13468.199 13433.544 13521.089 13423.294 13559.872 13416.109 C 13598.657 13408.924 13646.844 13399.732 13666.956 13395.687 C 13687.066 13391.64 13716.449 13385.821 13732.251 13382.757 C 13748.051 13379.69 13793.643 13369.517 13833.5625 13360.147 C 13915.535 13340.906 13925.609 13334.102 13904.849 13312.003 C 13897.979 13304.691 13887.782 13298.71 13882.189 13298.71 C 13876.596 13298.71 13842.334 13305.631 13806.053 13314.092 C 13769.7705 13322.551 13701.301 13335.645 13653.896 13343.187 C 13606.494 13350.729 13524.223 13366.09 13471.073 13377.322 C 13417.923 13388.555 13356.808 13400.229 13335.26 13403.264 C 13313.713 13406.298 13280.806 13412.315 13262.131 13416.635 C 13243.456 13420.956 13212.899 13426.159 13194.225 13428.199 C 13160.938 13431.837 13160.241 13432.23 13158.684 13448.232 C 13155.287 13483.137 13185.345 13489.613 13266.707 13471.51 z M 11323.2705 13464.124 C 11324.248 13459.086 11321.627 13455.416 11317.049 13455.416 C 11307.346 13455.416 11301.49 13463.932 11306.082 13471.362 C 11310.807 13479.007 11321.236 13474.615 11323.2705 13464.124 z M 11678.293 13472.964 C 11688.854 13470.137 11689.968 13467.247 11687.837 13448.225 C 11686.509 13436.377 11685.242 13424.585 11685.0205 13422.018 C 11684.464 13415.554 11600.718 13423.064 11591.919 13430.366 C 11587.999 13433.621 11585.54 13443.346 11586.41 13452.154 C 11587.582 13464.008 11591.313 13468.982 11601.042 13471.667 C 11617.92 13476.322 11662.935 13477.079 11678.293 13472.964 z M 5499.5513 13466.504 C 5521.007 13460.508 5518.0586 13451.162 5493.722 13448.02 C 5390.394 13434.675 5279.6494 13423.233 5277.2295 13425.653 C 5270.816 13432.068 5282.2114 13439.448 5315.8657 13450.674 C 5367.106 13467.768 5464.879 13476.192 5499.5513 13466.504 z M 6449.8403 13461.234 C 6455.2095 13457.833 6451.703 13451.927 6435.146 13436.483 C 6405.8867 13409.19 6409.6147 13397.957 6447.931 13397.957 C 6465.517 13397.957 6477.7173 13395.24 6481.703 13390.4375 C 6490.709 13379.587 6486.3237 13355.558 6474.13 13348.94 C 6440.2896 13330.575 6419.068 13316.13 6416.644 13309.813 C 6411.8594 13297.346 6424.9106 13288.263 6447.607 13288.263 C 6475.048 13288.263 6481.9653 13281.346 6481.9653 13253.904 C 6481.9653 13228.638 6476.7036 13223.083 6448.0127 13218.0625 C 6422.7944 13213.648 6387.9414 13190.928 6387.9414 13178.902 C 6387.9414 13163.331 6399.776 13157.674 6432.342 13157.674 C 6468.5186 13157.674 6476.7417 13152.278 6476.7417 13128.539 C 6476.7417 13110.601 6470.9663 13103.733 6450.624 13097.4795 C 6423.055 13089.004 6398.3887 13069.237 6398.3887 13055.619 C 6398.3887 13040.82 6416.079 13031.082 6434.309 13035.851 C 6440.3174 13037.422 6451.147 13037.222 6458.376 13035.408 C 6469.6367 13032.582 6471.5186 13029.161 6471.5186 13011.517 C 6471.5186 12992.154 6470.3467 12990.603 6451.9297 12985.562 C 6419.8467 12976.781 6398.3887 12961.078 6398.3887 12946.381 C 6398.3887 12929.973 6411.921 12922.613 6442.0938 12922.613 C 6461.0034 12922.613 6466.239 12920.575 6468.9067 12912.168 C 6473.14 12898.828 6467.525 12880.825 6459.1304 12880.825 C 6455.5767 12880.825 6441.632 12873.826 6428.141 12865.27 C 6409.595 12853.509 6403.6123 12846.525 6403.6123 12836.64 C 6403.6123 12821.81 6417.13 12816.1875 6445.948 12819.034 C 6471.5186 12821.56 6472.2656 12806.417 6447.8066 12781.368 C 6426.3525 12759.397 6426.3667 12748.701 6447.8657 12738.906 C 6478.6475 12724.882 6454.6104 12705.81 6392.482 12694.964 C 6333.9834 12684.751 6334.4067 12684.207 6341.3066 12760.772 C 6344.28 12793.764 6346.382 12870.117 6345.978 12930.45 C 6345.574 12990.781 6346.6494 13063.65 6348.367 13092.38 C 6350.0854 13121.108 6352.2417 13214.125 6353.1606 13299.083 C 6354.0796 13384.04 6356.543 13456.321 6358.636 13459.707 C 6363.0825 13466.902 6438.8926 13468.171 6449.8403 13461.234 z M 3277.319 13455.416 C 3275.5437 13452.542 3264.2395 13450.2295 3252.1992 13450.271 C 3236.1404 13450.33 3232.3948 13451.702 3238.1426 13455.416 C 3248.614 13462.184 3281.5012 13462.184 3277.319 13455.416 z M 9581.42 13457.171 C 9647.546 13453.798 9648.743 13453.519 9657.336 13439.388 C 9670.125 13418.356 9686.545 13351.399 9680.415 13345.271 C 9677.646 13342.502 9654.52 13337.865 9629.0205 13334.968 C 9603.523 13332.071 9581.565 13328.6045 9580.225 13327.265 C 9574.407 13321.446 9586.231 13319.362 9633.793 13317.823 C 9669.1045 13316.681 9686.537 13313.937 9691.385 13308.753 C 9701.164 13298.298 9715.342 13253.162 9715.342 13232.485 L 9715.342 13215.133 L 9671.654 13215.133 C 9647.627 13215.133 9615.306 13217.61 9599.83 13220.639 C 9584.355 13223.667 9550.538 13226.28 9524.682 13226.446 C 9494.092 13226.643 9473.629 13229.281 9466.102 13234.0 C 9458.048 13239.047 9449.942 13255.933 9439.428 13289.567 C 9431.121 13316.144 9418.202 13349.967 9410.72 13364.731 C 9402.504 13380.942 9395.712 13405.259 9393.576 13426.108 L 9390.038 13460.64 L 9452.137 13460.618 C 9486.291 13460.607 9544.468 13459.055 9581.42 13457.171 z M 11777.898 13447.147 C 11783.349 13417.932 11810.432 13415.383 11826.476 13442.575 L 11837.391 13461.075 L 11882.452 13458.583 C 11907.236 13457.211 11959.247 13454.629 11998.031 13452.842 C 12085.016 13448.835 12092.056 13447.485 12092.056 13434.828 C 12092.056 13428.097 12086.15 13422.937 12073.773 13418.851 C 12051.454 13411.485 12049.848 13398.335 12068.55 13376.11 C 12084.337 13357.348 12084.724 13351.091 12071.161 13333.849 C 12065.415 13326.545 12060.714 13318.055 12060.714 13314.983 C 12060.714 13304.7705 12083.855 13294.746 12114.026 13291.887 C 12147.942 13288.675 12217.826 13273.029 12224.434 13267.169 C 12230.276 13261.989 12222.065 13247.191 12184.65 13195.4795 C 12167.196 13171.355 12148.457 13151.072 12142.161 13149.492 C 12135.966 13147.938 12113.344 13150.19 12091.888 13154.5 C 12070.434 13158.812 12031.405 13163.919 12005.161 13165.856 C 11978.916 13167.791 11954.651 13171.101 11951.239 13173.209 C 11943.919 13177.732 11948.61 13209.841 11958.584 13223.4795 C 11964.496 13231.565 11969.555 13231.804 12014.1455 13226.085 C 12041.127 13222.624 12080.423 13213.849 12101.47 13206.584 C 12122.516 13199.32 12143.112 13194.672 12147.236 13196.256 C 12157.686 13200.266 12156.604 13217.048 12145.232 13227.339 C 12133.415 13238.034 12085.141 13255.023 12038.17 13265.018 C 11992.446 13274.746 11983.941 13279.591 11974.993 13301.007 C 11970.951 13310.682 11962.729 13320.158 11956.721 13322.064 C 11941.655 13326.846 11942.706 13346.223 11958.855 13361.392 C 11971.112 13372.907 11976.6875 13392.26 11967.996 13393.123 C 11965.841 13393.337 11936.019 13394.414 11901.724 13395.52 C 11841.922 13397.445 11767.697 13409.99 11753.713 13420.537 C 11742.818 13428.751 11757.665 13463.276 11770.285 13459.074 C 11773.445 13458.022 11776.871 13452.655 11777.898 13447.147 z M 9995.8125 13444.129 C 9999.565 13441.015 10002.637 13432.691 10002.637 13425.632 C 10002.637 13412.841 10002.517 13412.811 9967.377 13417.129 C 9906.675 13424.59 9836.738 13421.467 9789.915 13409.205 C 9766.29 13403.02 9743.466 13397.957 9739.195 13397.957 C 9729.981 13397.957 9717.595 13434.915 9722.513 13447.733 C 9725.588 13455.75 9737.2 13456.216 9857.434 13453.148 C 9939.335 13451.06 9991.563 13447.655 9995.8125 13444.129 z M 10350.24 13442.727 C 10354.902 13435.612 10357.823 13422.417 10356.89 13412.691 C 10355.368 13396.828 10353.887 13395.486 10339.555 13397.006 C 10330.937 13397.918 10266.482 13399.604 10196.324 13400.75 C 10058.37 13403.003 10058.827 13402.897 10061.347 13431.91 L 10062.707 13447.581 L 10182.849 13450.341 C 10248.927 13451.859 10311.751 13453.622 10322.458 13454.258 C 10338.031 13455.185 10343.59 13452.877 10350.24 13442.727 z M 5189.5645 13439.745 C 5194.6855 13439.745 5191.187 13419.673 5185.22 13414.817 C 5181.629 13411.895 5156.36 13406.836 5129.067 13403.577 C 5101.774 13400.318 5050.855 13393.864 5015.914 13389.234 C 4980.973 13384.6045 4948.488 13382.312 4943.724 13384.139 C 4929.377 13389.645 4936.093 13409.697 4953.866 13414.422 C 4987.218 13423.29 5168.1084 13445.033 5180.424 13441.654 C 5184.2495 13440.6045 5188.3633 13439.745 5189.5645 13439.745 z M 6938.686 13439.875 C 6949.9062 13435.607 6952.085 13431.471 6952.085 13414.415 C 6952.085 13386.38 6973.165 13350.863 7005.9053 13323.733 C 7050.503 13286.778 7090.3477 13244.323 7105.895 13217.193 C 7113.953 13203.132 7130.3896 13178.697 7142.4204 13162.896 C 7182.2236 13110.619 7196.9385 13079.32 7181.7134 13079.32 C 7178.7256 13079.32 7166.385 13084.473 7154.289 13090.77 C 7142.194 13097.065 7113.492 13107.272 7090.5093 13113.451 L 7048.7207 13124.687 L 7045.511 13186.886 C 7043.746 13221.095 7041.9824 13249.633 7041.5933 13250.305 C 7041.2036 13250.975 7029.7197 13257.145 7016.073 13264.017 C 6976.2793 13284.058 6919.789 13294.64 6863.2847 13292.636 L 6813.6606 13290.874 L 6815.392 13356.168 C 6816.466 13396.687 6819.439 13423.831 6823.2275 13427.704 C 6836.103 13440.869 6914.37 13449.12 6938.686 13439.875 z M 11526.989 13436.261 C 11524.448 13423.155 11512.241 13421.356 11512.241 13434.086 C 11512.241 13440.503 11515.614 13444.969 11520.46 13444.969 C 11525.324 13444.969 11527.989 13441.415 11526.989 13436.261 z M 6234.464 13151.145 C 6237.2026 12945.228 6236.6143 12875.603 6232.136 12875.603 C 6225.783 12875.603 6208.5566 12898.601 6075.623 13084.545 C 6064.3267 13100.345 6045.1426 13131.49 6032.9927 13153.757 C 6012.531 13191.253 6009.665 13194.238 5994.136 13194.238 C 5953.9795 13194.238 5955.358 13169.007 5998.9854 13105.439 C 6061.846 13013.847 6090.62 12972.52 6124.4565 12925.227 C 6142.9556 12899.369 6175.544 12852.357 6196.8745 12820.755 C 6218.2056 12789.152 6242.8906 12752.952 6251.7295 12740.309 C 6268.761 12715.95 6272.526 12698.002 6260.6045 12698.002 C 6246.72 12698.002 6242.693 12684.452 6239.643 12627.483 C 6237.9517 12595.882 6234.5854 12553.57 6232.161 12533.46 C 6229.7383 12513.35 6227.0854 12415.8 6226.2656 12316.684 C 6224.329 12082.37 6221.5776 12040.19 6207.729 12032.544 C 6193.4443 12024.657 6189.62 12018.538 6189.527 12003.415 L 6189.447 11990.502 L 6178.739 12001.21 C 6155.0483 12024.9 6122.261 12250.878 6128.529 12347.272 C 6133.8296 12428.789 6150.7896 12473.652 6190.322 12510.72 C 6203.763 12523.322 6204.78 12526.783 6201.8276 12549.896 C 6200.047 12563.84 6195.847 12578.2 6192.4946 12581.809 C 6189.142 12585.418 6169.6323 12593.016 6149.1396 12598.694 C 6117.7637 12607.389 6096.9263 12608.911 6017.204 12608.324 C 5962.8037 12607.924 5920.4 12609.758 5917.525 12612.633 C 5911.2915 12618.866 5903.5923 12693.711 5896.9224 12812.92 C 5894.109 12863.196 5889.3413 12929.014 5886.3276 12959.179 C 5883.3135 12989.345 5878.7925 13044.584 5876.2812 13081.932 C 5873.769 13119.281 5866.575 13209.255 5860.2944 13281.877 C 5851.2534 13386.411 5850.2046 13415.517 5855.259 13421.605 C 5864.1553 13432.325 5895.4556 13431.216 5910.146 13419.659 C 5921.4653 13410.756 5931.482 13410.207 6041.5586 13412.468 C 6149.7505 13414.69 6163.3613 13415.993 6189.447 13426.64 C 6210.815 13435.359 6219.7935 13436.868 6224.4873 13432.525 C 6229.1743 13428.189 6231.7417 13355.767 6234.464 13151.145 z M 12251.374 13416.585 C 12277.372 13409.084 12274.16 13400.093 12246.149 13401.963 C 12234.658 13402.73 12211.152 13403.909 12193.914 13404.584 C 12156.641 13406.041 12145.991 13410.924 12155.388 13422.247 C 12160.437 13428.33 12168.945 13429.173 12196.124 13426.275 C 12215.0205 13424.263 12239.881 13419.902 12251.374 13416.585 z M 12332.339 13413.811 C 12332.339 13399.366 12315.481 13391.242 12303.576 13399.946 C 12294.806 13406.36 12294.982 13407.258 12306.629 13415.415 C 12323.07 13426.931 12332.339 13426.353 12332.339 13413.811 z M 14667.265 13416.239 C 14670.892 13411.868 14671.458 13408.404 14668.544 13408.404 C 14665.671 13408.404 14660.395 13411.931 14656.817 13416.239 C 14653.19 13420.61 14652.626 13424.074 14655.539 13424.074 C 14658.412 13424.074 14663.6875 13420.548 14667.265 13416.239 z M 14941.5 13413.502 C 15015.853 13403.617 15035.451 13400.233 15042.077 13396.139 C 15059.529 13385.353 15043.246 13382.286 14968.53 13382.286 C 14890.336 13382.286 14888.195 13382.585 14876.457 13395.08 C 14860.667 13411.886 14865.347 13426.053 14885.344 13421.982 C 14893.245 13420.372 14918.519 13416.557 14941.5 13413.502 z M 4882.593 13389.0 C 4883.808 13380.456 4881.0776 13376.751 4872.146 13374.827 C 4849.188 13369.88 4786.6943 13362.067 4717.3574 13355.478 C 4659.105 13349.939 4647.0776 13350.019 4643.4053 13355.96 C 4636.362 13367.356 4643.045 13376.549 4660.758 13379.828 C 4698.719 13386.855 4840.7725 13402.2705 4860.0537 13401.453 C 4877.316 13400.723 4881.234 13398.558 4882.593 13389.0 z M 11399.936 13387.51 C 11399.936 13373.194 11388.305 13367.265 11383.709 13379.24 C 11379.386 13390.507 11385.401 13404.543 11393.408 13401.874 C 11396.998 13400.678 11399.936 13394.213 11399.936 13387.51 z M 5795.279 13387.17 C 5799.3857 13380.525 5810.5513 13251.881 5821.092 13089.768 C 5828.511 12975.657 5831.6353 12931.6 5847.302 12720.129 C 5851.402 12664.785 5853.5293 12616.308 5852.03 12612.399 C 5847.2524 12599.947 5690.8745 12593.747 5679.1357 12605.543 C 5673.473 12611.234 5664.929 12680.537 5650.9937 12833.814 C 5641.9424 12933.373 5619.679 13163.847 5609.388 13264.535 C 5603.8213 13319.0 5601.0117 13365.225 5603.144 13367.255 C 5605.2764 13369.287 5631.703 13374.824 5661.8687 13379.5625 C 5692.0347 13384.301 5720.2417 13388.929 5724.551 13389.849 C 5744.053 13394.011 5792.178 13392.1875 5795.279 13387.17 z M 12397.634 13382.286 C 12402.834 13376.54 12412.055 13371.839 12418.125 13371.839 C 12424.195 13371.839 12438.064 13365.789 12448.945 13358.3955 C 12478.7295 13338.156 12510.488 13325.07 12530.129 13324.942 C 12543.709 13324.854 12551.613 13329.092 12564.876 13343.569 C 12581.402 13361.613 12583.381 13362.31 12617.815 13362.205 C 12653.442 13362.098 12668.854 13358.401 12784.176 13322.3125 C 12815.778 13312.423 12847.928 13303.064 12855.617 13301.517 C 12863.309 13299.969 12870.372 13294.694 12871.315 13289.794 C 12874.958 13270.88 12856.68 13111.513 12849.937 13103.388 C 12836.687 13087.423 12812.905 13031.254 12812.905 13015.926 C 12812.905 13003.859 12816.582 12998.535 12829.709 12991.583 C 12838.951 12986.689 12852.823 12976.221 12860.534 12968.32 C 12877.195 12951.252 12883.004 12950.788 12913.965 12964.06 C 12945.669 12977.648 12950.837 12988.873 12946.384 13034.469 C 12933.434 13167.055 12935.886 13309.824 12951.521 13333.688 C 12961.299 13348.611 12976.175 13348.976 12999.03 13334.849 C 13014.435 13325.329 13016.631 13321.264 13016.675 13302.201 C 13016.703 13290.08 13022.473 13268.083 13029.69 13252.579 C 13039.394 13231.738 13041.352 13222.295 13037.476 13215.051 C 13034.625 13209.728 13032.294 13191.206 13032.294 13173.892 C 13032.294 13148.232 13034.409 13140.44 13043.728 13131.76 C 13050.015 13125.902 13059.236 13121.108 13064.221 13121.108 C 13069.203 13121.108 13080.266 13115.232 13088.8 13108.05 C 13121.452 13080.577 13162.883 13097.07 13162.883 13137.542 C 13162.883 13155.884 13164.135 13158.223 13172.024 13154.627 C 13194.921 13144.195 13259.833 13156.981 13293.433 13178.544 C 13321.739 13196.708 13356.344 13232.074 13381.003 13268.046 C 13399.501 13295.032 13405.985 13298.788 13433.629 13298.53 C 13461.821 13298.268 13534.411 13279.953 13539.581 13271.798 C 13550.631 13254.36 13545.461 13253.476 13510.384 13266.797 C 13491.469 13273.98 13480.933 13275.347 13471.656 13271.822 C 13464.647 13269.155 13448.69 13267.505 13436.197 13268.152 C 13423.704 13268.798 13410.944 13266.787 13407.841 13263.685 C 13399.035 13254.88 13411.223 13237.165 13432.085 13228.449 C 13442.036 13224.291 13450.074 13217.831 13449.948 13214.094 C 13449.557 13202.577 13410.876 13075.273 13377.254 12974.851 C 13371.964 12959.048 13357.9795 12912.036 13346.179 12870.379 C 13334.378 12828.721 13308.077 12745.274 13287.7295 12684.943 C 13267.383 12624.61 13233.717 12524.768 13212.913 12463.068 L 13175.09 12350.89 L 13157.233 12346.976 C 13127.44 12340.444 12975.388 12327.246 12967.003 12330.464 C 12962.692 12332.117 12959.165 12335.8955 12959.165 12338.858 C 12959.165 12344.258 13004.872 12521.895 13032.757 12624.872 C 13040.926 12655.037 13051.322 12694.999 13055.861 12713.672 C 13060.399 12732.347 13068.664 12764.079 13074.227 12784.189 C 13105.238 12896.303 13141.806 13033.359 13141.82 13037.531 C 13141.825 13038.969 13139.755 13043.419 13137.22 13047.424 C 13130.607 13057.866 13086.543 13011.396 13079.246 12986.286 C 13071.606 12960.0 13008.8125 12724.496 12990.539 12653.602 C 12982.395 12622.0 12966.467 12560.884 12955.1455 12517.789 C 12943.825 12474.694 12929.176 12416.496 12922.593 12388.46 C 12916.01 12360.423 12908.03 12334.052 12904.86 12329.86 C 12900.464 12324.046 12882.112 12321.691 12827.597 12319.941 C 12767.826 12318.021 12753.523 12319.065 12740.386 12326.305 C 12720.359 12337.339 12612.571 12431.197 12515.273 12522.325 C 12499.531 12537.067 12474.85 12558.331 12460.426 12569.576 C 12446.001 12580.82 12417.156 12605.126 12396.328 12623.586 C 12364.809 12651.522 12358.456 12659.846 12358.456 12673.209 C 12358.456 12695.989 12375.775 12794.791 12397.596 12896.496 C 12401.602 12915.171 12408.744 12951.6045 12413.467 12977.461 C 12424.207 13036.262 12444.861 13139.052 12454.924 13183.791 C 12465.651 13231.482 12465.048 13244.972 12451.871 13252.024 C 12443.141 13256.696 12439.151 13256.277 12432.907 13250.033 C 12424.363 13241.488 12405.985 13164.872 12389.455 13068.874 C 12383.767 13035.834 12373.402 12980.596 12366.428 12946.121 C 12359.452 12911.6455 12348.935 12855.961 12343.055 12822.378 C 12324.973 12719.094 12322.052 12708.448 12311.809 12708.448 C 12302.578 12708.448 12253.827 12748.357 12192.608 12806.031 C 12169.424 12827.874 12159.961 12840.584 12159.961 12849.883 C 12159.961 12883.162 12177.156 12988.518 12189.006 13027.855 C 12196.235 13051.853 12203.112 13087.582 12204.287 13107.254 C 12206.409 13142.74 12206.847 13143.647 12259.777 13222.171 C 12289.12 13265.704 12324.356 13316.6 12338.079 13335.274 C 12351.801 13353.948 12366.811 13374.516 12371.434 13380.981 C 12381.757 13395.415 12385.58 13395.605 12397.634 13382.286 z M 9932.906 13376.623 C 9975.977 13370.632 9996.24 13363.217 9988.833 13356.156 C 9983.223 13350.809 9781.128 13345.798 9773.027 13350.806 C 9760.907 13358.295 9783.603 13367.915 9828.931 13374.499 C 9888.93 13383.215 9885.949 13383.153 9932.906 13376.623 z M 5552.7905 13350.885 C 5554.627 13337.988 5557.0024 13303.933 5558.0703 13275.203 L 5560.01 13222.968 L 5520.833 13222.171 C 5449.1914 13220.714 5403.792 13216.07 5353.9233 13205.102 C 5326.7656 13199.127 5301.587 13194.238 5297.972 13194.238 C 5289.325 13194.238 5282.16 13222.243 5275.342 13282.692 C 5270.798 13322.97 5271.0864 13333.273 5276.9214 13339.108 C 5286.079 13348.266 5410.347 13366.274 5468.597 13366.885 C 5493.0176 13367.141 5517.6987 13369.398 5523.4443 13371.899 C 5542.6113 13380.249 5549.288 13375.468 5552.7905 13350.885 z M 10231.607 13367.26 C 10240.719 13361.485 10222.357 13356.338 10192.298 13356.24 C 10169.648 13356.166 10157.452 13364.002 10173.644 13368.227 C 10189.724 13372.421 10224.379 13371.843 10231.607 13367.26 z M 10927.205 13356.816 C 10971.735 13350.721 11021.759 13345.73 11038.369 13345.727 C 11061.236 13345.724 11069.348 13343.691 11071.776 13337.358 C 11073.542 13332.76 11071.866 13327.068 11068.054 13324.712 C 11059.048 13319.146 10900.774 13322.588 10868.139 13329.06 C 10854.031 13331.855 10834.698 13332.16 10824.026 13329.754 C 10795.564 13323.334 10790.09 13330.903 10802.883 13358.983 C 10808.318 13370.915 10811.606 13372.417 10827.694 13370.318 C 10837.895 13368.989 10882.674 13362.913 10927.205 13356.816 z M 4588.7393 13360.891 C 4597.8374 13346.17 4574.36 13341.063 4423.8877 13325.022 C 4339.1357 13315.99 4238.06 13305.035 4199.2754 13300.68 C 4160.49 13296.324 4107.602 13290.561 4081.7456 13287.875 C 4055.8892 13285.1875 3987.722 13277.177 3930.2625 13270.076 C 3872.8037 13262.973 3798.7598 13254.735 3765.7207 13251.769 C 3732.682 13248.803 3699.7737 13245.231 3692.5913 13243.832 C 3685.4087 13242.435 3633.6956 13236.586 3577.673 13230.836 C 3521.6506 13225.086 3444.081 13216.839 3405.2961 13212.509 C 3329.3005 13204.024 3296.9648 13200.602 3136.2832 13184.03 C 3078.8245 13178.105 3004.7808 13169.798 2971.7417 13165.571 C 2873.1396 13152.957 2738.0603 13137.463 2673.9995 13131.421 C 2640.9604 13128.304 2562.2156 13120.047 2499.0105 13113.068 C 2435.8057 13106.092 2333.5283 13095.682 2271.7275 13089.9375 C 2209.9263 13084.192 2137.058 13077.1 2109.7974 13074.173 C 2082.5369 13071.245 2024.9738 13065.256 1981.8795 13060.861 C 1938.7852 13056.469 1844.7614 13046.086 1772.9375 13037.787 C 1701.1138 13029.491 1623.5441 13021.213 1600.5604 13019.395 C 1577.5768 13017.575 1539.9673 13013.926 1516.9836 13011.283 C 1494.0001 13008.641 1428.1833 13001.732 1370.7244 12995.931 C 1007.293 12959.241 1007.68787 12959.262 1007.68787 12976.738 C 1007.68787 12986.938 1017.6292 12989.971 1069.8018 12995.679 C 1357.9528 13027.207 1518.3649 13044.519 1603.1722 13053.242 C 1659.1948 13059.006 1722.6609 13066.031 1744.2081 13068.857 C 1765.7551 13071.684 1809.2412 13076.378 1840.8436 13079.287 C 1872.4462 13082.197 1941.7887 13089.253 1994.9382 13094.968 C 2048.088 13100.681 2129.1836 13108.982 2175.1506 13113.416 C 2221.118 13117.848 2289.2852 13125.009 2326.6335 13129.33 C 2363.982 13133.651 2428.6233 13140.572 2470.281 13144.712 C 2596.3047 13157.238 2651.8374 13163.173 2739.294 13173.46 C 2785.2612 13178.867 2862.8306 13187.029 2911.6707 13191.599 C 2960.5112 13196.167 3043.9573 13204.541 3097.1067 13210.204 C 3150.2563 13215.87 3220.7742 13222.756 3253.813 13225.509 C 3360.9048 13234.432 3428.333 13240.984 3497.1438 13249.155 C 3534.2527 13253.563 3589.2954 13259.686 3619.4614 13262.765 C 3649.6277 13265.843 3747.1775 13276.438 3836.239 13286.3125 C 3925.3 13296.186 4042.83 13308.894 4097.416 13314.554 C 4152.0024 13320.211 4202.54 13325.979 4209.7227 13327.371 C 4216.905 13328.761 4265.092 13334.84 4316.805 13340.879 C 4368.518 13346.917 4433.1597 13354.871 4460.4526 13358.555 C 4524.626 13367.218 4584.1597 13368.301 4588.7393 13360.891 z M 11595.818 13361.392 C 11595.818 13358.519 11591.117 13356.168 11585.372 13356.168 C 11579.625 13356.168 11574.925 13358.519 11574.925 13361.392 C 11574.925 13364.266 11579.625 13366.616 11585.372 13366.616 C 11591.117 13366.616 11595.818 13364.266 11595.818 13361.392 z M 11772.316 13350.297 C 11773.205 13345.63 11770.519 13340.502 11766.348 13338.902 C 11756.1 13334.97 11739.446 13347.687 11744.384 13355.676 C 11749.844 13364.508 11770.362 13360.558 11772.316 13350.297 z M 14095.811 13357.394 C 14103.502 13352.259 14113.569 13332.65 14113.569 13322.807 C 14113.569 13316.387 14108.725 13315.445 14088.196 13317.877 C 14065.704 13320.541 14061.848 13319.492 14054.241 13308.634 C 14030.911 13275.323 14062.224 13241.53 14112.374 13245.8955 C 14116.028 13246.214 14121.576 13252.092 14124.706 13258.958 C 14129.705 13269.934 14132.941 13271.101 14151.471 13268.616 C 14172.515 13265.794 14172.542 13265.8125 14168.859 13280.942 C 14159.162 13320.79 14159.298 13323.336 14171.563 13331.927 C 14183.079 13339.993 14183.786 13339.729 14189.963 13325.04 C 14198.015 13305.887 14212.801 13301.923 14306.839 13293.694 C 14376.123 13287.631 14454.362 13280.1875 14615.029 13264.375 C 14659.56 13259.992 14720.489 13254.273 14750.427 13251.667 C 14813.323 13246.193 14821.869 13241.239 14816.627 13213.301 C 14810.149 13178.776 14741.281 13131.557 14697.409 13131.557 C 14690.34 13131.557 14680.077 13136.507 14674.6045 13142.559 C 14669.131 13148.61 14655.838 13158.061 14645.063 13163.561 C 14634.287 13169.06 14619.567 13182.913 14612.349 13194.345 C 14597.395 13218.035 14587.22 13220.153 14568.943 13203.38 C 14560.153 13195.313 14555.414 13193.653 14553.83 13198.087 C 14547.303 13216.361 14531.39 13226.243 14492.745 13236.021 C 14441.448 13248.999 14420.059 13249.03 14391.723 13236.168 C 14369.794 13226.213 14369.251 13226.213 14347.323 13236.168 C 14320.934 13248.1455 14289.69 13249.445 14280.961 13238.926 C 14270.061 13225.791 14276.838 13208.049 14297.025 13196.873 C 14307.431 13191.115 14326.234 13179.178 14338.813 13170.344 C 14351.3955 13161.511 14391.07 13140.659 14426.982 13124.008 C 14490.243 13094.674 14533.939 13075.012 14732.56 12986.504 C 14784.272 12963.459 14855.964 12931.197 14891.878 12914.812 C 14927.79 12898.425 14973.627 12878.452 14993.736 12870.427 C 15054.653 12846.116 15192.151 12785.349 15287.877 12740.431 C 15337.609 12717.095 15379.476 12698.002 15380.914 12698.002 C 15382.352 12698.002 15403.952 12688.305 15428.915 12676.451 C 15493.3545 12645.8545 15573.973 12609.533 15688.468 12559.513 C 15807.535 12507.497 15918.777 12456.515 15975.764 12427.843 C 16040.575 12395.235 16156.562 12347.083 16177.087 12344.262 C 16189.9375 12342.495 16197.659 12344.216 16202.377 12349.9 C 16213.267 12363.021 16191.122 12378.882 16110.448 12415.742 C 16070.848 12433.837 16005.539 12464.584 15965.316 12484.068 C 15895.051 12518.105 15783.3545 12568.627 15711.975 12598.655 C 15693.3 12606.512 15637.701 12632.022 15588.418 12655.348 C 15539.137 12678.673 15487.423 12702.265 15473.501 12707.772 C 15459.577 12713.28 15394.122 12742.822 15328.043 12773.419 C 15261.967 12804.017 15200.264 12832.436 15190.926 12836.57 C 15170.093 12845.801 15169.342 12856.409 15187.05 12891.357 C 15196.242 12909.497 15204.242 12918.24 15213.8545 12920.651 C 15235.853 12926.174 15276.423 12914.1045 15346.327 12881.249 C 15427.601 12843.047 15499.875 12810.477 15570.938 12780.027 C 15635.359 12752.424 15800.929 12676.474 15897.41 12630.268 C 16017.728 12572.646 16048.104 12558.389 16090.682 12539.542 C 16239.279 12473.769 16317.906 12433.133 16317.906 12422.107 C 16317.906 12399.49 16223.172 12272.7295 16198.319 12262.092 C 16192.262 12259.499 16028.906 12328.405 15907.857 12384.613 C 15890.62 12392.618 15856.536 12407.741 15832.116 12418.221 C 15807.695 12428.701 15778.314 12441.737 15766.822 12447.192 C 15730.111 12464.614 15628.486 12509.617 15536.985 12548.97 C 15423.156 12597.923 15302.657 12653.342 15275.383 12669.28 C 15263.657 12676.133 15235.45 12689.089 15212.699 12698.074 C 15189.95 12707.057 15163.21 12719.151 15153.276 12724.951 C 15143.342 12730.749 15113.959 12743.269 15087.981 12752.772 C 15026.353 12775.317 14702.235 12917.192 14539.288 12992.951 C 14524.924 12999.631 14492.016 13013.73 14466.157 13024.286 C 14440.302 13034.84 14403.868 13050.2705 14385.193 13058.576 C 14366.519 13066.881 14341.837 13076.99 14330.346 13081.042 C 14318.855 13085.096 14268.317 13108.33 14218.04 13132.672 C 14167.764 13157.017 14086.081 13194.257 14036.521 13215.432 C 13960.706 13247.824 13946.415 13255.67 13946.415 13264.8955 C 13946.415 13280.588 13970.908 13301.266 14001.264 13311.198 C 14015.628 13315.898 14039.133 13328.994 14053.497 13340.296 C 14080.585 13361.612 14086.136 13363.854 14095.811 13357.394 z M 5206.281 13346.626 C 5207.8857 13341.74 5204.269 13340.198 5194.0273 13341.402 C 5186.035 13342.341 5178.471 13346.228 5177.2183 13350.041 C 5175.613 13354.927 5179.23 13356.468 5189.471 13355.265 C 5197.4634 13354.325 5205.028 13350.4375 5206.281 13346.626 z M 11581.183 13227.295 C 11724.187 13088.0 11720.422 13091.755 11851.551 12957.614 L 11947.548 12859.413 L 11928.372 12843.606 C 11917.825 12834.913 11898.346 12812.596 11885.086 12794.014 C 11871.826 12775.431 11858.318 12761.069 11855.068 12762.1 C 11847.235 12764.582 11791.785 12836.377 11778.42 12861.34 C 11766.467 12883.668 11767.65 12884.846 11804.3545 12887.1875 C 11849.634 12890.076 11834.246 12911.824 11777.588 12925.0205 C 11719.1875 12938.623 11714.994 12941.174 11684.629 12981.547 C 11669.033 13002.283 11637.35 13042.757 11614.221 13071.485 C 11591.092 13100.214 11555.475 13146.051 11535.07 13173.345 C 11514.667 13200.638 11481.203 13243.967 11460.707 13269.632 C 11440.211 13295.298 11423.441 13319.547 11423.441 13323.518 C 11423.441 13336.817 11434.158 13350.945 11444.248 13350.945 C 11450.233 13350.945 11505.159 13301.349 11581.183 13227.295 z M 12248.577 13342.138 C 12255.332 13336.179 12237.731 13322.058 12222.114 13320.906 C 12199.193 13319.218 12132.584 13336.444 12129.804 13344.781 C 12128.157 13349.724 12141.209 13350.399 12186.91 13347.733 C 12219.492 13345.833 12247.243 13343.315 12248.577 13342.138 z M 4998.4775 13331.933 C 4998.4775 13325.398 4980.012 13314.71 4968.443 13314.545 C 4957.319 13314.389 4952.603 13324.224 4960.1724 13331.792 C 4964.627 13336.247 4998.4775 13336.37 4998.4775 13331.933 z M 15085.513 13327.661 C 15090.022 13325.885 15102.5 13313.92 15113.237 13301.075 C 15129.954 13281.077 15131.488 13277.2295 15123.91 13274.321 C 15119.039 13272.452 15076.093 13274.237 15028.473 13278.287 L 14941.891 13285.65 L 14937.957 13303.933 C 14930.866 13336.882 14931.512 13337.156 15008.235 13333.858 C 15046.229 13332.226 15081.004 13329.4375 15085.513 13327.661 z M 4893.354 13320.118 C 4906.969 13311.494 4901.754 13287.449 4882.907 13271.953 C 4868.2046 13259.862 4866.2344 13255.895 4871.042 13248.048 C 4874.2124 13242.872 4884.5464 13237.464 4894.007 13236.027 C 4903.4673 13234.59 4913.0596 13229.889 4915.3228 13225.579 C 4922.8926 13211.167 4941.9375 13115.455 4943.205 13085.457 C 4943.8936 13069.153 4947.1987 13050.701 4950.549 13044.452 C 4960.1025 13026.629 4987.5693 12879.865 4984.382 12863.667 C 4982.604 12854.63 4984.4736 12845.725 4989.317 12840.16 C 4993.605 12835.232 4998.3403 12825.325 4999.8394 12818.144 C 5035.752 12646.063 5046.5854 12582.11 5040.804 12576.316 C 5034.6807 12570.181 4951.347 12562.389 4890.723 12562.282 C 4837.8384 12562.189 4837.813 12562.196 4832.1025 12576.554 C 4826.0933 12591.664 4790.561 12733.369 4724.9824 13003.761 C 4661.325 13266.226 4656.903 13287.34 4663.8345 13295.693 C 4667.692 13300.339 4686.6313 13304.411 4715.3696 13306.7705 C 4740.36 13308.822 4785.488 13313.468 4815.6543 13317.097 C 4885.763 13325.529 4884.8647 13325.495 4893.354 13320.118 z M 10027.344 13313.384 C 10035.882 13306.297 10035.954 13283.367 10027.448 13280.545 C 10023.857 13279.354 9976.633 13277.188 9922.507 13275.734 C 9820.283 13272.987 9804.995 13269.624 9814.449 13251.958 C 9818.101 13245.137 9815.779 13238.638 9805.1455 13225.899 C 9791.554 13209.618 9790.639 13209.319 9782.645 13218.561 C 9778.062 13223.857 9770.031 13245.081 9764.802 13265.725 C 9751.11 13319.758 9749.829 13318.951 9852.994 13321.134 C 9957.187 13323.339 10018.641 13320.606 10027.344 13313.384 z M 10373.852 13310.863 C 10383.765 13284.789 10377.921 13283.617 10233.176 13282.648 C 10097.174 13281.736 10091.781 13282.473 10091.517 13301.988 C 10091.278 13319.566 10110.626 13321.823 10278.308 13323.776 L 10368.543 13324.827 L 10373.852 13310.863 z M 5178.305 13304.026 C 5195.331 13301.239 5211.3804 13296.838 5213.97 13294.249 C 5220.988 13287.231 5227.4546 13254.437 5231.4766 13205.465 C 5234.317 13170.888 5233.5483 13160.886 5227.7695 13157.227 C 5223.76 13154.6875 5200.4985 13152.491 5176.0786 13152.347 C 5131.817 13152.084 5097.849 13146.358 5036.7983 13128.869 C 5019.09 13123.796 5001.3154 13120.906 4997.3003 13122.448 C 4989.4287 13125.469 4967.0566 13216.311 4967.1074 13245.048 C 4967.1406 13264.085 4976.7603 13272.399 5014.2344 13285.781 C 5073.9897 13307.118 5124.8706 13312.776 5178.305 13304.026 z M 11775.685 13288.878 C 11789.858 13284.2295 11802.227 13277.996 11803.168 13275.025 C 11805.856 13266.539 11758.577 13204.686 11749.401 13204.686 C 11738.189 13204.686 11674.171 13266.87 11674.171 13277.76 C 11674.171 13285.837 11686.481 13294.667 11705.513 13300.24 C 11716.545 13303.472 11745.461 13298.789 11775.685 13288.878 z M 13143.886 13293.354 C 13150.973 13286.778 13142.629 13277.925 13132.682 13281.466 C 13118.605 13286.477 13110.485 13294.221 13113.757 13299.513 C 13116.87 13304.551 13136.039 13300.633 13143.886 13293.354 z M 13265.976 13284.625 C 13268.357 13277.408 13231.04 13256.921 13215.51 13256.921 C 13203.599 13256.921 13191.95 13274.803 13196.366 13286.31 C 13200.069 13295.959 13262.736 13294.442 13265.976 13284.625 z M 4605.9297 13279.121 C 4608.5747 13274.093 4617.032 13241.772 4624.7246 13207.297 C 4641.9634 13130.042 4680.5884 12970.943 4722.373 12805.084 C 4739.743 12736.134 4760.066 12655.458 4767.5347 12625.806 C 4779.1475 12579.699 4780.0215 12571.202 4773.572 12567.121 C 4764.429 12561.336 4774.573 12561.517 4322.0283 12559.095 C 4120.922 12558.018 3911.7192 12556.799 3857.1328 12556.387 C 3748.1826 12555.562 3520.7095 12561.266 3514.7114 12564.973 C 3511.3723 12567.037 3356.738 12575.87 3240.7542 12580.625 C 3217.7705 12581.565 3154.3047 12585.793 3099.7188 12590.018 C 3045.1326 12594.241 2985.1924 12598.012 2966.5178 12598.395 C 2932.7356 12599.089 2872.1973 12605.329 2812.4236 12614.28 C 2795.186 12616.86 2744.648 12622.747 2700.1172 12627.36 C 2655.5864 12631.974 2600.3474 12638.433 2577.364 12641.715 C 2554.3801 12644.997 2523.8225 12648.184 2509.4578 12648.796 C 2475.9688 12650.224 2408.0352 12658.527 2344.916 12668.905 C 2317.6228 12673.394 2284.7073 12677.075 2271.7698 12677.087 C 2258.8325 12677.098 2231.9216 12681.776 2211.9685 12687.482 C 2192.0154 12693.188 2151.0513 12700.363 2120.9375 12703.426 C 2090.8237 12706.49 2064.1836 12710.232 2061.7375 12711.745 C 2054.0308 12716.508 1946.2015 12732.097 1793.8318 12750.4795 C 1767.9752 12753.598 1739.768 12758.28 1731.149 12760.885 C 1709.9904 12767.277 1629.2878 12781.677 1587.5016 12786.515 C 1568.8274 12788.677 1542.9708 12793.01 1530.0425 12796.145 C 1481.071 12808.015 1401.4497 12823.365 1388.9532 12823.347 C 1381.8003 12823.337 1350.0913 12827.864 1318.4889 12833.409 C 1218.2622 12850.996 1153.0542 12860.705 1092.5822 12867.045 C 1039.8252 12872.576 1032.3809 12874.653 1019.6424 12887.392 C 1009.76764 12897.266 1007.1169 12903.239 1010.92065 12907.042 C 1013.92615 12910.048 1051.4502 12915.966 1094.3074 12920.192 C 1137.1646 12924.42 1196.9109 12930.335 1227.0769 12933.338 C 1257.2428 12936.34 1317.183 12942.202 1360.2773 12946.365 C 1403.3716 12950.527 1456.26 12956.094 1477.8071 12958.733 C 1499.3542 12961.374 1547.5414 12966.251 1584.8899 12969.571 C 1622.238 12972.892 1681.003 12979.104 1715.4784 12983.375 C 1903.0382 13006.617 2009.6104 13018.737 2122.9153 13029.712 C 2166.0095 13033.887 2220.0732 13039.697 2243.057 13042.623 C 2266.0405 13045.552 2348.3113 13053.865 2425.8809 13061.099 C 2616.7363 13078.896 2708.127 13088.273 2807.2 13100.224 C 2853.167 13105.767 2917.8083 13112.81 2950.8474 13115.873 C 2983.8865 13118.936 3025.022 13123.611 3042.2595 13126.264 C 3059.4973 13128.915 3101.8079 13133.602 3136.2832 13136.674 C 3194.4822 13141.863 3354.1318 13157.762 3528.0496 13175.688 C 3568.2708 13179.833 3629.3862 13185.91 3663.8616 13189.192 C 3698.3372 13192.476 3768.855 13199.849 3820.568 13205.578 C 3872.2812 13211.308 3933.3967 13217.867 3956.3801 13220.155 C 4032.4758 13227.729 4112.3047 13236.489 4173.1577 13243.945 C 4206.1963 13247.994 4269.6626 13255.224 4314.1934 13260.011 C 4358.724 13264.796 4428.0664 13272.889 4468.2876 13277.993 C 4567.664 13290.604 4599.751 13290.867 4605.9297 13279.121 z M 11413.694 13260.839 C 11420.217 13251.502 11443.237 13221.531 11464.851 13194.238 C 11520.774 13123.617 11606.239 13009.436 11606.253 13005.322 C 11606.261 13003.41 11591.574 12988.6455 11573.619 12972.513 C 11555.663 12956.38 11530.394 12928.104 11517.465 12909.674 C 11471.631 12844.34 11395.878 12747.603 11389.32 12746.033 C 11385.182 12745.044 11381.51 12751.953 11379.606 12764.316 C 11374.622 12796.668 11377.578 12971.338 11383.303 12982.685 C 11390.009 12995.9795 11413.956 13026.97 11445.642 13063.358 C 11472.945 13094.715 11478.085 13116.656 11460.35 13126.148 C 11444.531 13134.614 11440.723 13133.084 11415.329 13108.05 C 11375.969 13069.246 11375.16 13070.666 11377.409 13174.65 C 11378.48 13224.209 11381.1875 13267.695 11383.425 13271.286 C 11390.326 13282.364 11401.306 13278.574 11413.694 13260.839 z M 11916.474 13263.104 C 11921.542 13254.903 11907.985 13181.025 11898.3 13164.064 C 11890.501 13150.407 11889.17 13140.791 11891.712 13116.468 C 11893.814 13096.354 11892.904 13084.755 11889.037 13082.365 C 11882.517 13078.336 11797.264 13147.674 11792.058 13161.241 C 11787.992 13171.835 11808.372 13203.307 11843.019 13239.94 C 11866.479 13264.746 11871.104 13267.368 11891.398 13267.368 C 11903.74 13267.368 11915.023 13265.448 11916.474 13263.104 z M 10934.266 13251.708 C 11002.791 13248.807 11061.325 13244.907 11064.341 13243.043 C 11068.104 13240.719 11068.762 13184.941 11066.4375 13065.366 L 11063.05 12891.078 L 11044.751 12854.741 C 11034.686 12834.756 11026.452 12814.88 11026.452 12810.571 C 11026.452 12806.265 11033.772 12798.956 11042.719 12794.329 C 11058.768 12786.029 11058.95 12785.487 11056.411 12753.712 C 11054.894 12734.73 11056.974 12707.567 11061.477 12687.555 C 11072.395 12639.034 11067.652 12618.899 11033.799 12570.024 C 10965.655 12471.645 10939.515 12439.334 10920.403 12429.864 C 10904.115 12421.794 10901.086 12417.657 10901.086 12403.485 C 10901.086 12372.759 10875.725 12363.099 10862.45 12388.768 C 10858.29 12396.8125 10852.153 12432.659 10848.814 12468.427 C 10845.476 12504.196 10839.417 12551.324 10835.35 12573.158 C 10831.283 12594.991 10827.957 12626.023 10827.957 12642.119 C 10827.957 12658.214 10823.48 12703.815 10818.009 12743.457 C 10812.537 12783.098 10804.022 12853.141 10799.088 12899.108 C 10794.153 12945.075 10785.702 13000.706 10780.307 13022.732 C 10774.912 13044.758 10770.498 13070.82 10770.498 13080.6455 C 10770.498 13090.473 10766.986 13121.814 10762.693 13150.294 C 10751.498 13224.567 10752.226 13244.028 10766.581 13254.253 C 10774.038 13259.564 10784.06 13261.594 10794.004 13259.804 C 10802.622 13258.253 10865.74 13254.61 10934.266 13251.708 z M 10949.267 12772.3 C 10927.906 12750.938 10930.164 12708.407 10952.655 12708.474 C 10963.295 12708.505 11000.334 12741.995 11000.334 12751.584 C 11000.334 12774.586 10965.631 12788.664 10949.267 12772.3 z M 6974.7896 13236.415 C 6988.2554 13229.896 7001.7373 13219.959 7004.748 13214.333 C 7010.57 13203.456 7007.1445 13156.517 6998.464 13128.194 C 6991.3354 13104.942 6957.2544 13081.982 6937.8726 13087.375 C 6929.888 13089.597 6896.3237 13092.808 6863.2847 13094.508 L 6803.214 13097.603 L 6804.703 13155.062 C 6806.64 13229.803 6808.049 13235.154 6828.2075 13244.324 C 6854.834 13256.4375 6943.287 13251.665 6974.7896 13236.415 z M 10380.916 13243.304 C 10388.962 13240.217 10392.223 13225.141 10386.156 13219.075 C 10381.548 13214.466 10331.51 13236.684 10334.737 13241.907 C 10337.962 13247.124 10368.55 13248.049 10380.916 13243.304 z M 11704.207 13187.071 C 11716.417 13175.452 11726.407 13162.667 11726.407 13158.66 C 11726.407 13149.8 11657.696 13209.829 11641.645 13232.713 C 11630.234 13248.979 11630.329 13248.951 11656.083 13228.642 C 11670.341 13217.397 11691.997 13198.69 11704.207 13187.071 z M 13285.068 13239.042 C 13281.812 13230.554 13267.422 13223.7705 13262.696 13228.495 C 13259.415 13231.777 13276.716 13246.474 13283.859 13246.474 C 13286.093 13246.474 13286.638 13243.13 13285.068 13239.042 z M 14937.097 13238.747 C 15041.206 13232.258 15176.681 13219.309 15180.7295 13215.46 C 15187.95 13208.598 15172.7295 13183.685 15159.25 13180.301 C 15152.151 13178.52 15109.526 13179.863 15064.528 13183.289 C 15004.923 13187.826 14975.866 13187.98 14957.487 13183.862 C 14929.343 13177.555 14873.813 13181.895 14866.335 13190.985 C 14863.682 13194.212 14860.752 13205.781 14859.827 13216.697 C 14858.12 13236.804 14866.805 13248.844 14879.637 13244.159 C 14882.96 13242.945 14908.816 13240.51 14937.097 13238.747 z M 7252.1885 13207.791 C 7269.563 13198.161 7289.6562 13188.54 7296.839 13186.412 C 7304.0215 13184.283 7343.358 13165.983 7384.2534 13145.745 L 7458.6084 13108.95 L 7489.345 13061.39 C 7533.1074 12993.676 7553.329 12979.779 7524.063 13037.531 C 7507.888 13069.452 7507.0703 13081.273 7521.351 13076.742 C 7527.0425 13074.935 7574.6416 13055.704 7627.128 13034.005 C 7774.233 12973.188 7926.5796 12916.63 8038.5825 12881.256 C 8139.5405 12849.367 8189.6353 12832.113 8325.878 12782.308 C 8403.066 12754.089 8456.242 12737.621 8540.043 12715.985 C 8635.584 12691.318 8707.81 12671.326 8775.497 12650.807 C 8811.625 12639.855 8858.637 12627.278 8879.968 12622.857 C 8922.621 12614.018 9027.3 12588.877 9088.516 12572.769 C 9110.0625 12567.1 9164.126 12554.0205 9208.657 12543.706 C 9253.1875 12533.392 9300.2 12522.464 9313.129 12519.425 C 9375.156 12504.84 9465.744 12488.909 9589.977 12470.74 C 9640.253 12463.388 9702.544 12453.98 9728.4 12449.836 C 9771.451 12442.936 9809.138 12437.435 9942.566 12418.581 C 9968.422 12414.928 10045.991 12404.556 10114.942 12395.532 C 10183.894 12386.51 10248.535 12376.845 10258.59 12374.053 C 10268.6455 12371.26 10288.625 12368.905 10302.99 12368.82 C 10317.355 12368.733 10339.686 12366.209 10352.614 12363.209 C 10379.141 12357.056 10469.566 12346.038 10583.656 12335.059 C 10625.978 12330.987 10678.866 12325.283 10701.187 12322.383 C 10723.507 12319.483 10764.1 12315.686 10791.392 12313.942 C 10818.685 12312.2 10878.626 12307.437 10924.593 12303.356 C 11029.29 12294.0625 11123.384 12287.169 11240.617 12280.199 C 11290.894 12277.211 11373.165 12271.336 11423.441 12267.144 C 11566.513 12255.213 11774.742 12248.103 11979.749 12248.148 C 12083.175 12248.171 12171.704 12246.559 12176.48 12244.565 C 12181.257 12242.572 12198.991 12223.312 12215.894 12201.765 C 12301.401 12092.747 12336.579 12046.471 12342.956 12034.611 C 12355.965 12010.422 12349.172 11704.371 12332.117 11546.21 C 12329.327 11520.353 12322.409 11436.907 12316.743 11360.773 C 12307.003 11229.918 12292.69 11074.499 12280.187 10963.784 C 12277.104 10936.491 12271.127 10883.603 12266.902 10846.254 C 12262.679 10808.906 12254.629 10741.914 12249.012 10697.383 C 12243.396 10652.853 12235.07 10578.809 12230.512 10532.841 C 12225.954 10486.874 12217.571 10406.954 12211.887 10355.241 C 12206.202 10303.527 12200.6045 10244.763 12199.448 10224.652 C 12198.291 10204.542 12193.685 10172.809 12189.209 10154.135 C 12184.734 10135.46 12180.969 10109.604 12180.839 10096.675 C 12180.713 10083.747 12178.293 10063.767 12175.464 10052.275 C 12169.293 10027.2 12149.94 9891.32 12144.22 9832.887 C 12141.971 9809.902 12136.348 9772.293 12131.728 9749.31 C 12127.105 9726.325 12121.228 9681.665 12118.664 9650.062 C 12116.102 9618.46 12111.539 9583.2 12108.523 9571.709 C 12105.51 9560.217 12102.695 9532.01 12102.2705 9509.026 C 12101.845 9486.043 12099.426 9455.485 12096.8955 9441.12 C 12094.363 9426.756 12085.151 9362.114 12076.424 9297.473 C 12067.696 9232.831 12057.208 9159.962 12053.116 9135.543 C 12046.698 9097.235 12028.626 8980.636 12020.942 8927.971 C 12016.693 8898.834 12013.901 8898.508 11823.407 8904.939 C 11728.399 8908.146 11565.849 8912.041 11462.185 8913.594 C 11358.519 8915.147 11259.794 8918.862 11242.795 8921.85 C 11225.796 8924.838 11170.753 8928.309 11120.476 8929.563 C 11070.199 8930.817 11012.609 8933.864 10992.499 8936.333 C 10964.809 8939.731 10949.609 8938.957 10929.875 8933.139 C 10912.47 8928.007 10894.257 8926.581 10875.027 8928.845 C 10859.194 8930.709 10800.403 8933.266 10744.38 8934.525 C 10688.357 8935.786 10582.581 8939.239 10509.321 8942.2 C 10436.06 8945.16 10315.005 8950.043 10240.308 8953.049 C 10093.031 8958.977 9868.422 8965.981 9584.753 8973.494 C 9485.636 8976.119 9389.262 8979.539 9370.587 8981.093 C 9351.913 8982.647 9289.622 8985.191 9232.163 8986.746 C 9174.704 8988.301 9066.577 8993.083 8991.88 8997.372 C 8917.183 9001.662 8770.2705 9008.693 8665.408 9012.996 C 8560.545 9017.299 8432.4375 9022.965 8380.725 9025.586 C 8196.068 9034.943 8149.5166 9036.799 8046.418 9038.909 C 7798.756 9043.9795 7715.416 9049.305 7711.185 9060.33 C 7709.6953 9064.212 7720.39 9088.797 7734.951 9114.964 C 7749.5127 9141.131 7763.0054 9170.957 7764.935 9181.246 C 7766.8657 9191.534 7773.9937 9208.13 7780.7764 9218.122 C 7787.558 9228.117 7795.616 9245.945 7798.683 9257.741 C 7801.7495 9269.539 7808.647 9287.626 7814.01 9297.9375 C 7827.545 9323.961 7849.3486 9387.509 7858.6553 9428.062 C 7862.941 9446.735 7870.7847 9476.118 7876.0854 9493.355 C 7894.551 9553.404 7907.411 9608.789 7920.9624 9686.627 C 7928.4653 9729.721 7940.0737 9782.609 7946.759 9804.156 C 7953.4443 9825.704 7962.95 9872.716 7967.884 9908.628 C 7972.8174 9944.54 7980.0586 9991.552 7983.976 10013.098 C 7987.8936 10034.6455 7993.6113 10075.781 7996.682 10104.511 C 7999.753 10133.24 8004.511 10176.727 8007.255 10201.146 C 8012.608 10248.799 8014.6333 10351.115 8014.9053 10587.689 C 8015.1113 10766.377 8010.6436 10849.442 7996.591 10928.218 C 7990.795 10960.708 7984.019 11003.744 7981.5317 11023.855 C 7979.046 11043.966 7974.1836 11067.472 7970.726 11076.091 C 7967.2686 11084.709 7962.515 11109.391 7960.163 11130.9375 C 7951.977 11205.941 7938.6196 11275.164 7914.808 11365.997 C 7901.6274 11416.273 7888.9644 11468.6 7886.666 11482.276 C 7884.368 11495.953 7876.5796 11526.511 7869.358 11550.182 C 7855.6343 11595.163 7849.2007 11618.333 7824.0425 11713.363 C 7815.676 11744.966 7798.5596 11804.905 7786.007 11846.564 C 7773.4536 11888.222 7754.476 11951.542 7743.835 11987.274 C 7733.1943 12023.008 7722.109 12056.688 7719.202 12062.12 C 7716.2944 12067.553 7710.36 12083.972 7706.014 12098.605 C 7701.668 12113.239 7694.958 12130.097 7691.1025 12136.066 C 7687.2476 12142.034 7668.518 12190.403 7649.4824 12243.554 C 7610.7954 12351.572 7593.7207 12396.986 7578.7812 12431.601 C 7573.2017 12444.529 7565.2725 12464.509 7561.162 12476.001 C 7536.065 12546.149 7494.1416 12646.008 7454.8013 12729.343 C 7440.5605 12759.508 7427.254 12789.44 7425.232 12795.856 C 7423.2095 12802.275 7407.5967 12832.159 7390.5376 12862.268 C 7373.479 12892.375 7359.5215 12920.36 7359.5215 12924.454 C 7359.5215 12940.914 7280.5977 13089.338 7253.378 13124.067 C 7220.119 13166.5 7176.6973 13230.16 7176.6973 13236.486 C 7176.6973 13242.799 7215.9297 13227.885 7252.1885 13207.791 z M 7317.733 13054.494 C 7317.733 13049.457 7330.8516 13027.714 7346.8833 13006.176 C 7362.916 12984.637 7378.019 12963.508 7380.445 12959.223 C 7382.871 12954.937 7386.361 12952.936 7388.2017 12954.775 C 7395.7544 12962.33 7335.006 13063.65 7322.924 13063.65 C 7320.069 13063.65 7317.733 13059.53 7317.733 13054.494 z M 7558.204 12956.703 C 7558.101 12951.033 7591.904 12878.164 7633.3223 12794.772 C 7847.901 12362.746 8004.21 12041.487 8045.488 11947.658 C 8084.8604 11858.155 8155.405 11688.16 8161.139 11668.964 C 8163.285 11661.781 8175.0083 11630.048 8187.192 11598.445 C 8283.843 11347.747 8344.324 11174.887 8399.198 10992.514 C 8423.443 10911.934 8437.93 10864.007 8444.025 10844.201 C 8445.257 10840.199 8447.822 10838.48 8449.726 10840.384 C 8458.901 10849.561 8443.17 10945.208 8417.699 11035.094 C 8388.621 11137.718 8267.758 11486.833 8219.052 11608.893 C 8203.003 11649.114 8180.179 11706.703 8168.3335 11736.869 C 8117.9844 11865.086 8031.2456 12052.75 7884.6475 12350.636 C 7835.1616 12451.189 7763.5317 12596.925 7725.468 12674.495 C 7658.6875 12810.587 7598.528 12918.694 7571.409 12951.344 C 7560.188 12964.852 7558.3667 12965.591 7558.204 12956.703 z M 7482.588 12783.23 C 7495.5005 12755.409 7512.5884 12721.913 7520.5605 12708.795 C 7579.6216 12611.604 7725.9814 12279.395 7816.4316 12037.224 C 7826.0894 12011.367 7845.0293 11962.005 7858.521 11927.529 C 7872.0137 11893.054 7888.5024 11849.567 7895.1646 11830.894 C 7905.9487 11800.661 7945.76 11691.106 8008.105 11520.092 C 8032.6494 11452.766 8038.4985 11435.26 8077.046 11313.762 C 8126.5293 11157.797 8146.7544 11076.861 8169.0703 10945.502 C 8174.927 10911.026 8182.5186 10871.066 8185.9395 10856.701 C 8191.9326 10831.539 8192.29 10831.157 8195.719 10846.254 C 8202.218 10874.879 8200.624 10912.538 8189.6855 10988.715 C 8174.2593 11096.145 8141.527 11218.131 8075.834 11413.01 C 8016.666 11588.529 7995.5864 11648.067 7951.5845 11763.941 C 7942.112 11788.887 7927.367 11828.847 7918.817 11852.742 C 7904.6963 11892.203 7879.94 11958.706 7848.1973 12042.447 C 7836.7734 12072.584 7809.883 12139.992 7776.3086 12222.659 C 7767.5566 12244.206 7753.4243 12279.466 7744.9014 12301.012 C 7736.379 12322.56 7719.9634 12360.169 7708.424 12384.589 C 7696.884 12409.009 7682.839 12440.742 7677.2144 12455.106 C 7668.371 12477.687 7620.6094 12571.8125 7552.634 12700.613 C 7520.5264 12761.452 7471.9185 12833.814 7463.158 12833.814 C 7460.9316 12833.814 7469.6763 12811.052 7482.588 12783.23 z M 7937.818 12773.096 C 7933.6553 12768.936 7951.6436 12733.411 7962.4595 12724.436 C 7969.5405 12718.56 7970.6743 12719.33 7970.657 12730.01 C 7970.6353 12743.394 7952.748 12776.3545 7945.5063 12776.3545 C 7943.0693 12776.3545 7939.6104 12774.889 7937.818 12773.096 z M 8002.0176 12656.991 C 8002.0176 12651.92 8049.157 12547.821 8093.439 12455.106 C 8130.8164 12376.848 8199.058 12223.57 8231.812 12144.306 C 8245.465 12111.267 8271.349 12048.976 8289.333 12005.882 C 8307.316 11962.788 8328.616 11909.899 8336.666 11888.352 C 8360.729 11823.943 8390.3955 11745.285 8430.247 11640.233 C 8484.737 11496.595 8582.941 11223.769 8598.058 11174.031 C 8603.836 11155.018 8616.411 11149.96 8611.045 11168.809 C 8609.204 11175.272 8606.378 11187.613 8604.765 11196.232 C 8588.626 11282.425 8552.075 11400.097 8479.829 11598.445 C 8405.739 11801.855 8402.289 11811.126 8398.185 11817.834 C 8393.441 11825.583 8369.645 11887.84 8362.243 11911.858 C 8358.703 11923.35 8351.2295 11941.853 8345.635 11952.975 C 8340.042 11964.097 8330.08 11988.777 8323.497 12007.822 C 8313.032 12038.098 8296.487 12077.826 8231.855 12227.883 C 8204.394 12291.637 8189.539 12324.514 8169.307 12366.307 C 8158.1807 12389.291 8130.486 12446.956 8107.7646 12494.455 C 8065.451 12582.907 8002.0176 12680.407 8002.0176 12656.991 z M 8313.897 12564.139 C 8309.701 12559.941 8321.803 12536.145 8347.372 12498.311 C 8367.209 12468.959 8399.099 12402.249 8432.947 12319.295 C 8479.573 12205.028 8525.074 12096.17 8539.934 12063.341 C 8620.835 11884.606 8699.535 11686.141 8775.033 11470.469 C 8794.645 11414.446 8815.333 11356.856 8821.007 11342.491 C 8826.681 11328.127 8837.808 11296.394 8845.733 11271.974 C 8872.758 11188.712 8886.134 11202.447 8860.994 11287.644 C 8853.789 11312.064 8843.344 11348.499 8837.783 11368.608 C 8832.223 11388.72 8816.863 11435.731 8803.649 11473.08 C 8770.641 11566.389 8740.162 11654.081 8725.58 11697.692 C 8708.571 11748.569 8678.329 11827.079 8660.187 11867.458 C 8651.796 11886.132 8632.137 11931.969 8616.499 11969.317 C 8600.86 12006.666 8581.674 12051.327 8573.861 12068.564 C 8557.606 12104.427 8513.098 12210.018 8480.208 12290.739 C 8451.675 12360.77 8435.915 12391.723 8402.067 12444.212 C 8387.088 12467.442 8368.813 12499.376 8361.458 12515.177 C 8343.342 12554.092 8323.884 12574.125 8313.897 12564.139 z M 8597.502 12527.997 C 8597.502 12523.077 8607.88 12498.788 8620.564 12474.0205 C 8633.249 12449.253 8651.823 12409.009 8661.839 12384.589 C 8686.674 12324.043 8774.556 12121.904 8829.891 11998.046 C 8888.688 11866.44 8948.238 11723.219 8974.322 11650.681 C 8985.686 11619.078 9001.767 11575.593 9010.058 11554.045 C 9044.183 11465.356 9089.556 11307.469 9096.723 11252.476 C 9102.581 11207.5205 9125.08 11200.624 9125.08 11243.784 C 9125.08 11266.611 9119.755 11293.32 9098.112 11379.057 C 9071.393 11484.896 8945.552 11826.1 8901.095 11913.24 C 8895.211 11924.775 8880.852 11958.17 8869.187 11987.45 C 8857.5205 12016.73 8841.809 12052.836 8834.2705 12067.686 C 8818.716 12098.323 8768.55 12212.077 8753.257 12251.39 C 8734.772 12298.898 8685.713 12395.008 8668.302 12417.817 C 8658.88 12430.161 8647.285 12451.828 8642.536 12465.966 C 8626.571 12513.486 8597.502 12553.527 8597.502 12527.997 z M 9206.389 12442.603 C 9203.023 12437.156 9216.634 12402.402 9223.889 12397.919 C 9233.606 12391.913 9234.822 12405.153 9226.468 12426.033 C 9218.121 12446.894 9212.107 12451.856 9206.389 12442.603 z M 8943.996 12396.79 C 8945.703 12386.265 8952.986 12365.696 8960.182 12351.085 C 8967.376 12336.475 8979.077 12308.063 8986.183 12287.953 C 9005.601 12233.005 9069.334 12077.696 9085.731 12045.369 C 9099.321 12018.578 9122.928 11967.395 9183.445 11833.505 C 9285.135 11608.522 9338.6455 11465.449 9383.693 11298.092 C 9403.928 11222.918 9404.061 11222.586 9414.592 11220.557 C 9423.692 11218.805 9424.19 11221.342 9421.252 11254.46 C 9419.505 11274.147 9415.757 11297.308 9412.922 11305.927 C 9410.089 11314.546 9400.448 11347.454 9391.499 11379.057 C 9382.55 11410.659 9372.013 11444.743 9368.082 11454.797 C 9364.151 11464.853 9353.861 11495.411 9345.217 11522.704 C 9320.402 11601.043 9257.1045 11750.173 9180.042 11911.858 C 9163.608 11946.334 9132.537 12014.5 9110.994 12063.341 C 9089.45 12112.181 9065.8545 12165.069 9058.559 12180.871 C 9051.263 12196.672 9040.039 12222.797 9033.617 12238.925 C 9027.196 12255.054 9013.438 12282.759 9003.045 12300.495 C 8992.651 12318.2295 8982.599 12339.116 8980.708 12346.91 C 8978.816 12354.706 8971.871 12373.425 8965.274 12388.507 C 8951.097 12420.919 8939.337 12425.497 8943.996 12396.79 z M 9239.998 12358.99 C 9239.998 12356.403 9255.521 12318.205 9274.493 12274.108 C 9293.466 12230.01 9318.098 12171.059 9329.231 12143.104 C 9340.365 12115.149 9351.84 12088.118 9354.7295 12083.033 C 9363.82 12067.04 9496.198 11788.954 9520.759 11734.258 C 9593.827 11571.535 9652.745 11431.665 9663.783 11394.728 C 9677.554 11348.643 9687.384 11329.433 9697.193 11329.433 C 9708.39 11329.433 9706.795 11347.0625 9691.289 11394.709 C 9671.905 11454.2705 9632.504 11558.23 9620.086 11582.574 C 9614.28 11593.956 9603.079 11618.637 9595.194 11637.422 C 9552.9375 11738.093 9529.689 11789.868 9489.557 11872.682 C 9465.193 11922.958 9438.115 11979.372 9429.386 11998.046 C 9420.656 12016.721 9397.007 12067.259 9376.833 12110.353 C 9356.658 12153.447 9337.261 12198.108 9333.726 12209.6 C 9325.137 12237.522 9273.025 12339.021 9260.223 12352.764 C 9249.626 12364.139 9239.998 12367.104 9239.998 12358.99 z M 9825.036 12327.337 C 9825.036 12320.466 9887.421 12190.08 9925.106 12118.188 C 9951.221 12068.372 9997.706 11973.848 10061.951 11839.932 C 10091.704 11777.912 10137.714 11674.2295 10196.928 11535.763 C 10227.018 11465.401 10232.378 11454.797 10237.864 11454.797 C 10262.64 11454.797 10153.727 11726.086 10025.012 11984.987 C 9966.257 12103.171 9910.758 12207.201 9894.037 12230.495 C 9883.727 12244.858 9866.722 12272.937 9856.249 12292.89 C 9838.64 12326.441 9825.036 12341.455 9825.036 12327.337 z M 9537.741 12318.452 C 9537.741 12311.388 9649.163 12091.36 9699.994 11998.046 C 9812.127 11792.195 9929.871 11533.865 9960.695 11426.068 C 9967.268 11403.084 9974.774 11380.166 9977.377 11375.139 C 9983.296 11363.707 9995.256 11363.288 9999.506 11374.365 C 10003.058 11383.62 9948.182 11553.039 9927.446 11596.835 C 9920.227 11612.086 9905.004 11646.894 9893.618 11674.187 C 9858.755 11757.766 9682.201 12105.764 9652.457 12149.529 C 9647.576 12156.712 9641.759 12168.465 9639.53 12175.646 C 9635.1045 12189.908 9572.035 12298.02 9559.539 12312.766 C 9551.997 12321.665 9537.741 12325.384 9537.741 12318.452 z M 10128.001 12266.886 C 10128.001 12260.155 10154.682 12212.328 10166.099 12198.592 C 10173.007 12190.281 10194.555 12150.574 10213.985 12110.353 C 10233.416 12070.132 10269.341 11997.263 10293.818 11948.423 C 10410.727 11715.152 10515.242 11490.053 10543.083 11411.565 C 10558.883 11367.027 10572.1875 11346.597 10581.6045 11352.415 C 10590.827 11358.116 10588.721 11376.038 10575.096 11407.786 C 10549.561 11467.287 10518.137 11537.735 10491.217 11595.833 C 10475.907 11628.872 10457.852 11668.812 10451.092 11684.588 C 10411.529 11776.926 10266.781 12062.651 10240.694 12099.905 C 10208.555 12145.804 10186.128 12184.037 10178.49 12205.956 C 10168.728 12233.972 10144.793 12269.671 10135.772 12269.671 C 10131.498 12269.671 10128.001 12268.417 10128.001 12266.886 z M 10410.073 12206.471 C 10410.073 12201.127 10427.97 12169.35 10462.736 12112.964 C 10470.707 12100.036 10488.401 12069.479 10502.056 12045.059 C 10515.71 12020.639 10538.97 11980.678 10553.744 11956.258 C 10568.518 11931.838 10596.601 11881.301 10616.148 11843.952 C 10635.698 11806.604 10653.395 11773.695 10655.475 11770.822 C 10676.454 11741.847 10796.773 11455.576 10849.598 11308.958 C 10858.3125 11284.768 10869.031 11259.499 10873.418 11252.805 C 10882.58 11238.822 10893.349 11236.992 10897.825 11248.657 C 10901.123 11257.252 10896.88 11270.376 10868.338 11339.88 C 10858.311 11364.3 10831.134 11432.467 10807.948 11491.363 C 10745.05 11651.135 10671.092 11815.239 10646.095 11850.5 C 10640.501 11858.391 10619.396 11895.806 10599.197 11933.644 C 10557.46 12011.827 10502.382 12099.569 10453.021 12166.506 C 10421.345 12209.464 10410.073 12219.952 10410.073 12206.471 z M 10686.922 12196.255 C 10686.922 12190.352 10695.939 12172.135 10706.963 12155.771 C 10794.068 12026.476 11050.904 11530.05 11098.003 11399.95 C 11111.977 11361.353 11118.42 11350.326 11127.007 11350.326 C 11146.439 11350.326 11060.619 11564.374 10969.929 11742.093 C 10860.038 11957.439 10791.591 12079.621 10748.653 12137.083 C 10733.375 12157.53 10716.869 12181.624 10711.976 12190.624 C 10701.868 12209.212 10686.922 12212.571 10686.922 12196.255 z M 11193.605 12173.217 C 11193.605 12166.135 11200.365 12152.618 11208.628 12143.182 C 11216.891 12133.744 11234.61 12108.395 11248.006 12086.847 C 11261.401 12065.3 11287.925 12022.989 11306.947 11992.823 C 11325.97 11962.657 11364.989 11899.25 11393.658 11851.917 C 11422.325 11804.584 11453.683 11754.37 11463.341 11740.33 C 11472.998 11726.29 11480.9 11712.28 11480.9 11709.197 C 11480.9 11706.115 11494.416 11679.936 11510.936 11651.02 C 11527.455 11622.1045 11552.724 11575.072 11567.089 11546.503 C 11595.743 11489.513 11609.699 11476.195 11605.072 11510.256 C 11601.776 11534.514 11523.487 11694.814 11501.563 11722.198 C 11493.071 11732.804 11486.124 11744.486 11486.124 11748.161 C 11486.124 11754.603 11474.908 11773.917 11395.612 11904.022 C 11354.168 11972.024 11282.579 12080.072 11249.633 12124.346 C 11237.492 12140.661 11223.554 12161.229 11218.66 12170.052 C 11207.792 12189.645 11193.605 12191.437 11193.605 12173.217 z M 10942.924 12176.953 C 10943.135 12160.08 10996.071 12091.29 11003.289 12098.509 C 11007.081 12102.3 10987.226 12141.572 10970.231 12163.895 C 10958.526 12179.269 10942.801 12186.788 10942.924 12176.953 z M 11439.112 12166.605 C 11439.112 12161.212 11446.533 12145.173 11455.604 12130.965 C 11475.515 12099.771 11538.359 11992.293 11538.359 11989.434 C 11538.359 11988.3125 11555.11 11958.647 11575.585 11923.51 C 11630.289 11829.626 11689.828 11724.786 11717.492 11673.634 C 11745.728 11621.426 11757.748 11608.049 11757.748 11628.839 C 11757.748 11636.203 11755.397 11643.682 11752.525 11645.457 C 11749.652 11647.232 11747.302 11652.848 11747.302 11657.936 C 11747.302 11668.993 11673.118 11816.369 11656.297 11838.728 C 11649.813 11847.348 11637.535 11868.503 11629.014 11885.74 C 11582.561 11979.704 11537.015 12057.232 11478.179 12142.496 C 11456.534 12173.86 11439.112 12184.613 11439.112 12166.605 z M 11733.779 12105.806 C 11730.973 12098.491 11742.762 12078.561 11828.416 11945.812 C 11891.759 11847.641 11936.625 11773.647 11974.115 11705.527 C 12008.508 11643.036 12016.664 11632.398 12030.183 11632.398 C 12035.898 11632.398 12039.799 11636.118 12039.769 11641.539 C 12039.688 11655.889 12017.0625 11700.938 11986.14 11748.315 C 11970.56 11772.187 11940.17 11821.099 11918.606 11857.011 C 11861.871 11951.498 11781.97 12076.299 11765.605 12095.988 C 11750.711 12113.909 11738.352 12117.722 11733.779 12105.806 z M 11912.714 12093.812 C 11904.902 12086.001 11911.649 12074.362 11965.612 12002.555 C 12039.86 11903.755 12059.483 11874.2295 12088.838 11817.149 C 12114.276 11767.684 12129.216 11749.062 12138.737 11754.948 C 12160.119 11768.162 12113.164 11855.923 12001.893 12010.714 C 11979.021 12042.531 11954.252 12075.029 11946.851 12082.929 C 11933.921 12096.733 11920.055 12101.153 11912.714 12093.812 z M 11010.781 12082.571 C 11010.781 12076.258 11020.691 12068.898 11024.313 12072.5205 C 11025.628 12073.835 11023.122 12077.884 11018.743 12081.519 C 11013.778 12085.639 11010.781 12086.035 11010.781 12082.571 z M 11036.899 12045.441 C 11036.899 12042.779 11048.953 12021.037 11063.687 11997.124 C 11128.459 11891.992 11215.079 11746.3 11237.388 11704.968 C 11260.378 11662.37 11279.334 11638.031 11285.06 11643.758 C 11288.71 11647.408 11274.36 11693.248 11265.183 11707.258 C 11260.977 11713.676 11245.222 11741.182 11230.172 11768.381 C 11184.997 11850.022 11100.652 11981.503 11061.9 12030.693 C 11047.025 12049.575 11036.899 12055.549 11036.899 12045.441 z M 11287.842 11628.985 C 11287.537 11612.864 11371.187 11449.574 11379.749 11449.574 C 11393.2 11449.574 11386.825 11470.72 11353.349 11537.144 C 11317.252 11608.765 11288.228 11649.457 11287.842 11628.985 z M 10031.533 13233.682 C 10045.5 13227.847 10049.648 13223.058 10049.648 13212.771 L 10049.648 13199.432 L 9956.931 13202.726 C 9905.936 13204.538 9862.35 13207.7 9860.073 13209.753 C 9853.503 13215.679 9870.503 13226.77 9897.151 13233.943 C 9931.581 13243.213 10009.084 13243.062 10031.533 13233.682 z M 13167.147 13208.558 C 13168.984 13192.655 13164.44 13190.74 13149.974 13201.318 C 13143.818 13205.82 13141.546 13211.668 13143.736 13217.375 C 13149.034 13231.179 13165.241 13225.075 13167.147 13208.558 z M 13574.986 13207.89 L 13586.7 13195.422 L 13572.903 13181.625 C 13561.436 13170.158 13559.724 13164.989 13562.768 13150.998 C 13569.394 13120.53 13575.075 13110.793 13592.39 13100.236 C 13615.722 13086.012 13627.099 13087.044 13655.6875 13105.98 L 13680.162 13122.192 L 13701.661 13102.768 C 13736.415 13071.368 13775.342 13055.841 13818.438 13056.185 C 13861.493 13056.528 13880.173 13064.785 13905.909 13094.8545 C 13926.244 13118.61 13938.052 13121.285 13946.859 13104.133 C 13950.177 13097.669 13959.643 13085.237 13967.892 13076.506 C 13982.727 13060.808 13982.821 13060.298 13976.558 13030.438 C 13970.834 13003.148 13971.215 12998.41 13980.5205 12981.155 C 13989.202 12965.058 13994.499 12961.41 14014.321 12957.88 C 14027.25 12955.577 14057.136 12949.052 14080.733 12943.377 C 14104.33 12937.703 14129.235 12933.062 14136.076 12933.062 C 14153.19 12933.062 14166.144 12949.077 14169.546 12974.444 C 14172.805 12998.729 14177.768 13000.274 14212.815 12987.909 C 14253.351 12973.606 14300.706 12980.369 14322.504 13003.571 C 14329.256 13010.758 14338.615 13016.639 14343.302 13016.639 C 14352.589 13016.639 14431.925 12982.872 14570.63 12919.89 C 14657.909 12880.256 14793.233 12820.997 14934.976 12760.343 C 15050.628 12710.853 15049.344 12711.999 15024.969 12680.039 C 15009.143 12659.291 14971.776 12638.737 14891.632 12606.693 C 14770.117 12558.11 14738.006 12560.489 14830.008 12611.259 C 14865.2705 12630.718 14873.064 12639.486 14867.647 12653.602 C 14862.73 12666.415 14837.369 12662.64 14816.395 12645.973 C 14805.694 12637.467 14791.854 12629.124 14785.641 12627.433 C 14779.43 12625.74 14744.965 12615.252 14709.053 12604.124 C 14673.141 12592.999 14616.727 12577.626 14583.6875 12569.964 C 14550.65 12562.303 14504.813 12550.628 14481.828 12544.02 C 14458.846 12537.411 14397.7295 12523.374 14346.017 12512.825 C 14294.303 12502.276 14239.065 12490.358 14223.264 12486.343 C 14207.462 12482.324 14163.977 12474.197 14126.627 12468.279 C 14089.279 12462.361 14032.865 12452.427 14001.264 12446.201 C 13969.66 12439.977 13916.322 12433.193 13882.734 12431.129 C 13849.1455 12429.063 13819.314 12425.92 13816.441 12424.145 C 13807.12 12418.384 13666.006 12401.219 13511.402 12387.041 C 13463.196 12382.62 13418.536 12376.832 13412.154 12374.182 C 13398.944 12368.692 13279.427 12353.248 13250.155 12353.248 C 13239.141 12353.248 13230.79 12355.816 13230.79 12359.204 C 13230.79 12366.134 13253.959 12440.271 13265.657 12470.777 C 13270.065 12482.269 13284.003 12518.056 13296.63 12550.303 C 13309.257 12582.55 13319.59 12612.564 13319.59 12617.002 C 13319.59 12621.438 13325.57 12642.065 13332.882 12662.841 C 13340.192 12683.615 13352.865 12725.294 13361.044 12755.461 C 13378.672 12820.473 13449.782 13025.96 13483.737 13109.999 C 13507.103 13167.83 13541.8955 13220.356 13556.838 13220.356 C 13560.378 13220.356 13568.546 13214.745 13574.986 13207.89 z M 10258.517 13206.555 C 10270.579 13204.059 10270.804 13203.479 10261.684 13198.374 C 10248.443 13190.965 10128.768 13192.323 10119.533 13199.986 C 10115.635 13203.223 10113.718 13207.928 10115.271 13210.442 C 10118.051 13214.937 10233.101 13211.815 10258.517 13206.555 z M 15416.844 13197.478 C 15490.43 13188.538 15624.98 13175.318 15717.198 13167.967 C 15753.109 13165.1045 15805.998 13160.427 15834.729 13157.571 C 15967.245 13144.401 16436.65 13106.243 16539.904 13100.248 C 16643.451 13094.233 16657.438 13092.283 16657.438 13083.853 C 16657.438 13080.71 16641.748 13047.259 16622.576 13009.517 C 16603.402 12971.776 16584.273 12933.845 16580.066 12925.227 C 16575.86 12916.607 16560.697 12888.987 16546.371 12863.85 C 16526.35 12828.713 16517.738 12818.144 16509.133 12818.144 C 16479.756 12818.144 16326.8125 12829.348 16294.4 12833.875 C 16235.641 12842.084 16012.615 12859.378 15787.716 12873.17 C 15713.02 12877.75 15628.937 12883.367 15600.868 12885.652 C 15571.675 12888.03 15538.396 12887.7295 15523.115 12884.952 C 15497.444 12880.286 15493.671 12881.263 15426.78 12909.869 C 15388.491 12926.245 15353.458 12943.737 15348.929 12948.742 C 15338.026 12960.789 15336.508 13013.804 15346.42 13036.359 C 15355.499 13057.016 15350.446 13067.778 15326.161 13079.501 C 15312.965 13085.871 15303.683 13099.13 15280.93 13144.11 C 15265.185 13175.236 15252.302 13203.13 15252.302 13206.096 C 15252.302 13212.511 15323.999 13208.756 15416.844 13197.478 z M 13121.096 13184.954 C 13121.096 13174.052 13107.013 13152.45 13099.904 13152.45 C 13093.339 13152.45 13093.628 13171.509 13100.384 13184.134 C 13107.166 13196.806 13121.096 13197.356 13121.096 13184.954 z M 10703.296 13139.393 C 10705.121 13125.027 10713.782 13060.386 10722.544 12995.744 C 10737.031 12888.863 10756.093 12735.66 10763.163 12669.272 C 10766.055 12642.119 10771.192 12608.539 10780.913 12553.244 C 10792.453 12487.598 10802.025 12382.687 10796.938 12377.6 C 10793.736 12374.397 10769.659 12375.601 10730.282 12380.93 C 10696.378 12385.521 10651.519 12390.818 10630.594 12392.704 C 10608.625 12394.683 10589.37 12399.309 10585.026 12403.651 C 10574.159 12414.5205 10559.69 12474.223 10551.037 12543.907 C 10548.183 12566.891 10541.267 12612.728 10535.667 12645.766 C 10523.029 12720.338 10501.048 12880.915 10493.478 12953.956 C 10490.352 12984.121 10483.952 13026.433 10479.259 13047.979 C 10474.565 13069.526 10470.594 13096.462 10470.435 13107.836 L 10470.144 13128.516 L 10562.497 13139.932 C 10624.123 13147.548 10658.881 13154.188 10666.968 13159.889 C 10688.544 13175.099 10699.551 13168.888 10703.296 13139.393 z M 5501.163 13153.138 C 5534.875 13148.06 5564.0137 13142.353 5565.915 13140.45 C 5571.1206 13135.244 5582.9277 13064.429 5583.2407 13036.535 C 5583.3916 13023.058 5581.1997 13010.599 5578.369 13008.851 C 5575.539 13007.102 5534.991 13004.576 5488.2627 13003.241 C 5435.451 13001.731 5388.973 12997.4795 5365.433 12992.008 C 5341.5654 12986.461 5325.775 12985.04 5322.7266 12988.169 C 5316.5425 12994.514 5299.986 13108.861 5302.3037 13129.222 C 5306.2373 13163.782 5375.307 13172.09 5501.163 13153.138 z M 9736.353 13149.199 C 9739.384 13146.167 9751.254 13112.163 9762.729 13073.632 C 9774.202 13035.104 9804.525 12937.763 9830.113 12857.32 C 9855.701 12776.877 9883.631 12687.555 9892.181 12658.825 C 9900.7295 12630.096 9914.976 12582.717 9923.839 12553.537 C 9944.707 12484.836 9944.667 12481.665 9922.978 12486.199 C 9913.641 12488.149 9883.67 12491.691 9856.377 12494.067 C 9814.208 12497.74 9773.587 12504.66 9716.647 12517.872 C 9708.7705 12519.7 9704.894 12524.457 9704.894 12532.296 C 9704.894 12538.728 9698.718 12555.592 9691.171 12569.77 C 9683.623 12583.949 9666.147 12629.767 9652.338 12671.587 C 9638.526 12713.408 9616.376 12778.183 9603.113 12815.532 C 9589.851 12852.88 9574.727 12897.542 9569.504 12914.778 C 9542.121 13005.148 9520.162 13074.555 9510.832 13100.214 C 9505.086 13116.017 9499.08 13135.694 9497.482 13143.945 L 9494.58 13158.945 L 9612.709 13156.83 C 9685.792 13155.52 9732.94 13152.611 9736.353 13149.199 z M 9997.202 13142.235 C 10055.748 13138.268 10063.254 13136.631 10071.902 13125.95 C 10083.616 13111.483 10082.626 13080.868 10070.543 13083.894 C 10066.233 13084.971 10034.428 13087.032 9999.863 13088.472 C 9937.807 13091.058 9918.794 13088.335 9842.004 13065.868 C 9831.67 13062.844 9828.612 13065.985 9816.823 13091.733 C 9800.823 13126.683 9801.648 13142.989 9819.63 13147.205 C 9834.191 13150.618 9901.188 13148.742 9997.202 13142.235 z M 11293.984 13130.599 C 11286.006 13122.62 11280.117 13128.507 11284.543 13140.039 C 11287.156 13146.85 11289.422 13147.523 11294.068 13142.877 C 11298.716 13138.2295 11298.696 13135.31 11293.984 13130.599 z M 14955.824 13141.74 C 14986.153 13133.316 14990.633 13099.0 14962.33 13091.8955 C 14939.007 13086.043 14909.251 13122.562 14923.426 13139.642 C 14930.909 13148.658 14930.914 13148.658 14955.824 13141.74 z M 10373.493 13127.027 L 10407.431 13123.721 L 10413.474 13097.603 C 10425.633 13045.057 10429.184 13048.068 10359.144 13051.516 C 10322.199 13053.335 10274.894 13051.881 10240.308 13047.864 C 10153.573 13037.791 10157.896 13037.23 10150.512 13059.5 C 10146.981 13070.147 10142.5205 13090.715 10140.599 13105.207 L 10137.103 13131.557 L 10238.329 13130.945 C 10294.003 13130.609 10354.828 13128.846 10373.493 13127.027 z M 13809.324 13122.415 C 13810.776 13118.006 13805.394 13115.885 13792.756 13115.885 C 13782.461 13115.885 13774.039 13118.041 13774.039 13120.674 C 13774.039 13132.1455 13805.605 13133.703 13809.324 13122.415 z M 15196.751 13120.7295 C 15211.681 13108.986 15214.544 13097.655 15203.639 13093.471 C 15196.4375 13090.707 15069.819 13098.434 15050.466 13102.816 C 15038.802 13105.458 15030.76 13118.624 15035.816 13126.804 C 15037.433 13129.417 15071.206 13131.557 15110.871 13131.557 C 15175.919 13131.557 15184.337 13130.495 15196.751 13120.7295 z M 11823.708 13078.742 C 11853.774 13052.567 11877.494 13028.473 11876.418 13025.201 C 11875.341 13021.928 11868.909 13018.44 11862.123 13017.451 C 11852.32 13016.021 11840.339 13025.542 11803.768 13063.822 C 11760.993 13108.596 11749.538 13126.333 11763.394 13126.333 C 11766.499 13126.333 11793.64 13104.917 11823.708 13078.742 z M 12045.181 13115.686 C 12069.525 13112.702 12093.557 13109.019 12098.585 13107.499 C 12117.415 13101.805 12106.84 13079.561 12059.25 13024.754 L 12041.351 13004.14 L 11997.633 13009.911 C 11960.477 13014.816 11952.098 13017.793 11941.819 13029.743 C 11930.966 13042.36 11930.084 13047.101 11933.218 13075.927 C 11935.139 13093.595 11939.043 13110.988 11941.893 13114.579 C 11948.228 13122.561 11985.784 13122.963 12045.181 13115.686 z M 5242.1035 13102.441 C 5245.3774 13098.11 5249.6377 13081.147 5251.57 13064.745 C 5253.502 13048.341 5258.6875 13016.637 5263.095 12994.292 C 5267.5024 12971.946 5269.909 12950.54 5268.4443 12946.723 C 5266.5435 12941.769 5248.833 12938.947 5206.5654 12936.865 C 5169.6294 12935.045 5131.626 12929.568 5105.561 12922.3125 C 5082.577 12915.912 5056.803 12910.425 5048.2847 12910.116 C 5032.8506 12909.558 5032.7563 12909.736 5021.2065 12961.537 C 5014.8315 12990.127 5008.0776 13024.707 5006.1963 13038.381 C 5002.908 13062.29 5003.426 13063.636 5019.7026 13073.534 C 5054.761 13094.8545 5169.298 13117.76 5215.255 13112.642 C 5226.747 13111.36 5238.8286 13106.7705 5242.1035 13102.441 z M 14677.231 13093.869 C 14705.14 13079.189 14711.02 13078.635 14741.806 13087.789 C 14748.744 13089.853 14753.107 13085.554 14759.282 13070.564 C 14763.811 13059.579 14772.578 13044.972 14778.766 13038.101 L 14790.019 13025.612 L 14774.348 13029.246 C 14761.328 13032.268 14621.658 13097.195 14615.8125 13102.944 C 14614.807 13103.934 14615.538 13107.258 14617.4375 13110.332 C 14622.08 13117.844 14642.176 13112.312 14677.231 13093.869 z M 7113.766 13061.164 C 7147.796 13043.92 7168.169 13019.315 7163.213 13001.446 C 7161.1484 12994.0 7159.9883 12983.207 7160.6343 12977.461 C 7163.704 12950.179 7163.188 12917.812 7159.6265 12914.25 C 7157.452 12912.075 7146.9497 12914.454 7136.289 12919.537 C 7125.628 12924.622 7098.431 12930.644 7075.8516 12932.92 C 7053.273 12935.196 7032.5615 12939.295 7029.827 12942.03 C 7023.2344 12948.622 7033.9976 13063.1875 7042.1313 13072.986 C 7050.267 13082.79 7081.147 13077.694 7113.766 13061.164 z M 11261.138 13051.363 C 11306.719 13040.726 11311.118 13017.62 11270.241 13003.568 C 11224.987 12988.01 11217.855 12961.145 11253.676 12941.172 C 11265.168 12934.764 11275.272 12925.919 11276.13 12921.517 C 11276.987 12917.115 11262.725 12893.817 11244.435 12869.746 C 11226.144 12845.674 11201.634 12811.875 11189.969 12794.638 C 11165.172 12757.998 11149.458 12742.627 11141.699 12747.422 C 11134.595 12751.813 11134.594 12793.317 11141.695 12875.603 C 11146.163 12927.377 11150.048 12946.304 11160.458 12967.015 C 11174.209 12994.371 11222.471 13058.586 11228.995 13058.205 C 11231.077 13058.083 11245.542 13055.005 11261.138 13051.363 z M 12149.485 13041.45 C 12149.441 13016.17 12139.964 12986.759 12130.714 12983.209 C 12117.676 12978.205 12097.278 12985.562 12097.278 12995.268 C 12097.278 13004.181 12138.319 13057.573 12145.597 13058.128 C 12147.752 13058.292 12149.502 13050.787 12149.485 13041.45 z M 6954.9644 13043.015 C 6963.73 13039.836 6974.965 13030.357 6979.9287 13021.953 C 6987.6216 13008.932 6988.1816 13001.87 6983.7246 12974.191 C 6980.847 12956.327 6976.665 12940.001 6974.43 12937.912 C 6972.196 12935.823 6946.862 12933.038 6918.132 12931.723 C 6880.241 12929.988 6855.408 12925.653 6827.7046 12915.936 C 6781.4614 12899.717 6782.139 12898.847 6787.212 12967.963 C 6790.9746 13019.223 6796.6035 13041.891 6807.459 13049.507 C 6815.9194 13055.442 6935.1675 13050.194 6954.9644 13043.015 z M 10034.351 13042.686 C 10086.42 13032.81 10101.563 13015.3 10120.184 12943.439 C 10126.517 12919.002 10127.145 12909.642 10122.638 12906.856 C 10119.307 12904.799 10089.181 12901.837 10055.691 12900.276 C 10017.013 12898.474 9979.558 12893.23 9953.013 12885.901 C 9877.249 12864.984 9886.099 12860.848 9864.6455 12927.212 C 9844.53 12989.435 9841.774 13011.91 9853.109 13021.317 C 9880.725 13044.235 9970.415 13054.81 10034.351 13042.686 z M 15192.079 13037.506 C 15225.511 13034.057 15235.547 13030.949 15243.01 13021.733 C 15253.243 13009.096 15254.375 13001.876 15247.761 12991.442 C 15244.23 12985.876 15235.52 12985.622 15203.061 12990.136 C 15180.89 12993.22 15149.913 12995.744 15134.226 12995.744 C 15097.295 12995.744 15070.855 13006.719 15066.561 13023.832 C 15059.921 13050.284 15063.95 13050.725 15192.079 13037.506 z M 16704.715 13023.168 C 16662.447 12918.606 16647.826 12885.115 16616.348 12820.755 C 16564.625 12715.008 16524.324 12627.246 16489.27 12544.015 C 16459.307 12472.881 16443.432 12447.271 16429.3 12447.271 C 16415.682 12447.271 16421.443 12469.861 16451.537 12534.442 C 16458.482 12549.347 16464.166 12562.975 16464.166 12564.726 C 16464.166 12568.039 16515.893 12671.71 16602.338 12841.649 C 16630.107 12896.235 16660.002 12957.351 16668.775 12977.461 C 16687.793 13021.06 16703.54 13047.979 16710.021 13047.979 C 16712.62 13047.979 16710.229 13036.813 16704.715 13023.168 z M 7240.9053 13020.249 C 7261.252 12978.189 7305.868 12883.215 7330.943 12828.591 C 7346.109 12795.551 7368.09 12750.783 7379.7905 12729.106 C 7391.491 12707.428 7410.1826 12665.117 7421.327 12635.082 C 7432.4717 12605.047 7447.5156 12568.72 7454.7593 12554.3545 C 7462.002 12539.99 7476.562 12504.73 7487.114 12476.001 C 7497.6655 12447.271 7516.6235 12397.908 7529.2437 12366.307 C 7560.8027 12287.274 7589.358 12212.958 7589.358 12209.855 C 7589.358 12208.436 7601.239 12179.591 7615.7607 12145.755 C 7654.2036 12056.178 7665.1997 12021.809 7730.694 11786.493 C 7789.6064 11574.823 7810.965 11486.268 7804.6323 11479.936 C 7798.678 11473.98 7606.458 11434.006 7583.468 11433.942 C 7575.919 11433.921 7566.8164 11437.43 7563.2393 11441.739 C 7554.2695 11452.548 7543.7666 11451.542 7537.1865 11439.246 C 7529.2163 11424.3545 7516.7 11419.068 7473.5527 11412.369 C 7423.9883 11404.673 7397.8594 11402.519 7314.2026 11399.2295 C 7246.4863 11396.567 7245.2524 11396.72 7237.5527 11408.684 C 7227.416 11424.437 7213.1606 11479.796 7216.7983 11489.277 C 7221.7295 11502.127 7213.9214 11520.727 7201.1533 11526.544 C 7173.5605 11539.117 7168.0835 11512.64 7186.955 11457.897 C 7192.805 11440.929 7197.592 11421.535 7197.592 11414.803 C 7197.592 11403.238 7195.7876 11402.579 7164.9443 11402.856 C 7146.9883 11403.019 7124.2627 11405.957 7114.4434 11409.387 C 7098.053 11415.109 7095.3755 11419.243 7081.796 11459.785 C 7073.6597 11484.075 7067.003 11510.923 7067.003 11519.444 C 7067.003 11527.967 7063.199 11539.143 7058.55 11544.279 C 7050.7847 11552.861 7050.766 11559.047 7058.325 11620.433 C 7062.851 11657.18 7070.2534 11727.205 7074.778 11776.046 C 7094.7476 11991.66 7107.4937 12096.61 7117.072 12124.298 C 7120.7188 12134.842 7122.471 12148.18 7120.9653 12153.9375 C 7119.46 12159.694 7121.83 12188.678 7126.232 12218.345 C 7130.6343 12248.011 7135.678 12283.257 7137.4404 12296.667 C 7139.203 12310.079 7144.183 12323.989 7148.509 12327.579 C 7163.9985 12340.435 7166.4365 12351.526 7158.1357 12371.394 C 7151.0005 12388.47 7150.9893 12396.364 7158.0283 12446.299 C 7162.3564 12477.0 7169.5815 12538.552 7174.0845 12583.082 C 7186.4697 12705.58 7197.313 12803.811 7205.7026 12869.534 C 7209.86 12902.108 7213.2886 12945.594 7213.32 12966.169 C 7213.432 13039.6 7222.729 13057.824 7240.9053 13020.249 z M 10378.645 13004.167 C 10394.256 12999.181 10397.306 12995.497 10400.111 12978.223 C 10403.288 12958.669 10411.244 12948.975 10424.254 12948.812 C 10427.744 12948.768 10432.711 12944.619 10435.292 12939.591 C 10441.747 12927.015 10447.562 12871.55 10442.7295 12868.6455 C 10440.57 12867.348 10423.523 12869.509 10404.85 12873.448 C 10360.064 12882.893 10328.395 12882.633 10272.441 12872.364 C 10227.645 12864.142 10225.797 12864.196 10212.371 12874.136 C 10196.094 12886.188 10175.677 12933.756 10171.445 12969.483 C 10168.867 12991.257 10169.915 12995.443 10179.19 13000.406 C 10206.512 13015.028 10336.9375 13017.486 10378.645 13004.167 z M 16799.938 12968.601 C 16813.672 12963.847 16831.006 12948.83 16857.36 12918.859 C 16878.121 12895.247 16916.264 12852.87 16942.12 12824.688 C 16985.518 12777.389 17004.184 12756.295 17072.729 12677.107 C 17108.44 12635.851 17222.57 12514.706 17269.297 12468.46 C 17291.234 12446.751 17326.283 12410.185 17347.188 12387.2 C 17368.094 12364.218 17398.52 12331.31 17414.805 12314.07 C 17431.092 12296.834 17468.906 12255.5205 17498.844 12222.263 C 17528.781 12189.008 17579.13 12133.643 17610.734 12099.231 C 17676.8 12027.293 17866.723 11816.079 17931.568 11742.427 C 17955.758 11714.95 18005.123 11660.059 18041.262 11620.446 C 18130.18 11522.983 18144.494 11504.852 18134.135 11502.799 C 18129.629 11501.906 18104.047 11511.649 18077.283 11524.45 C 18050.518 11537.25 18000.412 11561.155 17965.936 11577.572 C 17856.793 11629.544 17778.123 11669.443 17770.91 11676.481 C 17766.559 11680.729 17762.6 11703.123 17760.393 11735.981 C 17756.98 11786.77 17756.21 11789.331 17739.113 11806.971 C 17727.65 11818.798 17683.328 11844.514 17613.818 11879.668 C 17554.664 11909.586 17484.0 11947.285 17456.791 11963.444 C 17429.58 11979.603 17405.771 11992.823 17403.883 11992.823 C 17401.994 11992.823 17397.578 11999.749 17394.072 12008.215 C 17390.566 12016.68 17360.312 12048.812 17326.838 12079.62 C 17293.365 12110.428 17196.605 12202.815 17111.818 12284.924 C 17027.027 12367.032 16913.023 12475.335 16858.477 12525.595 C 16741.12 12633.727 16646.006 12724.192 16640.266 12733.145 C 16638.004 12736.671 16639.451 12746.073 16643.484 12754.038 C 16647.516 12762.003 16653.762 12777.922 16657.361 12789.413 C 16666.088 12817.277 16740.625 12974.994 16750.588 12986.684 C 16758.078 12995.471 16758.965 12995.423 16769.357 12985.658 C 16775.357 12980.021 16789.12 12972.346 16799.938 12968.601 z M 15033.098 12964.01 C 15048.684 12930.731 15058.783 12924.739 15080.423 12935.931 C 15099.637 12945.866 15146.788 12941.858 15151.377 12929.897 C 15154.255 12922.398 15140.629 12883.267 15131.147 12871.794 C 15127.472 12867.348 15122.93 12866.933 15116.376 12870.439 C 15108.286 12874.77 15107.759 12877.745 15112.748 12890.963 C 15117.653 12903.959 15117.042 12908.124 15108.892 12917.129 C 15095.956 12931.423 15082.018 12930.634 15067.324 12914.778 C 15060.667 12907.597 15051.048 12901.72 15045.947 12901.72 C 15040.848 12901.72 15010.918 12915.235 14979.437 12931.756 L 14922.197 12961.79 L 14944.907 12964.683 C 14957.398 12966.272 14977.021 12972.634 14988.515 12978.817 C 15000.004 12984.999 15011.943 12990.162 15015.045 12990.289 C 15018.145 12990.415 15026.268 12978.591 15033.098 12964.01 z M 12034.411 12893.59 C 12083.069 12851.77 12124.187 12813.572 12125.782 12808.707 C 12127.378 12803.841 12139.835 12793.563 12153.465 12785.867 C 12167.093 12778.171 12207.272 12745.559 12242.753 12713.3955 L 12307.264 12654.918 L 12303.711 12625.529 C 12296.565 12566.4375 12304.475 12560.966 12104.993 12763.002 C 12005.943 12863.322 11924.902 12949.285 11924.902 12954.031 C 11924.902 12964.496 11929.507 12969.625 11938.903 12969.625 C 11942.774 12969.625 11985.752 12935.409 12034.411 12893.59 z M 862.7589 12956.567 C 860.91516 12949.052 841.9599 12945.272 759.5694 12935.992 C 612.74976 12919.456 529.6592 12912.816 525.1854 12917.264 C 522.619 12919.814 531.7219 12923.167 546.07965 12924.957 C 560.07275 12926.701 602.0794 12932.871 639.4278 12938.667 C 804.4536 12964.277 865.85754 12969.198 862.7589 12956.567 z M 11648.054 12936.002 C 11650.275 12919.2 11653.896 12914.583 11672.31 12905.068 C 11694.719 12893.489 11716.453 12870.014 11755.744 12814.95 C 11784.389 12774.811 11784.87 12768.717 11759.054 12773.061 C 11748.281 12774.872 11711.259 12777.729 11676.783 12779.406 C 11642.308 12781.083 11611.418 12783.262 11608.14 12784.247 C 11603.75 12785.565 11604.047 12794.752 11609.262 12819.067 C 11618.074 12860.155 11618.594 12897.1 11610.606 12914.631 C 11605.185 12926.529 11606.182 12929.791 11619.498 12943.69 C 11638.1 12963.105 11644.704 12961.327 11648.054 12936.002 z M 5561.5815 12945.533 C 5578.703 12943.441 5585.116 12939.978 5588.54 12930.973 C 5594.6025 12915.028 5605.7344 12804.36 5603.5483 12781.77 L 5601.798 12763.68 L 5549.5625 12757.209 C 5494.136 12750.342 5474.9136 12746.064 5408.9736 12725.926 C 5381.1245 12717.42 5365.9097 12715.023 5362.354 12718.579 C 5359.45 12721.482 5354.074 12745.66 5350.4067 12772.307 C 5346.7393 12798.953 5340.4253 12840.144 5336.3745 12863.842 C 5330.9365 12895.663 5330.5293 12908.883 5334.816 12914.401 C 5342.612 12924.438 5407.2153 12943.323 5451.2476 12948.438 C 5485.147 12952.376 5511.2173 12951.688 5561.5815 12945.533 z M 12102.032 12947.851 C 12117.581 12944.262 12129.558 12938.334 12131.105 12933.461 C 12135.673 12919.072 12126.287 12878.41 12118.037 12876.833 C 12113.802 12876.023 12095.219 12889.061 12076.741 12905.806 C 12028.757 12949.287 12036.932 12962.878 12102.032 12947.851 z M 888.7529 12887.3545 C 893.18024 12882.328 903.2965 12865.286 911.2337 12849.485 C 925.31604 12821.449 925.512 12819.841 919.34143 12782.988 L 913.0178 12745.223 L 929.0116 12721.978 C 937.8081 12709.192 945.0054 12697.556 945.0054 12696.117 C 945.0054 12694.68 939.7165 12692.754 933.2523 12691.836 C 922.70557 12690.338 921.5937 12687.485 922.4184 12664.049 C 923.29126 12639.242 924.8659 12636.559 953.75977 12610.634 C 970.492 12595.62 986.75586 12583.28 989.9017 12583.211 C 1007.4669 12582.821 1030.4938 12515.577 1057.023 12387.2 C 1073.5635 12307.16 1080.0277 12280.653 1122.6292 12118.188 C 1151.5704 12007.816 1161.4423 11968.179 1174.6653 11909.246 C 1176.9214 11899.19 1185.8667 11860.406 1194.5437 11823.058 C 1224.2563 11695.166 1235.1312 11640.38 1242.758 11580.162 C 1245.4872 11558.616 1251.3795 11519.831 1255.8518 11493.975 C 1260.3243 11468.118 1265.9424 11435.209 1268.3362 11420.845 C 1270.73 11406.48 1276.5978 11371.779 1281.3757 11343.73 C 1286.1533 11315.684 1292.2068 11276.898 1294.8275 11257.542 C 1303.9778 11189.962 1316.2075 11122.585 1331.8173 11053.761 C 1340.467 11015.622 1349.8641 10965.916 1352.6997 10943.302 C 1355.5353 10920.688 1362.5059 10888.668 1368.1901 10872.146 C 1373.8741 10855.626 1381.9725 10820.683 1386.1864 10794.496 C 1390.4004 10768.309 1399.604 10726.931 1406.6389 10702.545 C 1425.8323 10636.012 1467.36 10464.894 1467.36 10452.339 C 1467.36 10446.289 1477.7947 10405.312 1490.5483 10361.277 C 1503.302 10317.242 1519.8655 10249.107 1527.3561 10209.866 C 1540.0975 10143.117 1620.981 9815.495 1681.6802 9584.768 C 1709.8433 9477.716 1718.8341 9440.405 1728.8822 9388.885 C 1732.244 9371.646 1744.005 9326.985 1755.018 9289.637 C 1766.0306 9252.289 1781.9902 9194.699 1790.4835 9161.66 C 1811.9014 9078.344 1843.8822 8963.659 1880.0674 8840.412 C 1930.6003 8668.295 1972.5371 8519.757 1997.959 8422.848 C 2007.7104 8385.674 2021.3027 8337.486 2028.1644 8315.764 C 2035.0262 8294.041 2048.1453 8248.0625 2057.3179 8213.587 C 2066.4905 8179.1113 2078.4763 8134.45 2083.953 8114.339 C 2089.4297 8094.2285 2102.1826 8047.2163 2112.2927 8009.8677 C 2122.4023 7972.5195 2134.0452 7930.2085 2138.1653 7915.844 C 2142.2852 7901.4795 2148.4727 7875.623 2151.915 7858.3857 C 2155.3574 7841.1475 2163.5352 7810.59 2170.0881 7790.4785 C 2176.6404 7770.3687 2185.9534 7732.759 2190.783 7706.903 C 2195.6123 7681.046 2207.2625 7635.209 2216.6719 7605.0435 C 2226.0815 7574.8774 2236.467 7539.618 2239.7507 7526.69 C 2243.0344 7513.7617 2253.007 7476.152 2261.9126 7443.113 C 2270.8184 7410.074 2279.8828 7375.99 2282.0566 7367.3716 C 2285.9348 7351.9937 2297.9116 7315.025 2342.9797 7179.324 C 2357.2937 7136.2246 2364.3545 7106.9272 2362.309 7099.125 C 2360.5337 7092.3545 2364.021 7070.0625 2370.072 7049.502 C 2376.1145 7028.969 2390.6865 6976.9116 2402.4543 6933.8174 C 2423.0454 6858.4146 2432.1848 6827.7188 2461.973 6733.9204 C 2469.5166 6710.165 2479.0623 6674.9067 2483.1848 6655.5674 C 2487.3079 6636.2275 2494.4038 6608.6514 2498.9536 6594.287 C 2514.014 6546.7383 2542.0872 6448.9395 2558.9307 6385.3447 C 2568.0615 6350.8696 2582.127 6299.1562 2590.1865 6270.427 C 2610.0361 6199.671 2638.2642 6077.1035 2674.1992 5905.637 C 2685.738 5850.579 2700.0283 5784.376 2705.9556 5758.5195 C 2730.9714 5649.3867 2731.4548 5646.6665 2752.5903 5496.0415 C 2755.1094 5478.09 2759.5508 5454.5605 2762.4602 5443.7554 C 2765.3699 5432.9507 2769.013 5401.8022 2770.5564 5374.5376 C 2772.1 5347.2725 2775.4612 5315.5625 2778.0261 5304.0703 C 2785.728 5269.5625 2792.7563 5228.3853 2799.4246 5178.7056 C 2802.8948 5152.849 2808.8525 5117.5903 2812.6636 5100.3525 C 2816.4746 5083.1147 2822.2976 5044.3296 2825.6038 5014.1636 C 2828.91 4983.9976 2834.9363 4943.5737 2838.9956 4924.3325 C 2843.055 4905.091 2846.3765 4882.097 2846.3765 4873.235 C 2846.3765 4864.3726 2850.0156 4848.412 2854.4634 4837.7666 C 2858.9114 4827.121 2864.665 4797.227 2867.2498 4771.334 C 2869.8342 4745.442 2874.422 4716.0454 2877.4448 4706.009 C 2880.4678 4695.9727 2882.9414 4675.4526 2882.9414 4660.4087 C 2882.9414 4633.435 2893.7483 4566.507 2904.6833 4525.762 C 2913.822 4491.709 2924.4434 4425.0605 2930.0728 4366.444 C 2932.9697 4336.278 2940.0825 4294.2446 2945.8787 4273.037 C 2951.6748 4251.829 2961.0698 4199.6035 2966.7568 4156.98 C 2972.4438 4114.357 2979.1287 4074.1187 2981.6118 4067.563 C 2984.095 4061.0066 2992.5042 4025.085 3000.2983 3987.7366 C 3008.0928 3950.3884 3019.2397 3903.3765 3025.069 3883.2654 C 3030.8992 3863.1548 3038.632 3836.1233 3042.254 3823.1948 C 3045.8755 3810.2668 3054.2388 3787.4683 3060.838 3772.5322 C 3071.925 3747.4397 3072.2898 3743.7156 3065.6343 3723.5498 C 3058.7556 3702.708 3058.9824 3701.278 3070.6616 3691.8208 C 3083.655 3681.2996 3095.3948 3682.4363 3117.4038 3696.3467 C 3129.093 3703.7346 3129.681 3706.4207 3126.8916 3739.6921 C 3125.079 3761.3135 3119.0518 3785.0483 3111.4546 3800.4844 C 3104.5996 3814.4114 3096.4338 3835.2092 3093.3086 3846.7007 C 3075.3103 3912.8833 3064.817 3955.2864 3058.4067 3987.7366 C 3054.4338 4007.8477 3044.0208 4058.3853 3035.2659 4100.043 C 3017.139 4186.294 2992.726 4317.615 2977.0017 4413.4556 C 2971.1099 4449.3677 2959.4824 4515.184 2951.163 4559.7153 C 2942.8438 4604.246 2932.176 4666.5366 2927.457 4698.139 C 2913.9426 4788.646 2892.4395 4917.187 2890.1782 4920.983 C 2889.0464 4922.8833 2884.4817 4959.318 2880.0344 5001.9478 C 2875.5876 5044.578 2867.244 5111.191 2861.4934 5149.976 C 2852.4001 5211.3047 2839.3396 5302.19 2820.5825 5434.659 C 2797.174 5599.9805 2780.3467 5702.568 2765.319 5771.578 C 2755.6218 5816.109 2741.5383 5885.4517 2734.0225 5925.6724 C 2726.5068 5965.894 2713.6711 6028.185 2705.4988 6064.0967 C 2697.3264 6100.009 2687.8818 6143.4946 2684.5107 6160.732 C 2675.6995 6205.788 2662.5522 6261.734 2621.906 6427.1333 C 2602.1377 6507.5757 2578.717 6603.95 2569.8604 6641.299 C 2561.0034 6678.6475 2538.794 6753.97 2520.5056 6808.682 C 2502.2175 6863.3955 2485.5483 6915.9272 2483.4636 6925.4185 C 2481.379 6934.91 2448.382 7037.0576 2410.137 7152.412 C 2371.892 7267.7666 2334.4124 7386.829 2326.8494 7416.9956 C 2319.286 7447.1616 2300.539 7516.504 2285.189 7571.0903 C 2269.839 7625.6763 2245.1514 7720.8755 2230.3267 7782.644 C 2215.5027 7844.412 2184.7278 7966.6436 2161.9387 8054.2686 C 2139.15 8141.893 2111.334 8250.021 2100.126 8294.552 C 2021.035 8608.789 1972.1865 8796.939 1955.6941 8850.859 C 1937.8217 8909.291 1924.6935 8959.155 1859.428 9216.508 C 1845.5847 9271.094 1825.8859 9345.138 1815.653 9381.05 C 1790.9272 9467.821 1775.5492 9532.354 1775.5492 9549.338 C 1775.5492 9556.958 1773.0051 9569.811 1769.8955 9577.897 C 1766.7863 9585.986 1755.2986 9626.687 1744.3676 9668.345 C 1733.4365 9710.002 1706.5493 9812.254 1684.618 9895.569 C 1627.0095 10114.42 1577.9489 10315.163 1571.357 10359.003 C 1568.2122 10379.918 1557.797 10429.9375 1548.2119 10470.159 C 1538.6267 10510.381 1524.5024 10571.496 1516.8243 10605.972 C 1503.1521 10667.361 1485.1993 10739.097 1448.2495 10879.9795 C 1407.2535 11036.291 1332.4211 11412.601 1307.8486 11586.015 C 1303.525 11616.526 1296.5803 11654.572 1292.4156 11670.562 C 1288.2511 11686.551 1282.3129 11715.65 1279.2196 11735.228 C 1273.4092 11772.002 1265.6754 11805.185 1208.2236 12039.835 C 1148.2682 12284.713 1144.0424 12302.727 1133.2388 12359.506 C 1127.3907 12390.241 1122.6058 12423.603 1122.6058 12433.644 C 1122.6058 12443.684 1118.1482 12459.671 1112.6995 12469.173 C 1107.251 12478.674 1091.8546 12522.632 1078.4851 12566.854 C 1054.3589 12646.66 1054.2021 12647.668 1057.488 12701.906 C 1060.1437 12745.74 1063.3444 12761.342 1073.6624 12780.747 C 1080.7373 12794.053 1089.3551 12806.475 1092.813 12808.348 C 1100.7482 12812.649 1241.715 12783.715 1251.208 12775.836 C 1260.3901 12768.216 1287.5267 12717.982 1295.4805 12693.882 C 1310.9344 12647.056 1501.8549 12254.143 1606.9426 12052.895 C 1640.0265 11989.536 1763.3312 11730.824 1811.0892 11624.5625 C 1822.7101 11598.706 1853.3356 11530.539 1879.1458 11473.08 C 1904.9557 11415.621 1940.5834 11338.052 1958.3179 11300.703 C 1976.0524 11263.3545 1995.3485 11219.869 2001.198 11204.067 C 2007.0475 11188.267 2023.6349 11150.656 2038.0588 11120.491 C 2052.483 11090.325 2082.944 11024.533 2105.7505 10974.287 C 2149.8213 10877.192 2154.0588 10869.76 2165.343 10869.76 C 2177.3992 10869.76 2173.6108 10892.8955 2152.3115 10949.349 C 2120.6958 11033.145 2045.0503 11197.778 2024.9308 11226.578 C 2019.292 11234.649 2011.2064 11254.63 2006.9629 11270.979 C 2002.7195 11287.326 1994.8912 11308.931 1989.567 11318.985 C 1977.8065 11341.196 1923.0398 11460.618 1885.3623 11546.21 C 1819.0071 11696.948 1731.0518 11881.8125 1638.078 12065.953 C 1601.0881 12139.214 1546.9988 12247.341 1517.879 12306.236 C 1488.7593 12365.132 1426.6952 12489.269 1379.9585 12582.099 C 1333.2219 12674.928 1294.9829 12754.121 1294.9829 12758.085 C 1294.9829 12770.279 1304.086 12771.923 1336.4222 12765.56 C 1363.8333 12760.167 1369.9252 12756.568 1387.7333 12735.25 C 1422.1934 12693.999 1533.5187 12523.567 1574.1353 12449.883 C 1585.2207 12429.773 1604.1768 12396.863 1616.2598 12376.753 C 1689.9025 12254.187 1806.2802 12045.704 1842.2391 11971.929 C 1879.785 11894.897 1965.7356 11700.8125 1997.8792 11620.478 C 2013.7288 11580.865 2031.1854 11553.057 2038.6089 11555.594 C 2047.0271 11558.471 2043.2761 11577.447 2026.5249 11616.728 C 2018.5613 11635.402 2007.968 11663.608 2002.9845 11679.41 C 1990.0149 11720.532 1865.5573 12000.845 1834.8402 12058.118 C 1830.2177 12066.736 1804.1029 12116.099 1776.8073 12167.8125 C 1749.5114 12219.525 1720.104 12272.413 1711.4575 12285.342 C 1702.811 12298.27 1674.5435 12344.106 1648.6406 12387.2 C 1622.7378 12430.295 1588.3949 12485.34 1572.323 12509.522 C 1556.2511 12533.706 1523.098 12585.418 1498.6493 12624.44 C 1474.2003 12663.462 1447.3236 12705.562 1438.923 12717.993 C 1426.8842 12735.81 1425.1354 12741.515 1430.6661 12744.933 C 1434.5255 12747.319 1440.2468 12748.494 1443.3802 12747.545 C 1446.5138 12746.597 1480.8107 12739.841 1519.5953 12732.534 C 1676.9205 12702.893 1803.3578 12681.658 1880.423 12671.9375 C 1925.175 12666.292 1978.0845 12658.247 1997.9991 12654.057 C 2017.914 12649.867 2063.5693 12642.6875 2099.4556 12638.099 C 2135.342 12633.511 2183.5083 12626.464 2206.4922 12622.4375 C 2283.7178 12608.909 2315.7395 12604.418 2412.822 12593.498 C 2465.9717 12587.5205 2547.0674 12577.876 2593.0344 12572.065 C 2713.283 12556.869 2821.252 12546.554 2916.1294 12541.199 C 2961.6758 12538.629 3045.122 12532.982 3101.5657 12528.65 C 3389.6423 12506.543 3738.5986 12488.974 3851.9094 12490.87 C 4038.6853 12493.997 4781.1333 12497.995 4789.081 12495.916 C 4794.9 12494.395 4801.931 12485.897 4804.9365 12476.756 C 4812.129 12454.876 4841.6997 12333.926 4865.1445 12230.495 C 4875.5635 12184.527 4912.2686 12032.914 4946.712 11893.576 C 5037.1904 11527.551 5097.4536 11281.086 5142.1265 11094.372 C 5158.2793 11026.858 5178.5464 10942.237 5187.163 10906.325 C 5195.78 10870.413 5206.079 10826.927 5210.05 10809.689 C 5214.0215 10792.452 5224.1875 10750.142 5232.6416 10715.666 C 5241.0957 10681.19 5252.05 10634.179 5256.985 10611.194 C 5261.92 10588.211 5269.1562 10557.654 5273.0674 10543.289 C 5276.9775 10528.924 5304.084 10418.445 5333.3037 10297.782 C 5382.0024 10096.681 5415.233 9962.656 5457.6367 9796.321 C 5466.426 9761.846 5475.9966 9724.236 5478.9053 9712.744 C 5523.2144 9537.689 5575.168 9332.366 5583.9834 9297.473 C 5590.1533 9273.052 5601.776 9226.04 5609.8125 9193.001 C 5638.893 9073.441 5672.366 8938.831 5682.5527 8900.482 C 5695.5786 8851.445 5772.339 8538.112 5807.9595 8388.575 C 5841.272 8248.73 5903.28 7995.0996 5942.05 7840.1025 C 5958.219 7775.462 5979.094 7689.6646 5988.4385 7649.4434 C 5997.7827 7609.222 6024.502 7504.46 6047.814 7416.639 C 6071.126 7328.818 6090.1997 7252.1636 6090.1997 7246.298 C 6090.1997 7240.4316 6080.788 7215.2617 6069.285 7190.3643 C 6044.188 7136.0405 6027.5107 7078.468 6027.5337 7046.2285 C 6027.5576 7012.109 6041.7275 6935.398 6057.2764 6885.2095 C 6067.953 6850.7495 6069.559 6839.2812 6065.084 6829.4604 C 6057.214 6812.1865 5977.957 6725.887 5834.8765 6578.7964 C 5767.7095 6509.746 5696.9087 6434.4463 5677.543 6411.4624 C 5658.1772 6388.479 5610.881 6336.444 5572.442 6295.829 C 5534.0015 6255.214 5471.9927 6188.3843 5434.644 6147.318 C 5397.296 6106.2524 5324.3857 6026.6543 5272.6216 5970.433 C 5220.857 5914.2124 5143.388 5829.4287 5100.4683 5782.025 C 5057.5483 5734.621 5011.577 5684.0835 4998.311 5669.7188 C 4939.986 5606.5664 4909.589 5572.9897 4875.559 5534.1294 C 4844.8193 5499.027 4722.0435 5364.912 4611.9795 5246.208 C 4596.203 5229.1924 4569.171 5198.6064 4551.909 5178.24 C 4517.6724 5137.8457 4468.1353 5082.8916 4395.158 5004.351 C 4369.302 4976.523 4306.597 4907.994 4255.816 4852.0645 C 4205.034 4796.1353 4151.9893 4739.135 4137.939 4725.3975 C 4113.377 4701.3823 4112.0566 4700.7925 4103.661 4710.0693 C 4088.9036 4726.3765 4047.197 4842.6475 4050.5657 4858.0933 C 4054.8115 4877.5645 4011.738 5025.257 3993.7358 5052.9536 C 3989.8628 5058.912 3983.777 5072.6855 3980.2122 5083.5605 C 3976.647 5094.436 3968.426 5106.8096 3961.943 5111.0576 C 3955.4597 5115.3057 3947.384 5124.864 3943.9963 5132.2983 C 3938.758 5143.7954 3936.6184 5144.8037 3929.6824 5139.0474 C 3919.2454 5130.3853 3919.9507 5127.03 3961.9785 4985.4346 C 4017.9526 4796.853 4051.676 4710.781 4077.5693 4690.413 C 4084.1755 4685.217 4089.5806 4678.8765 4089.5806 4676.324 C 4089.5806 4670.192 4006.43 4580.6094 4000.7375 4580.6094 C 3992.4402 4580.6094 3964.4583 4636.2773 3955.883 4669.844 C 3946.6758 4705.885 3919.977 4763.4336 3912.464 4763.4336 C 3903.5125 4763.4336 3901.7146 4746.749 3906.8015 4710.882 C 3918.0083 4631.8623 3931.6292 4595.723 3960.2974 4568.943 L 3975.8613 4554.404 L 3945.2268 4520.0444 C 3928.3777 4501.147 3896.9624 4466.002 3875.4153 4441.945 C 3853.8682 4417.888 3818.8013 4378.7183 3797.4897 4354.901 C 3737.1038 4287.417 3608.495 4147.344 3528.0496 4061.4426 C 3487.828 4018.4934 3418.8186 3943.204 3374.694 3894.1328 C 3269.4678 3777.1084 3237.6426 3744.8418 3227.446 3744.8418 C 3211.5435 3744.8418 3180.619 3831.6436 3180.6577 3876.1702 C 3180.686 3908.493 3144.5964 4034.8232 3111.4792 4118.325 C 3101.2244 4144.1816 3091.2266 4179.922 3089.2615 4197.748 C 3087.2964 4215.5737 3082.4092 4232.88 3078.4011 4236.2065 C 3066.9482 4245.7114 3063.368 4228.7734 3070.2266 4197.536 C 3073.4844 4182.6997 3074.7188 4165.2896 3072.9705 4158.847 C 3063.2075 4122.876 3139.9966 3830.6658 3180.0776 3751.2654 C 3189.0295 3733.5315 3196.354 3715.4438 3196.354 3711.0708 C 3196.354 3695.5217 2983.2673 3467.9937 2968.7053 3467.9937 C 2962.5232 3467.9937 2940.4004 3518.0706 2940.4004 3532.0635 C 2940.4004 3540.9395 2880.054 3772.5972 2859.1184 3844.089 C 2849.4436 3877.1282 2819.2668 3992.3071 2792.06 4100.043 C 2764.853 4207.7783 2732.8843 4333.5356 2721.018 4379.503 C 2687.7356 4508.4326 2596.4568 4868.67 2580.0576 4935.8105 C 2571.988 4968.8496 2553.3513 5045.244 2538.6436 5105.5757 C 2513.7778 5207.5737 2506.6606 5235.4077 2487.8867 5304.0703 C 2475.6685 5348.7573 2408.8289 5623.34 2386.8 5719.343 C 2375.2634 5769.6196 2358.7485 5840.1367 2350.1003 5876.0493 C 2341.4517 5911.961 2329.9504 5960.148 2324.5415 5983.132 C 2319.1326 6006.115 2305.4033 6062.53 2294.0317 6108.4966 C 2282.6604 6154.464 2267.9817 6215.5796 2261.4133 6244.309 C 2254.8445 6273.038 2246.3384 6307.122 2242.5115 6320.051 C 2238.684 6332.9785 2220.0652 6407.0225 2201.1357 6484.5923 C 2143.3298 6721.473 2107.687 6858.2334 2041.8544 7095.747 C 2030.7063 7135.9683 2015.5029 7198.26 2008.0693 7234.1714 C 1996.255 7291.247 1957.379 7438.8555 1926.901 7542.361 C 1921.4021 7561.0347 1899.2303 7645.6562 1877.63 7730.408 C 1856.0297 7815.1606 1829.0784 7918.5864 1817.7384 7960.2446 C 1789.3279 8064.612 1760.1682 8179.3423 1749.3668 8229.258 C 1744.3936 8252.241 1730.397 8308.655 1718.2633 8354.622 C 1706.1299 8400.589 1685.8363 8479.334 1673.1669 8529.61 C 1660.4973 8579.888 1644.3524 8641.003 1637.2893 8665.423 C 1615.8492 8739.55 1597.9487 8816.361 1597.9487 8834.236 C 1597.9487 8843.536 1594.7139 8855.782 1590.7601 8861.45 C 1586.8066 8867.117 1580.7521 8885.856 1577.3058 8903.095 C 1570.1476 8938.9 1560.4102 8977.295 1527.6279 9098.978 C 1477.4934 9285.068 1466.0037 9324.454 1433.9114 9420.226 C 1386.7933 9560.839 1378.3823 9590.086 1337.0188 9757.145 C 1293.5565 9932.68 1286.1827 9961.5625 1248.3342 10104.511 C 1231.4995 10168.094 1202.8724 10277.543 1180.022 10365.688 C 1163.5508 10429.226 1131.6183 10550.031 1104.7723 10650.372 C 1095.1641 10686.283 1079.836 10743.873 1070.7102 10778.349 C 1061.5842 10812.823 1046.9606 10865.712 1038.2129 10895.879 C 1029.4651 10926.044 1014.34656 10983.634 1004.61584 11023.855 C 994.8853 11064.076 981.28564 11115.789 974.3946 11138.773 C 952.8696 11210.564 867.90533 11518.206 824.3597 11682.022 C 815.95917 11713.624 798.5689 11777.091 785.71466 11823.058 C 772.8605 11869.024 753.99524 11939.543 743.7921 11979.764 C 707.8701 12121.37 669.23944 12256.311 636.8714 12353.248 C 630.636 12371.923 615.57074 12417.758 603.3932 12455.106 C 591.2156 12492.456 577.0909 12532.415 572.0049 12543.907 C 566.91895 12555.398 557.28864 12585.956 550.6042 12611.8125 C 534.64844 12673.533 519.4579 12725.1 506.56467 12761.313 C 493.29205 12798.592 496.58218 12841.344 513.53015 12851.821 C 519.582 12855.562 583.1192 12865.175 655.0984 12873.242 C 726.9222 12881.291 798.6154 12889.471 814.4166 12891.418 C 866.0696 12897.786 880.2498 12897.011 888.7529 12887.3545 z M 1331.5477 12459.715 C 1331.5477 12451.051 1345.7765 12418.145 1412.5924 12272.283 C 1452.2782 12185.647 1487.2 12100.584 1550.9093 11935.364 C 1571.404 11882.215 1593.7037 11824.625 1600.4645 11807.387 C 1616.1534 11767.384 1640.3787 11703.377 1668.6704 11627.175 C 1680.937 11594.136 1707.8029 11522.442 1728.3724 11467.856 C 1748.9425 11413.2705 1769.3749 11358.031 1773.7786 11345.104 C 1778.1819 11332.176 1790.8004 11298.092 1801.8192 11269.361 C 1812.838 11240.632 1843.5054 11159.536 1869.9688 11089.149 C 1896.4321 11018.762 1924.594 10944.719 1932.5507 10924.607 C 1940.5074 10904.497 1959.0012 10856.31 1973.648 10817.525 C 1988.2948 10778.74 2008.8229 10724.676 2019.2657 10697.383 C 2051.7056 10612.602 2171.9768 10332.728 2222.4148 10224.652 C 2241.088 10184.64 2271.5027 10112.99 2283.3914 10081.005 C 2289.2646 10065.203 2296.3958 10049.337 2299.2383 10045.745 C 2307.2422 10035.634 2324.022 10037.733 2324.022 10048.846 C 2324.022 10059.936 2305.3325 10116.213 2298.786 10124.836 C 2296.3672 10128.021 2288.919 10144.731 2282.2334 10161.97 C 2275.548 10179.207 2268.3127 10195.661 2266.1543 10198.534 C 2263.9963 10201.408 2256.4724 10219.037 2249.4343 10237.711 C 2236.434 10272.207 2192.273 10372.915 2181.95 10391.608 C 2178.8367 10397.245 2168.5708 10423.103 2159.137 10449.067 C 2144.0808 10490.507 2102.0737 10591.963 2081.1953 10637.313 C 2077.2273 10645.931 2065.8425 10674.138 2055.896 10699.995 C 2045.9493 10725.852 2029.3401 10768.767 2018.9866 10795.36 C 2008.6329 10821.955 2000.16 10846.637 2000.1578 10850.208 C 2000.1556 10853.779 1992.8438 10871.98 1983.9098 10890.654 C 1974.9756 10909.329 1954.084 10963.393 1937.4844 11010.796 C 1895.877 11129.613 1831.9579 11303.141 1812.4174 11350.326 C 1807.0636 11363.255 1795.5488 11393.813 1786.8289 11418.232 C 1778.1089 11442.653 1756.4166 11501.418 1738.6234 11548.821 C 1720.8306 11596.226 1697.9786 11657.341 1687.8418 11684.634 C 1639.7666 11814.073 1548.1388 12041.025 1530.7269 12073.788 C 1520.0392 12093.898 1506.9016 12122.105 1501.5325 12136.471 C 1496.1632 12150.836 1479.535 12188.445 1464.5808 12220.048 C 1449.6267 12251.65 1421.361 12312.766 1401.7682 12355.859 C 1382.1752 12398.953 1361.6542 12441.853 1356.1656 12451.189 C 1345.6356 12469.103 1331.5477 12473.981 1331.5477 12459.715 z M 4460.4526 12408.742 C 4460.4526 12398.274 4661.86 12224.363 4692.195 12208.635 C 4709.6963 12199.561 4719.248 12205.477 4713.9663 12222.118 C 4712.0034 12228.304 4669.127 12262.723 4615.5063 12301.157 C 4563.2656 12338.602 4509.5947 12379.744 4496.2363 12392.584 C 4471.3477 12416.508 4460.4526 12421.427 4460.4526 12408.742 z M 4241.1436 12338.883 C 4241.3 12331.237 4249.2197 12323.613 4275.017 12306.278 C 4317.9224 12277.446 4407.1714 12207.45 4458.0757 12162.709 C 4484.3013 12139.66 4530.236 12100.201 4560.153 12075.024 C 4590.07 12049.849 4638.053 12007.934 4666.7827 11981.879 C 4747.3633 11908.804 4789.412 11872.682 4793.8955 11872.682 C 4796.146 11872.682 4802.238 11875.79 4807.4336 11879.59 C 4816.1577 11885.968 4816.264 11887.691 4808.8237 11902.078 C 4804.3926 11910.648 4794.455 11920.536 4786.741 11924.05 C 4772.8467 11930.381 4745.221 11953.311 4672.422 12018.94 C 4651.7075 12037.615 4615.214 12069.348 4591.3247 12089.459 C 4567.4355 12109.569 4522.9272 12147.196 4492.4185 12173.075 C 4424.0835 12231.038 4385.7935 12260.094 4335.0874 12292.465 C 4313.54 12306.221 4287.924 12323.174 4278.162 12330.138 C 4261.11 12342.304 4240.9766 12347.06 4241.1436 12338.883 z M 4016.4512 12271.285 C 4016.4512 12262.711 4075.098 12204.298 4129.342 12158.846 C 4144.029 12146.539 4161.051 12128.894 4167.169 12119.634 C 4173.288 12110.374 4194.18 12092.326 4213.596 12079.529 C 4253.978 12052.915 4349.5933 11968.84 4444.8506 11876.186 C 4480.8003 11841.22 4534.6353 11789.1045 4564.4844 11760.375 C 4594.333 11731.6455 4648.632 11675.23 4685.149 11635.01 C 4764.182 11547.96 4770.396 11542.16 4782.185 11544.446 C 4801.667 11548.224 4794.9795 11561.69 4754.383 11600.435 C 4731.4463 11622.324 4683.6743 11672.868 4648.223 11712.757 C 4566.3 11804.933 4334.444 12024.035 4230.6167 12107.392 C 4214.8154 12120.078 4186.6084 12145.099 4167.9336 12162.993 C 4120.2344 12208.704 4032.2642 12280.118 4023.6565 12280.118 C 4019.6934 12280.118 4016.4512 12276.143 4016.4512 12271.285 z M 3801.8518 12186.905 C 3807.8237 12175.746 3844.0745 12146.893 3844.0745 12153.297 C 3844.0745 12161.544 3811.9126 12196.541 3804.3335 12196.541 C 3798.5276 12196.541 3797.9316 12194.2295 3801.8518 12186.905 z M 3849.2976 12139.588 C 3849.2976 12136.994 3872.97 12112.899 3901.9026 12086.047 C 3960.372 12031.779 4206.035 11785.085 4270.318 11716.083 C 4293.0127 11691.722 4340.9644 11640.987 4376.876 11603.339 C 4442.865 11534.161 4504.643 11465.039 4574.299 11382.449 C 4595.257 11357.6 4624.7124 11325.515 4639.7554 11311.15 C 4654.7983 11296.785 4679.6743 11269.302 4695.0347 11250.077 C 4722.784 11215.344 4733.8936 11206.569 4742.9956 11212.194 C 4755.3535 11219.832 4745.1284 11239.323 4709.2666 11276.491 C 4688.102 11298.427 4650.403 11341.055 4625.4907 11371.221 C 4575.0405 11432.311 4519.1685 11495.49 4492.5347 11521.565 C 4482.8867 11531.011 4466.7505 11548.647 4456.6777 11560.756 C 4401.8413 11626.681 4089.9553 11943.474 3992.2937 12032.448 C 3887.4927 12127.927 3849.2976 12156.545 3849.2976 12139.588 z M 3635.132 12023.712 C 3635.132 12017.295 3739.7776 11907.933 3864.6174 11783.882 C 4066.0168 11583.754 4283.332 11351.506 4421.2764 11188.971 C 4441.3867 11165.275 4471.467 11130.183 4488.121 11110.989 C 4516.9985 11077.707 4553.361 11030.708 4619.1865 10941.585 C 4651.1934 10898.249 4664.1714 10891.012 4664.1714 10916.499 C 4664.1714 10928.61 4654.682 10942.061 4619.707 10979.523 C 4595.252 11005.718 4555.572 11053.44 4531.5283 11085.573 C 4507.4854 11117.706 4482.9272 11148.389 4476.9546 11153.758 C 4470.9824 11159.126 4456.057 11179.105 4443.787 11198.157 C 4431.517 11217.209 4410.2603 11246.443 4396.5493 11263.123 C 4382.8384 11279.802 4368.175 11300.111 4363.9634 11308.256 C 4359.7524 11316.398 4344.9746 11332.134 4331.1245 11343.224 C 4317.2734 11354.313 4284.01 11388.066 4257.205 11418.232 C 4204.9805 11477.006 4190.2627 11492.392 4111.5986 11570.445 C 4083.6875 11598.14 4045.5725 11638.779 4026.898 11660.758 C 4008.224 11682.734 3975.6772 11715.976 3954.5718 11734.626 C 3933.466 11753.276 3906.3518 11780.07 3894.3171 11794.169 C 3882.2827 11808.269 3863.1162 11827.172 3851.7256 11836.177 C 3840.3347 11845.183 3792.5945 11889.4 3745.636 11934.439 C 3662.0623 12014.598 3635.132 12036.354 3635.132 12023.712 z M 1444.728 11868.872 C 1442.8567 11865.845 1447.1837 11846.07 1454.3436 11824.931 C 1461.5037 11803.79 1474.809 11761.812 1483.911 11731.6455 C 1502.746 11669.222 1550.0632 11530.8125 1621.4127 11329.433 C 1648.3871 11253.3 1686.1842 11143.996 1705.4067 11086.538 C 1736.5957 10993.308 1795.4791 10827.499 1847.3163 10686.937 C 1857.3812 10659.643 1873.2247 10616.157 1882.5237 10590.301 C 1891.8228 10564.444 1910.1641 10516.257 1923.2822 10483.218 C 1966.7288 10373.796 2000.1619 10285.131 2000.1619 10279.333 C 2000.1619 10276.1875 2009.1594 10250.846 2020.1561 10223.015 C 2109.057 9998.04 2141.4336 9917.559 2167.643 9856.392 C 2233.1172 9703.593 2288.4712 9577.723 2331.89 9482.908 C 2356.8867 9428.323 2384.1309 9367.51 2392.4324 9347.771 C 2411.569 9302.269 2427.4055 9276.578 2436.319 9276.578 C 2455.218 9276.578 2444.2136 9313.634 2400.4302 9397.426 C 2384.4648 9427.98 2364.0623 9471.466 2355.0908 9494.061 C 2346.1199 9516.657 2336.9104 9537.495 2334.626 9540.368 C 2332.3418 9543.24 2318.2566 9573.799 2303.326 9608.273 C 2288.395 9642.749 2267.8203 9689.761 2257.6042 9712.744 C 2225.3545 9785.298 2144.6868 9984.302 2122.0903 10047.052 C 2117.952 10058.544 2106.5342 10087.926 2096.717 10112.346 C 2075.6953 10164.638 2028.4526 10293.9 1999.3534 10378.747 C 1988.0223 10411.786 1970.7194 10458.798 1960.9031 10483.218 C 1937.9967 10540.201 1878.8191 10700.495 1862.2893 10750.332 C 1816.7665 10887.584 1778.4048 10994.012 1760.1318 11033.751 C 1748.5009 11059.047 1738.9845 11084.129 1738.9845 11089.49 C 1738.9845 11099.38 1715.9241 11168.222 1676.1073 11277.197 C 1664.0356 11310.236 1645.3201 11361.949 1634.5171 11392.115 C 1623.7142 11422.281 1606.2222 11470.469 1595.646 11499.197 C 1585.0697 11527.927 1568.501 11573.765 1558.8264 11601.057 C 1549.152 11628.351 1533.8204 11667.135 1524.7561 11687.246 C 1498.8494 11744.726 1473.9742 11810.823 1470.346 11831.826 C 1466.5945 11853.542 1450.0447 11877.475 1444.728 11868.872 z M 3488.8728 11861.947 C 3488.8728 11855.408 3528.327 11796.388 3535.776 11791.784 C 3541.9238 11787.984 3662.12 11645.291 3703.0356 11593.218 C 3718.8357 11573.109 3757.6206 11524.577 3789.2244 11485.367 C 3940.8977 11297.197 3963.1296 11269.072 3983.9924 11238.976 C 3996.306 11221.212 4008.5645 11205.923 4011.2332 11204.999 C 4013.902 11204.075 4028.5088 11187.969 4043.6924 11169.208 C 4058.8755 11150.447 4080.2437 11124.171 4091.1772 11110.817 C 4102.1104 11097.464 4124.017 11069.298 4139.858 11048.228 C 4155.6987 11027.156 4181.661 10995.424 4197.5527 10977.709 C 4270.2534 10896.671 4283.3877 10881.271 4299.556 10858.115 C 4309.043 10844.528 4347.4766 10797.517 4384.965 10753.645 C 4422.4526 10709.772 4459.262 10663.3 4466.764 10650.372 C 4488.786 10612.418 4514.6475 10585.318 4525.039 10589.306 C 4537.7773 10594.194 4529.673 10607.941 4487.193 10653.497 C 4468.1763 10673.891 4443.305 10705.624 4431.924 10724.016 C 4396.0273 10782.019 4326.534 10872.97 4304.713 10890.507 C 4293.167 10899.784 4282.297 10913.05 4280.556 10919.984 C 4278.8154 10926.92 4266.28 10945.125 4252.698 10960.44 C 4239.1167 10975.757 4218.6025 11000.829 4207.1104 11016.158 C 4195.619 11031.487 4176.618 11054.769 4164.887 11067.895 C 4153.1562 11081.021 4130.2207 11109.979 4113.9204 11132.243 C 4097.6196 11154.51 4082.2812 11172.727 4079.836 11172.727 C 4077.3901 11172.727 4066.8188 11185.067 4056.3433 11200.15 C 4045.868 11215.232 4027.3186 11239.459 4015.1213 11253.984 C 4002.9246 11268.511 3974.1404 11304.643 3951.1567 11334.275 C 3928.1733 11363.909 3891.739 11409.877 3870.192 11436.427 C 3848.6445 11462.975 3815.7366 11504.304 3797.062 11528.268 C 3710.1836 11639.754 3586.3042 11782.096 3572.2854 11786.545 C 3567.07 11788.2 3555.3298 11801.2 3546.196 11815.434 C 3523.0474 11851.508 3488.8728 11879.238 3488.8728 11861.947 z M 3065.7683 11607.587 C 3065.7747 11599.418 3106.542 11538.339 3147.0212 11485.853 C 3170.1643 11455.844 3205.2588 11407.786 3225.0088 11379.057 C 3244.7588 11350.326 3271.752 11312.718 3284.9932 11295.4795 C 3298.2346 11278.242 3329.6455 11234.756 3354.7952 11198.844 C 3379.9453 11162.932 3415.523 11112.394 3433.856 11086.538 C 3452.1895 11060.681 3474.4453 11028.947 3483.314 11016.02 C 3524.0967 10956.568 3622.1003 10818.559 3633.5425 10804.466 C 3640.5408 10795.848 3672.664 10748.836 3704.9287 10699.995 C 3737.1929 10651.155 3773.3015 10597.091 3785.1692 10579.854 C 3805.9492 10549.671 3858.5295 10468.294 3935.4858 10347.213 C 3985.8364 10267.993 4079.0115 10126.458 4084.7158 10120.529 C 4087.296 10117.848 4090.839 10117.087 4092.5898 10118.837 C 4097.764 10124.011 3998.3943 10296.141 3936.4214 10389.354 C 3922.5713 10410.186 3903.8843 10440.415 3894.8948 10456.529 C 3885.9053 10472.645 3869.9187 10497.582 3859.3694 10511.947 C 3848.82 10526.3125 3827.5469 10558.801 3812.096 10584.145 C 3796.645 10609.488 3778.1267 10639.181 3770.9446 10650.126 C 3731.7815 10709.8125 3714.5696 10734.745 3685.5017 10773.8955 C 3644.793 10828.725 3596.0056 10898.136 3572.4492 10934.735 C 3553.5002 10964.178 3496.8455 11045.228 3422.112 11149.808 C 3398.3215 11183.099 3373.9355 11220.092 3367.9211 11232.015 C 3361.906 11243.937 3346.9075 11265.576 3334.591 11280.101 C 3322.274 11294.626 3304.6697 11319.308 3295.47 11334.948 C 3286.27 11350.589 3270.1958 11373.117 3259.7488 11385.012 C 3249.3018 11396.907 3230.1765 11420.947 3217.248 11438.435 C 3167.9666 11505.099 3077.329 11611.504 3069.8271 11611.504 C 3067.593 11611.504 3065.7666 11609.74 3065.7683 11607.587 z M 3452.308 11535.699 C 3452.308 11523.213 3542.5247 11398.988 3615.3835 11311.15 C 3632.0654 11291.039 3662.6028 11251.079 3683.2449 11222.35 C 3703.8867 11193.62 3731.571 11156.011 3744.7646 11138.773 C 3757.9587 11121.536 3782.6 11087.452 3799.5232 11063.031 C 3840.2173 11004.31 3961.8877 10836.12 3982.7944 10809.689 C 3991.8848 10798.198 4024.617 10751.361 4055.5327 10705.608 C 4086.4485 10659.855 4127.484 10601.09 4146.723 10575.02 C 4165.9614 10548.949 4203.567 10494.71 4230.29 10454.488 C 4257.0127 10414.267 4293.478 10361.379 4311.3237 10336.958 C 4329.1694 10312.539 4352.8345 10276.774 4363.913 10257.482 C 4374.991 10238.191 4387.353 10221.143 4391.3843 10219.596 C 4402.7993 10215.215 4408.9946 10221.81 4405.073 10234.164 C 4400.083 10249.887 4376.099 10286.001 4365.3 10294.053 C 4360.3447 10297.747 4347.6743 10314.201 4337.143 10330.617 C 4326.612 10347.033 4310.4546 10372.218 4301.238 10386.582 C 4292.0205 10400.946 4271.983 10432.68 4256.7104 10457.101 C 4241.437 10481.52 4222.2485 10509.242 4214.0693 10518.703 C 4205.8896 10528.164 4192.0703 10549.319 4183.359 10565.715 C 4174.648 10582.109 4154.715 10613.153 4139.063 10634.701 C 4123.411 10656.248 4106.1084 10682.1045 4100.613 10692.159 C 4095.117 10702.216 4079.7932 10722.194 4066.5608 10736.56 C 4053.3284 10750.925 4031.9185 10780.308 4018.9841 10801.8545 C 4006.0493 10823.401 3984.3218 10855.614 3970.6997 10873.44 C 3957.0781 10891.266 3930.654 10928.32 3911.9805 10955.783 C 3893.306 10983.248 3862.7065 11026.253 3843.9814 11051.351 C 3825.256 11076.449 3781.8018 11135.659 3747.4165 11182.928 C 3662.0374 11300.296 3666.9658 11293.761 3637.7437 11328.339 C 3623.3792 11345.338 3595.172 11379.852 3575.0613 11405.041 C 3554.9507 11430.229 3530.2693 11460.564 3520.214 11472.453 C 3498.0562 11498.651 3452.308 11541.261 3452.308 11535.699 z M 2851.6003 11522.389 C 2851.6003 11518.863 2862.9548 11496.925 2876.8328 11473.636 C 2890.7107 11450.347 2909.9365 11417.1875 2919.557 11399.95 C 2929.177 11382.713 2947.9233 11352.154 2961.2153 11332.045 C 2974.5076 11311.934 2998.831 11273.148 3015.2678 11245.856 C 3031.7048 11218.5625 3058.2124 11175.076 3074.1746 11149.22 C 3090.136 11123.364 3139.5503 11042.269 3183.9834 10969.008 C 3228.417 10895.748 3272.0457 10824.055 3280.9358 10809.689 C 3289.8262 10795.325 3305.785 10769.468 3316.4001 10752.23 C 3327.0151 10734.993 3356.533 10687.981 3381.9958 10647.76 C 3482.731 10488.636 3535.885 10403.529 3535.885 10401.361 C 3535.885 10400.112 3548.375 10379.821 3563.6401 10356.271 C 3605.797 10291.234 3752.7383 10052.309 3814.8489 9947.804 C 3894.6118 9813.601 3998.611 9652.674 4005.5786 9652.674 C 4019.824 9652.674 4014.0312 9669.314 3979.5771 9727.373 C 3958.7773 9762.422 3918.2273 9831.058 3889.4648 9879.898 C 3860.7021 9928.738 3824.9104 9988.679 3809.9263 10013.098 C 3794.9429 10037.519 3765.0654 10088.057 3743.533 10125.404 C 3675.341 10243.684 3639.7937 10302.006 3614.5935 10336.958 C 3601.1296 10355.633 3579.8855 10389.716 3567.3843 10412.7 C 3547.1775 10449.849 3477.2097 10563.835 3443.7678 10614.088 C 3436.9731 10624.297 3431.4138 10634.198 3431.4138 10636.089 C 3431.4138 10637.98 3417.8628 10659.009 3401.3003 10682.819 C 3384.7378 10706.631 3360.6816 10743.742 3347.8418 10765.289 C 3335.0022 10786.836 3316.82 10814.636 3307.4377 10827.066 C 3298.055 10839.496 3290.378 10851.616 3290.378 10853.999 C 3290.378 10858.333 3257.7297 10913.307 3214.3193 10982.066 C 3201.6228 11002.178 3177.8872 11042.138 3161.5737 11070.867 C 3145.2598 11099.597 3126.8477 11128.979 3120.658 11136.161 C 3114.4683 11143.344 3099.4736 11165.674 3087.3372 11185.785 C 2998.1143 11333.63 2915.8337 11459.284 2880.9075 11501.031 C 2859.1035 11527.093 2851.6003 11532.562 2851.6003 11522.389 z M 2741.9055 11230.097 C 2741.9055 11227.175 2752.0159 11207.782 2764.3735 11187.002 C 2776.7307 11166.222 2800.5613 11125.714 2817.3306 11096.984 C 2911.3496 10935.908 3056.2646 10689.034 3076.4272 10655.595 C 3093.8052 10626.774 3122.3313 10581.021 3163.6777 10515.656 C 3175.8716 10496.379 3199.6775 10454.749 3216.5796 10423.146 C 3233.4814 10391.545 3266.7808 10329.254 3290.5781 10284.724 C 3424.7354 10033.679 3501.3203 9892.729 3530.406 9843.334 C 3545.6313 9817.477 3570.4597 9774.74 3585.58 9748.364 C 3600.7007 9721.986 3619.9973 9690.254 3628.4622 9677.846 C 3636.927 9665.4375 3654.6846 9638.832 3667.9236 9618.721 C 3731.4844 9522.167 3739.0706 9511.638 3745.0703 9511.638 C 3755.2334 9511.638 3749.5518 9531.72 3733.819 9551.402 C 3724.8918 9562.571 3715.3335 9577.5625 3712.5771 9584.717 C 3706.6672 9600.058 3647.6611 9699.289 3617.8108 9744.086 C 3606.3245 9761.323 3573.4585 9821.134 3544.776 9876.998 C 3516.0933 9932.861 3480.0283 9999.786 3464.6316 10025.719 C 3449.2349 10051.651 3436.6372 10074.454 3436.6372 10076.392 C 3436.6372 10078.329 3417.6287 10113.655 3394.3953 10154.895 C 3371.1628 10196.135 3348.7083 10238.103 3344.4968 10248.158 C 3340.2852 10258.213 3324.035 10287.901 3308.385 10314.132 C 3292.7356 10340.362 3279.931 10364.14 3279.931 10366.969 C 3279.931 10369.8 3275.5732 10377.721 3270.247 10384.571 C 3264.9214 10391.424 3245.313 10426.412 3226.6733 10462.324 C 3208.0337 10498.235 3185.3594 10540.0625 3176.2864 10555.271 C 3167.213 10570.48 3159.7893 10584.715 3159.7893 10586.903 C 3159.7893 10589.093 3153.7268 10598.979 3146.317 10608.874 C 3138.907 10618.77 3125.184 10642.144 3115.8218 10660.818 C 3095.2346 10701.881 3038.1414 10801.722 3018.7422 10830.584 C 3011.0183 10842.075 2991.1384 10873.809 2974.5645 10901.102 C 2934.8403 10966.517 2888.852 11035.607 2872.024 11055.153 C 2864.583 11063.796 2850.608 11085.805 2840.9688 11104.062 C 2831.3296 11122.319 2817.8794 11140.902 2811.0796 11145.357 C 2804.28 11149.8125 2792.7065 11165.317 2785.361 11179.813 C 2763.7156 11222.529 2741.9055 11247.765 2741.9055 11230.097 z M 1533.3722 11079.864 C 1530.578 11075.343 1541.5497 11026.982 1547.5851 11017.217 C 1549.2695 11014.491 1563.84 10966.683 1579.964 10910.977 C 1625.6276 10753.213 1666.2208 10636.281 1772.8905 10355.241 C 1795.206 10296.446 1844.1725 10160.267 1888.4022 10033.992 C 1907.0187 9980.843 1936.3984 9897.397 1953.69 9848.558 C 1970.9816 9799.717 1993.0537 9733.9 2002.7394 9702.298 C 2021.778 9640.177 2034.5973 9603.732 2079.909 9482.908 C 2126.3228 9359.145 2175.8582 9223.639 2183.022 9200.837 C 2206.76 9125.28 2347.7888 8765.219 2391.1978 8669.341 C 2406.6094 8635.302 2419.9548 8624.591 2426.312 8641.157 C 2429.1626 8648.586 2426.8657 8654.956 2378.9543 8772.506 C 2362.5605 8812.728 2344.8374 8857.389 2339.5686 8871.754 C 2334.3003 8886.118 2320.2705 8922.553 2308.3909 8952.719 C 2296.5115 8982.884 2281.4683 9022.845 2274.9607 9041.519 C 2260.3308 9083.502 2198.281 9255.48 2175.0737 9318.366 C 2171.3628 9328.423 2163.1663 9349.377 2156.859 9364.933 C 2150.5515 9380.488 2134.8892 9423.975 2122.0532 9461.568 C 2098.272 9531.221 2068.2954 9614.5205 2055.1616 9647.45 C 2029.0406 9712.943 2018.1874 9744.049 2007.7732 9783.263 C 1990.8716 9846.902 1865.8195 10202.647 1796.6108 10383.97 C 1781.8071 10422.755 1762.9321 10473.887 1754.6665 10497.596 C 1746.4008 10521.305 1734.9525 10549.513 1729.2263 10560.279 C 1723.5 10571.045 1713.6221 10596.308 1707.2758 10616.418 C 1700.9293 10636.529 1685.2473 10680.015 1672.4268 10713.054 C 1659.6063 10746.093 1643.6002 10788.403 1636.8578 10807.077 C 1630.1152 10825.752 1611.2914 10876.29 1595.0269 10919.384 C 1578.7623 10962.479 1564.6172 11007.1455 1563.5931 11018.6455 C 1560.0206 11058.765 1542.3967 11094.466 1533.3722 11079.864 z M 1647.7917 10265.135 C 1652.8048 10235.419 1655.6456 10227.264 1660.9833 10227.264 C 1663.6626 10227.264 1665.8416 10231.378 1665.8257 10236.405 C 1665.7739 10252.647 1655.0702 10284.724 1649.702 10284.724 C 1646.571 10284.724 1645.8076 10276.896 1647.7917 10265.135 z M 3013.53 10237.17 C 3013.53 10230.44 3069.1802 10122.888 3102.4426 10065.334 C 3113.235 10046.659 3146.204 9987.895 3175.7078 9934.745 C 3205.2117 9881.596 3237.968 9822.831 3248.5 9804.156 C 3259.0325 9785.482 3280.0789 9747.873 3295.2708 9720.58 C 3386.599 9556.503 3468.7312 9419.2295 3535.4927 9319.08 C 3563.0015 9277.813 3591.385 9234.149 3598.5674 9222.048 C 3617.622 9189.941 3647.3826 9154.012 3649.5454 9160.5 C 3651.7976 9167.257 3633.2031 9205.264 3617.0332 9226.954 C 3610.6074 9235.574 3595.1907 9262.605 3582.7717 9287.025 C 3570.3535 9311.445 3553.9019 9342.003 3546.2131 9354.932 C 3538.5242 9367.859 3513.9739 9411.346 3491.6572 9451.567 C 3469.3408 9491.789 3446.601 9531.141 3441.125 9539.017 C 3435.649 9546.892 3425.744 9563.346 3419.114 9575.581 C 3412.4846 9587.815 3393.3235 9621.333 3376.5342 9650.062 C 3359.7444 9678.791 3326.0894 9736.381 3301.7454 9778.039 C 3277.4006 9819.696 3246.4329 9872.585 3232.927 9895.569 C 3219.4219 9918.552 3184.8977 9977.426 3156.207 10026.398 C 3098.2515 10125.323 3028.3713 10234.378 3019.376 10239.938 C 3016.1606 10241.926 3013.53 10240.68 3013.53 10237.17 z M 1707.6432 10046.364 C 1707.6432 10032.082 1742.8175 9903.128 1767.5688 9826.668 C 1823.8169 9652.912 1951.7289 9275.405 1975.1967 9213.8955 C 1982.3214 9195.222 1991.1732 9167.015 1994.8672 9151.214 C 1998.5613 9135.412 2019.2137 9073.121 2040.7617 9012.789 C 2100.5593 8845.362 2124.734 8777.318 2144.358 8721.195 C 2199.106 8564.621 2259.38 8425.221 2322.4656 8309.271 C 2330.0063 8295.411 2332.9739 8283.158 2331.0815 8273.696 C 2326.7876 8252.227 2337.3425 8236.113 2354.4084 8238.085 C 2376.9626 8240.691 2375.7673 8264.476 2350.563 8314.603 C 2323.7502 8367.932 2277.104 8477.476 2235.6533 8584.458 C 2217.8433 8630.426 2197.8882 8679.788 2191.3088 8694.153 C 2184.7297 8708.518 2168.195 8754.354 2154.5652 8796.013 C 2131.037 8867.923 2095.491 8967.499 2043.6179 9106.813 C 2030.7811 9141.288 2014.7494 9190.65 2007.9918 9216.508 C 2001.2341 9242.364 1987.0653 9287.025 1976.5055 9315.756 C 1949.2885 9389.804 1881.0697 9586.989 1832.8372 9731.027 C 1778.0057 9894.772 1743.0847 9994.149 1728.67 10027.463 C 1716.9465 10054.558 1707.6432 10062.92 1707.6432 10046.364 z M 4152.378 10012.432 C 4152.5444 10002.061 4172.2974 9960.024 4182.0894 9949.204 C 4203.809 9925.204 4205.834 9955.491 4184.4756 9984.892 C 4165.276 10011.319 4152.2163 10022.525 4152.378 10012.432 z M 2877.718 9728.311 C 2877.718 9717.289 2918.8953 9638.552 2954.1519 9582.156 C 2970.3167 9556.3 2991.0269 9522.216 3000.1746 9506.415 C 3009.3223 9490.613 3032.1187 9454.179 3050.834 9425.449 C 3069.5486 9396.721 3091.7297 9362.333 3100.1252 9349.033 C 3126.2424 9307.66 3169.8113 9246.116 3175.451 9242.631 C 3178.411 9240.802 3185.8218 9229.474 3191.9197 9217.46 C 3198.0173 9205.444 3231.2212 9152.128 3265.7058 9098.978 C 3388.3416 8909.963 3417.3018 8864.534 3546.6396 8658.29 C 3568.0176 8624.2 3594.713 8581.89 3605.9626 8564.266 C 3649.1035 8496.683 3682.4612 8442.6875 3692.358 8424.421 C 3698.0198 8413.97 3715.6672 8387.278 3731.5747 8365.106 C 3747.4822 8342.936 3760.4973 8322.765 3760.4973 8320.284 C 3760.4973 8313.555 3803.4712 8252.208 3806.2432 8254.9795 C 3809.0996 8257.836 3779.9146 8309.9795 3759.7627 8338.022 C 3751.8716 8349.004 3741.6233 8369.406 3736.9878 8383.362 C 3732.3528 8397.317 3709.8892 8439.995 3687.0696 8478.199 C 3664.2498 8516.404 3645.579 8549.308 3645.579 8551.317 C 3645.579 8553.326 3619.395 8598.04 3587.3926 8650.68 C 3555.3901 8703.319 3518.1516 8765.193 3504.6401 8788.177 C 3475.3994 8837.917 3404.1138 8952.416 3384.9443 8980.432 C 3377.4639 8991.364 3363.116 9012.885 3353.0605 9028.254 C 3343.0051 9043.623 3326.2341 9068.763 3315.7915 9084.118 C 3305.3486 9099.474 3264.9626 9160.224 3226.0442 9219.12 C 3187.1262 9278.015 3143.3694 9343.148 3128.807 9363.861 C 3114.2449 9384.574 3102.3306 9403.576 3102.3306 9406.09 C 3102.3306 9408.603 3092.9526 9424.047 3081.4902 9440.408 C 3070.0286 9456.771 3056.7393 9477.729 3051.959 9486.981 C 3041.5337 9507.159 2951.3257 9645.237 2913.849 9698.38 C 2887.5002 9735.743 2877.718 9743.847 2877.718 9728.311 z M 3676.9204 9109.425 C 3679.9956 9103.68 3683.6868 9098.978 3685.1233 9098.978 C 3686.56 9098.978 3685.2195 9103.68 3682.1443 9109.425 C 3679.069 9115.171 3675.378 9119.872 3673.941 9119.872 C 3672.5046 9119.872 3673.8452 9115.171 3676.9204 9109.425 z M 2914.2825 9082.867 C 2914.2825 9066.6 2938.1914 9024.09 3104.9958 8743.776 C 3133.2043 8696.373 3162.5854 8648.186 3170.2869 8636.694 C 3177.9883 8625.201 3208.509 8574.664 3238.1104 8524.388 C 3267.7117 8474.111 3316.8506 8393.688 3347.3076 8345.67 C 3410.3286 8246.3125 3497.5842 8108.792 3629.9087 7900.2725 C 3722.106 7754.985 3735.1545 7739.541 3751.7168 7756.1035 C 3760.6804 7765.067 3743.9707 7793.3345 3678.2266 7880.4263 C 3666.0164 7896.601 3656.0261 7911.889 3656.0261 7914.3994 C 3656.0261 7916.91 3646.2744 7933.541 3634.3552 7951.357 C 3622.4358 7969.1733 3593.314 8015.4834 3569.641 8054.2686 C 3545.967 8093.053 3513.996 8144.0786 3498.594 8167.6587 C 3483.192 8191.2383 3461.4265 8226.498 3450.226 8246.012 C 3439.0251 8265.526 3410.554 8310.875 3386.956 8346.787 C 3363.358 8382.698 3324.5032 8446.165 3300.612 8487.823 C 3276.7212 8529.48 3248.5496 8576.492 3238.0088 8592.293 C 3227.4678 8608.095 3207.5842 8641.003 3193.8232 8665.423 C 3146.6362 8749.159 3111.7761 8805.746 3101.8335 8814.744 C 3096.3608 8819.696 3091.883 8826.461 3091.883 8829.775 C 3091.883 8833.091 3083.3462 8849.769 3072.9124 8866.837 C 3062.4785 8883.906 3039.8198 8922.553 3022.5605 8952.719 C 2971.542 9041.89 2933.364 9093.754 2918.7434 9093.754 C 2916.29 9093.754 2914.2825 9088.855 2914.2825 9082.867 z M 3692.5913 9083.501 C 3692.5913 9061.705 3768.7322 8933.06 3819.9866 8868.256 C 3826.0522 8860.587 3839.2422 8842.105 3849.2976 8827.187 C 3866.604 8801.51 3896.9744 8763.662 3932.9966 8722.882 L 3949.1455 8704.6 L 3938.4727 8726.446 C 3932.603 8738.46 3925.483 8749.724 3922.651 8751.474 C 3919.8184 8753.225 3913.1184 8764.563 3907.762 8776.673 C 3902.4058 8788.782 3877.986 8829.232 3853.4968 8866.5625 C 3829.007 8903.893 3804.8196 8942.663 3799.746 8952.719 C 3789.871 8972.29 3748.891 9029.988 3719.053 9066.33 C 3701.2495 9088.015 3692.5913 9093.633 3692.5913 9083.501 z M 3974.663 8663.178 C 3974.663 8661.74 3981.268 8652.842 3989.3413 8643.404 C 3997.4146 8633.968 4009.0679 8617.467 4015.2375 8606.735 C 4047.685 8550.298 4084.3572 8513.575 4084.3572 8537.52 C 4084.3572 8546.433 4050.1467 8589.939 4017.3438 8622.742 C 4005.3608 8634.725 3995.557 8646.797 3995.557 8649.568 C 3995.557 8652.341 3990.8557 8657.125 3985.1099 8660.199 C 3979.3635 8663.275 3974.663 8664.614 3974.663 8663.178 z M 3891.0862 8114.997 C 3891.0862 8105.5347 3916.0322 8060.024 3929.3845 8045.1274 C 3940.5889 8032.6265 3953.7686 8029.47 3953.7686 8039.287 C 3953.7686 8052.296 3904.9573 8122.1743 3895.8706 8122.1743 C 3893.2393 8122.1743 3891.0862 8118.945 3891.0862 8114.997 z M 3770.9446 6393.917 C 3770.9446 6370.93 3836.488 6234.7295 3939.7185 6043.203 C 4006.9019 5918.5557 4062.0427 5805.1357 4154.307 5601.813 C 4236.848 5419.9175 4241.5347 5410.504 4252.9653 5403.6577 C 4264.921 5396.498 4273.1323 5408.202 4269.1895 5426.781 C 4266.87 5437.7056 4227.741 5526.9307 4159.2134 5677.554 C 4126.2217 5750.07 3964.3164 6069.91 3950.1377 6090.5796 C 3941.4065 6103.3076 3926.6082 6128.921 3917.2515 6147.4995 C 3907.8953 6166.078 3882.163 6213.09 3860.0693 6251.9707 C 3837.976 6290.851 3812.1287 6339.561 3802.631 6360.2144 C 3785.6206 6397.204 3770.9446 6412.8145 3770.9446 6393.917 z M 3836.566 6017.6143 C 3821.1382 5992.6514 3959.2412 5633.112 4098.6084 5335.412 C 4204.64 5108.9175 4210.6543 5098.195 4227.938 5104.8276 C 4238.903 5109.0347 4237.8115 5122.973 4224.602 5147.442 C 4218.421 5158.8906 4193.5947 5211.6777 4169.4326 5264.747 C 4145.2705 5317.816 4123.6133 5363.6523 4121.3057 5366.6064 C 4118.9976 5369.5596 4109.519 5391.957 4100.2407 5416.377 C 4090.963 5440.797 4080.3967 5464.303 4076.7593 5468.6123 C 4073.1226 5472.922 4063.5615 5494.077 4055.5134 5515.624 C 4047.465 5537.1714 4028.6226 5581.8325 4013.642 5614.8716 C 3998.6606 5647.9106 3984.679 5680.819 3982.5708 5688.0015 C 3978.5696 5701.631 3954.7568 5758.5283 3910.4265 5860.3784 C 3896.0466 5893.417 3878.1064 5942.7607 3870.56 5970.03 C 3861.0542 6004.3804 3854.2258 6020.1133 3848.332 6021.2485 C 3843.6528 6022.15 3838.3582 6020.514 3836.566 6017.6143 z M 3875.4153 5670.1255 C 3875.4153 5653.9546 3916.8477 5525.017 3927.2742 5508.7407 C 3937.1936 5493.2554 3937.928 5492.953 3938.01 5504.32 C 3938.1235 5520.0483 3925.0266 5574.253 3907.5125 5630.5425 C 3897.776 5661.836 3890.9993 5675.441 3884.5564 5676.631 C 3879.0173 5677.6543 3875.4153 5675.091 3875.4153 5670.1255 z M 2924.7297 5562.301 C 2924.7297 5556.3706 2944.9038 5499.368 2969.5613 5435.63 C 2994.2185 5371.891 3025.1023 5291.534 3038.191 5257.0586 C 3051.2803 5222.5835 3073.1467 5164.9937 3086.7832 5129.0815 C 3100.4202 5093.17 3127.3088 5022.652 3146.5361 4972.3755 C 3165.763 4922.0986 3201.3801 4825.724 3225.6848 4758.2095 C 3294.1433 4568.0464 3313.4688 4523.15 3326.8662 4523.15 C 3336.3306 4523.15 3332.2424 4545.516 3311.5886 4606.727 C 3293.1145 4661.4775 3227.5479 4837.894 3211.6074 4875.7397 C 3207.9773 4884.3584 3197.5215 4912.566 3188.372 4938.4224 C 3179.2227 4964.279 3165.3838 5001.8887 3157.619 5021.999 C 3149.854 5042.11 3136.878 5077.3687 3128.7832 5100.3525 C 3107.3914 5161.0913 3072.4421 5252.5527 3057.6748 5286.4414 C 3050.633 5302.602 3044.8713 5317.3657 3044.8713 5319.2495 C 3044.8713 5325.4688 2966.988 5509.7676 2950.8481 5541.7407 C 2934.6956 5573.739 2924.7297 5581.5835 2924.7297 5562.301 z M 3940.8162 5471.224 C 3953.0203 5396.774 4023.1477 5199.179 4088.1987 5055.9517 C 4097.985 5034.405 4112.965 4998.773 4121.488 4976.77 C 4130.0107 4954.767 4140.319 4933.9976 4144.3945 4930.6143 C 4153.6567 4922.9277 4162.7104 4928.0767 4162.7104 4941.0312 C 4162.7104 4953.964 4139.5435 5017.898 4118.2275 5063.787 C 4108.886 5083.898 4099.5034 5108.4688 4097.376 5118.3887 C 4095.2488 5128.309 4083.0037 5161.2173 4070.164 5191.519 C 4057.3247 5221.8193 4039.9766 5266.8633 4031.6125 5291.6147 C 4011.1216 5352.2524 3974.8137 5434.0757 3954.2302 5466.0005 L 3937.391 5492.118 L 3940.8162 5471.224 z M 2898.625 5302.7646 C 2898.6697 5289.622 2928.047 5193.944 2951.1516 5131.694 C 2966.0803 5091.472 3001.1616 4991.572 3029.11 4909.6924 C 3057.0588 4827.8135 3095.3586 4716.16 3114.221 4661.574 C 3133.0828 4606.9883 3173.2847 4490.5684 3203.5576 4402.8633 C 3271.2612 4206.7197 3272.6458 4203.3276 3284.0615 4205.633 C 3295.9307 4208.03 3293.913 4226.5654 3274.6858 4291.7715 C 3259.665 4342.713 3201.7449 4511.7266 3170.332 4596.28 C 3161.2598 4620.7 3147.1362 4660.6597 3138.9465 4685.08 C 3092.2356 4824.3613 3063.7612 4903.673 3055.4937 4917.528 C 3050.3506 4926.1465 3044.5332 4942.2344 3042.5662 4953.278 C 3040.5999 4964.321 3032.2583 4986.652 3024.0303 5002.9014 C 3015.8025 5019.151 3007.4478 5039.498 3005.4648 5048.1167 C 3001.9792 5063.2646 2989.102 5100.6 2956.527 5190.0024 C 2934.1575 5251.3965 2898.565 5320.711 2898.625 5302.7646 z M 3922.8215 5196.988 C 3922.864 5189.8057 3926.321 5176.877 3930.504 5168.2583 L 3938.1094 5152.588 L 3935.015 5173.482 C 3931.1067 5199.8687 3922.7097 5216.056 3922.8215 5196.988 z M 2974.082 4777.6694 C 2970.9438 4769.49 2983.5005 4701.273 2992.5022 4677.5957 C 2995.3618 4670.0757 3000.0718 4649.0825 3002.9695 4630.9443 C 3011.5625 4577.154 3046.1855 4460.9116 3123.7605 4225.4077 C 3199.2576 3996.212 3226.546 3930.2776 3245.9062 3930.2776 C 3251.6128 3930.2776 3256.9087 3933.8035 3257.675 3938.113 C 3258.441 3942.4224 3240.2695 4001.1875 3217.294 4068.7014 C 3194.3188 4136.216 3148.236 4273.726 3114.889 4374.279 C 3081.5415 4474.832 3045.0088 4581.4336 3033.705 4611.1714 C 3016.0154 4657.708 3006.016 4695.146 2994.1282 4759.3477 C 2990.757 4777.5537 2978.379 4788.8667 2974.082 4777.6694 z M 5271.075 12882.175 C 5277.721 12875.529 5283.168 12856.376 5288.484 12820.965 C 5292.739 12792.621 5296.2197 12765.444 5296.2197 12760.574 C 5296.2197 12752.843 5287.435 12751.345 5227.0083 12748.779 C 5170.5796 12746.382 5150.2397 12743.236 5116.8853 12731.751 C 5092.843 12723.472 5074.0483 12719.589 5071.304 12722.334 C 5065.0835 12728.556 5043.596 12842.239 5046.9766 12851.047 C 5050.127 12859.258 5129.1245 12884.217 5173.4673 12891.011 C 5217.7295 12897.793 5259.212 12894.038 5271.075 12882.175 z M 6946.862 12882.318 C 6965.006 12877.697 6965.141 12877.448 6964.8193 12849.209 C 6964.303 12803.889 6956.9473 12731.987 6952.01 12723.998 C 6948.2285 12717.88 6942.4473 12717.717 6916.823 12723.01 C 6899.9595 12726.492 6861.2856 12729.343 6830.882 12729.343 C 6791.4536 12729.343 6774.8955 12731.215 6773.1387 12735.872 C 6771.784 12739.463 6772.5415 12763.557 6774.8213 12789.413 C 6777.1006 12815.2705 6779.132 12841.632 6779.3364 12847.994 C 6779.822 12863.113 6791.2847 12868.735 6846.3735 12880.869 C 6891.8276 12890.881 6912.098 12891.174 6946.862 12882.318 z M 7090.2837 12885.561 C 7102.76 12882.42 7120.8423 12873.27 7130.4673 12865.2295 L 7147.968 12850.607 L 7147.968 12800.6045 C 7147.968 12762.97 7146.03 12748.747 7140.1323 12743.107 C 7134.422 12737.645 7114.5913 12735.117 7067.003 12733.783 L 7001.709 12731.955 L 7003.373 12765.908 C 7005.0557 12800.215 7012.9043 12860.362 7017.815 12876.571 C 7022.2446 12891.199 7052.8296 12894.992 7090.2837 12885.561 z M 17042.805 12832.508 C 17134.775 12756.403 17333.125 12578.506 17444.932 12471.845 C 17485.896 12432.766 17545.838 12377.158 17578.133 12348.272 C 17610.428 12319.387 17665.408 12269.316 17700.307 12237.006 C 17735.209 12204.695 17798.592 12146.526 17841.156 12107.741 C 17883.725 12068.956 17938.654 12018.419 17963.223 11995.435 C 17987.791 11972.451 18053.469 11912.512 18109.17 11862.234 C 18164.871 11811.958 18250.45 11734.389 18299.346 11689.857 C 18348.24 11645.326 18404.879 11594.616 18425.209 11577.168 C 18445.54 11559.72 18494.047 11516.233 18533.008 11480.532 C 18571.969 11444.831 18661.291 11363.557 18731.502 11299.923 C 18869.633 11174.735 18896.664 11148.417 18891.955 11143.707 C 18890.273 11142.025 18872.805 11147.053 18853.137 11154.878 C 18796.541 11177.394 18569.395 11291.877 18543.28 11311.047 C 18516.418 11330.765 18465.936 11356.413 18404.713 11381.449 C 18381.729 11390.849 18354.7 11402.087 18344.643 11406.426 C 18334.588 11410.764 18310.08 11419.897 18290.182 11426.722 C 18243.408 11442.764 18231.47 11450.956 18222.068 11473.458 C 18217.828 11483.607 18180.793 11527.789 18139.77 11571.638 C 18035.871 11682.693 17890.209 11843.69 17806.617 11939.863 C 17767.832 11984.486 17708.477 12050.892 17674.719 12087.434 C 17640.957 12123.976 17581.414 12189.917 17542.398 12233.972 C 17503.385 12278.026 17444.832 12343.667 17412.281 12379.841 C 17379.732 12416.013 17340.742 12460.674 17325.637 12479.088 C 17310.533 12497.501 17285.055 12526.758 17269.02 12544.1045 C 17252.984 12561.451 17216.355 12602.397 17187.625 12635.095 C 17158.896 12667.794 17100.72 12732.307 17058.344 12778.458 C 16988.02 12855.048 16972.715 12875.603 16986.01 12875.603 C 16988.604 12875.603 17014.16 12856.21 17042.805 12832.508 z M 11559.254 12851.02 C 11559.254 12843.244 11555.782 12814.448 11551.539 12787.03 C 11547.296 12759.611 11540.333 12711.527 11536.066 12680.179 C 11531.799 12648.828 11526.085 12620.956 11523.371 12618.241 C 11520.654 12615.524 11510.752 12611.732 11501.363 12609.8125 C 11477.817 12604.996 11476.755 12595.709 11498.912 12588.396 C 11521.116 12581.068 11520.812 12585.089 11506.98 12481.962 C 11501.256 12439.273 11496.571 12386.973 11496.571 12365.738 L 11496.571 12327.131 L 11471.759 12327.301 C 11429.58 12327.592 11375.169 12336.4 11370.51 12343.693 C 11368.07 12347.512 11366.8125 12414.103 11367.717 12491.672 C 11369.559 12649.595 11369.19 12647.832 11409.837 12693.205 C 11421.629 12706.367 11441.766 12731.049 11454.586 12748.052 C 11494.668 12801.213 11549.111 12865.154 11554.292 12865.154 C 11557.0205 12865.154 11559.254 12858.793 11559.254 12851.02 z M 10140.328 12850.093 C 10145.04 12846.182 10148.896 12835.565 10148.896 12826.502 C 10148.896 12817.437 10152.542 12804.815 10156.998 12798.453 C 10167.7295 12783.133 10176.463 12729.547 10169.58 12721.255 C 10166.233 12717.221 10138.961 12714.065 10092.656 12712.3545 C 10049.798 12710.7705 10005.8125 12705.923 9983.395 12700.313 C 9954.072 12692.977 9944.23 12692.286 9938.368 12697.15 C 9934.242 12700.574 9924.457 12729.271 9916.622 12760.921 C 9905.528 12805.739 9903.736 12820.103 9908.519 12825.865 C 9917.198 12836.323 9952.836 12848.892 9989.578 12854.451 C 10036.056 12861.485 10129.87 12858.772 10140.328 12850.093 z M 10403.183 12825.989 C 10445.762 12813.346 10453.95 12803.994 10461.092 12759.865 C 10471.911 12692.999 10474.475 12665.1875 10469.603 12667.543 C 10422.387 12690.359 10411.566 12693.526 10372.176 12696.057 C 10344.915 12697.809 10315.178 12696.088 10291.155 12691.369 C 10242.644 12681.837 10238.508 12684.682 10231.88 12732.154 C 10229.088 12752.154 10225.469 12778.098 10223.839 12789.805 L 10220.873 12811.089 L 10246.261 12822.281 C 10277.952 12836.252 10361.942 12838.235 10403.183 12825.989 z M 15819.057 12815.519 C 15888.007 12811.3545 15974.98 12805.564 16012.328 12802.651 C 16152.967 12791.679 16229.491 12786.541 16328.354 12781.434 C 16458.283 12774.722 16479.812 12772.048 16483.61 12762.149 C 16485.28 12757.806 16480.244 12741.007 16472.424 12724.82 C 16443.99 12665.967 16347.202 12494.615 16341.06 12492.259 C 16333.88 12489.505 16241.194 12531.901 16035.836 12631.879 C 15985.558 12656.355 15896.235 12698.68 15837.338 12725.928 C 15659.011 12808.439 15638.845 12818.425 15638.845 12824.22 C 15638.845 12827.888 15648.224 12828.648 15666.269 12826.441 C 15681.352 12824.597 15750.106 12819.681 15819.057 12815.519 z M 12020.902 12788.522 C 12068.78 12743.679 12073.414 12735.463 12062.82 12714.228 C 12053.261 12695.066 12050.0 12694.796 11989.284 12708.115 C 11963.93 12713.678 11934.452 12719.6455 11923.779 12721.376 C 11913.106 12723.107 11903.051 12726.665 11901.435 12729.28 C 11899.817 12731.897 11912.535 12749.532 11929.696 12768.469 C 11946.856 12787.404 11962.359 12807.504 11964.146 12813.132 C 11969.595 12830.299 11982.083 12824.884 12020.902 12788.522 z M 11280.3955 12793.25 C 11299.015 12780.986 11291.195 12739.79 11270.248 12739.79 C 11254.376 12739.79 11222.955 12718.764 11220.607 12706.57 C 11218.063 12693.364 11232.121 12679.777 11258.911 12669.546 C 11295.779 12655.466 11297.152 12627.885 11261.776 12611.933 C 11250.56 12606.875 11235.114 12596.193 11227.453 12588.197 C 11213.609 12573.747 11213.578 12573.544 11222.503 12554.737 C 11231.31 12536.178 11231.214 12535.22 11217.523 12504.714 C 11205.852 12478.703 11204.567 12471.669 11209.685 12461.746 C 11221.604 12438.642 11236.811 12426.377 11253.542 12426.377 C 11282.5205 12426.377 11285.012 12416.396 11261.961 12392.654 C 11250.682 12381.036 11240.678 12365.653 11239.73 12358.472 C 11238.04 12345.674 11237.094 12345.413 11192.549 12345.413 C 11163.275 12345.413 11144.784 12347.724 11140.609 12351.906 C 11128.825 12363.713 11124.313 12540.677 11134.147 12605.361 C 11137.537 12627.651 11144.062 12646.841 11151.818 12657.333 C 11158.583 12666.481 11182.591 12701.705 11205.17 12735.607 C 11240.869 12789.208 11248.073 12797.238 11260.397 12797.169 C 11268.192 12797.125 11277.191 12795.362 11280.3955 12793.25 z M 11749.913 12735.072 C 11763.78 12731.99 11765.43 12729.645 11764.242 12714.681 C 11763.143 12700.818 11765.261 12696.872 11775.995 12692.791 C 11792.062 12686.683 11792.975 12671.796 11778.108 12658.34 C 11772.067 12652.875 11763.752 12641.877 11759.626 12633.9 L 11752.127 12619.398 L 11664.832 12620.83 L 11577.536 12622.261 L 11578.528 12645.766 C 11580.484 12692.032 11586.251 12724.253 11593.957 12731.957 C 11600.165 12738.166 11615.515 12739.662 11668.016 12739.173 C 11704.44 12738.832 11741.294 12736.987 11749.913 12735.072 z M 5608.911 12709.755 C 5611.589 12704.728 5616.352 12679.521 5619.495 12653.741 C 5623.959 12617.13 5623.791 12605.589 5618.7275 12601.025 C 5602.248 12586.169 5393.806 12577.365 5380.3257 12590.954 C 5373.9253 12597.407 5363.6465 12659.331 5367.366 12669.026 C 5370.972 12678.422 5387.4653 12684.59 5450.315 12700.046 C 5518.348 12716.776 5522.0024 12717.348 5566.355 12718.184 C 5597.3745 12718.7705 5604.903 12717.278 5608.911 12709.755 z M 5301.623 12699.912 C 5307.7554 12693.779 5323.829 12599.727 5320.311 12590.559 C 5318.0054 12584.55 5305.502 12583.325 5157.588 12574.619 C 5095.444 12570.961 5094.538 12571.56 5086.2266 12621.721 C 5081.835 12648.22 5082.024 12657.718 5087.063 12663.789 C 5093.541 12671.595 5140.747 12695.681 5165.632 12703.876 C 5183.365 12709.717 5295.074 12706.46 5301.623 12699.912 z M 6901.2856 12682.314 C 6948.987 12667.581 6949.4424 12666.682 6942.7446 12600.46 C 6939.6094 12569.456 6934.423 12543.293 6930.9927 12541.174 C 6924.731 12537.304 6887.3926 12538.311 6804.0747 12544.6 L 6757.3506 12548.128 L 6760.228 12610.585 C 6761.8105 12644.937 6765.677 12675.613 6768.8184 12678.756 C 6774.9004 12684.837 6810.088 12690.931 6845.7583 12692.081 C 6857.665 12692.465 6882.652 12688.069 6901.2856 12682.314 z M 7119.152 12686.801 L 7136.2944 12680.825 L 7132.8945 12635.872 C 7131.0244 12611.147 7127.567 12583.866 7125.2114 12575.249 L 7120.9287 12559.578 L 7056.305 12561.042 C 7012.7876 12562.027 6990.2607 12564.588 6987.33 12568.878 C 6978.8447 12581.302 6988.6226 12636.923 7003.143 12658.825 C 7010.761 12670.317 7017.4385 12680.469 7017.982 12681.385 C 7019.454 12683.868 7067.2153 12691.458 7085.8115 12692.163 C 7094.72 12692.502 7109.723 12690.088 7119.152 12686.801 z M 12006.777 12665.896 C 12051.191 12651.751 12052.188 12649.964 12044.73 12597.811 C 12036.521 12540.404 12033.992 12536.069 12018.238 12552.437 C 11997.395 12574.095 11936.589 12649.36 11930.02 12661.635 C 11917.911 12684.259 11944.488 12685.734 12006.777 12665.896 z M 15135.422 12675.1 C 15146.557 12671.123 15180.347 12656.064 15210.513 12641.636 C 15240.679 12627.208 15306.497 12597.32 15356.773 12575.219 C 15448.675 12534.818 15514.056 12505.424 15586.609 12471.882 C 15723.88 12408.424 15790.117 12379.017 15871.291 12345.499 C 15894.276 12336.01 15953.042 12310.188 16001.883 12288.119 C 16050.722 12266.05 16123.125 12233.956 16162.78 12216.8 C 16202.436 12199.644 16242.395 12181.023 16251.581 12175.423 C 16260.767 12169.822 16272.077 12165.23 16276.719 12165.22 C 16281.36 12165.209 16290.947 12160.645 16298.025 12155.077 C 16305.104 12149.509 16317.761 12143.265 16326.152 12141.2 C 16334.545 12139.136 16369.618 12124.608 16404.096 12108.916 C 16438.57 12093.225 16503.21 12064.187 16547.74 12044.389 C 16592.273 12024.59 16645.16 12000.345 16665.271 11990.51 C 16699.404 11973.816 16731.004 11959.478 16855.63 11904.133 C 16882.76 11892.086 16918.018 11877.453 16933.984 11871.613 C 16966.41 11859.757 16979.027 11850.347 16973.814 11841.911 C 16971.893 11838.802 16953.396 11831.399 16932.713 11825.464 C 16853.906 11802.849 16773.506 11777.448 16735.79 11763.255 C 16688.578 11745.489 16613.207 11722.136 16573.86 11713.085 C 16558.059 11709.45 16484.016 11691.261 16409.316 11672.663 C 16229.546 11627.907 16166.034 11613.335 16122.022 11606.746 C 16101.912 11603.735 16064.303 11596.388 16038.445 11590.419 C 16012.589 11584.448 15977.33 11577.425 15960.094 11574.81 C 15821.01 11553.712 15570.566 11503.005 15508.257 11483.325 C 15495.329 11479.242 15467.12 11473.385 15445.573 11470.308 C 15392.868 11462.779 15331.65 11451.096 15281.032 11438.902 C 15258.047 11433.366 15223.965 11426.549 15205.29 11423.752 C 15186.616 11420.956 15145.481 11414.092 15113.878 11408.497 C 15082.276 11402.904 15027.036 11394.388 14991.126 11389.574 C 14955.214 11384.761 14905.165 11377.346 14879.91 11373.095 C 14854.654 11368.845 14826.897 11366.097 14818.23 11366.988 L 14802.47 11368.608 L 14800.293 11588.722 C 14798.779 11741.6045 14795.716 11827.759 14790.266 11870.794 C 14779.874 11952.843 14771.856 12049.648 14771.79 12093.893 C 14771.739 12127.093 14770.575 12130.751 14755.625 12144.719 L 14739.513 12159.769 L 14759.1045 12192.5205 C 14791.254 12246.261 14949.578 12474.812 15024.232 12575.249 C 15043.451 12601.105 15067.303 12634.382 15077.236 12649.198 C 15100.794 12684.338 15104.695 12686.075 15135.422 12675.1 z M 16650.854 12655.473 C 16667.4 12640.701 16723.254 12588.316 16774.965 12539.062 C 16826.68 12489.808 16890.145 12430.941 16916.002 12408.25 C 16957.52 12371.8125 17164.328 12175.064 17242.475 12097.659 C 17281.48 12059.022 17268.252 12057.036 17198.932 12091.119 C 16979.7 12198.916 16755.814 12303.888 16535.988 12401.953 C 16512.984 12412.215 16505.953 12417.963 16505.953 12426.505 C 16505.953 12442.675 16532.477 12515.34 16566.172 12591.48 C 16596.986 12661.116 16608.668 12682.331 16616.193 12682.331 C 16618.705 12682.331 16634.303 12670.245 16650.854 12655.473 z M 11898.39 12623.566 C 11921.351 12594.118 11940.234 12565.948 11940.3545 12560.968 C 11940.553 12552.707 11934.275 12552.095 11868.749 12553.994 C 11797.303 12556.065 11796.917 12556.144 11795.353 12568.745 C 11794.32 12577.07 11802.823 12594.933 11820.164 12620.858 C 11834.676 12642.556 11846.549 12664.088 11846.549 12668.706 C 11846.549 12685.555 11857.476 12676.04 11898.39 12623.566 z M 10179.602 12662.742 C 10190.363 12653.775 10212.674 12576.839 10208.083 12564.532 C 10206.955 12561.512 10179.416 12556.379 10146.884 12553.128 C 10114.352 12549.876 10067.753 12541.976 10043.332 12535.57 C 10018.911 12529.166 9995.371 12525.29 9991.023 12526.958 C 9982.769 12530.126 9960.849 12602.022 9960.849 12625.928 C 9960.849 12637.261 9965.081 12640.972 9988.271 12649.976 C 10038.926 12669.639 10046.819 12671.058 10107.835 12671.473 C 10158.48 12671.814 10170.464 12670.358 10179.602 12662.742 z M 12205.728 12598.887 C 12287.873 12518.264 12285.777 12522.428 12272.794 12465.554 C 12268.858 12448.316 12262.718 12414.232 12259.149 12389.812 C 12247.67 12311.271 12245.678 12306.236 12226.079 12306.236 C 12205.079 12306.236 12194.808 12316.635 12126.703 12406.829 C 12097.43 12445.599 12076.425 12478.369 12076.481 12485.183 C 12076.534 12491.625 12080.0625 12516.875 12084.323 12541.295 C 12103.93 12653.686 12109.29 12671.885 12122.786 12671.885 C 12127.498 12671.885 12164.822 12639.034 12205.728 12598.887 z M 6303.4634 12632.115 C 6304.4043 12623.822 6310.522 12611.16 6317.059 12603.978 C 6323.5957 12596.795 6336.0654 12580.321 6344.768 12567.368 C 6367.26 12533.892 6450.628 12377.163 6450.605 12368.401 C 6450.5938 12364.376 6439.963 12356.715 6426.979 12351.375 C 6381.8584 12332.819 6386.5073 12304.173 6433.761 12309.584 C 6459.226 12312.5 6487.189 12305.348 6487.189 12295.919 C 6487.189 12292.974 6481.4517 12290.565 6474.4385 12290.565 C 6467.426 12290.565 6460.396 12288.476 6458.8174 12285.92 C 6457.2383 12283.365 6449.46 12279.691 6441.532 12277.756 C 6420.0 12272.497 6387.9414 12248.671 6387.9414 12237.929 C 6387.9414 12224.661 6397.3774 12220.048 6424.5063 12220.048 C 6444.6045 12220.048 6448.2456 12218.413 6449.618 12208.78 C 6450.501 12202.583 6448.1504 12195.062 6444.3945 12192.066 C 6420.9204 12173.343 6393.1772 12147.815 6393.245 12145.004 C 6393.489 12134.944 6404.8643 12126.79 6422.6562 12123.921 C 6442.0312 12120.797 6442.849 12119.836 6444.4043 12098.35 C 6447.57 12054.596 6416.9414 12024.183 6368.0625 12022.548 L 6338.318 12021.553 L 6335.706 12246.606 L 6333.094 12471.661 L 6316.118 12490.988 C 6306.7812 12501.619 6299.1416 12514.527 6299.1416 12519.672 C 6299.1416 12524.816 6293.061 12546.43 6285.6304 12567.699 C 6274.659 12599.101 6272.774 12611.614 6275.604 12634.263 C 6279.0005 12661.449 6279.3745 12661.964 6290.4204 12654.673 C 6296.6533 12650.559 6302.523 12640.408 6303.4634 12632.115 z M 10418.776 12638.833 C 10431.165 12632.426 10436.241 12624.97 10440.954 12606.258 C 10446.919 12582.563 10447.491 12582.041 10465.176 12584.1045 C 10482.105 12586.081 10483.624 12585.009 10488.44 12567.675 C 10491.272 12557.476 10493.6045 12541.215 10493.621 12531.54 L 10493.65 12513.95 L 10453.168 12517.905 C 10430.901 12520.082 10397.291 12521.522 10378.477 12521.1045 C 10349.513 12520.464 10341.5625 12522.344 10326.617 12533.371 C 10316.907 12540.534 10301.24 12547.844 10291.8 12549.614 C 10269.192 12553.855 10265.51 12559.234 10261.162 12594.36 C 10257.771 12621.772 10258.414 12624.517 10270.017 12632.118 C 10298.588 12650.839 10387.773 12654.864 10418.776 12638.833 z M 6466.295 12611.418 C 6466.295 12606.89 6460.1206 12598.076 6452.5737 12591.829 C 6445.027 12585.582 6433.5923 12575.184 6427.1636 12568.72 C 6420.7334 12562.255 6414.172 12556.966 6412.5806 12556.966 C 6407.359 12556.966 6386.67 12594.002 6390.02 12597.35 C 6395.622 12602.952 6442.1875 12618.718 6454.542 12619.193 C 6461.949 12619.481 6466.295 12616.605 6466.295 12611.418 z M 12398.079 12577.86 C 12432.293 12549.906 12595.928 12407.061 12658.682 12350.369 C 12695.736 12316.894 12694.081 12312.385 12642.328 12305.829 C 12622.665 12303.338 12600.208 12299.805 12592.426 12297.978 C 12579.615 12294.968 12570.2 12302.5 12493.024 12377.492 C 12446.137 12423.053 12390.635 12478.406 12369.688 12500.5 L 12331.6045 12540.669 L 12335.295 12565.794 C 12340.74 12602.856 12346.523 12615.775 12355.4375 12610.782 C 12359.551 12608.477 12378.74 12593.661 12398.079 12577.86 z M 11713.751 12582.069 C 11719.088 12576.539 11713.873 12566.603 11686.183 12529.542 L 11652.033 12483.836 L 11603.031 12483.836 L 11554.03 12483.836 L 11554.155 12506.037 C 11554.324 12536.111 11562.013 12567.187 11571.676 12576.851 C 11587.328 12592.503 11699.698 12596.631 11713.751 12582.069 z M 14921.883 12547.196 C 14917.033 12528.656 14713.258 12218.467 14626.981 12098.292 C 14597.469 12057.183 14566.937 12012.521 14559.137 11999.044 C 14534.266 11956.081 14467.532 11853.321 14395.661 11747.316 C 14343.005 11669.654 14234.218 11502.302 14225.883 11486.139 C 14220.698 11476.084 14198.406 11440.825 14176.343 11407.786 C 14154.279 11374.747 14129.732 11336.549 14121.791 11322.903 C 14113.851 11309.257 14103.647 11298.092 14099.119 11298.092 C 14094.591 11298.092 14087.174 11294.732 14082.638 11290.627 C 14072.427 11281.387 14032.27 11279.299 13967.311 11284.632 C 13912.794 11289.106 13888.662 11297.626 13876.072 11316.842 C 13871.521 11323.786 13858.769 11335.169 13847.732 11342.135 C 13826.578 11355.489 13752.989 11420.699 13642.143 11524.316 C 13586.26 11576.556 13575.543 11589.026 13575.543 11601.818 C 13575.543 11622.032 13563.794 11649.2 13541.824 11679.779 C 13531.945 11693.529 13518.037 11716.276 13510.916 11730.329 C 13493.846 11764.017 13444.557 11844.728 13414.721 11887.854 C 13401.611 11906.803 13383.208 11934.058 13373.823 11948.423 C 13350.957 11983.425 13336.333 12004.158 13313.786 12033.538 C 13295.037 12057.97 13272.578 12102.854 13272.578 12115.888 C 13272.578 12124.4375 13276.8955 12125.687 13353.543 12139.3 C 13388.019 12145.424 13451.484 12157.114 13494.578 12165.279 C 13537.673 12173.443 13583.768 12181.685 13597.014 12183.593 L 13621.096 12187.062 L 13667.532 12115.523 C 13716.192 12040.557 13795.047 11931.858 13820.661 11904.439 C 13837.645 11886.259 13857.616 11882.791 13857.616 11898.022 C 13857.616 11908.203 13845.699 11925.137 13802.768 11975.964 C 13788.403 11992.973 13762.546 12027.467 13745.309 12052.62 C 13728.071 12077.773 13701.623 12115.158 13686.533 12135.695 C 13671.445 12156.232 13659.692 12177.553 13660.415 12183.073 C 13661.996 12195.131 13677.74 12200.327 13771.426 12219.709 C 13854.094 12236.81 13961.453 12261.271 14014.321 12275.049 C 14035.869 12280.665 14085.231 12292.618 14124.016 12301.611 C 14162.801 12310.605 14198.483 12320.0205 14203.309 12322.534 C 14212.259 12327.196 14349.831 12368.212 14411.312 12384.549 C 14444.211 12393.292 14540.699 12422.885 14599.358 12442.224 C 14615.16 12447.434 14651.739 12460.887 14680.644 12472.121 C 14709.551 12483.355 14743.634 12495.182 14756.386 12498.401 C 14769.137 12501.62 14808.953 12516.031 14844.865 12530.423 C 14917.978 12559.723 14925.592 12561.381 14921.883 12547.196 z M 13457.489 12121.314 C 13455.76 12116.811 13458.697 12106.188 13464.016 12097.708 C 13469.334 12089.229 13495.825 12046.294 13522.887 12002.298 C 13549.947 11958.302 13588.732 11897.323 13609.075 11866.789 C 13629.418 11836.256 13650.166 11803.761 13655.182 11794.578 C 13667.0625 11772.83 13683.344 11774.431 13681.084 11797.126 C 13680.238 11805.642 13675.34 11818.487 13670.203 11825.669 C 13650.881 11852.687 13617.666 11903.732 13573.331 11974.541 C 13515.315 12067.2 13475.439 12124.568 13467.122 12127.341 C 13463.552 12128.53 13459.217 12125.818 13457.489 12121.314 z M 6119.247 12540.106 C 6121.1255 12538.229 6115.6675 12524.211 6107.1196 12508.957 C 6078.167 12457.296 6064.5317 12357.899 6074.295 12269.671 C 6077.633 12239.505 6082.3784 12196.019 6084.8394 12173.035 C 6091.147 12114.145 6104.083 12055.125 6122.271 12002.259 C 6139.3857 11952.513 6139.388 11952.532 6111.05 11917.081 C 6087.7827 11887.975 6061.2114 11833.602 6050.842 11793.876 C 6039.998 11752.335 6038.353 11652.557 6047.7915 11608.893 C 6059.5205 11554.634 6088.4263 11458.638 6102.6455 11426.725 C 6119.6025 11388.666 6119.754 11378.04 6103.5225 11365.272 C 6087.9697 11353.038 6051.2944 11279.162 6042.9424 11243.244 C 6028.257 11180.088 6038.1133 11062.199 6065.434 10974.231 C 6079.0586 10930.363 6108.2607 10870.805 6124.48 10853.804 C 6131.4824 10846.465 6137.2114 10837.325 6137.2114 10833.494 C 6137.2114 10829.663 6127.9424 10816.473 6116.614 10804.183 C 6105.285 10791.893 6088.797 10767.536 6079.9736 10750.058 C 6064.089 10718.59 6053.7603 10709.758 6053.5 10727.419 C 6053.426 10732.446 6051.243 10758.891 6048.65 10786.184 C 6046.056 10813.477 6042.496 10864.015 6040.739 10898.49 C 6038.982 10932.965 6036.4136 10967.049 6035.033 10974.231 C 6033.652 10981.413 6030.206 11030.775 6027.375 11083.926 C 6024.5444 11137.076 6019.936 11202.893 6017.135 11230.185 C 6014.3325 11257.479 6007.385 11340.925 6001.694 11415.621 C 5986.808 11611.014 5982.056 11671.339 5970.014 11817.834 C 5964.1094 11889.658 5957.108 11981.331 5954.453 12021.553 C 5951.8003 12061.773 5946.129 12136.993 5941.8506 12188.706 C 5921.2773 12437.401 5916.1514 12526.044 5922.0054 12531.896 C 5930.903 12540.794 6111.0605 12548.293 6119.247 12540.106 z M 6457.816 12534.576 C 6464.7036 12529.54 6466.589 12522.121 6465.3433 12504.947 C 6464.4307 12492.345 6461.1514 12481.206 6458.0566 12480.19 C 6452.4517 12478.351 6424.5063 12524.398 6424.5063 12535.473 C 6424.5063 12543.423 6446.528 12542.831 6457.816 12534.576 z M 5859.0835 12529.542 C 5861.956 12525.951 5865.814 12495.981 5867.6553 12462.942 C 5869.497 12429.903 5873.2505 12379.366 5875.996 12350.636 C 5878.741 12321.906 5883.306 12264.316 5886.14 12222.659 C 5890.7466 12154.935 5901.8887 12015.393 5917.8374 11825.669 C 5920.8555 11789.757 5928.0073 11703.961 5933.7305 11635.01 C 5939.4526 11566.059 5951.0835 11428.55 5959.5757 11329.433 C 5979.025 11102.447 5998.302 10854.065 6011.8726 10655.595 C 6017.668 10570.843 6025.9478 10459.189 6030.2725 10407.477 C 6048.463 10189.953 6049.2427 10173.643 6043.123 10138.557 C 6035.1807 10093.014 6035.1445 9999.931 6043.055 9965.313 C 6046.5684 9949.9375 6054.8447 9919.728 6061.447 9898.181 C 6068.049 9876.634 6075.111 9838.857 6077.1406 9814.234 C 6080.6113 9772.143 6079.996 9767.865 6066.854 9742.731 C 6017.455 9648.258 6037.036 9419.072 6103.156 9317.831 C 6109.916 9307.48 6117.0776 9288.132 6119.0723 9274.833 C 6122.6025 9251.294 6122.087 9250.06 6099.621 9228.226 C 6082.8057 9211.883 6074.735 9198.746 6069.8765 9179.811 C 6061.4414 9146.939 6053.9844 9128.229 6050.6484 9131.563 C 6046.273 9135.94 6036.045 9212.399 6016.925 9383.661 C 6011.152 9435.374 6000.656 9525.872 5993.601 9584.768 C 5986.546 9643.663 5974.9497 9741.213 5967.831 9801.545 C 5949.3774 9957.957 5934.4473 10077.589 5927.8535 10121.889 C 5924.72 10142.94 5920.0977 10180.549 5917.581 10205.466 C 5915.064 10230.384 5909.4014 10282.503 5904.9956 10321.287 C 5900.591 10360.073 5891.2036 10451.746 5884.135 10525.007 C 5860.7334 10767.543 5854.62 10830.12 5849.6895 10877.596 C 5847.005 10903.452 5841.241 10970.412 5836.882 11026.3955 C 5828.655 11132.055 5807.0757 11359.948 5797.553 11441.739 C 5794.5435 11467.595 5789.8657 11513.432 5787.159 11543.598 C 5778.961 11634.967 5772.31 11698.485 5760.9077 11794.328 C 5754.9263 11844.6045 5747.7607 11905.721 5744.9854 11930.141 C 5742.209 11954.561 5734.2007 12023.903 5727.188 12084.235 C 5720.176 12144.566 5709.7964 12238.591 5704.124 12293.176 C 5678.686 12537.943 5678.8525 12528.319 5699.9863 12532.418 C 5706.3145 12533.6455 5743.525 12534.97 5782.677 12535.361 C 5834.083 12535.874 5855.3115 12534.258 5859.0835 12529.542 z M 5631.489 12518.6875 C 5633.4536 12515.596 5636.669 12501.371 5638.635 12487.079 C 5643.4087 12452.367 5635.2397 12445.989 5591.6064 12450.363 C 5552.6104 12454.274 5482.329 12441.667 5445.47 12424.15 C 5427.604 12415.657 5416.402 12413.113 5410.5874 12416.225 C 5398.9917 12422.431 5385.9067 12502.461 5394.992 12511.611 C 5398.821 12515.467 5437.861 12519.948 5498.8506 12523.535 C 5599.189 12529.433 5625.267 12528.48 5631.489 12518.6875 z M 11925.35 12517.393 C 11976.53 12507.685 11995.9795 12498.722 12000.874 12482.587 C 12002.844 12476.091 12009.137 12465.658 12014.859 12459.401 C 12023.894 12449.523 12024.796 12443.676 12021.718 12415.001 C 12015.964 12361.387 12016.385 12361.994 11987.623 12365.808 C 11973.877 12367.631 11932.397 12375.944 11895.447 12384.279 C 11858.498 12392.614 11815.926 12401.016 11800.843 12402.948 C 11769.56 12406.959 11770.518 12404.154 11778.749 12467.563 C 11781.503 12488.781 11786.323 12509.232 11789.46 12513.012 C 11794.55 12519.145 11808.675 12521.307 11865.56 12524.657 C 11874.58 12525.19 11901.484 12521.921 11925.35 12517.393 z M 5334.793 12507.031 C 5339.434 12494.9375 5349.576 12389.819 5346.801 12382.585 C 5345.0894 12378.127 5329.0537 12374.578 5300.612 12372.363 C 5276.649 12370.498 5233.5376 12363.231 5204.808 12356.218 C 5142.9116 12341.107 5141.633 12341.71 5133.917 12389.619 C 5130.983 12407.839 5126.65 12426.5 5124.2886 12431.092 C 5121.9263 12435.681 5118.4004 12454.056 5116.4536 12471.923 C 5112.1025 12511.857 5106.0024 12509.502 5226.467 12514.377 C 5322.213 12518.253 5330.7085 12517.676 5334.793 12507.031 z M 7110.9956 12503.558 C 7118.769 12492.928 7111.5117 12411.277 7101.975 12402.0625 C 7098.199 12398.413 7070.9644 12395.316 7033.05 12394.227 L 6970.367 12392.424 L 6968.6763 12410.124 C 6966.045 12437.672 6971.7363 12451.585 6989.371 12460.702 C 7004.8306 12468.698 7005.456 12470.239 7002.371 12492.746 L 6999.13 12516.392 L 7051.9224 12514.2705 C 7093.169 12512.614 7106.0874 12510.271 7110.9956 12503.558 z M 10225.676 12493.346 C 10229.133 12482.773 10232.665 12467.496 10233.522 12459.393 C 10235.071 12444.782 10234.845 12444.662 10206.3545 12445.099 C 10167.202 12445.696 10074.221 12456.325 10049.199 12463.0625 C 10013.354 12472.715 10023.923 12485.51 10083.602 12504.709 C 10107.401 12512.365 10127.51 12514.523 10167.166 12513.68 L 10219.391 12512.565 L 10225.676 12493.346 z M 5057.4624 12502.458 C 5065.1777 12494.743 5080.011 12422.006 5139.5513 12099.905 C 5151.2354 12036.701 5166.94 11956.78 5174.451 11922.305 C 5181.9634 11887.83 5188.5103 11847.87 5188.9995 11833.505 C 5189.4893 11819.14 5193.6 11799.16 5198.1357 11789.1045 C 5206.0625 11771.53 5219.1367 11713.556 5257.036 11527.927 C 5266.714 11480.523 5284.349 11398.253 5296.2246 11345.104 C 5314.388 11263.813 5344.964 11118.639 5383.136 10932.442 C 5387.554 10910.896 5406.3755 10820.397 5424.9624 10731.337 C 5443.549 10642.274 5466.9644 10528.2705 5476.9946 10477.994 C 5487.026 10427.718 5498.535 10373.654 5502.5703 10357.853 C 5509.967 10328.887 5527.6567 10247.779 5560.103 10094.063 C 5569.806 10048.097 5584.8086 9978.754 5593.442 9939.969 C 5624.017 9802.605 5651.7524 9673.992 5661.757 9623.182 C 5667.331 9594.872 5676.79 9550.554 5682.7764 9524.697 C 5688.7637 9498.84 5700.5234 9444.776 5708.909 9404.556 C 5753.862 9188.956 5800.0093 8968.367 5821.464 8866.529 C 5834.78 8803.325 5854.8228 8705.774 5866.0044 8649.753 C 5877.1855 8593.7295 5892.248 8520.862 5899.4775 8487.823 C 5906.7065 8454.784 5928.968 8346.657 5948.946 8247.54 C 5994.2456 8022.796 6006.594 7962.683 6033.7173 7834.8794 C 6055.8564 7730.559 6060.069 7688.3813 6050.1055 7670.808 C 6044.6016 7661.1 6044.293 7661.1245 6038.6357 7671.694 C 6031.409 7685.197 5982.906 7867.378 5949.992 8004.6445 C 5941.0366 8041.9927 5911.6235 8163.049 5884.6294 8273.657 C 5833.493 8483.191 5754.0957 8811.134 5731.6055 8905.706 C 5707.2627 9008.07 5620.257 9353.237 5601.911 9420.226 C 5594.8296 9446.083 5582.967 9493.095 5575.549 9524.697 C 5568.132 9556.3 5557.6157 9597.435 5552.1826 9616.109 C 5546.748 9634.783 5531.8203 9693.548 5519.0083 9746.698 C 5506.1963 9799.848 5475.832 9922.078 5451.5312 10018.322 C 5387.0576 10273.68 5350.7285 10422.499 5301.701 10632.089 C 5277.8833 10733.912 5268.3643 10773.705 5220.4795 10971.619 C 5187.8 11106.687 5165.473 11201.195 5157.5435 11238.0205 C 5153.2134 11258.131 5145.224 11288.688 5139.7896 11305.927 C 5134.3555 11323.164 5126.0083 11356.072 5121.2417 11379.057 C 5116.474 11402.039 5101.1553 11467.856 5087.2007 11525.315 C 5073.245 11582.774 5054.522 11660.344 5045.593 11697.692 C 5036.6646 11735.041 5022.551 11793.806 5014.23 11828.281 C 5005.9097 11862.757 4991.6934 11922.697 4982.6396 11961.482 C 4973.5854 12000.267 4963.047 12042.577 4959.219 12055.506 C 4955.3916 12068.434 4948.421 12095.466 4943.7285 12115.576 C 4939.0366 12135.6875 4927.1577 12184.358 4917.3315 12223.734 C 4907.506 12263.111 4895.8926 12311.298 4891.526 12330.816 C 4887.1587 12350.337 4876.6484 12393.337 4868.171 12426.377 C 4856.2188 12472.957 4854.1626 12487.819 4859.017 12492.552 C 4864.227 12497.632 4936.8306 12504.549 5033.3643 12509.16 C 5042.496 12509.597 5053.34 12506.581 5057.4624 12502.458 z M 6881.3667 12499.705 C 6927.73 12493.734 6932.3633 12488.031 6928.009 12442.304 C 6926.217 12423.488 6923.151 12399.868 6921.1953 12389.812 L 6917.64 12371.53 L 6863.0386 12371.53 C 6816.9634 12371.53 6804.713 12369.694 6784.588 12359.777 C 6771.4707 12353.313 6757.9546 12348.025 6754.5527 12348.025 C 6750.0825 12348.025 6748.366 12368.237 6748.366 12420.894 C 6748.366 12484.783 6749.4927 12494.42 6757.508 12499.089 C 6768.791 12505.66 6832.658 12505.979 6881.3667 12499.705 z M 14549.734 12491.978 C 14470.777 12454.574 14436.023 12442.694 14379.97 12433.945 C 14355.223 12430.081 14294.893 12411.516 14264.658 12398.458 C 14254.818 12394.209 14217.388 12383.365 14181.476 12374.363 C 14145.563 12365.36 14102.076 12353.485 14084.841 12347.979 C 14067.602 12342.469 14038.219 12335.352 14019.546 12332.162 C 14000.871 12328.972 13963.262 12320.483 13935.967 12313.299 C 13908.676 12306.116 13862.839 12295.871 13834.109 12290.536 C 13805.379 12285.198 13759.708 12275.97 13732.617 12270.027 C 13705.527 12264.086 13676.145 12259.184 13667.324 12259.134 C 13658.502 12259.085 13633.655 12254.143 13612.107 12248.15 C 13590.562 12242.159 13551.777 12234.051 13525.92 12230.13 C 13478.983 12223.015 13468.609 12221.341 13345.708 12201.053 C 13220.52 12180.389 13196.516 12176.03 13147.213 12165.0205 C 13087.46 12151.678 13006.136 12139.313 12977.447 12139.211 C 12949.72 12139.111 12928.057 12153.033 12872.8 12206.459 C 12840.787 12237.411 12829.519 12251.394 12834.53 12253.944 C 12838.438 12255.932 12876.895 12260.381 12919.989 12263.832 C 12963.082 12267.282 13020.673 12272.296 13047.965 12274.973 C 13216.993 12291.557 13274.164 12297.392 13353.543 12306.166 C 13518.292 12324.377 13546.64 12327.049 13606.885 12330.047 C 13639.924 12331.692 13704.564 12338.527 13750.532 12345.236 C 13796.501 12351.946 13859.966 12360.311 13891.569 12363.826 C 13948.536 12370.161 14000.864 12380.108 14131.852 12409.503 C 14169.199 12417.883 14227.965 12430.016 14262.439 12436.462 C 14322.941 12447.776 14439.83 12473.661 14521.006 12493.722 C 14574.318 12506.896 14580.445 12506.524 14549.734 12491.978 z M 11044.733 12430.616 C 11044.733 12393.953 11042.534 12373.087 11038.106 12367.756 C 11023.806 12350.537 10962.999 12352.273 10959.585 12369.999 C 10957.449 12381.08 11030.735 12490.255 11038.531 12487.6045 C 11042.792 12486.156 11044.733 12468.318 11044.733 12430.616 z M 10468.755 12467.524 C 10494.398 12461.029 10513.8 12443.379 10517.709 12422.986 C 10520.369 12409.113 10519.033 12405.953 10509.186 12402.828 C 10502.763 12400.79 10484.299 12401.604 10468.155 12404.638 C 10417.282 12414.195 10377.05 12420.625 10348.486 12423.76 C 10313.756 12427.572 10295.155 12435.886 10295.155 12447.599 C 10295.155 12471.309 10404.334 12483.841 10468.755 12467.524 z M 12410.727 12392.751 C 12452.365 12351.272 12486.435 12314.251 12486.435 12310.48 C 12486.435 12302.129 12409.716 12298.492 12344.091 12303.731 L 12300.997 12307.174 L 12300.997 12329.526 C 12300.997 12349.13 12311.6875 12422.871 12319.392 12456.413 C 12320.876 12462.877 12325.0 12468.165 12328.554 12468.165 C 12332.108 12468.165 12369.086 12434.229 12410.727 12392.751 z M 11600.389 12449.2295 C 11610.968 12447.115 11616.713 12442.849 11616.713 12437.111 C 11616.713 12427.381 11554.917 12337.577 11548.222 12337.577 C 11541.163 12337.577 11536.8545 12373.547 11539.8955 12407.086 C 11543.798 12450.124 11555.425 12458.223 11600.389 12449.2295 z M 11718.145 12438.877 C 11724.056 12436.608 11726.384 12428.804 11726.326 12411.454 C 11726.222 12380.606 11713.997 12328.151 11704.762 12318.922 C 11695.38 12309.547 11622.297 12314.888 11618.324 12325.239 C 11615.931 12331.4795 11663.377 12409.886 11683.4795 12432.906 C 11691.712 12442.334 11703.738 12444.405 11718.145 12438.877 z M 5634.085 12405.106 C 5645.6865 12400.712 5646.2173 12398.724 5653.5234 12332.236 C 5654.9507 12319.244 5654.2207 12305.54 5651.9 12301.786 C 5649.579 12298.03 5620.73 12289.2705 5587.791 12282.317 C 5554.852 12275.364 5510.6206 12263.8 5489.4995 12256.615 C 5449.114 12242.879 5434.399 12240.722 5429.971 12247.888 C 5428.4985 12250.269 5423.1553 12282.254 5418.0967 12318.963 C 5407.082 12398.912 5404.871 12395.399 5472.3213 12405.155 C 5497.5664 12408.806 5520.572 12412.645 5523.4443 12413.685 C 5531.9346 12416.759 5621.6934 12409.799 5634.085 12405.106 z M 16397.932 12389.069 C 16404.537 12378.575 16393.398 12346.95 16368.5625 12305.698 C 16359.227 12290.192 16348.272 12269.279 16344.218 12259.224 C 16333.109 12231.672 16322.815 12217.437 16314.005 12217.437 C 16305.661 12217.437 16305.726 12218.629 16317.622 12284.551 C 16323.039 12314.58 16355.33 12382.929 16369.271 12393.881 C 16379.823 12402.17 16390.844 12400.319 16397.932 12389.069 z M 12099.811 12359.777 C 12112.779 12343.257 12123.392 12325.923 12123.394 12321.254 C 12123.398 12307.064 12075.258 12300.881 12058.753 12312.95 C 12050.461 12319.013 12050.163 12323.065 12055.679 12354.739 C 12059.758 12378.166 12064.185 12389.812 12069.009 12389.812 C 12072.981 12389.812 12086.843 12376.297 12099.811 12359.777 z M 11876.683 12350.469 C 11993.384 12324.266 12011.125 12315.63 11963.066 12308.423 C 11924.609 12302.656 11774.499 12309.284 11764.999 12317.168 C 11759.104 12322.061 11757.882 12328.82 11760.436 12342.427 C 11762.352 12352.645 11765.0205 12362.785 11766.366 12364.961 C 11770.796 12372.128 11793.501 12369.1455 11876.683 12350.469 z M 7087.351 12344.85 C 7095.527 12342.266 7092.817 12287.85 7081.137 12220.048 C 7074.8843 12183.754 7074.722 12183.493 7059.1675 12185.009 C 7050.549 12185.849 7024.304 12187.35 7000.847 12188.344 C 6977.39 12189.339 6955.399 12191.882 6951.9766 12193.996 C 6943.8667 12199.01 6950.086 12269.678 6961.0493 12297.084 C 6965.357 12307.853 6967.6704 12319.817 6966.1904 12323.676 C 6964.7095 12327.533 6965.2437 12333.514 6967.379 12336.968 C 6974.636 12348.71 7057.84 12354.177 7087.351 12344.85 z M 6885.6523 12330.551 C 6915.448 12318.096 6916.182 12315.236 6908.593 12241.089 C 6902.957 12186.016 6899.985 12172.99 6891.662 12166.883 C 6886.1094 12162.81 6876.8657 12160.867 6871.12 12162.567 C 6865.3735 12164.267 6834.816 12168.152 6803.214 12171.203 C 6771.6113 12174.252 6744.1406 12179.337 6742.1675 12182.5 C 6738.7534 12187.976 6741.4937 12265.866 6745.877 12287.953 C 6747.24 12294.824 6759.199 12303.582 6780.8057 12313.536 C 6834.085 12338.08 6858.256 12342.003 6885.6523 12330.551 z M 16560.469 12313.412 C 16589.383 12300.122 16644.77 12274.493 16683.555 12256.462 C 16749.932 12225.601 16799.656 12203.155 16910.78 12153.8955 C 16936.635 12142.433 16966.018 12128.741 16976.072 12123.471 C 16986.129 12118.199 17015.512 12105.168 17041.367 12094.512 C 17067.225 12083.855 17096.605 12070.791 17106.662 12065.48 C 17116.717 12060.17 17164.316 12037.024 17212.438 12014.048 C 17260.56 11991.07 17299.934 11970.887 17299.934 11969.194 C 17299.934 11967.502 17288.225 11954.224 17273.916 11939.687 L 17247.898 11913.256 L 17228.178 11921.1455 C 17211.725 11927.729 17130.201 11964.546 16892.496 12072.738 C 16876.695 12079.93 16829.682 12101.135 16788.025 12119.86 C 16746.367 12138.587 16678.2 12170.165 16636.541 12190.036 C 16594.885 12209.906 16538.469 12236.393 16511.178 12248.895 C 16483.885 12261.3955 16457.203 12275.602 16451.887 12280.46 C 16442.488 12289.049 16442.518 12289.966 16452.898 12313.436 C 16463.178 12336.672 16464.41 12337.577 16485.74 12337.577 C 16501.04 12337.577 16524.184 12330.093 16560.469 12313.412 z M 5357.309 12320.515 C 5363.2876 12314.537 5366.9517 12295.636 5380.3286 12201.765 C 5382.9897 12183.091 5386.5547 12159.104 5388.2495 12148.459 C 5391.7676 12126.37 5399.411 12129.674 5314.143 12116.429 C 5285.216 12111.937 5250.395 12104.473 5236.763 12099.845 C 5223.1323 12095.218 5206.939 12092.163 5200.7773 12093.057 C 5188.8716 12094.784 5189.1484 12093.758 5163.0835 12232.775 L 5153.841 12282.068 L 5165.05 12291.144 C 5179.6963 12303.005 5238.648 12322.474 5275.1797 12327.516 C 5310.7153 12332.42 5348.6377 12329.187 5357.309 12320.515 z M 12777.203 12244.831 C 12817.817 12218.242 12896.482 12145.949 12896.482 12135.214 C 12896.482 12126.623 12876.055 12118.538 12839.022 12112.473 C 12823.222 12109.883 12801.422 12106.268 12790.577 12104.437 C 12770.977 12101.127 12770.476 12101.495 12705.152 12167.15 C 12663.371 12209.1455 12640.49 12235.916 12642.313 12240.671 C 12645.363 12248.616 12665.554 12251.58 12726.717 12253.061 C 12753.835 12253.717 12766.878 12251.591 12777.203 12244.831 z M 5655.691 12242.092 C 5661.686 12234.867 5678.8965 12097.231 5679.6743 12050.282 L 5680.151 12021.553 L 5620.08 12021.476 C 5569.8276 12021.411 5554.8867 12019.416 5528.6685 12009.268 C 5478.139 11989.708 5472.5786 11990.782 5465.1187 12021.553 C 5461.636 12035.917 5453.8076 12079.07 5447.723 12117.447 C 5437.597 12181.308 5437.363 12188.002 5444.9585 12196.395 C 5454.4663 12206.9 5513.5034 12225.7 5578.2915 12238.852 C 5633.194 12249.998 5648.5947 12250.644 5655.691 12242.092 z M 12570.497 12234.412 C 12578.848 12228.351 12611.459 12197.409 12642.967 12165.652 C 12685.77 12122.509 12698.748 12106.412 12694.309 12101.973 C 12688.225 12095.889 12662.262 12091.987 12556.951 12081.331 C 12460.015 12071.522 12433.345 12072.47 12396.179 12087.045 C 12364.776 12099.359 12361.395 12102.541 12316.52 12161.959 C 12290.744 12196.088 12269.656 12227.037 12269.656 12230.734 C 12269.656 12244.228 12300.937 12247.345 12426.849 12246.398 C 12548.439 12245.485 12556.123 12244.844 12570.497 12234.412 z M 16554.535 12167.091 C 16615.44 12136.527 16713.459 12089.76 16772.355 12063.161 C 16831.25 12036.563 16932.326 11990.796 16996.967 11961.456 C 17124.027 11903.785 17169.555 11883.65 17250.309 11849.414 C 17426.012 11774.922 17502.84 11740.493 17602.898 11691.408 C 17664.666 11661.107 17749.287 11620.517 17790.947 11601.206 C 17911.52 11545.316 17989.97 11506.345 18018.807 11488.012 C 18033.521 11478.657 18052.328 11469.371 18060.596 11467.376 C 18083.787 11461.783 18125.406 11439.586 18128.674 11431.067 C 18133.957 11417.304 18125.744 11397.339 18114.8 11397.339 C 18109.162 11397.339 18083.94 11406.915 18058.746 11418.619 C 18033.557 11430.325 17991.791 11448.312 17965.936 11458.591 C 17940.078 11468.87 17896.592 11487.768 17869.3 11500.586 C 17810.578 11528.163 17683.94 11585.569 17553.275 11643.843 C 17501.562 11666.905 17456.9 11687.599 17454.027 11689.828 C 17451.154 11692.057 17418.246 11707.349 17380.896 11723.81 C 17251.8 11780.708 17145.793 11831.756 17134.084 11842.661 C 17127.621 11848.682 17122.332 11856.642 17122.332 11860.349 C 17122.332 11871.32 17104.043 11877.905 17073.572 11877.905 C 17051.168 11877.905 17035.064 11882.508 16998.793 11899.278 C 16973.37 11911.033 16941.283 11925.149 16927.492 11930.646 C 16894.92 11943.631 16729.527 12019.406 16722.73 12024.459 C 16719.857 12026.595 16686.95 12041.219 16649.602 12056.957 C 16539.238 12103.46 16414.82 12160.871 16410.842 12167.13 C 16407.139 12172.953 16409.66 12188.835 16417.79 12210.906 C 16420.377 12217.928 16426.482 12222.659 16432.957 12222.659 C 16438.92 12222.659 16493.63 12197.653 16554.535 12167.091 z M 6547.749 12187.4 C 6572.0137 12150.81 6701.3545 11901.061 6701.3545 11890.798 C 6701.3545 11888.469 6697.7163 11882.542 6693.2695 11877.63 C 6683.1675 11866.467 6676.825 11824.216 6670.1777 11723.81 C 6661.3677 11590.719 6649.4316 11427.359 6646.5146 11399.95 C 6643.618 11372.737 6637.293 11257.85 6628.3955 11070.867 C 6621.711 10930.374 6612.922 10784.582 6609.423 10756.147 C 6603.506 10708.068 6593.661 10733.032 6549.6587 10907.69 C 6535.0107 10965.835 6520.829 11026.337 6518.1445 11042.138 C 6515.0825 11060.163 6515.3145 11166.241 6518.769 11326.836 C 6524.031 11571.544 6530.545 12067.82 6529.687 12158.671 C 6529.4634 12182.372 6531.2925 12201.765 6533.752 12201.765 C 6536.211 12201.765 6542.5093 12195.301 6547.749 12187.4 z M 7031.638 12140.937 C 7069.744 12126.256 7068.982 12128.914 7059.2886 12044.528 C 7054.5513 12003.278 7050.0635 11968.919 7049.3184 11968.174 C 7048.5728 11967.428 7037.928 11970.759 7025.665 11975.577 C 7006.6143 11983.06 6998.35 11983.476 6968.9062 11978.432 C 6949.953 11975.186 6932.5376 11973.708 6930.2065 11975.148 C 6922.2183 11980.086 6925.473 12027.039 6940.0396 12116.996 C 6941.5615 12126.395 6947.7686 12137.561 6953.8315 12141.808 C 6968.398 12152.01 7003.927 12151.611 7031.638 12140.937 z M 6875.6953 12119.202 L 6892.0137 12109.576 L 6890.578 12052.506 C 6888.092 11953.69 6883.824 11945.712 6839.4326 11956.89 C 6824.8115 11960.572 6797.2803 11961.798 6769.5586 11960.002 L 6723.8115 11957.038 L 6715.064 11975.381 C 6706.437 11993.474 6706.498 11993.868 6719.5063 12004.101 C 6730.8955 12013.06 6732.6953 12018.602 6732.6953 12044.708 C 6732.6953 12097.488 6738.2227 12123.775 6750.4443 12129.13 C 6768.881 12137.206 6857.0166 12130.221 6875.6953 12119.202 z M 13262.786 12080.317 C 13278.475 12059.488 13300.377 12025.993 13311.457 12005.882 C 13322.538 11985.771 13348.429 11943.461 13368.993 11911.858 C 13389.559 11880.256 13417.117 11837.884 13430.232 11817.699 C 13493.792 11719.889 13535.507 11642.742 13532.706 11628.191 C 13531.529 11622.086 13516.275 11633.02 13478.869 11666.781 C 13450.16 11692.69 13394.939 11741.339 13356.154 11774.889 C 13167.468 11938.111 13032.294 12062.922 13032.294 12073.924 C 13032.294 12078.184 13042.93 12082.876 13059.718 12086.022 C 13074.802 12088.85 13117.7 12097.043 13155.048 12104.23 C 13192.3955 12111.417 13225.499 12117.498 13228.607 12117.743 C 13231.717 12117.988 13247.097 12101.146 13262.786 12080.317 z M 14705.807 12084.006 C 14707.508 12079.57 14711.359 12049.6 14714.364 12017.405 C 14717.368 11985.21 14723.204 11930.663 14727.332 11896.1875 C 14739.253 11796.651 14748.954 11372.815 14739.529 11363.39 C 14727.972 11351.833 14602.096 11330.78 14505.335 11324.221 C 14463.677 11321.396 14419.016 11316.794 14406.087 11313.992 C 14342.41 11300.195 14288.318 11293.237 14233.711 11291.816 C 14176.634 11290.334 14173.564 11290.787 14172.115 11300.911 C 14171.275 11306.771 14176.426 11319.699 14183.561 11329.641 C 14190.693 11339.581 14205.484 11361.544 14216.427 11378.446 C 14227.369 11395.348 14246.174 11419.416 14258.218 11431.931 C 14270.261 11444.444 14291.2295 11475.277 14304.817 11500.446 C 14318.405 11525.616 14335.836 11555.612 14343.552 11567.104 C 14385.203 11629.133 14477.413 11774.431 14510.775 11830.594 C 14523.477 11851.976 14545.919 11882.533 14560.646 11898.5 C 14575.374 11914.465 14591.574 11935.756 14596.647 11945.812 C 14614.745 11981.695 14689.915 12092.07 14696.257 12092.07 C 14699.806 12092.07 14704.1045 12088.441 14705.807 12084.006 z M 5394.915 12076.952 C 5400.3574 12071.51 5406.1465 12057.994 5407.7803 12046.917 C 5409.414 12035.84 5415.8633 11994.646 5422.113 11955.374 C 5428.3613 11916.103 5431.986 11880.094 5430.1665 11875.3545 C 5427.3193 11867.934 5421.2285 11867.223 5386.352 11870.242 C 5363.333 11872.234 5323.5874 11871.08 5294.2944 11867.567 C 5265.942 11864.166 5240.801 11863.34 5238.4243 11865.728 C 5236.048 11868.115 5228.3354 11899.452 5221.2856 11935.364 C 5200.8184 12039.622 5201.2905 12033.705 5212.5366 12044.951 C 5228.9355 12061.351 5314.696 12083.729 5370.656 12086.21 C 5378.556 12086.56 5389.473 12082.395 5394.915 12076.952 z M 13010.819 12042.863 C 13029.8125 12027.292 13052.406 12007.137 13061.023 11998.075 C 13075.579 11982.772 13076.044 11981.121 13067.554 11974.883 C 13062.525 11971.188 13058.412 11965.393 13058.412 11962.004 C 13058.412 11952.458 13079.255 11913.201 13091.307 11900.05 C 13097.256 11893.555 13106.981 11880.148 13112.916 11870.255 C 13118.851 11860.362 13141.592 11825.716 13163.449 11793.263 C 13185.308 11760.81 13208.173 11724.8545 13214.261 11713.363 C 13228.718 11686.077 13240.325 11671.534 13244.398 11675.607 C 13250.032 11681.242 13237.557 11709.096 13216.496 11737.9 C 13195.006 11767.294 13148.114 11835.93 13139.39 11850.764 C 13136.524 11855.636 13129.174 11866.726 13123.057 11875.408 C 13110.506 11893.22 13082.262 11960.955 13085.879 11964.571 C 13091.334 11970.026 13193.737 11880.661 13424.444 11669.115 C 13563.984 11541.164 13638.767 11473.793 13653.002 11463.204 C 13666.225 11453.367 13712.759 11411.427 13799.096 11331.533 C 13814.923 11316.887 13826.326 11302.4 13824.434 11299.341 C 13820.647 11293.214 13617.65 11290.717 13586.148 11296.409 C 13565.722 11300.102 13572.824 11293.179 13207.417 11665.495 C 13026.908 11849.413 12976.713 11903.619 12951.164 11942.214 C 12921.545 11986.954 12918.284 11990.124 12903.089 11988.937 C 12889.261 11987.855 12883.169 11991.803 12862.886 12014.989 C 12849.738 12030.02 12839.763 12044.666 12840.72 12047.538 C 12842.956 12054.243 12917.471 12069.867 12950.749 12070.608 C 12974.281 12071.132 12978.995 12068.954 13010.819 12042.863 z M 12897.024 11909.824 C 13019.391 11784.985 13026.433 11776.674 13074.083 11700.919 C 13129.452 11612.889 13177.013 11533.244 13207.0205 11478.304 C 13231.999 11432.567 13252.095 11403.768 13261.698 11399.944 C 13272.153 11395.78 13279.44 11404.841 13275.535 11417.146 C 13271.835 11428.803 13180.931 11568.857 13161.249 11593.222 C 13145.982 11612.123 13114.13 11674.187 13117.81 11677.865 C 13120.963 11681.02 13160.041 11642.509 13365.932 11433.343 L 13523.309 11273.463 L 13523.205 11237.46 C 13523.148 11217.657 13520.965 11186.177 13518.3545 11167.503 C 13515.745 11148.828 13510.972 11093.589 13507.75 11044.749 C 13504.527 10995.909 13498.403 10931.606 13494.14 10901.8545 C 13489.878 10872.103 13487.794 10843.34 13489.509 10837.9375 C 13491.222 10832.534 13489.0205 10808.689 13484.614 10784.948 C 13476.813 10742.913 13468.963 10675.436 13460.752 10579.854 C 13458.532 10553.997 13452.949 10517.4375 13448.348 10498.611 C 13440.028 10464.579 13434.007 10428.394 13423.89 10351.678 C 13420.98 10329.607 13415.411 10303.751 13411.514 10294.219 C 13407.616 10284.687 13402.77 10263.126 13400.741 10246.304 C 13393.776 10188.53 13383.501 10164.905 13348.166 10125.424 C 13329.997 10105.123 13305.227 10070.958 13293.119 10049.5 C 13281.015 10028.043 13264.683 10003.104 13256.832 9994.079 C 13248.9795 9985.055 13224.151 9940.394 13201.66 9894.831 C 13179.167 9849.2705 13144.004 9782.609 13123.517 9746.698 C 13080.055 9670.51 13023.392 9569.303 12965.594 9464.626 C 12933.458 9406.426 12831.286 9215.237 12810.665 9174.719 C 12798.97 9151.735 12776.1875 9110.6 12760.039 9083.307 C 12725.625 9025.145 12615.976 8817.837 12595.648 8772.506 C 12587.918 8755.268 12578.704 8737.639 12575.173 8733.33 C 12571.642 8729.0205 12525.205 8639.697 12471.979 8534.835 C 12418.754 8429.972 12367.774 8330.072 12358.693 8312.834 C 12349.613 8295.597 12332.008 8257.986 12319.573 8229.258 C 12307.137 8200.528 12270.59 8120.607 12238.355 8051.6562 C 12206.12 7982.7056 12175.356 7915.1943 12169.99 7901.631 C 12164.624 7888.068 12146.287 7848.1074 12129.244 7812.8306 C 12112.199 7777.553 12081.336 7711.081 12060.656 7665.1143 C 12039.977 7619.147 12013.1875 7562.7324 12001.123 7539.7485 C 11989.06 7516.7646 11976.05 7489.7334 11972.214 7479.678 C 11968.377 7469.623 11944.734 7417.9097 11919.677 7364.7603 C 11894.617 7311.6104 11863.409 7243.4434 11850.325 7213.2773 C 11837.239 7183.1113 11815.759 7133.7134 11802.589 7103.5044 C 11789.419 7073.2944 11778.643 7046.4116 11778.643 7043.764 C 11778.643 7039.293 11754.355 6984.9233 11713.196 6897.2524 C 11651.272 6765.3516 11627.411 6717.04 11624.189 6717.04 C 11614.797 6717.04 11629.903 6781.4414 11671.975 6920.759 C 11704.681 7029.062 11738.406 7165.9844 11772.973 7330.806 C 11782.011 7373.9014 11791.63 7419.7383 11794.348 7432.6665 C 11808.529 7500.129 11832.424 7607.362 11841.488 7644.2197 C 11847.141 7667.203 11856.65 7709.5137 11862.625 7738.2437 C 11868.598 7766.973 11880.428 7823.3877 11888.913 7863.609 C 11897.397 7903.83 11907.818 7957.8936 11912.069 7983.75 C 11931.385 8101.2363 11963.682 8272.653 11979.977 8344.176 C 11989.795 8387.27 12000.076 8436.632 12002.822 8453.87 C 12014.341 8526.165 12039.857 8672.673 12049.743 8723.283 C 12060.706 8779.399 12083.941 8928.062 12089.686 8978.836 C 12091.473 8994.638 12099.702 9039.299 12107.972 9078.083 C 12116.241 9116.868 12125.625 9174.458 12128.824 9206.06 C 12132.022 9237.663 12137.804 9285.85 12141.669 9313.144 C 12145.536 9340.437 12151.418 9393.325 12154.741 9430.673 C 12158.0625 9468.021 12164.028 9523.261 12167.996 9553.427 C 12171.966 9583.593 12176.647 9623.553 12178.401 9642.227 C 12180.156 9660.9 12183.768 9687.933 12186.425 9702.298 C 12189.083 9716.662 12196.012 9763.675 12201.82 9806.769 C 12207.63 9849.862 12214.599 9901.575 12217.309 9921.687 C 12220.018 9941.797 12225.891 9987.634 12230.358 10023.546 C 12234.827 10059.458 12242.173 10118.223 12246.681 10154.135 C 12251.189 10190.046 12257.941 10251.162 12261.6875 10289.946 C 12265.432 10328.731 12272.167 10387.496 12276.653 10420.535 C 12281.141 10453.574 12287.186 10501.762 12290.086 10527.618 C 12292.987 10553.475 12299.878 10606.363 12305.4 10645.147 C 12310.921 10683.933 12318.283 10739.385 12321.76 10768.373 C 12329.432 10832.35 12333.585 10841.035 12347.766 10822.748 C 12354.658 10813.859 12359.601 10811.392 12363.241 10815.018 C 12370.141 10821.89 12357.31 10872.268 12345.274 10885.567 C 12338.377 10893.188 12337.258 10901.725 12339.696 10928.136 C 12344.695 10982.298 12352.625 11075.229 12361.014 11177.949 C 12365.354 11231.1 12370.208 11286.338 12371.803 11300.703 C 12373.397 11315.068 12376.755 11357.379 12379.263 11394.728 C 12381.771 11432.075 12386.267 11492.016 12389.254 11527.927 C 12392.241 11563.839 12395.83 11634.357 12397.232 11684.634 C 12403.717 11917.34 12407.427 11998.641 12411.687 12001.272 C 12414.219 12002.839 12436.775 12006.185 12461.81 12008.709 C 12486.846 12011.234 12540.236 12016.915 12580.458 12021.334 C 12687.782 12033.125 12689.032 12033.012 12707.305 12009.8 C 12715.786 11999.025 12739.166 11959.654 12759.26 11922.305 C 12779.355 11884.956 12810.506 11828.543 12828.482 11796.94 C 12880.795 11704.975 13028.486 11410.265 13052.55 11349.823 C 13064.671 11319.381 13078.134 11289.411 13082.466 11283.223 C 13091.487 11270.346 13110.647 11268.068 13110.647 11279.875 C 13110.647 11295.071 13052.113 11426.869 13003.96 11520.092 C 12910.004 11701.993 12843.255 11828.062 12833.966 11841.162 C 12828.803 11848.442 12817.629 11869.759 12809.133 11888.532 C 12800.638 11907.306 12779.207 11944.832 12761.509 11971.926 C 12722.915 12031.004 12721.349 12039.835 12749.46 12039.835 C 12768.864 12039.835 12774.177 12035.154 12897.024 11909.824 z M 12538.94 11988.037 C 12534.772 11981.293 12544.919 11956.711 12560.072 11936.844 C 12580.691 11909.812 12622.302 11835.804 12678.381 11726.422 C 12707.104 11670.4 12742.948 11602.232 12758.037 11574.939 C 12838.335 11429.699 12886.027 11327.809 12959.301 11144.968 C 13012.147 11013.099 13029.824 10979.455 13046.264 10979.455 C 13063.619 10979.455 13046.423 11030.533 12986.473 11157.056 C 12972.178 11187.222 12952.16 11233.059 12941.987 11258.915 C 12910.784 11338.223 12822.474 11520.924 12775.303 11603.758 C 12770.422 11612.328 12758.977 11634.618 12749.869 11653.293 C 12721.958 11710.517 12635.304 11863.028 12611.859 11896.1875 C 12599.672 11913.426 12582.299 11942.22 12573.252 11960.176 C 12558.062 11990.32 12546.27 11999.896 12538.94 11988.037 z M 12445.517 11837.857 C 12443.602 11835.943 12442.034 11830.612 12442.034 11826.013 C 12442.034 11815.991 12514.085 11654.737 12630.074 11405.174 C 12736.634 11175.9 12826.899 10974.625 12859.653 10893.267 C 12908.272 10772.496 12920.505 10749.619 12936.468 10749.619 C 12945.882 10749.619 12945.369 10769.823 12935.321 10794.6875 C 12930.825 10805.812 12908.245 10852.522 12885.141 10898.49 C 12862.036 10944.458 12836.106 10999.696 12827.517 11021.243 C 12818.927 11042.791 12805.192 11077.304 12796.995 11097.94 C 12788.797 11118.576 12779.783 11139.732 12776.963 11144.952 C 12765.384 11166.386 12740.434 11223.666 12734.579 11242.255 C 12731.13 11253.203 12718.182 11282.585 12705.803 11307.55 C 12693.424 11332.514 12657.458 11410.528 12625.881 11480.915 C 12548.247 11653.962 12468.02 11826.839 12461.646 11834.811 C 12455.82 11842.097 12450.719 11843.06 12445.517 11837.857 z M 12417.92 11577.85 C 12416.167 11573.28 12416.079 11564.291 12417.728 11557.875 C 12424.088 11533.099 12494.441 11334.188 12517.925 11274.585 C 12531.507 11240.109 12547.951 11196.624 12554.466 11177.949 C 12560.98 11159.275 12576.925 11118.14 12589.897 11086.538 C 12645.34 10951.477 12739.501 10690.9795 12766.132 10598.992 C 12784.2 10536.576 12794.39 10514.559 12805.204 10514.559 C 12817.211 10514.559 12814.82 10552.007 12800.611 10586.54 C 12793.85 10602.974 12781.078 10638.749 12772.229 10666.042 C 12763.381 10693.335 12745.089 10749.75 12731.58 10791.407 C 12718.072 10833.065 12697.004 10893.006 12684.761 10924.607 C 12672.518 10956.21 12656.103 10998.5205 12648.283 11018.632 C 12640.464 11038.742 12623.68 11081.906 12610.985 11114.552 C 12598.289 11147.197 12583.607 11182.456 12578.357 11192.905 C 12573.107 11203.3545 12567.163 11220.973 12565.15 11232.057 C 12563.137 11243.143 12557.084 11261.947 12551.699 11273.846 C 12546.314 11285.745 12526.14 11341.316 12506.865 11397.339 C 12487.592 11453.36 12467.188 11508.473 12461.524 11519.808 C 12455.859 11531.144 12448.47 11549.935 12445.103 11561.567 C 12438.697 11583.69 12423.626 11592.719 12417.92 11577.85 z M 12425.059 11103.5205 C 12421.88 11093.981 12440.31 11036.398 12449.477 11027.232 C 12456.453 11020.257 12457.696 11020.368 12460.721 11028.248 C 12462.59 11033.12 12461.348 11048.229 12457.96 11061.822 C 12448.544 11099.604 12431.115 11121.69 12425.059 11103.5205 z M 12463.864 10989.309 C 12465.294 10985.325 12471.853 10964.437 12478.44 10942.891 C 12485.027 10921.343 12498.235 10879.032 12507.793 10848.866 C 12517.349 10818.7 12537.966 10751.709 12553.606 10699.995 C 12569.246 10648.282 12593.11 10570.713 12606.639 10527.618 C 12620.165 10484.523 12635.479 10433.985 12640.666 10415.312 C 12645.853 10396.638 12653.498 10369.605 12657.653 10355.241 C 12661.812 10340.876 12668.191 10317.37 12671.834 10303.005 C 12685.404 10249.493 12690.318 10235.794 12696.682 10233.732 C 12706.303 10230.614 12704.802 10251.519 12692.622 10290.238 C 12672.005 10355.776 12666.317 10376.442 12661.3955 10403.699 C 12658.656 10418.859 12654.017 10435.747 12651.084 10441.227 C 12648.151 10446.706 12645.753 10458.133 12645.753 10466.619 C 12645.753 10475.105 12639.875 10502.328 12632.692 10527.112 C 12625.511 10551.897 12619.634 10575.51 12619.634 10579.585 C 12619.634 10587.496 12605.617 10633.375 12557.229 10783.831 C 12517.258 10908.12 12483.042 10989.292 12468.594 10994.107 C 12464.024 10995.63 12462.242 10993.823 12463.864 10989.309 z M 12384.986 10736.995 C 12384.76 10731.488 12385.995 10728.403 12387.731 10730.14 C 12389.467 10731.874 12389.652 10736.38 12388.144 10740.151 C 12386.476 10744.318 12385.237 10743.08 12384.986 10736.995 z M 12396.766 10701.133 C 12398.57 10696.013 12403.559 10678.384 12407.849 10661.956 C 12416.367 10629.354 12457.865 10506.697 12484.227 10436.206 C 12493.359 10411.786 12503.776 10380.053 12507.375 10365.688 C 12510.975 10351.323 12529.229 10284.332 12547.94 10216.817 C 12566.654 10149.303 12583.433 10087.6 12585.228 10079.698 C 12587.023 10071.799 12590.798 10065.334 12593.617 10065.334 C 12600.346 10065.334 12600.414 10064.549 12588.121 10128.017 C 12568.602 10228.799 12551.958 10289.601 12515.918 10391.806 C 12512.879 10400.425 12505.333 10425.105 12499.149 10446.653 C 12482.136 10505.924 12408.324 10696.854 12399.189 10705.219 C 12395.178 10708.892 12394.458 10707.679 12396.766 10701.133 z M 12369.063 10287.335 C 12369.063 10284.462 12371.341 10278.586 12374.127 10274.276 C 12376.913 10269.966 12379.19 10268.791 12379.19 10271.664 C 12379.19 10274.537 12376.913 10280.414 12374.127 10284.724 C 12371.341 10289.032 12369.063 10290.208 12369.063 10287.335 z M 12384.574 10233.13 C 12384.574 10227.737 12391.408 10205.995 12399.761 10184.8125 C 12408.113 10163.63 12424.74 10112.215 12436.709 10070.558 C 12448.679 10028.899 12460.385 9988.939 12462.725 9981.757 C 12465.064 9974.575 12469.6875 9958.709 12472.998 9946.498 C 12478.538 9926.068 12489.21 9915.567 12488.923 9930.827 C 12488.684 9943.575 12460.405 10039.4795 12444.6455 10081.005 C 12432.6875 10112.511 12420.559 10150.255 12411.022 10185.648 C 12398.312 10232.817 12384.574 10257.4795 12384.574 10233.13 z M 12371.375 9788.988 C 12373.098 9776.336 12376.769 9762.232 12379.532 9757.647 C 12382.969 9751.945 12383.514 9756.74 12381.255 9772.815 C 12379.438 9785.743 12375.768 9799.848 12373.098 9804.156 C 12369.9 9809.315 12369.3125 9804.134 12371.375 9788.988 z M 5661.1987 11977.511 C 5673.759 11975.084 5685.854 11970.155 5688.0776 11966.558 C 5690.3013 11962.96 5694.8403 11932.727 5698.164 11899.373 C 5701.4883 11866.019 5705.1616 11834.009 5706.327 11828.237 C 5710.241 11808.858 5700.7437 11803.637 5644.503 11794.246 C 5614.195 11789.187 5572.6035 11778.629 5552.078 11770.785 C 5526.329 11760.946 5513.08 11758.203 5509.3457 11761.9375 C 5500.3545 11770.929 5475.6904 11954.993 5482.557 11961.86 C 5498.322 11977.625 5609.9673 11987.406 5661.1987 11977.511 z M 6209.1206 11970.623 C 6213.613 11965.071 6223.7925 11221.165 6223.0884 10949.927 C 6222.893 10874.546 6219.5415 10864.537 6194.495 10864.537 C 6172.6997 10864.537 6157.301 10886.894 6132.766 10954.153 C 6111.051 11013.687 6103.1455 11063.01 6097.7354 11172.727 C 6095.4087 11219.908 6114.9556 11281.075 6145.3403 11321.698 C 6176.709 11363.638 6177.467 11371.102 6156.0493 11427.223 C 6146.0796 11453.35 6130.1655 11504.914 6120.685 11541.811 C 6105.244 11601.907 6103.439 11616.509 6103.354 11682.022 C 6103.267 11748.739 6104.5854 11759.2 6118.3926 11801.329 C 6128.44 11831.98 6143.1743 11861.672 6162.221 11889.639 C 6182.8086 11919.87 6191.636 11938.183 6193.4717 11954.462 C 6196.112 11977.882 6199.9995 11981.897 6209.1206 11970.623 z M 6436.2324 11946.622 C 6439.2637 11943.591 6432.5146 11935.803 6418.4473 11926.1 C 6387.0825 11904.465 6376.5273 11891.727 6380.782 11880.64 C 6383.719 11872.983 6388.5576 11871.918 6409.241 11874.367 C 6437.9644 11877.77 6447.1206 11871.064 6444.472 11848.569 C 6443.1914 11837.692 6437.1655 11831.318 6419.2827 11821.923 C 6365.4697 11793.65 6364.0815 11772.008 6415.906 11769.255 C 6444.427 11767.74 6445.401 11767.201 6445.401 11752.918 C 6445.401 11736.543 6438.811 11729.426 6419.2827 11724.707 C 6400.622 11720.198 6367.0474 11690.903 6367.0474 11679.129 C 6367.0474 11668.174 6376.9233 11664.682 6414.059 11662.505 C 6433.237 11661.382 6437.5654 11659.289 6437.5654 11651.146 C 6437.5654 11644.75 6431.85 11639.123 6421.6504 11635.477 C 6394.124 11625.636 6367.0474 11605.913 6367.0474 11595.703 C 6367.0474 11581.2705 6387.3047 11569.716 6412.61 11569.716 C 6441.782 11569.716 6441.999 11559.509 6413.24 11540.025 C 6381.6436 11518.62 6377.8403 11510.287 6392.53 11494.651 C 6399.17 11487.582 6410.4126 11480.342 6417.5137 11478.56 C 6451.999 11469.903 6399.204 11433.334 6350.34 11432.03 L 6322.6475 11431.292 L 6322.6475 11507.033 C 6322.6475 11634.851 6330.0244 11933.315 6333.401 11942.114 C 6335.155 11946.685 6341.6797 11951.562 6347.901 11952.953 C 6365.23 11956.828 6430.7207 11952.134 6436.2324 11946.622 z M 17440.53 11905.328 C 17491.23 11880.19 17558.305 11847.894 17589.588 11833.559 C 17667.504 11797.851 17670.803 11794.875 17670.803 11760.304 C 17670.803 11744.881 17668.412 11730.784 17665.488 11728.977 C 17662.566 11727.17 17634.947 11737.345 17604.113 11751.588 C 17520.428 11790.242 17427.242 11832.952 17386.756 11851.209 L 17350.826 11867.411 L 17354.008 11887.311 C 17357.453 11908.867 17347.314 11930.141 17333.59 11930.141 C 17329.443 11930.141 17326.05 11934.842 17326.05 11940.588 C 17326.05 11958.631 17344.469 11952.959 17440.53 11905.328 z M 6984.8447 11931.446 C 6990.3867 11926.419 7004.6753 11917.604 7016.597 11911.858 L 7038.273 11901.41 L 7036.8706 11846.564 C 7034.774 11764.5625 7035.4126 11765.979 7002.7397 11770.958 C 6970.8267 11775.823 6939.018 11776.725 6920.743 11773.282 L 6907.6846 11770.822 L 6908.987 11812.216 C 6909.8438 11839.45 6913.142 11857.965 6918.6323 11866.344 C 6924.78 11875.726 6926.0596 11885.199 6923.4917 11902.324 C 6921.221 11917.463 6922.1787 11928.1875 6926.238 11933.078 C 6935.0776 11943.73 6972.451 11942.689 6984.8447 11931.446 z M 6854.1177 11905.559 C 6869.636 11896.5205 6871.2427 11893.172 6872.525 11867.191 C 6873.298 11851.537 6872.0728 11824.625 6869.803 11807.387 L 6865.6753 11776.046 L 6843.871 11776.476 C 6815.937 11777.026 6810.739 11781.721 6784.531 11830.064 C 6759.055 11877.056 6747.124 11908.234 6751.7515 11915.722 C 6757.252 11924.62 6834.5693 11916.944 6854.1177 11905.559 z M 5435.8086 11813.926 C 5446.344 11804.386 5454.9824 11767.213 5461.276 11704.33 C 5465.362 11663.507 5468.588 11666.246 5407.722 11658.872 C 5384.2964 11656.033 5348.454 11647.885 5328.074 11640.766 C 5293.9453 11628.841 5290.6504 11628.516 5286.343 11636.639 C 5278.1797 11652.034 5248.8604 11795.449 5251.911 11805.0625 C 5256.5166 11819.573 5288.2695 11825.176 5359.6655 11824.076 C 5414.2666 11823.234 5427.472 11821.474 5435.8086 11813.926 z M 6747.3794 11798.406 L 6761.2046 11774.04 L 6749.0146 11761.065 C 6735.0776 11746.2295 6737.9775 11736.869 6756.51 11736.869 C 6775.4526 11736.869 6786.853 11722.228 6805.086 11674.48 C 6825.57 11620.838 6825.887 11615.317 6808.0977 11622.081 C 6800.728 11624.882 6778.985 11627.211 6759.78 11627.255 C 6740.574 11627.299 6721.647 11629.37 6717.7197 11631.859 C 6712.0312 11635.463 6711.261 11648.461 6713.9326 11695.768 C 6719.4946 11794.279 6723.103 11826.255 6728.4565 11824.471 C 6731.26 11823.536 6739.7744 11811.807 6747.3794 11798.406 z M 17173.713 11763.801 C 17187.111 11755.35 17203.951 11746.762 17211.133 11744.717 C 17218.314 11742.67 17275.904 11715.619 17339.11 11684.603 C 17402.314 11653.586 17477.533 11617.633 17506.262 11604.705 C 17534.992 11591.778 17630.191 11548.982 17717.818 11509.604 C 17805.441 11470.224 17904.166 11425.522 17937.207 11410.266 C 17970.244 11395.01 18027.834 11369.257 18065.182 11353.038 C 18102.531 11336.819 18137.791 11320.515 18143.537 11316.808 C 18149.281 11313.099 18176.314 11301.156 18203.607 11290.269 C 18230.9 11279.382 18281.438 11256.543 18315.912 11239.517 C 18350.389 11222.492 18392.7 11203.066 18409.936 11196.35 C 18427.176 11189.633 18461.258 11175.794 18485.678 11165.599 C 18510.098 11155.403 18554.76 11136.945 18584.926 11124.581 C 18653.42 11096.509 18656.453 11088.283 18605.82 11067.969 C 18587.146 11060.477 18558.283 11048.073 18541.682 11040.407 C 18525.082 11032.739 18508.56 11026.467 18504.97 11026.467 C 18501.379 11026.467 18481.463 11018.33 18460.71 11008.384 C 18439.957 10998.438 18410.73 10986.664 18395.762 10982.22 C 18359.484 10971.445 18290.295 10944.609 18261.107 10929.99 C 18248.156 10923.504 18229.068 10916.655 18218.691 10914.771 C 18208.314 10912.888 18175.408 10902.9375 18145.562 10892.661 C 18115.72 10882.383 18078.373 10870.57 18062.57 10866.407 C 18046.77 10862.245 18004.459 10850.905 17968.547 10841.208 C 17932.635 10831.512 17889.148 10819.942 17871.912 10815.5 C 17854.674 10811.058 17814.713 10800.58 17783.111 10792.217 C 17697.254 10769.497 17594.191 10745.303 17555.887 10738.877 C 17537.21 10735.743 17486.674 10724.075 17443.58 10712.948 C 17270.75 10668.322 17091.943 10628.506 16996.967 10613.497 C 16946.473 10605.519 16883.17 10592.719 16850.707 10583.924 C 16834.906 10579.644 16798.473 10574.382 16769.742 10572.23 C 16741.012 10570.08 16697.527 10563.332 16673.107 10557.234 C 16603.195 10539.78 16480.113 10515.274 16434.91 10509.807 C 16412.217 10507.062 16361.915 10500.058 16323.129 10494.24 C 16284.345 10488.424 16227.93 10481.243 16197.764 10478.286 C 16087.874 10467.511 15991.05 10457.123 15974.865 10454.372 C 15954.037 10450.831 15948.055 10459.517 15961.027 10474.463 C 15966.453 10480.715 15979.655 10498.758 15990.367 10514.559 C 16001.078 10530.36 16026.285 10562.093 16046.383 10585.077 C 16066.4795 10608.061 16099.94 10646.846 16120.736 10671.266 C 16141.535 10695.686 16179.751 10740.347 16205.66 10770.513 C 16231.569 10800.679 16269.124 10845.341 16289.111 10869.76 C 16309.103 10894.181 16338.561 10929.439 16354.577 10948.113 C 16370.594 10966.787 16393.482 10994.995 16405.441 11010.796 C 16417.4 11026.598 16455.56 11070.084 16490.244 11107.432 C 16524.928 11144.78 16580.848 11207.923 16614.512 11247.749 C 16648.176 11287.575 16693.105 11339.288 16714.355 11362.667 C 16735.604 11386.046 16770.678 11426.329 16792.293 11452.186 C 16876.521 11552.933 17029.08 11715.554 17053.414 11730.527 C 17067.104 11738.949 17086.447 11754.568 17096.4 11765.233 C 17112.037 11781.99 17116.865 11784.255 17131.926 11781.896 C 17141.51 11780.3955 17160.312 11772.253 17173.713 11763.801 z M 16991.742 11765.226 C 16991.742 11760.712 16977.053 11742.026 16959.096 11723.703 C 16941.14 11705.381 16908.818 11669.89 16887.273 11644.833 C 16865.725 11619.776 16831.64 11581.23 16811.531 11559.175 C 16791.42 11537.118 16751.46 11491.254 16722.73 11457.254 C 16694.002 11423.253 16654.041 11376.922 16633.93 11354.295 C 16613.82 11331.668 16584.49 11297.4795 16568.754 11278.319 C 16553.016 11259.16 16521.283 11223.45 16498.234 11198.964 C 16475.188 11174.478 16445.877 11141.515 16433.102 11125.714 C 16420.324 11109.912 16395.645 11081.688 16378.253 11062.992 C 16360.864 11044.297 16330.182 11009.45 16310.071 10985.557 C 16289.961 10961.662 16244.447 10908.792 16208.929 10868.065 C 16173.411 10827.34 16138.208 10785.792 16130.697 10775.736 C 16099.004 10733.3 15995.391 10611.826 15925.747 10535.453 C 15903.478 10511.033 15876.227 10480.911 15865.19 10468.517 C 15845.342 10446.228 15844.544 10445.899 15792.597 10438.638 C 15763.709 10434.601 15690.852 10427.63 15630.694 10423.146 C 15570.534 10418.664 15487.232 10411.669 15445.573 10407.601 C 15403.915 10403.534 15352.1875 10400.079 15330.62 10399.924 C 15309.055 10399.768 15283.395 10397.342 15273.596 10394.531 C 15263.798 10391.723 15193.297 10389.04 15116.926 10388.571 C 14963.72 10387.63 14951.286 10389.58 14913.877 10420.414 C 14903.342 10429.1 14890.19 10436.206 14884.651 10436.206 C 14867.256 10436.206 14840.434 10411.332 14833.742 10388.994 C 14830.311 10377.545 14824.357 10365.565 14820.515 10362.375 C 14816.671 10359.184 14813.525 10349.634 14813.525 10341.152 C 14813.525 10282.695 14776.615 10055.503 14750.894 9955.64 C 14733.8 9889.266 14709.762 9777.426 14703.743 9736.251 C 14700.594 9714.704 14693.198 9679.444 14687.307 9657.896 C 14681.417 9636.351 14672.357 9602.267 14667.174 9582.156 C 14661.992 9562.045 14648.138 9509.021 14636.391 9464.326 C 14624.642 9419.63 14615.029 9377.711 14615.029 9371.173 C 14615.029 9364.634 14610.275 9340.659 14604.462 9317.8955 C 14592.693 9271.805 14575.844 9188.568 14570.19 9148.602 C 14568.157 9134.237 14562.011 9109.555 14556.531 9093.754 C 14551.053 9077.953 14539.5205 9037.993 14530.905 9004.954 C 14522.291 8971.915 14508.3545 8923.728 14499.935 8897.871 C 14491.515 8872.015 14477.575 8821.1875 14468.954 8784.922 C 14449.016 8701.042 14450.14 8703.546 14429.353 8696.686 C 14418.225 8693.013 14407.419 8683.796 14399.97 8671.621 C 14393.487 8661.029 14363.378 8618.28 14333.056 8576.623 C 14276.599 8499.058 14236.385 8439.872 14221.253 8412.082 C 14216.561 8403.462 14196.164 8372.904 14175.929 8344.176 C 14155.69 8315.446 14124.035 8269.608 14105.579 8242.316 C 14087.122 8215.023 14054.742 8170.362 14033.621 8143.069 C 13982.518 8077.0327 13879.474 7934.08 13854.7705 7894.9497 C 13843.888 7877.7124 13823.033 7847.9194 13808.428 7828.7437 C 13793.823 7809.5674 13759.542 7759.251 13732.251 7716.9272 C 13704.957 7674.603 13672.664 7625.651 13660.49 7608.145 C 13631.822 7566.921 13481.247 7341.098 13351.919 7145.371 C 13122.5 6798.163 13090.916 6749.869 13076.91 6724.8755 C 13068.861 6710.5107 13055.708 6691.706 13047.683 6683.0874 C 13039.658 6674.4683 13022.923 6650.5186 13010.494 6629.8647 C 12968.658 6560.3486 12857.701 6383.3003 12807.316 6305.665 C 12675.375 6102.3604 12649.675 6062.3223 12613.697 6004.026 C 12592.422 5969.551 12560.053 5915.487 12541.767 5883.8843 C 12523.4795 5852.2817 12500.842 5814.6724 12491.46 5800.3076 C 12482.076 5785.943 12465.678 5756.56 12455.019 5735.013 C 12422.358 5668.998 12384.777 5610.3345 12365.938 5595.9663 C 12352.664 5585.8413 12348.01 5578.2935 12348.01 5566.8965 C 12348.01 5548.6016 12345.873 5544.2686 12302.9 5475.4243 C 12284.616 5446.1323 12269.656 5421.124 12269.656 5419.851 C 12269.656 5413.4517 12182.723 5274.5454 12164.881 5252.4375 C 12153.556 5238.4043 12144.29 5223.228 12144.29 5218.7124 C 12144.29 5209.667 12089.729 5115.818 12081.52 5110.7446 C 12068.87 5102.9263 12080.627 5139.155 12141.716 5296.2354 C 12160.149 5343.639 12190.364 5422.3843 12208.857 5471.224 C 12227.352 5520.0645 12249.668 5578.829 12258.452 5601.813 C 12267.236 5624.797 12288.901 5684.7363 12306.598 5735.013 C 12324.294 5785.29 12341.265 5831.1265 12344.311 5836.8726 C 12347.356 5842.6187 12367.93 5900.208 12390.028 5964.8496 C 12412.128 6029.4907 12449.471 6137.618 12473.014 6205.133 C 12496.557 6272.6465 12521.512 6345.515 12528.468 6367.0625 C 12535.425 6388.61 12564.188 6474.4062 12592.387 6557.7217 C 12656.982 6748.5884 12690.302 6858.554 12708.715 6941.653 C 12716.672 6977.565 12730.534 7031.628 12739.52 7061.7944 C 12768.291 7158.376 12781.241 7201.7544 12795.276 7248.536 C 12815.038 7314.4146 12836.0 7391.6353 12848.803 7445.725 C 12854.921 7471.582 12872.592 7536.2227 12888.068 7589.3726 C 12923.143 7709.82 12959.882 7849.7773 12977.602 7930.4453 C 12985.046 7964.332 12994.3125 8001.061 12998.195 8012.063 C 13002.078 8023.0664 13016.12 8082.3135 13029.401 8143.7217 C 13042.684 8205.131 13059.195 8277.705 13066.096 8304.998 C 13078.173 8352.77 13141.321 8619.544 13153.266 8673.258 C 13156.46 8687.623 13164.894 8709.432 13172.007 8721.721 C 13180.733 8736.798 13184.025 8748.692 13182.124 8758.286 C 13178.923 8774.458 13187.877 8818.106 13227.91 8981.447 C 13271.537 9159.447 13310.198 9345.643 13319.5625 9422.838 C 13325.674 9473.213 13346.627 9554.774 13354.072 9557.159 C 13360.685 9559.278 13372.7295 9529.299 13384.959 9480.296 C 13401.35 9414.617 13457.863 9237.994 13489.418 9153.825 C 13512.281 9092.845 13521.874 9059.186 13559.456 8908.101 C 13576.577 8839.27 13595.426 8750.833 13601.341 8711.574 C 13607.257 8672.314 13613.525 8636.468 13615.272 8631.915 C 13619.433 8621.074 13637.639 8621.249 13641.83 8632.171 C 13646.34 8643.925 13635.353 8710.955 13620.129 8764.558 C 13613.175 8789.04 13599.176 8847.856 13589.02 8895.26 C 13572.308 8973.265 13549.653 9055.418 13531.403 9104.201 C 13527.641 9114.257 13501.754 9193.001 13473.875 9279.19 C 13445.995 9365.379 13414.195 9459.403 13403.206 9488.132 C 13356.887 9609.227 13356.679 9612.07 13382.495 9770.203 C 13393.753 9839.154 13407.892 9927.302 13413.916 9966.087 C 13419.938 10004.872 13428.212 10053.897 13432.299 10075.034 C 13436.387 10096.17 13439.731 10121.068 13439.731 10130.361 C 13439.731 10151.7 13470.17 10296.323 13475.862 10302.035 C 13483.832 10310.031 13496.871 10289.535 13507.782 10251.86 C 13517.395 10218.678 13557.3125 10106.615 13586.323 10031.381 C 13663.851 9830.3125 13715.498 9682.809 13739.958 9592.603 C 13747.749 9563.873 13758.475 9525.089 13763.796 9506.415 C 13769.117 9487.74 13782.983 9430.285 13794.611 9378.737 C 13806.238 9327.1875 13817.914 9282.848 13820.558 9280.205 C 13823.201 9277.5625 13828.183 9277.141 13831.626 9279.2705 C 13840.016 9284.454 13835.072 9319.986 13814.927 9399.331 C 13806.174 9433.807 13796.911 9474.197 13794.342 9489.089 C 13787.447 9529.071 13746.137 9674.738 13727.211 9725.804 C 13718.161 9750.224 13708.64 9778.431 13706.049 9788.485 C 13703.464 9798.542 13695.03 9822.047 13687.314 9840.722 C 13670.008 9882.602 13631.521 9985.519 13611.748 10042.806 C 13603.63 10066.326 13592.483 10094.534 13586.981 10105.488 C 13581.479 10116.442 13572.824 10138.334 13567.75 10154.135 C 13562.676 10169.936 13545.157 10212.246 13528.819 10248.158 C 13484.907 10344.684 13483.862 10350.092 13494.336 10426.765 C 13499.165 10462.123 13507.496 10513.384 13512.85 10540.677 C 13518.201 10567.97 13524.19 10601.495 13526.159 10615.177 C 13532.372 10658.364 13544.831 10652.16 13565.628 10595.523 C 13587.861 10534.982 13613.417 10469.021 13661.974 10346.846 C 13688.93 10279.021 13721.458 10195.575 13734.26 10161.409 C 13754.173 10108.263 13801.914 9987.852 13819.987 9945.192 C 13823.028 9938.01 13831.653 9912.323 13839.149 9888.111 C 13846.647 9863.898 13855.967 9836.867 13859.862 9828.04 C 13870.296 9804.393 13896.37 9717.36 13917.176 9636.723 C 13940.774 9545.276 13944.206 9536.535 13955.572 9538.872 C 13973.724 9542.6045 13964.972 9586.812 13921.032 9713.336 C 13898.201 9779.089 13875.866 9845.814 13871.402 9861.616 C 13866.938 9877.417 13857.318 9902.098 13850.026 9916.463 C 13842.731 9930.827 13836.755 9946.215 13836.742 9950.657 C 13836.725 9957.833 13786.659 10099.3545 13751.826 10190.699 C 13744.704 10209.373 13729.4375 10249.502 13717.897 10279.873 C 13706.359 10310.244 13693.286 10342.115 13688.849 10350.697 C 13684.411 10359.278 13669.788 10396.148 13656.353 10432.63 C 13642.918 10469.112 13615.971 10530.301 13596.471 10568.606 C 13576.97 10606.911 13555.654 10654.8955 13549.102 10675.24 C 13537.688 10710.676 13537.452 10714.823 13543.476 10774.019 C 13546.934 10808.002 13553.321 10862.839 13557.668 10895.879 C 13562.016 10928.918 13567.874 11008.883 13570.689 11073.58 C 13573.501 11138.277 13577.674 11198.218 13579.958 11206.781 C 13583.903 11221.558 13585.958 11222.568 13620.3125 11226.637 C 13640.22 11228.993 13706.217 11230.07 13766.973 11229.028 C 13853.94 11227.536 13879.39 11225.514 13886.626 11219.519 C 13899.398 11208.938 13993.082 11017.534 14042.479 10901.102 C 14065.027 10847.952 14113.431 10742.175 14150.042 10666.042 C 14216.615 10527.596 14238.317 10477.327 14286.464 10350.018 C 14300.588 10312.669 14316.241 10273.912 14321.245 10263.891 C 14331.067 10244.225 14346.758 10237.203 14351.757 10250.234 C 14356.21 10261.835 14336.579 10318.974 14306.055 10383.252 C 14275.803 10446.956 14271.375 10456.711 14249.993 10506.724 C 14195.817 10633.445 14178.4 10673.204 14160.75 10710.441 C 14149.855 10733.426 14137.361 10760.458 14132.985 10770.513 C 14128.608 10780.568 14115.506 10809.951 14103.867 10835.807 C 14092.23 10861.664 14076.835 10898.438 14069.66 10917.527 C 14062.484 10936.617 14035.141 10996.557 14008.894 11050.729 C 13954.456 11163.088 13943.888 11187.609 13948.095 11191.816 C 13954.141 11197.864 14131.239 11040.055 14256.185 10917.281 C 14308.825 10865.555 14323.574 10847.159 14357.096 10791.407 C 14415.77 10693.826 14455.583 10610.046 14486.178 10519.783 C 14509.07 10452.244 14515.316 10438.817 14523.843 10438.817 C 14532.23 10438.817 14533.965 10442.252 14533.51 10457.95 C 14532.707 10485.612 14519.279 10523.454 14481.914 10603.359 C 14406.497 10764.64 14404.007 10770.513 14411.016 10770.513 C 14413.583 10770.513 14444.7 10744.069 14480.163 10711.748 C 14615.43 10588.467 14742.521 10479.909 14795.866 10442.083 C 14823.592 10422.422 14849.762 10427.242 14850.009 10452.056 C 14850.103 10461.301 14807.372 10504.168 14768.757 10533.57 C 14723.109 10568.327 14575.947 10692.559 14513.071 10749.417 C 14498.652 10762.456 14450.826 10804.786 14406.793 10843.482 C 14342.089 10900.341 14323.567 10919.761 14310.255 10944.693 C 14301.193 10961.662 14285.347 10991.117 14275.04 11010.148 C 14264.734 11029.179 14242.929 11070.47 14226.584 11101.906 C 14210.241 11133.342 14187.528 11171.169 14176.112 11185.965 C 14164.696 11200.762 14155.356 11217.632 14155.356 11223.454 C 14155.356 11236.808 14174.756 11240.46 14246.769 11240.668 C 14275.499 11240.75 14318.984 11243.006 14343.405 11245.681 C 14367.825 11248.355 14421.889 11254.283 14463.546 11258.854 C 14505.204 11263.424 14561.618 11269.261 14588.912 11271.825 C 14645.554 11277.148 14711.039 11284.995 14946.726 11314.703 C 15038.658 11326.291 15130.332 11337.329 15150.442 11339.231 C 15170.554 11341.133 15189.525 11344.287 15192.604 11346.24 C 15206.03 11354.757 15717.3955 11455.281 15889.575 11483.251 C 15916.868 11487.685 15965.055 11498.439 15996.657 11507.15 C 16028.26 11515.86 16107.005 11534.489 16171.646 11548.545 C 16236.288 11562.603 16306.806 11579.3 16328.354 11585.651 C 16349.9 11592.002 16400.44 11606.024 16440.658 11616.813 C 16520.326 11638.182 16555.62 11648.241 16646.99 11675.627 C 16680.03 11685.528 16742.318 11703.688 16785.414 11715.981 C 16828.508 11728.275 16887.273 11746.063 16916.002 11755.513 C 16975.578 11775.106 16991.742 11777.179 16991.742 11765.226 z M 14782.184 11248.349 C 14782.184 11243.974 14789.536 11222.23 14798.521 11200.03 C 14807.508 11177.831 14824.861 11134.986 14837.086 11104.82 C 14849.3125 11074.654 14864.403 11032.78 14870.624 11011.768 C 14879.518 10981.724 14883.834 10973.952 14890.823 10975.386 C 14911.634 10979.655 14891.382 11056.876 14848.14 11138.121 C 14839.156 11155.0 14826.543 11178.506 14820.107 11190.356 C 14813.674 11202.207 14808.385 11217.347 14808.3545 11223.999 C 14808.281 11240.394 14799.16 11256.303 14789.835 11256.303 C 14785.626 11256.303 14782.184 11252.724 14782.184 11248.349 z M 14371.528 11201.763 C 14367.104 11190.226 14375.522 11172.26 14457.016 11019.343 C 14495.083 10947.911 14526.2295 10888.828 14526.2295 10888.048 C 14526.2295 10887.268 14541.3545 10861.926 14559.841 10831.731 C 14578.328 10801.537 14601.861 10760.131 14612.142 10739.72 C 14623.736 10716.695 14634.043 10702.607 14639.288 10702.607 C 14656.458 10702.607 14643.713 10742.864 14608.07 10801.216 C 14589.43 10831.732 14552.969 10898.406 14527.044 10949.379 C 14479.905 11042.062 14456.119 11084.504 14423.826 11133.55 C 14414.37 11147.914 14403.119 11168.082 14398.826 11178.365 C 14388.451 11203.219 14376.139 11213.772 14371.528 11201.763 z M 13706.133 11149.709 C 13706.133 11142.221 13724.993 11100.252 13735.789 11083.712 C 13742.429 11073.54 13766.413 11023.002 13789.087 10971.406 C 13844.147 10846.111 13876.682 10777.306 13889.131 10759.821 C 13894.781 10751.886 13899.404 10742.622 13899.404 10739.235 C 13899.404 10730.498 13924.296 10670.534 13964.482 10582.465 C 14044.924 10406.186 14111.17 10243.657 14149.717 10128.017 C 14161.687 10092.1045 14176.668 10052.145 14183.008 10039.217 C 14195.022 10014.716 14209.195 10006.572 14214.728 10020.991 C 14218.487 10030.788 14210.619 10054.199 14166.475 10164.581 C 14148.667 10209.112 14129.623 10257.299 14124.153 10271.664 C 14062.589 10433.391 14024.34 10526.314 13988.701 10600.748 C 13974.945 10629.477 13956.961 10669.4375 13948.734 10689.548 C 13940.51 10709.658 13929.57 10733.823 13924.426 10743.248 C 13919.282 10752.673 13915.082 10763.25 13915.09 10766.755 C 13915.114 10775.295 13885.935 10836.996 13828.089 10950.726 C 13747.814 11108.558 13724.988 11149.055 13715.273 11150.88 C 13710.246 11151.825 13706.133 11151.298 13706.133 11149.709 z M 13596.438 11005.173 C 13596.438 10998.786 13603.845 10973.346 13612.897 10948.637 C 13644.01 10863.711 13830.857 10396.979 13857.77 10336.958 C 13872.584 10303.919 13891.639 10258.33 13900.11 10235.647 C 13908.583 10212.967 13917.921 10189.916 13920.858 10184.427 C 13931.527 10164.494 13998.845 9963.795 14017.222 9897.137 C 14038.165 9821.158 14043.651 9809.38 14058.087 9809.38 C 14067.002 9809.38 14067.663 9812.208 14064.68 9837.584 C 14062.857 9853.097 14049.334 9899.521 14034.629 9940.749 C 14019.924 9981.978 13997.706 10046.268 13985.255 10083.616 C 13948.013 10195.33 13938.153 10222.533 13918.053 10269.053 C 13907.503 10293.473 13890.744 10332.258 13880.811 10355.241 C 13870.879 10378.225 13862.773 10398.973 13862.797 10401.347 C 13862.819 10403.722 13854.974 10424.877 13845.362 10448.359 C 13835.749 10471.841 13825.346 10498.1045 13822.242 10506.724 C 13790.682 10594.384 13697.738 10821.043 13653.025 10919.384 C 13637.352 10953.859 13622.271 10989.096 13619.516 10997.687 C 13613.364 11016.858 13596.438 11022.35 13596.438 11005.173 z M 13460.63 9912.546 C 13460.635 9904.094 13478.101 9858.07 13483.26 9852.911 C 13487.87 9848.301 13482.047 9890.03 13475.667 9907.322 C 13471.05 9919.839 13460.622 9923.461 13460.63 9912.546 z M 13486.742 9829.737 C 13486.742 9826.569 13495.269 9789.652 13505.689 9747.701 C 13523.828 9674.676 13538.919 9629.054 13604.502 9448.955 C 13633.279 9369.932 13643.485 9338.867 13672.288 9242.625 C 13708.652 9121.127 13722.718 9070.2295 13737.974 9004.954 C 13755.056 8931.859 13759.426 8921.377 13772.824 8921.377 C 13786.365 8921.377 13777.44 8984.198 13753.898 9054.578 C 13734.116 9113.718 13717.9375 9170.788 13695.415 9260.908 C 13690.029 9282.455 13670.141 9344.746 13651.217 9399.331 C 13632.294 9453.918 13614.95 9505.631 13612.676 9514.249 C 13610.402 9522.869 13600.23 9551.076 13590.071 9576.932 C 13579.913 9602.789 13560.43 9660.378 13546.775 9704.909 C 13521.607 9786.986 13501.215 9835.498 13491.879 9835.498 C 13489.054 9835.498 13486.742 9832.905 13486.742 9829.737 z M 13327.42 9119.863 C 13325.642 9116.986 13330.613 9094.067 13338.467 9068.935 C 13353.784 9019.925 13361.927 9022.294 13351.059 9072.598 C 13347.614 9088.543 13343.779 9106.879 13342.539 9113.343 C 13340.179 9125.649 13332.929 9128.776 13327.42 9119.863 z M 13380.183 8907.013 C 13396.124 8830.261 13404.703 8792.378 13411.234 8769.894 C 13417.911 8746.909 13430.999 8683.609 13439.854 8631.471 C 13442.293 8617.105 13450.16 8573.62 13457.334 8534.835 C 13464.509 8496.05 13472.966 8432.583 13476.127 8393.799 C 13482.591 8314.505 13484.544 8304.998 13494.371 8304.998 C 13509.737 8304.998 13511.181 8331.719 13499.729 8404.246 C 13495.419 8431.539 13488.359 8482.076 13484.041 8516.552 C 13479.724 8551.027 13471.654 8600.391 13466.111 8626.246 C 13460.566 8652.104 13451.074 8697.939 13445.012 8728.105 C 13425.852 8823.482 13388.074 8942.271 13376.905 8942.271 C 13374.68 8942.271 13376.154 8926.405 13380.183 8907.013 z M 13217.9375 8685.012 C 13219.992 8672.802 13223.577 8658.11 13225.9 8652.365 C 13229.415 8643.675 13230.184 8644.663 13230.458 8658.24 C 13230.936 8681.72 13225.09 8707.212 13219.23 8707.212 C 13216.209 8707.212 13215.693 8698.347 13217.9375 8685.012 z M 13236.013 8582.756 C 13236.013 8565.871 13250.564 8458.249 13254.608 8445.234 C 13256.083 8440.484 13259.459 8424.03 13262.109 8408.669 C 13271.476 8354.396 13277.606 8322.471 13293.054 8247.54 C 13325.183 8091.691 13326.915 8085.4146 13335.386 8094.296 C 13340.924 8100.101 13329.136 8200.449 13311.861 8294.552 C 13277.342 8482.589 13272.471 8507.636 13265.623 8532.223 C 13257.004 8563.171 13242.943 8597.517 13238.892 8597.517 C 13237.309 8597.517 13236.013 8590.875 13236.013 8582.756 z M 13110.701 8188.775 C 13110.836 8145.839 13158.323 7883.303 13169.043 7866.22 C 13175.17 7856.4556 13170.523 7921.47 13159.896 7994.1978 C 13155.698 8022.9272 13149.863 8064.0625 13146.93 8085.6094 C 13136.938 8158.9746 13124.601 8205.751 13115.239 8205.751 C 13112.713 8205.751 13110.671 8198.112 13110.701 8188.775 z M 5707.5894 11758.672 C 5717.591 11752.322 5736.8745 11580.162 5727.585 11580.162 C 5709.7437 11580.162 5586.0615 11550.863 5571.0205 11543.074 C 5559.612 11537.166 5548.711 11534.524 5546.1807 11537.055 C 5543.6997 11539.536 5535.5405 11581.045 5528.048 11629.297 C 5516.574 11703.187 5515.5483 11718.077 5521.5464 11723.67 C 5534.092 11735.369 5641.545 11760.289 5687.9863 11762.27 C 5695.1685 11762.576 5703.99 11760.957 5707.5894 11758.672 z M 6987.4023 11731.146 C 6995.2705 11728.165 7006.937 11720.828 7013.328 11714.842 C 7023.9097 11704.931 7024.71 11700.406 7022.277 11664.26 C 7016.7603 11582.261 7008.27 11527.11 7000.7173 11524.212 C 6992.883 11521.206 6936.31 11530.911 6917.0986 11538.557 C 6909.498 11541.582 6903.0415 11551.591 6897.996 11568.174 C 6893.8037 11581.95 6885.209 11604.691 6878.8975 11618.71 L 6867.4214 11644.197 L 6880.479 11655.275 C 6890.5327 11663.803 6894.2617 11673.16 6896.686 11695.941 C 6901.8022 11744.011 6901.6777 11743.883 6939.8887 11739.969 C 6958.1523 11738.097 6979.533 11734.128 6987.4023 11731.146 z M 6854.891 11714.608 C 6862.7866 11702.092 6853.32 11695.881 6844.5747 11707.841 C 6840.5 11713.412 6837.167 11720.069 6837.167 11722.633 C 6837.167 11729.62 6848.7217 11724.39 6854.891 11714.608 z M 5465.3057 11618.878 C 5475.8745 11614.822 5481.5557 11594.933 5492.6035 11523.306 C 5503.4126 11453.221 5503.324 11453.054 5453.037 11447.798 C 5435.835 11446.0 5402.7974 11438.262 5379.62 11430.602 C 5354.7295 11422.375 5335.5767 11418.596 5332.8325 11421.37 C 5327.6597 11426.601 5301.444 11548.565 5301.444 11567.401 C 5301.444 11576.699 5307.6743 11582.442 5329.175 11592.962 C 5371.135 11613.491 5443.4614 11627.26 5465.3057 11618.878 z M 6847.9414 11572.442 C 6865.324 11534.105 6867.581 11504.769 6854.278 11490.068 C 6849.3247 11484.595 6842.8604 11472.657 6839.913 11463.539 C 6834.5703 11447.011 6834.4404 11446.959 6795.3784 11445.91 C 6773.831 11445.332 6744.4985 11441.286 6730.194 11436.92 C 6715.889 11432.555 6702.48 11430.688 6700.395 11432.773 C 6694.733 11438.436 6706.6494 11576.406 6713.5234 11584.774 C 6718.1177 11590.368 6729.8325 11591.327 6765.414 11589.021 C 6807.0366 11586.325 6811.968 11586.998 6817.691 11596.162 C 6821.165 11601.727 6825.942 11606.281 6828.3037 11606.281 C 6830.6665 11606.281 6839.503 11591.054 6847.9414 11572.442 z M 5737.5713 11526.622 C 5741.6196 11514.848 5766.3105 11273.695 5766.328 11245.755 L 5766.3394 11227.371 L 5728.4688 11229.255 C 5697.3843 11230.803 5684.169 11228.715 5654.7173 11217.6045 C 5612.5225 11201.686 5600.8833 11200.797 5597.114 11213.208 C 5595.5874 11218.236 5587.2817 11265.836 5578.657 11318.985 C 5570.032 11372.135 5560.53 11430.079 5557.541 11447.751 C 5554.5513 11465.423 5553.4995 11483.517 5555.205 11487.959 C 5563.556 11509.722 5731.1636 11545.255 5737.5713 11526.622 z M 6980.2085 11480.015 C 6992.033 11476.6455 7005.9536 11470.286 7011.1416 11465.882 C 7019.035 11459.181 7022.348 11458.98 7031.4307 11464.652 C 7044.055 11472.536 7051.1157 11465.771 7051.252 11445.657 C 7051.319 11435.857 7048.5034 11433.903 7034.322 11433.903 C 7024.965 11433.903 7009.2256 11436.222 6999.3433 11439.057 C 6985.2676 11443.093 6978.649 11442.422 6968.7837 11435.959 C 6960.6675 11430.641 6954.395 11429.505 6951.1353 11432.764 C 6944.2017 11439.696 6931.6064 11477.362 6934.6016 11482.207 C 6938.11 11487.884 6955.523 11487.046 6980.2085 11480.015 z M 6891.9165 11422.15 C 6893.1196 11418.559 6903.932 11389.017 6915.945 11356.498 C 6929.8696 11318.808 6935.973 11295.561 6932.782 11292.371 C 6929.593 11289.181 6918.1724 11289.426 6901.281 11293.049 C 6868.9795 11299.976 6867.7944 11303.215 6874.019 11367.535 C 6876.5776 11393.982 6878.736 11418.559 6878.8135 11422.15 C 6878.8916 11425.742 6881.3794 11428.681 6884.343 11428.681 C 6887.305 11428.681 6890.7134 11425.742 6891.9165 11422.15 z M 7839.5195 11382.974 C 7845.197 11363.582 7853.5464 11334.692 7858.075 11318.775 C 7865.356 11293.1875 7894.5283 11130.584 7908.643 11036.914 C 7911.456 11018.239 7917.006 10984.156 7920.9746 10961.173 C 7924.943 10938.188 7930.856 10891.177 7934.114 10856.701 C 7941.6807 10776.645 7948.514 10368.127 7943.5015 10295.504 C 7931.364 10119.657 7904.957 9922.75 7879.459 9817.952 C 7863.425 9752.053 7852.4136 9694.88 7840.073 9613.458 C 7837.893 9599.07 7827.777 9559.111 7817.5933 9524.657 C 7807.409 9490.204 7792.7354 9437.333 7784.9854 9407.167 C 7777.236 9377.001 7764.298 9337.04 7756.236 9318.366 C 7748.1733 9299.692 7731.823 9261.084 7719.904 9232.57 C 7687.182 9154.301 7649.5723 9082.252 7633.807 9067.637 L 7619.721 9054.578 L 7503.986 9056.056 C 7412.77 9057.22 7268.335 9068.281 7262.0312 9074.586 C 7261.4443 9075.172 7258.4204 9110.87 7255.311 9153.915 C 7252.202 9196.96 7247.0977 9240.605 7243.9673 9250.906 C 7240.169 9263.404 7239.817 9281.649 7242.9077 9305.754 C 7248.6714 9350.699 7242.1514 9687.905 7234.0786 9762.368 C 7230.808 9792.534 7224.949 9841.897 7221.0586 9872.0625 C 7213.165 9933.263 7205.1177 10002.654 7197.738 10073.17 C 7189.7803 10149.198 7182.008 10202.694 7176.5615 10218.902 C 7173.763 10227.231 7171.474 10245.04 7171.474 10258.476 C 7171.474 10283.33 7160.476 10368.947 7150.7324 10419.942 C 7147.7754 10435.417 7145.386 10458.924 7145.423 10472.178 C 7145.4863 10495.025 7141.564 10517.526 7121.6465 10608.583 C 7116.9326 10630.13 7111.329 10666.564 7109.1943 10689.548 C 7101.279 10774.754 7081.9937 10899.526 7071.6523 10932.442 C 7065.786 10951.117 7059.0586 10986.376 7056.703 11010.796 C 7054.3477 11035.216 7047.5103 11074.002 7041.5103 11096.984 C 7035.5083 11119.969 7030.562 11144.28 7030.5186 11151.012 C 7030.396 11169.74 7010.1416 11266.405 7000.796 11292.867 C 6996.2295 11305.796 6986.763 11331.292 6979.758 11349.524 C 6972.7524 11367.757 6968.0957 11383.749 6969.4087 11385.0625 C 6972.037 11387.69 7045.657 11370.065 7067.991 11361.462 C 7075.718 11358.485 7084.738 11351.007 7088.0366 11344.843 C 7098.4956 11325.301 7153.265 11167.589 7267.5356 10827.972 C 7311.5195 10697.253 7359.5522 10556.217 7374.275 10514.559 C 7400.5684 10440.165 7449.5312 10279.244 7466.845 10210.319 C 7475.069 10177.579 7486.2827 10159.013 7493.4844 10166.214 C 7499.962 10172.691 7474.9634 10282.874 7442.3027 10391.806 C 7433.69 10420.535 7406.6074 10505.157 7382.121 10579.854 C 7357.6353 10654.551 7325.888 10752.101 7311.5728 10796.631 C 7297.258 10841.161 7277.608 10898.751 7267.9062 10924.607 C 7258.2056 10950.464 7245.197 10990.425 7238.998 11013.407 C 7232.7993 11036.392 7218.8564 11077.526 7208.013 11104.82 C 7197.1694 11132.113 7184.687 11166.197 7180.2744 11180.562 C 7175.862 11194.926 7161.5225 11236.912 7148.409 11273.864 C 7135.2964 11310.815 7125.86 11343.14 7127.4395 11345.695 C 7130.0483 11349.916 7189.559 11347.6045 7216.472 11342.238 C 7227.412 11340.057 7262.661 11255.918 7419.878 10856.701 C 7466.545 10738.201 7527.7896 10555.705 7552.3325 10462.012 C 7574.953 10375.663 7580.351 10363.076 7594.765 10363.076 C 7611.114 10363.076 7607.8516 10395.96 7584.4243 10467.303 C 7573.093 10501.812 7555.2734 10557.708 7544.8267 10591.515 C 7514.2905 10690.334 7498.0435 10737.428 7446.132 10877.596 C 7435.491 10906.325 7421.9907 10941.4 7416.129 10955.541 C 7410.2666 10969.681 7392.6323 11015.457 7376.9395 11057.266 C 7361.2476 11099.074 7346.5317 11135.692 7344.239 11138.639 C 7336.5933 11148.463 7270.721 11318.824 7270.721 11328.775 C 7270.721 11341.1875 7288.946 11345.104 7346.723 11345.104 L 7390.078 11345.104 L 7406.039 11315.636 C 7438.845 11255.0625 7503.8374 11089.1 7569.392 10898.49 C 7605.5684 10793.307 7617.3247 10771.319 7633.9766 10777.71 C 7641.0894 10780.438 7642.23 10785.092 7639.5957 10800.636 C 7633.6323 10835.82 7543.298 11069.005 7482.2964 11206.679 C 7429.941 11324.841 7424.853 11339.546 7433.379 11348.059 C 7443.592 11358.256 7540.165 11369.086 7549.774 11361.111 C 7553.791 11357.778 7571.5083 11313.44 7589.148 11262.582 C 7628.8184 11148.206 7650.6016 11102.209 7665.0986 11102.209 C 7681.534 11102.209 7680.252 11118.779 7659.637 11172.784 C 7613.6636 11293.217 7588.5625 11366.838 7591.1636 11373.616 C 7592.7485 11377.747 7604.9155 11382.377 7619.089 11384.242 C 7632.9023 11386.059 7654.7827 11389.922 7667.7104 11392.825 C 7680.6387 11395.73 7706.4956 11400.29 7725.17 11402.961 C 7743.8438 11405.63 7766.1743 11409.957 7774.794 11412.575 C 7783.4126 11415.192 7799.1787 11417.537 7809.8315 11417.784 L 7829.1978 11418.232 L 7839.5195 11382.974 z M 7025.627 11327.256 C 7025.3994 11321.75 7026.635 11318.664 7028.3706 11320.399 C 7030.107 11322.136 7030.2915 11326.641 7028.7827 11330.412 C 7027.115 11334.579 7025.8774 11333.341 7025.627 11327.256 z M 7035.698 11257.608 C 7035.7554 11243.261 7054.838 11168.113 7067.2007 11133.55 C 7073.366 11116.3125 7081.5674 11090.455 7085.425 11076.091 C 7089.2817 11061.726 7100.8613 11022.941 7111.156 10989.902 C 7139.228 10899.804 7152.1626 10853.037 7186.2817 10718.278 C 7203.3755 10650.764 7224.3906 10572.019 7232.981 10543.289 C 7249.6055 10487.694 7278.2134 10385.56 7298.8203 10308.229 C 7321.6475 10222.57 7349.753 10130.701 7354.673 10125.666 C 7357.6714 10122.597 7359.5215 10129.99 7359.5215 10145.045 C 7359.5215 10171.885 7346.115 10228.991 7306.4956 10370.911 C 7268.9526 10505.395 7258.8193 10542.438 7231.4775 10645.147 C 7218.0933 10695.424 7200.4604 10757.715 7192.294 10783.572 C 7184.1274 10809.429 7170.0303 10859.967 7160.968 10895.879 C 7151.904 10931.79 7138.808 10977.448 7131.8643 10997.342 C 7124.92 11017.235 7119.2383 11037.061 7119.2383 11041.398 C 7119.2383 11045.737 7114.851 11058.843 7109.4897 11070.523 C 7104.1274 11082.204 7091.0405 11122.319 7080.406 11159.667 C 7069.7725 11197.016 7057.348 11236.389 7052.797 11247.162 C 7044.069 11267.823 7035.636 11272.975 7035.698 11257.608 z M 7224.7275 10245.546 C 7224.6206 10236.928 7225.705 10232.769 7227.1353 10236.307 C 7228.567 10239.842 7228.6533 10246.895 7227.329 10251.977 C 7226.004 10257.059 7224.834 10254.165 7224.7275 10245.546 z M 7234.4272 10181.558 C 7235.124 10171.468 7259.6235 10084.572 7259.832 10091.452 C 7259.963 10095.761 7256.671 10118.092 7252.518 10141.075 C 7248.365 10164.06 7244.886 10183.452 7244.786 10184.17 C 7244.3145 10187.544 7234.19 10184.991 7234.4272 10181.558 z M 7359.5215 10097.596 C 7359.5215 10092.356 7365.056 10069.4375 7371.8213 10046.666 C 7378.586 10023.895 7385.726 9992.335 7387.688 9976.534 C 7392.201 9940.194 7400.5444 9913.852 7407.541 9913.852 C 7414.339 9913.852 7408.5483 9964.286 7398.4707 9992.849 C 7394.537 10003.997 7388.7734 10027.807 7385.663 10045.757 C 7379.1816 10083.154 7370.764 10107.123 7364.112 10107.123 C 7361.587 10107.123 7359.5215 10102.835 7359.5215 10097.596 z M 7260.9736 10073.17 C 7260.79 10067.423 7264.1147 10047.443 7268.3594 10028.769 C 7272.604 10010.096 7278.5347 9980.712 7281.5376 9963.475 C 7288.206 9925.196 7299.58 9909.946 7295.173 9945.192 C 7289.2734 9992.37 7261.688 10095.597 7260.9736 10073.17 z M 7302.063 9867.147 C 7302.063 9861.57 7304.413 9855.556 7307.286 9853.78 C 7310.2485 9851.949 7312.5093 9856.338 7312.5093 9863.92 C 7312.5093 9871.271 7310.159 9877.286 7307.286 9877.286 C 7304.413 9877.286 7302.063 9872.724 7302.063 9867.147 z M 5509.8345 11403.592 C 5512.6064 11398.412 5518.6855 11369.617 5523.3423 11339.603 C 5527.9995 11309.59 5533.9014 11273.279 5536.457 11258.915 C 5546.263 11203.804 5547.9404 11206.169 5494.857 11200.242 C 5461.532 11196.521 5439.607 11190.77 5418.9893 11180.338 C 5400.7505 11171.109 5388.1567 11167.5 5385.047 11170.609 C 5382.3276 11173.329 5371.8 11217.622 5361.651 11269.04 C 5339.705 11380.228 5337.9033 11375.043 5405.524 11395.357 C 5430.1587 11402.759 5452.6655 11409.573 5455.5386 11410.5 C 5458.411 11411.427 5470.6694 11412.37 5482.7783 11412.597 C 5498.9307 11412.899 5506.1367 11410.501 5509.8345 11403.592 z M 6795.2646 11409.637 C 6824.4233 11403.806 6833.1743 11382.747 6830.14 11325.713 C 6828.7324 11299.247 6826.0728 11275.152 6824.23 11272.171 C 6822.368 11269.158 6802.375 11266.75 6779.232 11266.75 C 6753.6494 11266.75 6730.1987 11263.664 6718.439 11258.751 C 6685.3115 11244.909 6683.943 11247.819 6688.2354 11322.9795 C 6690.3247 11359.567 6694.1343 11393.469 6696.701 11398.313 C 6703.0454 11410.291 6759.543 11416.781 6795.2646 11409.637 z M 6429.73 11397.898 C 6429.73 11392.459 6425.616 11386.453 6420.589 11384.553 C 6399.4253 11376.549 6377.564 11357.609 6377.5303 11347.247 C 6377.492 11335.74 6395.983 11324.209 6414.4736 11324.209 C 6425.7656 11324.209 6435.9854 11304.827 6430.272 11294.248 C 6428.3545 11290.697 6415.6245 11280.714 6401.982 11272.0625 C 6362.4595 11246.998 6363.3735 11232.466 6405.125 11222.127 C 6426.157 11216.92 6427.1875 11215.733 6428.711 11194.986 C 6430.174 11175.056 6428.8984 11172.564 6413.0405 11164.363 C 6385.0464 11149.888 6367.0474 11134.787 6367.0474 11125.776 C 6367.0474 11113.24 6377.7896 11104.82 6393.7827 11104.82 C 6432.5347 11104.82 6435.6143 11083.284 6401.0005 11054.35 C 6388.0723 11043.544 6377.4946 11030.581 6377.4946 11025.544 C 6377.4946 11015.224 6392.3853 11005.572 6408.309 11005.572 C 6420.0176 11005.572 6429.73 10991.398 6429.73 10974.3125 C 6429.73 10967.637 6416.255 10949.917 6395.706 10929.568 C 6359.904 10894.116 6343.222 10888.022 6322.817 10902.943 C 6313.5884 10909.691 6313.291 10920.285 6316.2026 11138.655 C 6318.305 11296.305 6321.0635 11369.127 6325.088 11373.179 C 6331.7534 11379.892 6406.782 11406.758 6420.589 11407.377 C 6426.2197 11407.629 6429.73 11403.987 6429.73 11397.898 z M 18298.645 11363.955 C 18322.506 11354.212 18358.486 11338.676 18378.596 11329.429 C 18398.707 11320.182 18436.316 11303.23 18462.174 11291.76 C 18524.348 11264.176 18736.254 11158.793 18749.186 11149.025 C 18762.742 11138.786 18754.582 11130.98 18726.37 11127.196 C 18702.322 11123.971 18715.834 11118.468 18498.738 11219.908 C 18432.66 11250.784 18357.725 11284.646 18332.215 11295.158 C 18277.828 11317.568 18236.838 11337.82 18232.871 11344.237 C 18228.574 11351.189 18241.594 11381.668 18248.86 11381.668 C 18252.379 11381.668 18274.781 11373.696 18298.645 11363.955 z M 6902.336 11253.529 C 6916.6323 11249.192 6931.2563 11246.768 6934.8325 11248.14 C 6947.7505 11253.098 6957.308 11235.419 6957.308 11206.5625 C 6957.308 11177.507 6948.4062 11125.987 6942.2285 11119.288 C 6938.8647 11115.642 6879.006 11134.228 6863.8677 11143.619 C 6852.28 11150.808 6860.8574 11261.674 6872.9844 11261.47 C 6874.832 11261.439 6888.04 11257.865 6902.336 11253.529 z M 6814.912 11218.698 C 6820.641 11213.944 6821.6294 11205.515 6819.0464 11183.446 C 6814.138 11141.508 6812.473 11138.002 6793.8984 11130.482 C 6784.6567 11126.741 6771.071 11119.319 6763.707 11113.988 C 6753.0903 11106.305 6742.815 11104.622 6714.083 11105.865 L 6677.8486 11107.432 L 6679.4595 11159.667 C 6680.346 11188.396 6682.9785 11213.831 6685.31 11216.187 C 6691.458 11222.397 6757.526 11229.699 6784.404 11227.138 C 6797.043 11225.934 6810.772 11222.136 6814.912 11218.698 z M 14119.936 11223.655 C 14128.78 11216.752 14185.9795 11121.713 14210.096 11073.851 C 14229.221 11035.896 14239.618 11005.572 14233.507 11005.572 C 14227.127 11005.572 14007.443 11197.328 13997.425 11211.644 C 13987.12 11226.365 13995.765 11228.779 14061.641 11229.579 C 14094.491 11229.978 14114.434 11227.951 14119.936 11223.655 z M 5773.3613 11188.546 C 5776.3286 11173.71 5783.623 11099.106 5789.227 11026.287 C 5790.672 11007.514 5790.227 10989.739 5788.238 10986.787 C 5786.249 10983.836 5770.5186 10978.405 5753.281 10974.722 C 5736.043 10971.036 5704.735 10962.329 5683.707 10955.371 C 5662.6787 10948.413 5643.5576 10943.905 5641.215 10945.353 C 5638.873 10946.801 5635.424 10959.179 5633.5513 10972.861 C 5631.678 10986.543 5627.9614 11008.315 5625.291 11021.243 C 5615.424 11069.026 5603.5977 11157.853 5606.201 11164.637 C 5610.468 11175.757 5658.6885 11189.193 5709.4 11193.395 C 5735.056 11195.519 5757.58 11198.79 5759.452 11200.663 C 5766.186 11207.396 5770.31 11203.803 5773.3613 11188.546 z M 5546.5737 11146.984 C 5557.345 11136.214 5563.8643 11104.253 5564.71 11058.072 L 5565.233 11029.528 L 5516.4253 11018.108 C 5489.5815 11011.829 5459.631 11002.389 5449.8696 10997.132 C 5434.2544 10988.723 5431.222 10988.499 5424.6377 10995.268 C 5415.972 11004.175 5395.4673 11086.828 5395.4673 11112.849 C 5395.4673 11130.262 5396.014 11130.675 5435.95 11143.533 C 5486.846 11159.918 5532.2246 11161.334 5546.5737 11146.984 z M 18830.549 11109.985 C 18853.469 11098.461 18872.22 11086.554 18872.22 11083.523 C 18872.22 11070.962 18860.643 11057.83 18849.836 11058.14 C 18843.475 11058.321 18825.34 11064.911 18809.537 11072.784 C 18786.191 11084.416 18781.055 11089.312 18782.115 11098.915 C 18782.832 11105.414 18780.986 11115.279 18778.014 11120.835 C 18769.584 11136.586 18783.262 11133.761 18830.549 11109.985 z M 6900.656 11083.131 C 6908.2817 11077.822 6916.928 11073.479 6919.871 11073.479 C 6932.991 11073.479 6942.294 11056.25 6939.2935 11037.508 C 6937.631 11027.126 6934.0073 10997.476 6931.2407 10971.619 C 6923.49 10899.193 6916.5815 10858.285 6911.1865 10852.891 C 6908.117 10849.822 6900.656 10850.824 6891.3086 10855.559 C 6883.0776 10859.7295 6867.611 10864.722 6856.938 10866.653 C 6846.265 10868.584 6836.112 10872.466 6834.3735 10875.277 C 6827.741 10886.008 6850.8555 11089.618 6859.3228 11095.039 C 6866.503 11099.636 6884.3203 11094.503 6900.656 11083.131 z M 6767.9707 11062.278 C 6784.1743 11059.198 6797.3276 11053.471 6800.0923 11048.293 C 6804.4214 11040.187 6798.602 10950.016 6792.68 10933.423 C 6790.921 10928.497 6783.976 10927.477 6767.993 10929.802 C 6755.5664 10931.608 6730.7407 10929.843 6711.7256 10925.8 C 6693.0103 10921.82 6674.7935 10919.532 6671.243 10920.715 C 6658.6484 10924.913 6667.287 11060.027 6680.6934 11068.513 C 6688.607 11073.521 6721.0205 11071.206 6767.9707 11062.278 z M 7008.992 10955.949 C 7023.8335 10888.161 7030.987 10842.833 7046.0874 10720.89 C 7054.074 10656.402 7059.2812 10622.781 7073.9976 10540.677 C 7080.9497 10501.892 7088.3267 10449.361 7090.3906 10423.94 C 7092.455 10398.5205 7096.324 10370.313 7098.989 10361.258 C 7101.653 10352.203 7106.0854 10321.697 7108.839 10293.466 C 7111.5913 10265.235 7118.504 10213.522 7124.199 10178.548 C 7129.8945 10143.573 7140.5156 10057.643 7147.8013 9987.591 C 7155.088 9917.539 7163.6416 9844.671 7166.811 9825.66 C 7169.981 9806.65 7173.2446 9767.592 7174.065 9738.862 C 7174.8853 9710.133 7178.0806 9654.895 7181.166 9616.109 C 7184.251 9577.324 7186.966 9499.754 7187.197 9443.732 C 7187.428 9387.709 7189.727 9297.212 7192.306 9242.625 C 7199.21 9096.474 7185.617 8667.903 7174.0854 8668.145 C 7166.7544 8668.298 7133.6406 8779.663 7085.587 8965.777 C 7072.977 9014.617 7048.54 9107.466 7031.284 9172.107 C 7014.0264 9236.749 6991.476 9321.37 6981.1714 9360.155 C 6958.1006 9446.991 6940.9194 9507.4 6918.0327 9582.156 C 6908.357 9613.758 6896.9404 9653.719 6892.6636 9670.956 C 6878.412 9728.393 6831.991 9888.33 6826.7075 9898.204 C 6823.841 9903.56 6821.496 9912.307 6821.496 9917.643 C 6821.496 9922.978 6812.9443 9956.629 6802.493 9992.421 C 6770.873 10100.705 6759.4595 10141.948 6732.4443 10245.546 C 6718.2104 10300.133 6699.414 10369.475 6690.6763 10399.641 C 6681.9375 10429.808 6668.9956 10474.469 6661.917 10498.889 C 6616.3667 10656.02 6612.9253 10671.266 6623.0015 10671.266 C 6633.6 10671.266 6649.119 10692.611 6649.119 10707.19 C 6649.119 10733.033 6659.345 10736.746 6712.1616 10730.079 C 6737.738 10726.852 6761.3467 10722.553 6764.625 10720.525 C 6771.2217 10716.449 6768.979 10668.396 6756.354 10543.289 C 6741.768 10398.755 6736.706 10331.984 6739.7344 10324.093 C 6743.095 10315.334 6761.6045 10313.125 6766.415 10320.909 C 6769.8423 10326.456 6775.416 10368.366 6790.4062 10501.312 C 6796.2256 10552.92 6803.566 10596.739 6806.718 10598.6875 C 6809.8696 10600.635 6819.757 10600.133 6828.6904 10597.57 C 6837.624 10595.009 6854.067 10592.912 6865.2305 10592.912 L 6885.5283 10592.912 L 6882.076 10557.654 C 6880.1772 10538.261 6875.306 10485.96 6871.252 10441.43 C 6862.6597 10347.06 6850.313 10227.757 6842.601 10164.581 C 6817.9062 9962.298 6817.8296 9959.165 6837.4297 9952.944 C 6852.8945 9948.036 6863.2812 9959.334 6863.3057 9981.091 C 6863.317 9991.513 6866.7026 10021.195 6870.8296 10047.052 C 6880.192 10105.72 6888.776 10181.332 6894.5464 10255.993 C 6900.4277 10332.076 6918.826 10517.126 6928.304 10595.523 C 6950.752 10781.214 6958.467 10842.685 6967.86 10910.694 C 6973.5483 10951.883 6978.2026 10993.414 6978.2026 11002.985 C 6978.2026 11024.325 6983.4033 11039.09 6988.897 11033.348 C 6991.144 11030.999 7000.186 10996.17 7008.992 10955.949 z M 19037.14 11008.959 C 19062.79 10996.456 19103.754 10973.297 19128.174 10957.493 C 19152.594 10941.688 19200.781 10914.231 19235.258 10896.477 C 19269.732 10878.722 19303.816 10859.531 19310.998 10853.832 L 19324.057 10843.47 L 19308.387 10849.1455 C 19299.768 10852.267 19280.963 10861.429 19266.6 10869.505 C 19252.234 10877.581 19231.078 10887.18 19219.588 10890.836 C 19208.096 10894.492 19190.465 10901.665 19180.41 10906.773 C 19170.355 10911.883 19126.955 10931.589 19083.967 10950.566 C 19026.094 10976.114 19001.35 10989.935 18988.637 11003.8125 C 18956.03 11039.412 18971.336 11041.036 19037.14 11008.959 z M 18621.49 11001.109 C 18621.49 10998.655 18605.393 10982.339 18585.715 10964.851 C 18566.037 10947.363 18527.842 10908.159 18500.834 10877.7295 C 18473.824 10847.301 18437.621 10811.417 18420.385 10797.986 C 18403.146 10784.556 18373.764 10760.423 18355.09 10744.357 C 18336.416 10728.293 18288.367 10687.058 18248.316 10652.724 C 18152.88 10570.914 18062.262 10484.359 17994.545 10410.333 C 17964.445 10377.429 17906.908 10318.779 17866.688 10280.001 C 17763.164 10180.19 17289.758 9703.905 17188.668 9597.857 C 17095.771 9500.405 16978.273 9379.028 16921.053 9321.407 C 16900.848 9301.062 16875.055 9272.66 16863.734 9258.296 C 16852.416 9243.932 16806.557 9193.394 16761.828 9145.989 C 16717.1 9098.586 16675.473 9053.222 16669.326 9045.183 C 16647.955 9017.238 16544.91 8902.875 16508.35 8866.529 C 16468.525 8826.936 16398.473 8749.467 16357.203 8699.377 C 16343.0 8682.139 16314.832 8650.369 16294.606 8628.776 C 16213.323 8541.994 16120.768 8438.494 16099.358 8410.439 C 16086.8955 8394.1045 16058.585 8359.585 16036.447 8333.728 C 16014.3125 8307.872 15988.075 8276.197 15978.146 8263.341 C 15955.053 8233.4375 15877.899 8148.4414 15688.079 7943.7783 C 15536.761 7780.6304 15461.995 7696.5283 15377.667 7594.6147 C 15272.072 7466.998 15243.631 7431.827 15134.771 7294.267 C 15071.568 7214.397 14999.873 7124.971 14975.453 7095.5444 C 14951.034 7066.117 14913.425 7018.983 14891.878 6990.8003 C 14870.33 6962.618 14840.799 6925.3394 14826.252 6907.959 C 14811.705 6890.579 14795.372 6869.3066 14789.954 6860.6875 C 14784.538 6852.069 14769.97 6832.0894 14757.584 6816.2876 C 14729.86 6780.9233 14639.819 6664.6206 14601.889 6615.1807 C 14586.46 6595.0703 14561.853 6563.337 14547.206 6544.663 C 14532.559 6525.989 14496.8 6478.977 14467.743 6440.1924 C 14438.687 6401.407 14402.937 6355.8403 14388.301 6338.932 C 14373.663 6322.0234 14347.584 6289.945 14330.346 6267.6455 C 14313.109 6245.346 14283.726 6207.565 14265.053 6183.688 C 14246.378 6159.811 14221.697 6126.897 14210.206 6110.545 C 14198.713 6094.194 14164.496 6048.2583 14134.167 6008.4673 C 14046.723 5893.7407 13998.603 5829.7686 13962.086 5779.6997 C 13943.412 5754.095 13868.193 5652.7793 13794.933 5554.553 C 13721.672 5456.3276 13645.277 5351.908 13625.167 5322.5107 C 13605.056 5293.114 13568.343 5241.6787 13543.581 5208.213 C 13518.818 5174.746 13481.511 5120.332 13460.673 5087.2935 C 13414.919 5014.746 13356.712 4929.736 13306.879 4862.681 C 13286.597 4835.3877 13246.487 4779.658 13217.747 4738.837 C 13189.009 4698.0166 13137.07 4625.148 13102.329 4576.907 C 13067.588 4528.667 13013.742 4451.5874 12982.67 4405.6206 C 12896.783 4278.5566 12843.32 4203.699 12840.485 4206.5347 C 12839.08 4207.94 12852.037 4236.856 12869.279 4270.7905 C 12886.522 4304.726 12926.091 4384.204 12957.21 4447.4087 C 12988.328 4510.6143 13019.736 4572.9043 13027.005 4585.833 C 13034.274 4598.761 13046.951 4624.6177 13055.178 4643.292 C 13063.404 4661.966 13101.422 4740.711 13139.659 4818.281 C 13205.387 4951.6157 13241.44 5030.693 13280.172 5126.4697 C 13289.467 5149.4536 13310.364 5195.2285 13326.612 5228.192 C 13342.859 5261.1553 13356.154 5291.866 13356.154 5296.439 C 13356.154 5301.011 13366.526 5324.579 13379.203 5348.812 C 13391.879 5373.0444 13409.712 5411.6753 13418.833 5434.659 C 13427.954 5457.6426 13443.066 5491.7266 13452.415 5510.401 C 13461.767 5529.075 13473.642 5557.282 13478.806 5573.083 C 13488.806 5603.6816 13530.993 5709.645 13539.514 5725.566 C 13542.316 5730.8037 13552.515 5756.8145 13562.176 5783.3687 C 13571.837 5809.923 13589.568 5857.5054 13601.58 5889.108 C 13613.594 5920.7104 13628.16 5959.495 13633.95 5975.2964 C 13639.74 5991.0977 13649.848 6016.954 13656.41 6032.7554 C 13662.974 6048.5566 13669.946 6068.537 13671.905 6077.156 C 13673.864 6085.7744 13684.584 6117.508 13695.725 6147.6733 C 13706.866 6177.8394 13722.245 6223.6763 13729.901 6249.532 C 13737.556 6275.389 13753.889 6322.4014 13766.199 6354.0034 C 13778.506 6385.606 13793.868 6427.9165 13800.334 6448.028 C 13806.8 6468.138 13823.51 6511.9883 13837.466 6545.472 C 13851.42 6578.9565 13862.839 6608.6035 13862.839 6611.354 C 13862.839 6614.105 13870.063 6633.7207 13878.894 6654.945 C 13887.723 6676.169 13903.3 6719.3906 13913.507 6750.993 C 13923.717 6782.595 13940.122 6831.9585 13949.963 6860.6875 C 13959.806 6889.417 13972.614 6928.2026 13978.424 6946.8765 C 13984.232 6965.5503 14002.008 7017.2637 14017.924 7061.7944 C 14033.839 7106.3247 14051.118 7158.0386 14056.323 7176.712 C 14067.599 7217.1636 14098.516 7309.791 14119.439 7365.802 C 14127.703 7387.922 14134.463 7409.377 14134.463 7413.4814 C 14134.463 7417.5854 14138.315 7430.0444 14143.024 7441.1694 C 14147.733 7452.2935 14158.136 7484.9014 14166.139 7513.6313 C 14174.143 7542.361 14192.62 7604.38 14207.2 7651.451 C 14221.781 7698.523 14233.711 7740.234 14233.711 7744.142 C 14233.711 7748.05 14243.176 7784.7554 14254.744 7825.711 C 14266.313 7866.665 14282.926 7926.0303 14291.662 7957.633 C 14300.399 7989.2354 14317.835 8046.8247 14330.408 8085.6094 C 14342.982 8124.395 14359.502 8179.634 14367.12 8208.362 C 14374.735 8237.092 14391.28 8294.682 14403.884 8336.34 C 14416.488 8377.998 14435.156 8442.64 14445.369 8479.987 C 14466.566 8557.505 14480.632 8605.229 14497.713 8657.588 C 14512.349 8702.463 14534.266 8783.495 14542.214 8822.129 C 14545.465 8837.931 14558.293 8886.118 14570.722 8929.213 C 14583.149 8972.307 14597.209 9024.0205 14601.96 9044.13 C 14606.711 9064.241 14613.933 9091.273 14618.006 9104.201 C 14622.08 9117.13 14631.157 9159.908 14638.179 9199.266 C 14645.198 9238.623 14653.178 9275.057 14655.91 9280.231 C 14662.669 9293.025 14677.72 9353.107 14677.676 9367.106 C 14677.627 9382.759 14721.2295 9558.358 14743.825 9633.508 C 14754.044 9667.497 14764.226 9709.809 14766.451 9727.532 C 14768.675 9745.255 14774.309 9775.035 14778.973 9793.709 C 14783.635 9812.384 14790.71 9845.292 14794.693 9866.839 C 14798.68 9888.387 14808.194 9931.872 14815.841 9963.475 C 14852.45 10114.793 14861.095 10158.485 14863.377 10203.758 C 14865.048 10236.889 14875.901 10304.443 14882.132 10320.489 L 14886.893 10332.75 L 14948.15 10328.325 C 15078.399 10318.915 15312.511 10325.416 15461.244 10342.571 C 15559.771 10353.937 15666.822 10363.553 15747.538 10368.286 C 15794.391 10371.034 15834.351 10374.269 15836.337 10375.475 C 15838.325 10376.68 15883.437 10380.352 15936.588 10383.635 C 15989.737 10386.917 16049.677 10391.792 16069.787 10394.466 C 16089.898 10397.141 16138.086 10403.152 16176.87 10407.824 C 16323.203 10425.454 16501.215 10452.573 16586.92 10470.293 C 16691.83 10491.984 16760.727 10504.706 16853.32 10519.482 C 16967.225 10537.661 17121.92 10566.032 17179.791 10579.359 C 17269.549 10600.029 17387.797 10629.807 17443.58 10645.785 C 17472.309 10654.015 17519.32 10665.74 17548.05 10671.84 C 17576.781 10677.939 17614.39 10685.915 17631.629 10689.563 C 17733.934 10711.217 17795.291 10726.027 17880.59 10749.659 C 17933.275 10764.256 18001.064 10783.044 18031.229 10791.41 C 18061.395 10799.775 18116.635 10814.797 18153.982 10824.792 C 18266.668 10854.946 18438.656 10921.252 18548.287 10976.806 C 18575.516 10990.604 18609.225 11004.421 18617.572 11005.205 C 18619.727 11005.407 18621.49 11003.564 18621.49 11001.109 z M 15907.865 10216.831 C 15906.086 10213.95 15905.6 10209.83 15906.787 10207.676 C 15927.8125 10169.493 16006.493 10040.19 16031.543 10002.651 C 16054.61 9968.082 16068.208 9952.521 16076.363 9951.358 C 16101.944 9947.711 16088.695 9973.552 16008.344 10084.0205 C 15967.043 10140.803 15931.363 10196.707 15931.363 10204.635 C 15931.363 10213.686 15912.102 10223.684 15907.865 10216.831 z M 15692.943 10107.752 C 15697.057 10086.201 15810.846 9852.995 15864.254 9756.658 C 15885.605 9718.142 15908.851 9675.461 15915.906 9661.814 C 15928.015 9638.396 15941.811 9628.814 15941.811 9643.824 C 15941.811 9657.633 15919.339 9714.203 15893.071 9766.532 C 15821.182 9909.737 15760.976 10022.899 15740.172 10053.916 C 15727.537 10072.757 15717.198 10090.851 15717.198 10094.125 C 15717.198 10097.399 15710.983 10105.776 15703.387 10112.741 L 15689.574 10125.404 L 15692.943 10107.752 z M 15134.804 10028.769 C 15136.971 10021.587 15169.854 9953.42 15207.876 9877.286 C 15245.898 9801.153 15291.785 9706.541 15309.845 9667.039 C 15327.905 9627.535 15344.933 9595.215 15347.682 9595.215 C 15354.584 9595.215 15348.366 9618.698 15333.024 9650.583 C 15325.976 9665.234 15320.207 9678.957 15320.207 9681.079 C 15320.207 9683.2 15313.155 9700.172 15304.538 9718.794 C 15295.92 9737.415 15288.867 9753.796 15288.867 9755.196 C 15288.867 9759.294 15242.452 9857.28 15231.033 9877.286 C 15225.296 9887.342 15206.821 9922.601 15189.981 9955.64 C 15173.143 9988.679 15152.952 10021.587 15145.113 10028.769 L 15130.863 10041.828 L 15134.804 10028.769 z M 14920.952 10017.016 C 14929.868 9988.398 14935.249 9978.892 14937.414 9987.937 C 14939.464 9996.485 14925.79 10028.769 14920.12 10028.769 C 14918.565 10028.769 14918.938 10023.48 14920.952 10017.016 z M 15440.351 9998.54 C 15440.351 9993.586 15493.886 9872.078 15542.103 9767.592 C 15561.328 9725.934 15584.833 9674.221 15594.336 9652.674 C 15631.0625 9569.403 15694.95 9440.804 15702.806 9434.337 C 15724.477 9416.496 15714.541 9456.542 15676.364 9540.923 C 15617.657 9670.678 15573.886 9767.924 15562.581 9793.709 C 15531.684 9864.1875 15455.057 10002.528 15446.879 10002.597 C 15443.288 10002.627 15440.351 10000.801 15440.351 9998.54 z M 14944.554 9962.807 C 14943.898 9954.031 14959.966 9917.516 14963.103 9920.653 C 14964.593 9922.143 14961.127 9933.5625 14955.402 9946.029 C 14949.676 9958.497 14944.794 9966.048 14944.554 9962.807 z M 14966.584 9899.437 C 14974.312 9860.801 15094.325 9539.972 15155.349 9394.824 C 15214.531 9254.056 15253.18 9150.198 15288.772 9036.295 C 15317.511 8944.319 15348.672 8826.608 15354.412 8788.321 C 15358.016 8764.303 15367.863 8750.775 15377.4375 8756.694 C 15380.4375 8758.547 15382.927 8765.214 15382.969 8771.508 C 15383.112 8792.557 15339.459 8953.86 15291.518 9109.425 C 15279.274 9149.152 15238.484 9261.11 15219.198 9307.92 C 15209.139 9332.34 15185.739 9391.1045 15167.201 9438.509 C 15148.664 9485.912 15121.339 9555.74 15106.479 9593.684 C 15091.615 9631.626 15073.859 9678.638 15067.019 9698.154 C 15026.469 9813.836 14955.096 9956.877 14966.584 9899.437 z M 14847.225 9729.076 C 14849.259 9715.074 14857.989 9684.517 14866.626 9661.17 C 14875.262 9637.823 14883.357 9615.446 14884.614 9611.444 C 14885.87 9607.441 14888.066 9605.333 14889.491 9606.758 C 14895.401 9612.668 14857.288 9741.7705 14846.75 9751.545 C 14844.977 9753.188 14845.191 9743.077 14847.225 9729.076 z M 14904.182 9550.41 C 14908.923 9515.816 14929.765 9450.248 14973.785 9331.426 C 15064.007 9087.889 15081.747 9036.273 15118.38 8910.672 C 15131.409 8865.998 15144.375 8823.383 15147.194 8815.97 C 15150.013 8808.558 15165.602 8748.838 15181.837 8683.26 C 15198.073 8617.682 15215.249 8556.871 15220.005 8548.125 L 15228.653 8532.223 L 15230.274 8545.528 C 15231.167 8552.846 15225.615 8589.28 15217.935 8626.493 C 15210.258 8663.706 15202.063 8703.556 15199.728 8715.048 C 15197.394 8726.539 15191.79 8746.29 15187.276 8758.938 C 15182.765 8771.588 15174.294 8802.145 15168.451 8826.845 C 15156.7295 8876.406 15125.65 8982.512 15110.926 9023.236 C 15105.73 9037.602 15092.886 9074.036 15082.378 9104.201 C 15071.871 9134.367 15052.706 9187.256 15039.788 9221.731 C 15026.869 9256.206 15009.622 9304.394 15001.458 9328.814 C 14950.879 9480.1 14913.532 9574.321 14904.138 9574.321 C 14902.358 9574.321 14902.379 9563.561 14904.182 9550.41 z M 15411.825 9425.449 C 15417.041 9399.357 15430.466 9365.379 15435.559 9365.379 C 15443.065 9365.379 15441.233 9378.208 15430.217 9402.816 C 15415.445 9435.807 15407.8955 9445.097 15411.825 9425.449 z M 15440.351 9342.141 C 15440.351 9334.626 15443.508 9320.914 15447.365 9311.67 C 15451.225 9302.425 15462.064 9269.011 15471.451 9237.417 C 15497.392 9150.124 15518.703 9111.18 15518.703 9151.07 C 15518.703 9177.8 15457.156 9350.2 15446.325 9353.811 C 15442.855 9354.968 15440.351 9350.073 15440.351 9342.141 z M 14844.865 9282.332 C 14844.865 9273.093 14882.905 9125.948 14909.822 9031.071 C 14924.9 8977.922 14950.725 8881.548 14967.209 8816.906 C 14983.692 8752.265 15000.547 8687.623 15004.668 8673.258 C 15026.93 8595.632 15054.723 8468.365 15062.095 8410.31 C 15073.192 8322.911 15073.687 8320.731 15083.22 8317.073 C 15092.949 8313.339 15101.933 8325.219 15097.792 8336.34 C 15095.302 8343.023 15087.155 8389.608 15078.148 8448.6455 C 15066.704 8523.676 15049.667 8607.584 15029.616 8687.685 C 15016.499 8740.082 15001.39 8802.933 14996.041 8827.354 C 14990.691 8851.773 14981.733 8887.032 14976.135 8905.706 C 14970.536 8924.381 14958.283 8969.042 14948.907 9004.954 C 14939.531 9040.866 14925.513 9090.229 14917.755 9114.648 C 14909.998 9139.068 14897.255 9180.204 14889.439 9206.06 C 14875.16 9253.295 14858.59 9287.025 14849.663 9287.025 C 14847.024 9287.025 14844.865 9284.913 14844.865 9282.332 z M 14769.468 9005.511 C 14767.882 9002.942 14770.093 8990.895 14774.383 8978.736 C 14778.674 8966.576 14782.184 8951.496 14782.184 8945.225 C 14782.184 8938.953 14785.836 8929.259 14790.301 8923.682 C 14797.773 8914.35 14798.159 8916.456 14795.13 8950.106 C 14793.319 8970.217 14790.585 8991.961 14789.056 8998.425 C 14786.272 9010.185 14774.898 9014.299 14769.468 9005.511 z M 14813.525 8801.176 C 14813.525 8791.819 14815.747 8775.666 14818.467 8765.277 C 14823.406 8746.399 14838.512 8652.511 14863.533 8485.211 C 14870.836 8436.371 14878.871 8387.008 14881.389 8375.517 C 14883.903 8364.024 14888.704 8335.817 14892.052 8312.834 C 14895.401 8289.851 14901.259 8252.241 14905.064 8229.258 C 14921.412 8130.6016 14925.006 8085.6494 14917.645 8071.895 C 14912.083 8061.505 14911.959 8057.0 14917.036 8050.0107 C 14920.552 8045.17 14926.938 8033.5703 14931.2295 8024.233 C 14940.523 8004.0083 14953.08 8002.152 14957.643 8020.329 C 14961.537 8035.853 14959.63 8050.3174 14944.551 8119.563 C 14938.296 8148.292 14927.507 8216.46 14920.577 8271.045 C 14900.019 8432.994 14891.59 8495.18 14889.044 8503.71 C 14887.723 8508.14 14884.503 8528.12 14881.89 8548.111 C 14865.377 8674.446 14836.797 8798.871 14821.343 8811.696 C 14814.672 8817.232 14813.525 8815.687 14813.525 8801.176 z M 14655.673 8575.802 C 14652.301 8565.685 14662.388 8529.61 14668.589 8529.61 C 14671.754 8529.61 14672.71 8538.221 14670.976 8551.138 C 14667.872 8574.285 14659.608 8587.6045 14655.673 8575.802 z M 14672.487 8475.171 C 14672.487 8452.781 14704.018 8320.095 14737.75 8200.528 C 14778.278 8056.868 14792.052 7993.664 14800.565 7912.284 C 14809.235 7829.386 14813.408 7811.9287 14825.672 7807.2227 C 14836.251 7803.163 14839.643 7807.761 14839.643 7826.162 C 14839.643 7846.804 14811.054 8007.7217 14792.156 8093.445 C 14769.493 8196.257 14701.6875 8457.039 14693.109 8474.378 C 14681.826 8497.187 14672.487 8497.546 14672.487 8475.171 z M 14528.724 8327.295 C 14530.735 8316.574 14535.11 8303.058 14538.446 8297.259 C 14544.018 8287.575 14544.649 8288.158 14546.203 8304.415 C 14548.561 8329.107 14543.214 8346.787 14533.384 8346.787 C 14526.607 8346.787 14525.745 8343.172 14528.724 8327.295 z M 14550.245 8238.397 C 14556.911 8202.063 14587.354 8078.476 14617.279 7966.2544 C 14646.594 7856.322 14678.202 7724.1577 14688.751 7667.4146 C 14695.546 7630.85 14701.013 7621.031 14709.72 7629.737 C 14729.795 7649.813 14649.306 8001.0435 14583.695 8179.66 C 14574.731 8204.065 14564.793 8231.673 14561.607 8241.01 C 14553.68 8264.257 14545.83 8262.453 14550.245 8238.397 z M 14515.781 7793.513 C 14515.781 7785.126 14521.53 7749.28 14528.556 7713.854 C 14553.255 7589.302 14563.198 7523.504 14566.307 7464.0073 C 14569.822 7396.7334 14574.397 7381.0005 14587.329 7391.732 C 14594.16 7397.402 14594.901 7406.873 14591.954 7450.8345 C 14588.088 7508.463 14570.815 7629.6963 14562.475 7657.726 C 14559.555 7667.5347 14552.63 7697.202 14547.086 7723.6523 C 14532.677 7792.398 14515.781 7830.1016 14515.781 7793.513 z M 14357.091 7696.2046 C 14355.291 7691.514 14355.223 7685.4043 14356.939 7682.626 C 14358.657 7679.848 14362.22 7652.71 14364.86 7622.32 C 14367.498 7591.929 14378.043 7523.3086 14388.288 7469.8296 C 14416.716 7321.4697 14426.481 7252.089 14426.743 7196.6094 C 14426.874 7168.767 14429.143 7144.652 14431.785 7143.019 C 14434.425 7141.387 14440.594 7144.058 14445.49 7148.9546 C 14453.308 7156.773 14453.949 7165.2183 14450.74 7218.215 C 14444.519 7320.947 14403.32 7558.6987 14383.849 7604.2407 C 14380.59 7611.8647 14376.62 7636.721 14375.027 7659.479 C 14372.267 7698.967 14364.361 7715.1523 14357.091 7696.2046 z M 14233.575 7244.051 C 14225.793 7211.6123 14229.68 7092.856 14241.081 7014.782 C 14245.064 6987.4893 14252.295 6931.0757 14257.1455 6889.417 C 14268.1045 6795.305 14271.418 6778.4717 14279.517 6775.7715 C 14289.025 6772.602 14286.829 6822.279 14268.019 7035.677 C 14263.586 7085.9536 14259.93 7145.1265 14259.895 7167.173 C 14259.83 7206.093 14251.468 7258.4326 14243.903 7267.241 C 14241.856 7269.628 14237.207 7259.1924 14233.575 7244.051 z M 14064.034 6922.2705 C 14050.968 6871.456 14048.921 6803.5996 14057.939 6720.298 C 14065.302 6652.3096 14071.35 6631.3003 14080.836 6640.77 C 14085.227 6645.1553 14086.155 6770.906 14082.554 6873.747 C 14081.296 6909.658 14081.296 6942.273 14082.554 6946.223 C 14083.812 6950.1733 14082.21 6954.38 14078.996 6955.571 C 14075.534 6956.854 14069.44 6943.2944 14064.034 6922.2705 z M 5583.0356 10962.479 C 5586.09 10953.141 5589.211 10927.873 5589.97 10906.325 L 5591.3506 10867.148 L 5547.797 10863.912 C 5510.081 10861.11 5501.0776 10858.445 5480.623 10844.027 C 5467.632 10834.87 5455.787 10828.594 5454.301 10830.08 C 5452.8154 10831.565 5449.5405 10842.865 5447.0244 10855.188 C 5433.9663 10919.148 5431.186 10938.373 5433.952 10945.581 C 5439.441 10959.884 5502.9863 10978.591 5547.8516 10979.111 C 5576.7695 10979.446 5577.6157 10979.047 5583.0356 10962.479 z M 5791.284 10933.278 C 5798.286 10928.835 5809.848 10848.312 5816.303 10759.033 C 5820.491 10701.122 5824.9976 10706.251 5764.647 10700.234 C 5747.9146 10698.565 5725.09 10692.541 5713.9253 10686.846 C 5702.7603 10681.149 5691.364 10676.489 5688.5996 10676.489 C 5681.721 10676.489 5674.435 10702.481 5667.367 10752.23 C 5664.1016 10775.214 5657.853 10815.999 5653.482 10842.864 C 5643.3804 10904.939 5644.53 10906.463 5713.1484 10921.947 C 5740.9673 10928.226 5766.078 10934.145 5768.9517 10935.102 C 5778.0835 10938.145 5784.4346 10937.625 5791.284 10933.278 z M 6773.673 10882.277 C 6781.68 10876.669 6784.446 10871.058 6782.0405 10865.301 C 6780.064 10860.571 6778.1436 10838.602 6777.7715 10816.4795 C 6777.3525 10791.526 6774.55 10773.711 6770.3877 10769.55 C 6760.4287 10759.593 6667.408 10758.451 6659.328 10768.188 C 6654.921 10773.499 6654.4727 10788.911 6657.7075 10823.949 L 6662.1777 10872.372 L 6680.4604 10881.505 C 6704.2603 10893.395 6757.175 10893.833 6773.673 10882.277 z M 6419.2827 10872.931 C 6419.2827 10868.929 6415.5645 10864.228 6411.02 10862.484 C 6395.4355 10856.504 6391.5537 10859.322 6401.0005 10869.76 C 6412.04 10881.959 6419.2827 10883.216 6419.2827 10872.931 z M 6335.706 10853.781 C 6335.706 10850.739 6333.3555 10849.702 6330.4824 10851.478 C 6327.61 10853.254 6325.2593 10855.743 6325.2593 10857.01 C 6325.2593 10858.276 6327.61 10859.313 6330.4824 10859.313 C 6333.3555 10859.313 6335.706 10856.824 6335.706 10853.781 z M 6882.8013 10818.425 C 6894.972 10813.62 6905.8013 10807.339 6906.867 10804.466 C 6907.933 10801.593 6906.7 10783.964 6904.1274 10765.289 C 6901.555 10746.615 6896.55 10706.654 6893.0034 10676.489 C 6887.846 10632.613 6885.013 10622.0625 6878.8384 10623.741 C 6874.593 10624.897 6857.7925 10628.422 6841.503 10631.577 C 6825.2144 10634.731 6810.266 10638.94 6808.2856 10640.931 C 6806.304 10642.92 6807.342 10672.302 6810.5894 10706.225 C 6823.891 10845.149 6822.11 10842.382 6882.8013 10818.425 z M 6218.651 10814.923 C 6226.3013 10803.246 6226.784 10786.617 6223.2437 10656.91 C 6221.068 10577.181 6218.8447 10486.091 6218.304 10454.488 C 6216.6987 10360.602 6217.687 10365.36 6197.282 10353.321 C 6187.227 10347.388 6179.0 10338.937 6179.0 10334.538 C 6179.0 10330.14 6187.1577 10317.511 6197.129 10306.474 L 6215.259 10286.407 L 6209.8423 10075.317 C 6206.864 9959.218 6203.3413 9858.856 6202.014 9852.29 C 6200.6787 9845.678 6193.7104 9838.112 6186.3955 9835.33 C 6165.549 9827.405 6144.409 9841.54 6129.177 9873.587 C 6117.923 9897.267 6115.003 9916.021 6106.643 10018.322 L 6097.0386 10135.853 L 6109.0327 10171.27 C 6115.6284 10190.748 6131.7197 10229.261 6144.789 10256.851 C 6157.859 10284.442 6168.5527 10312.689 6168.5527 10319.622 C 6168.5527 10327.528 6159.8823 10341.023 6145.3 10355.815 C 6115.0186 10386.53 6102.8193 10420.191 6098.177 10485.837 C 6093.525 10551.618 6105.3003 10642.609 6127.3916 10711.573 C 6140.3267 10751.953 6147.2354 10764.876 6166.7163 10785.125 C 6179.7144 10798.636 6192.5796 10813.804 6195.3057 10818.83 C 6202.1084 10831.379 6208.5776 10830.296 6218.651 10814.923 z M 5600.717 10815.247 C 5604.854 10811.11 5612.157 10782.457 5617.0 10751.363 C 5627.2266 10685.701 5625.353 10681.713 5584.2817 10681.713 C 5561.8164 10681.713 5518.8584 10662.556 5509.1597 10648.212 C 5495.028 10627.312 5520.9336 10618.763 5551.3613 10634.286 C 5572.685 10645.165 5627.085 10649.721 5632.428 10641.075 C 5637.5684 10632.758 5662.52 10477.667 5660.919 10463.988 C 5659.381 10450.854 5656.712 10449.368 5625.3037 10444.176 C 5606.6294 10441.088 5581.3364 10432.885 5569.097 10425.945 C 5555.393 10418.175 5545.0547 10415.214 5542.185 10418.238 C 5538.2334 10422.401 5505.017 10567.72 5496.886 10616.418 C 5495.447 10625.037 5489.839 10652.069 5484.4233 10676.489 C 5468.1055 10750.073 5458.1353 10808.051 5461.003 10812.69 C 5462.4907 10815.099 5466.672 10815.932 5470.2935 10814.541 C 5473.9155 10813.151 5486.1807 10814.194 5497.55 10816.857 C 5531.502 10824.811 5592.0996 10823.865 5600.717 10815.247 z M 6529.3433 10779.733 C 6535.464 10759.179 6545.034 10724.602 6550.6094 10702.896 C 6556.1846 10681.189 6566.4517 10645.801 6573.4243 10624.254 C 6580.397 10602.707 6591.9297 10562.746 6599.053 10535.453 C 6606.177 10508.161 6618.156 10462.324 6625.674 10433.594 C 6633.1914 10404.864 6647.2188 10355.502 6656.8467 10323.899 C 6666.473 10292.297 6681.6626 10238.233 6690.6 10203.758 C 6699.5376 10169.283 6715.29 10111.692 6725.606 10075.781 C 6735.922 10039.869 6753.39 9975.228 6764.424 9932.133 C 6775.458 9889.039 6791.678 9829.1 6800.468 9798.934 C 6824.545 9716.303 6824.841 9713.334 6809.679 9706.425 C 6793.556 9699.079 6788.3496 9678.966 6777.516 9582.156 C 6766.5283 9483.964 6748.879 9313.307 6742.402 9242.625 C 6737.2324 9186.214 6721.4316 9047.592 6701.32 8882.2 C 6695.73 8836.232 6686.2754 8745.735 6680.3096 8681.094 C 6674.3438 8616.453 6666.231 8537.708 6662.282 8506.105 C 6658.3335 8474.503 6653.698 8431.017 6651.9805 8409.47 C 6650.2637 8387.922 6646.406 8352.663 6643.4077 8331.117 C 6640.4097 8309.569 6629.7793 8227.299 6619.784 8148.292 C 6586.2207 7882.9917 6571.506 7769.814 6565.7915 7733.02 C 6558.92 7688.775 6541.396 7543.987 6531.6514 7450.948 C 6521.739 7356.313 6509.2993 7244.962 6502.7646 7192.383 C 6490.119 7090.634 6488.803 7064.089 6494.6504 7028.6953 C 6501.791 6985.4736 6510.933 6977.407 6532.1226 6995.6333 L 6546.433 7007.9424 L 6550.657 7132.8096 C 6552.9805 7201.487 6558.4517 7289.41 6562.8145 7328.1953 C 6584.896 7524.4946 6615.3174 7781.4707 6622.797 7834.8794 C 6625.815 7856.427 6630.7104 7894.0356 6633.677 7918.456 C 6636.643 7942.876 6643.7505 7999.29 6649.4717 8043.822 C 6659.595 8122.6143 6680.2686 8298.811 6691.149 8399.022 C 6694.1123 8426.315 6697.749 8452.112 6699.232 8456.35 C 6700.7144 8460.586 6708.7944 8531.096 6717.188 8613.037 C 6725.5806 8694.98 6734.826 8778.486 6737.7334 8798.606 C 6740.6406 8818.727 6746.6895 8872.799 6751.175 8918.766 C 6755.66 8964.732 6762.805 9032.899 6767.052 9070.248 C 6771.2993 9107.597 6782.9214 9220.882 6792.879 9321.994 C 6802.8364 9423.106 6813.3813 9521.831 6816.3125 9541.384 C 6819.244 9560.935 6824.173 9593.974 6827.2646 9614.803 C 6830.357 9635.632 6834.807 9652.674 6837.1543 9652.674 C 6842.296 9652.674 6874.6113 9551.945 6894.9688 9472.462 C 6913.11 9401.63 6942.3545 9292.303 6957.1494 9240.014 C 6963.2456 9218.467 6977.79 9162.052 6989.4697 9114.648 C 7026.351 8964.964 7071.0522 8797.146 7112.2197 8653.815 C 7123.113 8615.889 7136.3286 8600.997 7156.4683 8603.953 L 7171.474 8606.155 L 7171.3496 8548.295 C 7171.2817 8516.472 7168.866 8462.228 7165.982 8427.752 C 7159.1655 8346.296 7142.1187 8100.3145 7132.4956 7944.5737 C 7128.324 7877.0596 7122.5693 7804.191 7119.707 7782.644 C 7116.846 7761.0967 7113.0645 7727.0127 7111.3057 7706.903 C 7106.9478 7657.0947 7094.2114 7542.5625 7088.071 7497.9604 C 7085.302 7477.85 7080.5396 7432.013 7077.4893 7396.101 C 7071.7617 7328.69 7060.0015 7233.985 7038.245 7080.076 C 7031.3413 7031.2363 7024.3013 6975.9976 7022.6 6957.323 C 7020.8984 6938.6494 7016.204 6899.8647 7012.167 6871.135 C 7001.629 6796.141 6989.401 6693.81 6986.263 6654.3574 C 6981.7627 6597.7676 6973.667 6525.293 6962.6343 6442.8037 C 6956.87 6399.7095 6948.5435 6336.2437 6944.13 6301.768 C 6922.3765 6131.827 6914.7505 6075.9795 6903.1177 6001.414 C 6896.171 5956.8833 6888.879 5900.152 6886.9136 5875.343 L 6883.341 5830.2363 L 6833.1978 5760.425 C 6805.6196 5722.029 6753.729 5647.127 6717.8853 5593.9775 C 6682.042 5540.8276 6647.793 5491.0264 6641.776 5483.308 C 6635.759 5475.5894 6606.1553 5433.9155 6575.9893 5390.7 C 6545.823 5347.4834 6519.379 5312.0757 6517.2246 5312.0156 C 6512.793 5311.8916 6513.0366 5529.009 6517.867 5884.7783 L 6521.142 6125.9565 L 6533.227 6138.811 C 6546.525 6152.955 6549.4624 6175.9297 6540.1885 6193.258 C 6536.895 6199.411 6534.201 6212.78 6534.201 6222.966 C 6534.201 6233.152 6530.12 6251.5234 6525.132 6263.792 C 6518.8506 6279.2393 6516.269 6298.946 6516.734 6327.886 C 6517.7354 6390.2456 6517.862 6446.9775 6517.0728 6480.675 C 6516.687 6497.194 6516.4937 6541.2676 6516.644 6578.616 C 6517.025 6673.2217 6513.7036 6866.8804 6511.269 6892.0293 C 6510.1567 6903.5205 6508.9844 6916.617 6508.665 6921.1343 C 6508.3447 6925.6494 6492.529 6947.98 6473.519 6970.7573 L 6438.954 7012.1704 L 6442.4067 7226.336 C 6444.306 7344.1274 6446.8423 7482.8125 6448.043 7534.5254 C 6449.2437 7586.2383 6451.5664 7697.8916 6453.2046 7782.644 C 6454.8433 7867.396 6459.5596 8083.6504 6463.686 8263.21 C 6467.811 8442.7705 6472.4307 8703.686 6473.951 8843.023 C 6477.423 9161.165 6481.0034 9412.901 6484.8726 9610.885 C 6486.529 9695.638 6488.8477 9871.932 6490.027 10002.651 C 6491.2046 10133.371 6494.489 10299.088 6497.3237 10370.911 C 6500.1587 10442.735 6502.602 10570.163 6502.7544 10654.084 C 6502.9062 10738.006 6504.4136 10810.273 6506.104 10814.679 C 6511.3276 10828.291 6517.764 10818.612 6529.3433 10779.733 z M 6592.356 10390.495 C 6589.4785 10385.118 6578.7476 10224.549 6568.5083 10033.674 C 6558.2695 9842.798 6547.5073 9647.842 6544.593 9600.438 C 6541.6777 9553.035 6535.78 9442.201 6531.485 9354.141 C 6527.1914 9266.081 6519.1626 9140.323 6513.6436 9074.681 C 6508.125 9009.038 6501.115 8907.143 6498.066 8848.248 C 6495.017 8789.352 6489.9185 8691.487 6486.736 8630.7705 C 6481.02 8521.722 6482.9272 8498.27 6497.512 8498.27 C 6506.6094 8498.27 6508.1294 8508.424 6513.267 8603.555 C 6523.1104 8785.824 6529.331 8887.67 6534.275 8947.494 C 6537.0063 8980.534 6542.857 9060.454 6547.277 9125.095 C 6551.6978 9189.736 6558.6626 9290.8125 6562.755 9349.708 C 6566.8467 9408.604 6571.542 9481.472 6573.1885 9511.638 C 6574.8345 9541.805 6581.907 9654.633 6588.9067 9762.368 C 6595.9053 9870.104 6604.1846 10001.737 6607.3057 10054.887 C 6610.4263 10108.036 6616.236 10200.886 6620.2163 10261.217 C 6625.8267 10346.269 6626.063 10373.831 6621.2695 10383.906 C 6613.548 10400.136 6599.259 10403.393 6592.356 10390.495 z M 6717.5654 9946.202 C 6714.6 9940.662 6709.7163 9905.848 6706.7124 9868.837 C 6703.7075 9831.826 6698.908 9781.565 6696.047 9757.145 C 6693.185 9732.726 6687.2993 9668.083 6682.968 9613.497 C 6671.037 9463.151 6657.09 9320.834 6649.2666 9269.616 C 6643.6177 9232.632 6630.03 9096.369 6612.1953 8897.871 C 6590.5986 8657.493 6586.482 8613.881 6579.1587 8547.894 C 6575.0146 8510.545 6570.133 8460.008 6568.3105 8435.587 C 6566.4873 8411.167 6561.6167 8366.506 6557.486 8336.34 C 6553.3555 8306.174 6545.219 8230.955 6539.4053 8169.186 C 6533.5933 8107.4175 6521.9526 7994.5894 6513.539 7918.456 C 6505.126 7842.323 6495.6543 7744.7734 6492.4917 7701.678 C 6489.3296 7658.585 6484.5273 7599.8203 6481.8213 7571.0903 C 6472.1597 7468.5264 6465.187 7285.426 6470.7324 7279.88 C 6480.608 7270.0044 6491.086 7280.2417 6494.3643 7302.9683 C 6496.158 7315.4067 6503.4478 7399.6274 6510.564 7490.125 C 6532.459 7768.585 6540.1045 7852.3257 6558.0166 8009.8677 C 6562.263 8047.2163 6569.1763 8109.5073 6573.379 8148.292 C 6577.5825 8187.0767 6588.0137 8279.926 6596.5605 8354.622 C 6615.6357 8521.33 6636.2637 8727.039 6643.704 8824.741 C 6650.4507 8913.327 6670.9707 9115.202 6688.0396 9260.908 C 6704.4565 9401.046 6717.5654 9532.085 6727.4937 9655.286 C 6730.503 9692.634 6735.1714 9746.698 6737.8677 9775.427 C 6747.4053 9877.061 6748.349 9915.912 6741.7295 9934.353 C 6734.097 9955.614 6724.992 9960.079 6717.5654 9946.202 z M 6423.488 10784.811 C 6424.8823 10763.107 6423.5835 10759.398 6413.0405 10754.983 C 6406.4185 10752.21 6391.598 10741.712 6380.1064 10731.653 C 6362.5674 10716.302 6360.147 10711.872 6365.0356 10704.067 C 6369.3257 10697.218 6377.575 10694.771 6396.3765 10694.771 C 6421.2295 10694.771 6421.895 10694.364 6421.895 10679.15 C 6421.895 10666.7295 6418.4897 10661.913 6405.275 10655.645 C 6378.9565 10643.159 6350.892 10615.924 6354.5425 10606.412 C 6358.168 10596.964 6360.1333 10596.465 6395.777 10595.922 C 6421.331 10595.532 6421.9307 10595.157 6423.532 10578.544 C 6424.9355 10563.984 6423.074 10560.819 6410.4727 10556.334 C 6387.626 10548.203 6370.306 10537.095 6362.747 10525.724 C 6356.795 10516.769 6357.228 10513.932 6365.87 10505.289 C 6371.389 10499.77 6385.6655 10493.693 6397.594 10491.786 C 6427.769 10486.961 6426.4546 10473.498 6392.7715 10442.4 C 6372.6997 10423.87 6367.1606 10415.61 6369.97 10408.401 C 6372.893 10400.9 6378.2417 10399.238 6395.176 10400.566 C 6414.998 10402.122 6416.795 10401.187 6418.261 10388.544 C 6419.1353 10381.005 6416.1177 10371.104 6411.555 10366.541 C 6393.158 10348.145 6323.9556 10340.104 6317.9824 10355.668 C 6313.425 10367.545 6314.2163 10782.425 6318.8096 10789.395 C 6320.9204 10792.597 6336.5444 10796.927 6353.53 10799.018 C 6370.515 10801.108 6389.3203 10804.831 6395.3184 10807.291 C 6415.9634 10815.759 6421.7983 10811.103 6423.488 10784.811 z M 5823.578 10655.951 C 5825.993 10652.044 5829.512 10633.324 5831.3994 10614.351 C 5833.2856 10595.378 5839.439 10538.875 5845.0723 10488.79 C 5850.7046 10438.704 5853.5117 10396.044 5851.309 10393.989 C 5849.1064 10391.934 5830.8506 10389.322 5810.7397 10388.187 C 5721.0405 10383.119 5722.2915 10347.644 5812.1753 10347.482 C 5852.1685 10347.411 5855.73 10346.526 5859.834 10335.652 C 5865.0024 10321.954 5881.2573 10184.474 5881.2573 10154.452 L 5881.2573 10133.992 L 5851.222 10130.697 C 5834.703 10128.886 5810.9307 10123.72 5798.396 10119.217 C 5780.4053 10112.755 5774.752 10112.41 5771.5586 10117.576 C 5769.3345 10121.177 5760.1055 10172.599 5751.0513 10231.846 C 5741.9976 10291.094 5732.13 10350.671 5729.124 10364.24 C 5726.118 10377.809 5725.1836 10395.8545 5727.048 10404.341 C 5729.2085 10414.179 5727.4463 10425.558 5722.1846 10435.732 C 5713.06 10453.376 5686.3877 10616.491 5688.9688 10638.862 C 5690.4126 10651.377 5693.866 10653.697 5719.3276 10659.27 C 5756.6084 10667.428 5817.687 10665.483 5823.578 10655.951 z M 5671.36 10398.182 C 5674.4106 10394.505 5679.892 10370.8545 5683.539 10345.623 C 5691.279 10292.099 5691.8267 10292.929 5645.573 10288.094 C 5628.535 10286.313 5607.3896 10281.13 5598.5835 10276.576 C 5589.778 10272.022 5579.6226 10269.429 5576.0176 10270.812 C 5569.7236 10273.227 5552.1616 10347.905 5552.17 10372.218 C 5552.174 10382.128 5554.9927 10383.97 5570.1484 10383.97 C 5580.0337 10383.97 5589.552 10386.283 5591.3 10389.111 C 5599.5835 10402.516 5661.904 10409.575 5671.36 10398.182 z M 6105.4824 10326.899 C 6116.4346 10315.947 6115.0674 10299.747 6102.2954 10289.147 C 6091.881 10280.504 6085.161 10291.503 6085.0557 10317.37 C 6084.967 10339.228 6090.55 10341.832 6105.4824 10326.899 z M 6418.209 10299.501 C 6419.2876 10293.899 6409.7285 10284.163 6390.845 10271.629 C 6369.367 10257.373 6361.8237 10249.185 6361.8237 10240.123 C 6361.8237 10225.232 6368.568 10220.64 6395.777 10217.0 C 6414.7656 10214.46 6416.8184 10212.681 6418.2886 10197.493 C 6419.716 10182.74 6417.5728 10179.592 6400.006 10170.626 C 6370.3257 10155.478 6359.6265 10141.882 6366.815 10128.451 C 6370.018 10122.467 6375.494 10117.353 6378.984 10117.09 C 6382.474 10116.825 6392.382 10116.238 6401.0005 10115.783 C 6415.191 10115.035 6416.6714 10113.272 6416.6714 10097.125 C 6416.6714 10082.107 6413.784 10077.73 6398.3887 10069.412 C 6388.3335 10063.98 6374.705 10053.526 6368.1035 10046.182 C 6357.2866 10034.148 6356.8394 10031.724 6363.5825 10021.658 C 6368.733 10013.97 6376.547 10010.469 6388.645 10010.427 C 6425.706 10010.3 6430.561 9989.008 6398.19 9968.572 C 6368.3696 9949.748 6362.0156 9933.67 6376.6016 9913.941 C 6382.838 9905.506 6387.9414 9897.394 6387.9414 9895.914 C 6387.9414 9894.436 6381.0063 9889.639 6372.531 9885.256 C 6354.065 9875.707 6329.7324 9874.902 6321.08 9883.554 C 6311.852 9892.783 6312.102 10270.895 6321.3413 10278.063 C 6324.933 10280.849 6340.7993 10287.241 6356.6006 10292.267 C 6372.402 10297.291 6388.856 10303.487 6393.165 10306.033 C 6404.3613 10312.649 6416.275 10309.542 6418.209 10299.501 z M 5697.1587 10241.628 C 5700.0347 10238.037 5707.8286 10201.316 5714.4795 10160.026 C 5726.3696 10086.206 5726.4043 10084.831 5716.556 10077.631 C 5711.048 10073.603 5697.585 10068.875 5686.6396 10067.124 C 5675.694 10065.374 5657.3745 10057.159 5645.929 10048.869 L 5625.1206 10033.795 L 5619.723 10047.99 C 5614.2793 10062.308 5590.536 10171.713 5585.149 10207.303 C 5582.3247 10225.961 5582.8257 10226.68 5602.466 10232.112 C 5613.5903 10235.19 5626.218 10240.023 5630.5273 10242.854 C 5641.8594 10250.294 5690.943 10249.392 5697.1587 10241.628 z M 5882.5923 10073.895 C 5893.927 10063.392 5896.395 10055.448 5899.2295 10020.353 C 5901.0596 9997.688 5904.917 9963.866 5907.8022 9945.192 C 5910.687 9926.519 5913.9683 9905.252 5915.0923 9897.935 C 5918.118 9878.247 5912.819 9873.781 5883.125 9870.998 C 5866.596 9869.449 5850.752 9864.1455 5841.9375 9857.213 C 5824.5747 9843.555 5820.3896 9843.241 5814.033 9855.118 C 5804.798 9872.374 5779.7964 10060.656 5785.5327 10069.751 C 5792.252 10080.403 5808.8716 10085.048 5842.6245 10085.708 C 5863.853 10086.123 5871.996 10083.715 5882.5923 10073.895 z M 13366.602 10029.454 C 13366.602 10024.083 13363.272 9999.99 13359.203 9975.912 C 13355.134 9951.834 13350.314 9919.205 13348.493 9903.404 C 13345.283 9875.539 13336.54 9827.069 13322.113 9757.145 C 13318.26 9738.47 13311.273 9696.734 13306.585 9664.396 C 13301.899 9632.06 13289.98 9573.5 13280.098 9534.264 C 13270.217 9495.027 13262.131 9456.215 13262.131 9448.014 C 13262.131 9439.8125 13257.243 9410.543 13251.269 9382.97 C 13245.295 9355.396 13238.305 9314.89 13235.734 9292.955 C 13231.365 9255.662 13224.521 9222.721 13202.487 9132.931 C 13197.552 9112.82 13191.276 9086.964 13188.542 9075.472 C 13182.846 9051.535 13168.597 8994.836 13148.798 8917.309 C 13141.256 8887.776 13132.125 8859.57 13128.509 8854.626 C 13120.842 8844.143 13073.046 8843.393 12863.443 8850.465 C 12769.759 8853.626 12738.352 8856.33 12736.404 8861.401 C 12732.9375 8870.439 12820.429 9050.95 12836.334 9067.572 C 12850.033 9081.89 12854.258 9089.772 12973.538 9323.59 C 13018.239 9411.216 13059.228 9489.259 13064.624 9497.0205 C 13070.019 9504.781 13080.458 9524.762 13087.819 9541.421 C 13102.852 9575.434 13176.75 9714.508 13201.06 9754.532 C 13209.784 9768.897 13223.384 9787.702 13231.282 9796.321 C 13243.908 9810.1 13272.578 9866.399 13272.578 9877.415 C 13272.578 9885.786 13357.167 10039.217 13361.782 10039.217 C 13364.433 10039.217 13366.602 10034.822 13366.602 10029.454 z M 5737.401 10017.047 C 5744.6143 9984.564 5776.787 9788.373 5776.787 9776.866 C 5776.787 9767.644 5770.8247 9759.132 5757.198 9748.9 C 5732.1484 9730.091 5729.0137 9725.179 5736.386 9716.295 C 5740.419 9711.437 5748.951 9709.928 5762.2817 9711.716 C 5777.3467 9713.736 5783.278 9712.286 5786.7627 9705.729 C 5789.2925 9700.969 5796.7427 9664.658 5803.3193 9625.04 L 5815.2764 9553.006 L 5790.0537 9529.849 C 5768.0293 9509.628 5765.723 9505.614 5771.8726 9498.207 C 5776.7104 9492.377 5784.034 9490.554 5795.275 9492.377 C 5804.273 9493.837 5814.4155 9493.314 5817.813 9491.216 C 5827.954 9484.947 5834.7324 9454.335 5836.533 9406.677 C 5837.4653 9381.986 5840.5522 9357.306 5843.392 9351.829 C 5850.534 9338.058 5863.238 9276.639 5876.2417 9193.001 C 5882.2725 9154.217 5889.2866 9114.257 5891.8286 9104.201 C 5897.266 9082.694 5917.215 8967.02 5980.559 8589.683 C 6006.12 8437.416 6031.924 8286.977 6037.901 8255.375 C 6056.4756 8157.1577 6058.402 8055.3867 6041.582 8060.841 C 6034.5557 8063.1196 6028.792 8085.792 6006.735 8197.916 C 5979.2676 8337.544 5914.2075 8654.423 5887.155 8780.342 C 5848.753 8959.087 5839.0234 9005.991 5797.2227 9213.8955 C 5774.7734 9325.549 5746.1606 9461.847 5729.7817 9535.145 C 5724.004 9561.0 5713.3853 9611.538 5706.185 9647.45 C 5698.985 9683.362 5682.374 9760.932 5669.272 9819.827 C 5628.657 10002.3955 5625.2036 10019.161 5627.475 10022.711 C 5628.689 10024.605 5653.33 10026.759 5682.2334 10027.494 C 5733.018 10028.784 5734.8716 10028.433 5737.401 10017.047 z M 5909.6543 9829.476 C 5924.538 9822.694 5924.2246 9823.9795 5936.1455 9720.58 C 5940.617 9681.795 5946.587 9634.783 5949.4126 9616.109 C 5954.919 9579.713 5965.9863 9484.673 6006.896 9122.484 C 6047.7686 8760.62 6048.4106 8754.538 6048.4106 8729.435 C 6048.4106 8709.458 6041.658 8665.962 6029.7207 8609.057 C 6028.3403 8602.476 6025.079 8598.407 6022.4736 8600.018 C 6012.902 8605.934 5994.084 8716.55 5928.7065 9151.214 C 5919.8477 9210.108 5908.963 9279.223 5904.5166 9304.799 C 5898.8833 9337.205 5898.0913 9352.961 5901.9043 9356.773 C 5910.616 9365.485 5908.2803 9383.714 5896.54 9398.639 C 5889.254 9407.901 5883.3125 9428.232 5878.399 9460.719 C 5874.3794 9487.288 5865.097 9543.11 5857.77 9584.768 C 5833.5815 9722.293 5827.4004 9764.628 5826.903 9796.216 C 5826.42 9826.83 5826.722 9827.519 5842.081 9830.856 C 5867.822 9836.45 5895.5913 9835.883 5909.6543 9829.476 z M 6201.6265 9564.679 C 6199.8906 9442.135 6196.357 9337.759 6193.7744 9332.731 C 6188.319 9322.109 6172.1816 9320.665 6164.586 9330.12 C 6159.6475 9336.268 6131.7036 9669.979 6131.898 9720.492 C 6131.9814 9742.15 6134.199 9745.986 6161.395 9771.499 C 6184.2124 9792.905 6192.3687 9797.787 6197.793 9793.286 C 6203.5234 9788.529 6204.215 9747.3125 6201.6265 9564.679 z M 6416.3164 9785.431 C 6421.7095 9763.941 6415.0806 9752.862 6390.261 9741.883 C 6346.2964 9722.436 6346.884 9689.238 6391.193 9689.238 L 6414.059 9689.238 L 6414.059 9666.3 C 6414.059 9644.687 6412.9277 9642.902 6394.471 9635.424 C 6383.6978 9631.06 6367.0264 9619.303 6357.423 9609.299 C 6342.8813 9594.148 6340.89 9589.379 6345.505 9580.755 C 6352.104 9568.425 6365.9077 9563.961 6380.19 9569.538 C 6385.8896 9571.765 6395.8423 9573.752 6402.306 9573.953 C 6412.7095 9574.278 6414.059 9571.77 6414.059 9552.11 C 6414.059 9531.671 6412.0815 9528.439 6389.2476 9511.563 C 6351.064 9483.341 6353.38 9454.179 6393.8047 9454.179 C 6412.7886 9454.179 6414.059 9453.204 6414.059 9438.643 C 6414.059 9426.974 6410.481 9421.255 6399.682 9415.672 C 6378.4204 9404.677 6365.983 9388.724 6367.9336 9374.951 C 6369.2646 9365.55 6373.7407 9362.171 6387.5264 9360.155 C 6413.296 9356.389 6412.729 9347.302 6385.9136 9334.32 C 6369.4326 9326.342 6355.0674 9323.465 6337.3545 9324.596 L 6312.2 9326.202 L 6311.808 9495.967 C 6311.5923 9589.339 6312.7676 9690.414 6314.4194 9720.58 L 6317.424 9775.427 L 6338.318 9779.888 C 6349.8096 9782.34 6367.4395 9787.4 6377.4946 9791.133 C 6405.353 9801.472 6412.555 9800.414 6416.3164 9785.431 z M 6194.0522 9173.2295 C 6193.259 9047.74 6188.7134 9024.184 6180.2275 9101.59 C 6171.219 9183.778 6166.605 9269.201 6170.8086 9276.002 C 6173.354 9280.12 6177.3813 9280.24 6184.54 9276.408 C 6194.0464 9271.321 6194.6323 9264.964 6194.0522 9173.2295 z M 6414.059 9245.505 C 6414.059 9225.083 6413.772 9224.786 6385.3506 9215.827 C 6350.604 9204.874 6330.647 9186.45 6339.152 9173.179 C 6343.5513 9166.314 6352.4937 9164.272 6378.154 9164.272 L 6411.4473 9164.272 L 6411.4473 9143.8125 C 6411.4473 9125.696 6409.654 9122.7705 6395.777 9118.256 C 6369.843 9109.82 6351.377 9094.179 6351.377 9080.647 C 6351.377 9065.306 6355.966 9062.378 6386.8984 9057.987 C 6408.515 9054.918 6411.64 9052.846 6413.055 9040.6455 C 6414.228 9030.535 6410.9634 9024.193 6400.976 9017.178 C 6366.773 8993.156 6356.6006 8982.535 6356.6006 8970.845 C 6356.6006 8956.355 6362.8066 8951.753 6387.764 8947.735 C 6404.017 8945.118 6406.42 8942.739 6407.8613 8927.843 C 6409.2583 8913.404 6407.3438 8910.11 6394.8022 8905.383 C 6377.9985 8899.048 6346.153 8870.055 6346.153 8861.092 C 6346.153 8848.821 6365.9316 8836.99 6383.5664 8838.711 C 6399.8335 8840.298 6401.0005 8839.363 6401.0005 8824.741 C 6401.0005 8811.502 6398.164 8808.104 6382.7183 8802.836 C 6357.409 8794.205 6307.0957 8794.264 6299.902 8802.931 C 6295.733 8807.954 6295.6953 8866.986 6299.7646 9018.402 C 6305.7427 9240.855 6307.0605 9250.371 6331.9087 9250.54 C 6338.307 9250.583 6354.1187 9253.952 6367.0474 9258.025 C 6407.936 9270.909 6414.059 9269.279 6414.059 9245.505 z M 6132.3936 9098.969 C 6140.2734 9050.04 6152.7495 8908.184 6152.8203 8866.716 C 6152.873 8835.553 6151.847 8831.435 6145.662 8837.986 C 6127.3833 8857.352 6112.6816 8931.169 6107.9204 9027.486 C 6105.0767 9085.025 6105.929 9099.723 6113.0967 9116.756 C 6117.8164 9127.972 6122.9033 9135.922 6124.4004 9134.425 C 6125.897 9132.928 6129.494 9116.973 6132.3936 9098.969 z M 7411.7573 8968.233 C 7439.05 8965.282 7496.115 8960.634 7538.569 8957.901 C 7581.022 8955.17 7620.036 8950.6455 7625.2666 8947.846 C 7630.6177 8944.982 7638.4116 8929.977 7643.0894 8913.53 C 7647.6626 8897.456 7658.0107 8876.396 7666.087 8866.732 C 7740.5283 8777.645 7779.604 8724.138 7805.3345 8676.056 C 7816.92 8654.407 7838.9404 8618.672 7854.268 8596.645 C 7869.5967 8574.618 7889.407 8540.534 7898.291 8520.903 C 7907.1753 8501.272 7919.406 8478.218 7925.47 8469.671 C 7941.546 8447.015 8003.5605 8323.908 8020.2983 8281.425 C 8028.206 8261.352 8062.307 8181.462 8096.0776 8103.892 C 8129.847 8026.322 8168.1597 7929.9478 8181.2163 7889.7266 C 8204.177 7818.995 8226.63 7736.151 8226.63 7722.1655 C 8226.63 7713.7725 8182.133 7648.229 8122.2915 7568.4785 C 8097.501 7535.4395 8065.981 7491.9536 8052.248 7471.843 C 8038.514 7451.7324 8011.006 7412.947 7991.1177 7385.6543 C 7923.732 7293.1772 7855.4873 7196.681 7836.6797 7167.2812 C 7826.38 7151.179 7800.9824 7115.5684 7780.24 7088.147 C 7759.4976 7060.7246 7715.7026 6999.7593 7682.919 6952.669 C 7650.1343 6905.578 7617.23 6858.5654 7609.7974 6848.1978 C 7602.3657 6837.8296 7570.149 6791.7373 7538.204 6745.77 C 7482.993 6666.3228 7434.919 6598.7607 7387.8887 6534.5215 C 7376.1973 6518.5522 7342.2725 6471.403 7312.5005 6429.745 C 7282.7295 6388.0874 7241.818 6331.673 7221.5874 6304.38 C 7201.356 6277.087 7165.8535 6227.7246 7142.693 6194.6855 C 7119.5312 6161.6465 7092.438 6123.1045 7082.4863 6109.036 C 7048.716 6061.3003 7001.397 5998.321 6980.688 5973.5454 C 6960.186 5949.0195 6960.035 5948.9478 6956.4805 5962.2383 C 6954.513 5969.594 6956.366 5997.284 6960.5986 6023.7725 C 6964.8306 6050.2603 6970.414 6089.022 6973.006 6109.9106 C 6975.5986 6130.7983 6978.8774 6149.7646 6980.2944 6152.056 C 6983.5186 6157.2725 6997.7017 6264.321 7007.051 6354.0034 C 7010.9443 6391.352 7016.3174 6431.3125 7018.9907 6442.8037 C 7024.0566 6464.5806 7037.7695 6586.0054 7045.83 6680.475 C 7050.622 6736.639 7060.562 6815.911 7075.7104 6918.766 C 7080.4146 6950.71 7082.8765 6985.3916 7081.1816 6995.8364 C 7079.4478 7006.5176 7081.234 7024.5317 7085.264 7037.005 C 7097.111 7073.6733 7124.448 7293.534 7145.5024 7521.467 C 7150.9424 7580.3623 7158.89 7645.003 7163.1646 7665.1143 C 7171.0864 7702.393 7179.0356 7778.375 7185.2983 7876.668 C 7188.76 7931.0073 7188.9463 7942.9526 7186.813 7973.3037 C 7186.2065 7981.9224 7188.4185 8003.077 7191.727 8020.3154 C 7195.036 8037.5527 7201.2173 8104.5444 7205.4624 8169.186 C 7209.709 8233.828 7217.9546 8341.955 7223.7866 8409.47 C 7229.6187 8476.984 7236.7944 8623.896 7239.734 8735.941 C 7242.672 8847.986 7246.2524 8947.299 7247.6885 8956.637 C 7249.8823 8970.898 7252.559 8973.642 7264.4277 8973.797 C 7272.1987 8973.899 7284.101 8977.058 7290.878 8980.815 C 7301.0493 8986.455 7308.3413 8986.422 7332.6655 8980.623 C 7348.8735 8976.76 7384.464 8971.185 7411.7573 8968.233 z M 8116.9365 8984.169 C 8116.9365 8979.468 7987.1387 8982.564 7981.5586 8987.398 C 7980.362 8988.436 8010.332 8989.283 8048.159 8989.283 C 8089.554 8989.283 8116.9365 8987.247 8116.9365 8984.169 z M 8165.254 8980.6 C 8161.662 8979.151 8155.7856 8979.151 8152.195 8980.6 C 8148.6035 8982.049 8151.5415 8983.234 8158.724 8983.234 C 8165.9062 8983.234 8168.845 8982.049 8165.254 8980.6 z M 8257.972 8979.103 C 8281.063 8974.994 8280.862 8974.909 8246.527 8974.267 C 8227.305 8973.907 8210.123 8975.964 8208.348 8978.836 C 8204.555 8984.974 8224.377 8985.08 8257.972 8979.103 z M 8389.772 8969.827 C 8380.385 8968.664 8366.28 8968.688 8358.432 8969.88 C 8350.582 8971.072 8358.264 8972.023 8375.502 8971.994 C 8392.739 8971.965 8399.161 8970.989 8389.772 8969.827 z M 8576.607 8962.463 C 8583.79 8960.123 8552.058 8959.594 8506.091 8961.285 C 8460.123 8962.977 8418.987 8966.346 8414.678 8968.772 C 8404.886 8974.286 8558.71 8968.293 8576.607 8962.463 z M 8662.797 8957.942 C 8661.021 8955.069 8652.794 8952.719 8644.514 8952.719 C 8636.234 8952.719 8628.007 8955.069 8626.231 8957.942 C 8624.279 8961.101 8631.504 8963.165 8644.514 8963.165 C 8657.524 8963.165 8664.749 8961.101 8662.797 8957.942 z M 8754.208 8958.209 C 8783.645 8952.971 8777.003 8951.198 8733.314 8952.63 C 8693.789 8953.924 8670.115 8962.9795 8707.196 8962.62 C 8720.125 8962.494 8741.28 8960.509 8754.208 8958.209 z M 7962.8413 8931.697 C 8014.5547 8928.987 8119.156 8924.343 8195.289 8921.377 C 8271.422 8918.412 8376.024 8913.767 8427.737 8911.057 C 8479.45 8908.346 8566.422 8904.737 8621.009 8903.037 C 8763.5 8898.602 9032.056 8885.018 9042.81 8881.702 C 9047.837 8880.153 9051.951 8876.205 9051.951 8872.931 C 9051.951 8869.655 9036.508 8843.853 9017.632 8815.592 C 8981.15 8760.969 8970.766 8730.869 8986.341 8724.892 C 8999.654 8719.783 9015.941 8730.925 9036.28 8759.057 C 9046.335 8772.963 9071.017 8806.06 9091.127 8832.601 L 9127.692 8880.859 L 9292.233 8877.429 C 9382.731 8875.542 9533.17 8871.773 9626.541 8869.053 C 9719.912 8866.334 9842.144 8862.885 9898.165 8861.389 C 10019.885 8858.138 10261.916 8850.103 10449.25 8843.091 C 10523.947 8840.295 10625.021 8836.628 10673.862 8834.941 C 10722.702 8833.255 10766.824 8830.684 10771.911 8829.229 C 10781.748 8826.413 10801.288 8791.383 10812.291 8756.835 C 10820.51 8731.03 10847.418 8676.222 10857.488 8664.774 C 10864.054 8657.312 10863.272 8654.293 10851.009 8639.718 C 10839.949 8626.574 10833.69 8623.467 10820.758 8624.696 C 10807.407 8625.966 10804.158 8624.189 10802.834 8614.895 C 10801.945 8608.651 10805.726 8594.548 10811.235 8583.554 C 10824.283 8557.519 10840.752 8504.1 10836.913 8500.262 C 10835.267 8498.613 10822.587 8500.071 10808.737 8503.498 C 10794.888 8506.926 10776.505 8510.089 10767.887 8510.529 C 10754.982 8511.1875 10752.484 8509.483 10753.739 8500.882 C 10754.577 8495.136 10755.752 8486.908 10756.352 8482.599 C 10757.87 8471.663 10725.415 8469.656 10676.474 8477.662 C 10654.927 8481.1875 10614.647 8484.61 10586.965 8485.27 C 10559.282 8485.929 10534.156 8487.999 10531.13 8489.869 C 10523.155 8494.797 10409.889 8507.391 10316.05 8513.782 C 10228.202 8519.768 10144.554 8530.804 10092.246 8543.315 C 10074.018 8547.675 10056.225 8550.138 10052.707 8548.787 C 10044.799 8545.753 9901.737 8557.968 9858.989 8565.326 C 9841.751 8568.295 9812.369 8572.215 9793.694 8574.038 C 9775.0205 8575.862 9742.859 8580.703 9722.226 8584.796 C 9701.592 8588.89 9681.408 8590.971 9677.373 8589.423 C 9673.338 8587.874 9647.909 8591.486 9620.865 8597.45 C 9593.821 8603.413 9524.682 8614.306 9467.223 8621.655 C 9409.765 8629.006 9338.07 8638.164 9307.904 8642.007 C 9277.739 8645.851 9213.098 8655.196 9164.257 8662.777 C 9115.417 8670.357 9060.178 8678.51 9041.504 8680.8955 C 9022.83 8683.28 8965.24 8691.243 8913.526 8698.591 C 8861.814 8705.938 8807.75 8713.4375 8793.386 8715.254 C 8779.0205 8717.072 8745.565 8723.058 8719.041 8728.556 C 8692.516 8734.054 8661.789 8738.553 8650.76 8738.553 C 8639.7295 8738.553 8620.295 8741.821 8607.573 8745.817 C 8594.852 8749.8125 8565.639 8756.822 8542.655 8761.395 C 8456.31 8778.568 8411.358 8787.22 8388.561 8791.049 C 8375.632 8793.221 8333.321 8801.009 8294.537 8808.355 C 8255.751 8815.702 8192.285 8826.661 8153.5005 8832.709 C 8114.716 8838.757 8067.704 8846.968 8049.0293 8850.956 C 8030.3555 8854.943 8000.9727 8859.7295 7983.7354 8861.592 C 7966.4976 8863.454 7927.7124 8872.707 7897.5474 8882.153 C 7867.3813 8891.601 7827.194 8902.935 7808.242 8907.337 C 7715.2812 8928.9375 7713.9175 8944.557 7805.3994 8939.872 C 7840.2793 8938.086 7911.1274 8934.407 7962.8413 8931.697 z M 10726.968 8604.481 C 10721.1 8598.613 10723.072 8588.2295 10731.694 8579.607 C 10749.899 8561.402 10769.286 8578.654 10752.039 8597.711 C 10742.567 8608.179 10733.195 8610.709 10726.968 8604.481 z M 11110.028 8889.407 C 11125.829 8886.636 11170.491 8883.401 11209.275 8882.219 C 11248.061 8881.037 11322.1045 8877.691 11373.817 8874.785 C 11425.531 8871.878 11565.391 8866.79 11684.619 8863.478 C 11967.746 8855.61 12000.031 8853.435 12002.204 8842.07 C 12005.575 8824.445 11986.273 8821.352 11907.816 8826.941 C 11866.9375 8829.8545 11774.725 8833.505 11702.901 8835.056 C 11561.013 8838.119 11353.3 8846.091 11282.148 8851.204 C 11257.587 8852.971 11217.627 8855.249 11193.348 8856.27 C 11080.9 8860.996 11005.558 8874.66 11005.558 8890.328 C 11005.558 8899.624 11054.236 8899.195 11110.028 8889.407 z M 10888.027 8885.341 C 10908.129 8881.402 10908.39 8881.099 10894.881 8877.321 C 10875.648 8871.943 10710.585 8880.302 10703.895 8886.992 C 10699.339 8891.548 10863.878 8890.071 10888.027 8885.341 z M 7834.3105 8844.77 C 7886.9824 8829.827 7967.129 8811.723 8062.089 8793.315 C 8293.984 8748.363 8351.419 8736.887 8414.678 8722.857 C 8453.463 8714.255 8514.578 8702.541 8550.49 8696.827 C 8586.402 8691.113 8648.775 8680.597 8689.098 8673.459 C 8780.649 8657.252 8828.824 8650.057 8882.186 8644.619 C 8974.291 8635.235 9085.135 8620.144 9211.269 8599.816 C 9239.998 8595.1875 9279.959 8589.418 9300.069 8586.997 C 9320.18 8584.577 9350.737 8580.119 9367.975 8577.094 C 9385.213 8574.067 9422.555 8569.183 9450.954 8566.237 C 9479.356 8563.292 9528.719 8556.285 9560.649 8550.666 C 9717.069 8523.141 9946.723 8492.89 9998.461 8492.996 C 10011.967 8493.023 10034.297 8490.727 10048.085 8487.893 C 10085.893 8480.118 10197.136 8467.796 10308.214 8459.075 C 10362.801 8454.791 10440.37 8447.568 10480.591 8443.026 C 10520.8125 8438.483 10584.278 8431.581 10621.627 8427.6875 C 10658.975 8423.794 10744.772 8414.456 10812.287 8406.937 C 10879.801 8399.417 10979.7 8391.159 11034.287 8388.587 C 11252.901 8378.28 11354.038 8372.884 11376.522 8370.327 C 11401.159 8367.525 11672.2705 8354.137 11819.604 8348.447 C 11888.965 8345.768 11905.534 8343.665 11908.004 8337.229 C 11909.676 8332.872 11908.456 8315.022 11905.293 8297.565 C 11902.131 8280.106 11895.826 8243.491 11891.283 8216.198 C 11881.938 8160.052 11873.499 8113.7866 11854.252 8013.204 C 11846.905 7974.8184 11837.522 7921.9297 11833.398 7895.675 C 11829.275 7869.4194 11822.407 7831.484 11818.135 7811.373 C 11813.863 7791.2627 11808.053 7756.004 11805.225 7733.02 C 11802.3955 7710.037 11796.26 7680.6543 11791.592 7667.7256 C 11786.924 7654.7974 11780.98 7622.4263 11778.385 7595.792 C 11775.611 7567.3203 11767.296 7528.5723 11758.209 7501.7676 C 11749.706 7476.69 11740.015 7442.0684 11736.671 7424.831 C 11730.789 7394.5137 11719.724 7348.503 11693.328 7244.618 C 11686.394 7217.3257 11676.702 7176.19 11671.791 7153.2065 C 11663.365 7113.7744 11655.964 7085.1255 11640.079 7030.453 C 11636.322 7017.5244 11628.181 6985.792 11621.987 6959.935 C 11609.507 6907.8403 11599.097 6869.9473 11585.391 6826.7354 C 11580.38 6810.9336 11573.436 6783.902 11569.96 6766.6636 C 11557.117 6702.956 11492.436 6484.213 11467.246 6419.298 C 11463.345 6409.2427 11457.684 6389.2627 11454.668 6374.898 C 11451.65 6360.533 11441.089 6328.8 11431.195 6304.38 C 11415.561 6265.7847 11408.806 6243.6484 11387.363 6160.732 C 11385.134 6152.114 11379.742 6138.01 11375.383 6129.391 C 11371.022 6120.772 11357.358 6081.9873 11345.018 6043.203 C 11332.677 6004.418 11308.638 5938.601 11291.598 5896.9434 C 11257.832 5814.399 11240.004 5769.3184 11211.029 5693.2246 C 11188.559 5634.214 11176.144 5618.103 11156.213 5622.089 C 11147.377 5623.8564 11139.917 5622.027 11135.817 5617.0874 C 11130.161 5610.273 11127.926 5610.642 11117.916 5620.046 C 11099.1875 5637.641 11079.586 5640.105 10957.502 5640.2124 C 10893.435 5640.268 10750.519 5641.7866 10639.909 5643.586 C 10529.301 5645.386 10380.038 5647.721 10308.214 5648.7764 C 10236.391 5649.832 10125.912 5653.0967 10062.707 5656.032 C 9999.502 5658.968 9869.044 5662.7646 9772.8 5664.469 C 9676.556 5666.174 9529.644 5669.883 9446.328 5672.7114 C 9363.014 5675.5405 9249.128 5677.768 9193.25 5677.663 C 9087.952 5677.464 9039.762 5680.957 9044.395 5688.4526 C 9048.493 5695.0854 9831.859 5685.6196 10193.296 5674.5703 C 10509.578 5664.9004 10670.596 5661.326 10878.041 5659.3716 C 11087.094 5657.402 11120.2705 5658.1445 11130.077 5665.013 C 11142.573 5673.766 11145.062 5694.1055 11134.688 5702.7134 C 11123.318 5712.151 11037.465 5714.5176 10632.074 5716.572 C 10416.603 5717.6636 10056.962 5722.2397 9832.871 5726.7397 C 9608.781 5731.24 9290.275 5736.0376 9125.08 5737.401 C 8959.886 5738.7637 8776.539 5742.248 8717.645 5745.1426 C 8658.748 5748.0376 8525.939 5750.0615 8422.514 5749.641 C 8231.919 5748.8647 8200.513 5750.9043 8200.513 5764.056 C 8200.513 5768.082 8208.41 5783.761 8218.0625 5798.9004 C 8245.413 5841.7964 8287.108 5936.0957 8304.143 5993.579 C 8312.656 6022.308 8324.277 6057.5674 8329.969 6071.932 C 8342.615 6103.8535 8361.668 6171.049 8367.461 6204.168 C 8369.814 6217.6265 8375.55 6246.268 8380.203 6267.8154 C 8401.715 6367.3994 8418.588 6575.722 8410.243 6638.687 C 8408.148 6654.4883 8408.411 6677.994 8410.827 6690.9224 C 8414.674 6711.5063 8411.814 6913.173 8406.863 6970.382 C 8405.87 6981.874 8402.424 7027.5044 8399.204 7071.782 C 8395.986 7116.0615 8392.41 7153.8145 8391.258 7155.679 C 8390.106 7157.5444 8385.44 7188.3076 8380.893 7224.0435 C 8372.506 7289.93 8370.691 7300.42 8351.561 7393.4893 C 8345.655 7422.2188 8338.58 7462.179 8335.838 7482.29 C 8333.095 7502.4004 8325.335 7538.8345 8318.593 7563.255 C 8279.482 7704.9155 8281.812 7691.5967 8291.635 7717.319 C 8302.29 7745.217 8298.891 7759.23 8278.97 7769.5312 C 8263.9795 7777.2827 8262.926 7779.415 8235.051 7858.3857 C 8197.524 7964.6953 8182.0356 8004.8535 8148.8013 8082.004 C 8128.7646 8128.5186 8107.5205 8175.886 8101.594 8187.267 C 8095.6675 8198.648 8090.818 8210.574 8090.818 8213.769 C 8090.818 8220.825 8028.8716 8373.382 8023.0176 8380.74 C 8020.7324 8383.612 8009.844 8405.943 7998.822 8430.363 C 7987.8003 8454.784 7965.2046 8498.259 7948.612 8526.974 C 7932.017 8555.689 7918.4414 8582.656 7918.4414 8586.899 C 7918.4414 8600.214 7936.7583 8577.207 7957.8135 8537.446 C 7982.575 8490.6875 8045.836 8378.085 8066.395 8344.176 C 8089.6777 8305.771 8168.902 8167.434 8211.051 8091.581 C 8231.234 8055.2583 8253.769 8018.4873 8261.126 8009.8677 C 8274.13 7994.6353 8274.409 7994.562 8271.093 8007.2563 C 8264.847 8031.1724 8149.162 8259.013 8101.35 8341.563 C 8088.87 8363.111 8069.0547 8397.683 8057.3154 8418.39 C 8009.3022 8503.079 7987.381 8537.814 7956.339 8578.388 C 7938.399 8601.837 7917.9766 8631.602 7910.9575 8644.529 C 7882.5137 8696.913 7863.798 8720.164 7845.248 8726.159 C 7832.938 8730.137 7822.794 8738.914 7813.97 8753.223 C 7806.788 8764.869 7789.6387 8791.102 7775.8613 8811.517 C 7740.008 8864.642 7739.782 8865.898 7766.924 8861.3125 C 7779.2607 8859.229 7809.585 8851.784 7834.3105 8844.77 z M 7999.2876 8727.913 C 7995.373 8721.581 8032.8247 8659.497 8042.5005 8656.277 C 8053.5044 8652.617 8049.9307 8676.027 8035.8066 8700.128 C 8021.506 8724.529 8004.971 8737.11 7999.2876 8727.913 z M 8184.8423 8705.324 C 8184.8423 8696.846 8232.46 8623.523 8244.399 8613.614 C 8254.832 8604.956 8254.826 8605.038 8242.882 8637.716 C 8225.977 8683.967 8184.8423 8731.882 8184.8423 8705.324 z M 8058.1416 8636.229 C 8053.1367 8631.225 8108.422 8514.644 8221.622 8291.495 C 8282.709 8171.0757 8334.389 8070.2 8336.466 8067.327 C 8343.812 8057.1655 8409.223 7925.016 8454.106 7829.656 C 8588.046 7545.0874 8592.927 7534.113 8639.927 7411.772 C 8673.592 7324.1426 8702.311 7258.8857 8705.714 7262.289 C 8714.074 7270.6484 8639.305 7497.45 8609.953 7552.766 C 8603.1045 7565.672 8597.502 7578.706 8597.502 7581.732 C 8597.502 7588.239 8546.837 7703.8335 8540.478 7711.8384 C 8538.068 7714.8696 8527.851 7736.154 8517.7705 7759.1377 C 8483.882 7836.4136 8299.209 8211.58 8222.078 8359.846 C 8196.669 8408.687 8163.516 8472.986 8148.4033 8502.735 C 8121.764 8555.175 8075.21 8630.198 8065.6387 8636.113 C 8063.0513 8637.713 8059.6772 8637.765 8058.1416 8636.229 z M 8284.09 8550.4 C 8284.09 8537.428 8317.201 8477.937 8414.862 8315.446 C 8587.178 8028.7427 8705.004 7809.6353 8785.652 7625.937 C 8808.986 7572.7876 8832.475 7519.8994 8837.85 7508.4077 C 8843.225 7496.9155 8858.482 7459.306 8871.755 7424.831 C 8885.027 7390.3555 8898.378 7355.6836 8901.423 7347.7837 C 8904.468 7339.883 8909.024 7333.4185 8911.549 7333.4185 C 8918.184 7333.4185 8917.323 7339.572 8906.318 7370.824 C 8900.917 7386.163 8887.745 7426.9204 8877.047 7461.396 C 8839.607 7582.046 8754.358 7784.9785 8706.986 7866.22 C 8701.122 7876.2764 8688.103 7901.876 8678.051 7923.1094 C 8656.948 7967.6943 8602.831 8066.947 8580.903 8101.2803 C 8572.647 8114.209 8548.91 8153.4595 8528.155 8188.5044 C 8439.127 8338.829 8427.502 8357.539 8345.416 8482.599 C 8309.836 8536.81 8284.09 8565.272 8284.09 8550.4 z M 8984.045 8494.749 C 8984.045 8492.813 9001.648 8465.193 9023.166 8433.373 C 9062.968 8374.51 9097.34 8332.976 9102.216 8337.852 C 9108.75 8344.387 9058.178 8428.418 9022.177 8470.847 C 9001.956 8494.677 8984.045 8505.905 8984.045 8494.749 z M 8587.056 8407.497 C 8587.056 8400.192 8601.416 8385.38 8604.8545 8389.138 C 8605.888 8390.265 8604.73 8396.477 8602.285 8402.94 C 8597.405 8415.84 8587.056 8418.937 8587.056 8407.497 z M 8796.025 8398.904 C 8796.04 8394.66 8800.153 8385.018 8805.166 8377.477 C 8826.351 8345.608 8835.901 8332.46 8854.023 8310.223 C 8864.56 8297.294 8877.314 8278.489 8882.369 8268.434 C 8887.423 8258.378 8934.44 8185.5093 8986.851 8106.5044 C 9104.327 7929.415 9168.343 7820.3213 9223.85 7702.6167 C 9237.641 7673.372 9260.29 7625.2686 9274.181 7595.7207 C 9297.039 7547.098 9313.129 7522.2812 9313.129 7535.647 C 9313.129 7548.536 9281.602 7643.672 9271.856 7660.187 C 9265.827 7670.4077 9260.893 7681.109 9260.893 7683.9673 C 9260.893 7692.8496 9173.398 7865.3677 9144.891 7912.697 C 9082.791 8015.791 9049.439 8068.812 9031.194 8093.445 C 9020.555 8107.81 8992.818 8146.5947 8969.56 8179.634 C 8946.3 8212.673 8913.978 8254.982 8897.731 8273.657 C 8881.486 8292.331 8863.608 8315.838 8858.003 8325.893 C 8834.807 8367.511 8795.974 8413.257 8796.025 8398.904 z M 9558.69 8374.21 C 9558.743 8370.516 9569.692 8353.364 9618.338 8280.779 C 9629.627 8263.934 9661.106 8216.068 9688.291 8174.4097 C 9715.477 8132.752 9746.199 8086.244 9756.564 8071.059 C 9784.194 8030.5845 9810.985 7986.9775 9855.138 7910.6206 C 9965.516 7719.728 9984.146 7684.2603 10028.726 7580.141 C 10043.814 7544.898 10058.426 7514.663 10061.195 7512.951 C 10063.965 7511.24 10068.925 7512.5356 10072.22 7515.8306 C 10082.27 7525.88 10041.96 7634.5356 9990.826 7735.236 C 9928.295 7858.38 9817.385 8046.269 9747.001 8148.292 C 9738.082 8161.2197 9716.849 8192.953 9699.813 8218.811 C 9682.779 8244.667 9652.0625 8284.627 9631.555 8307.61 C 9611.047 8330.594 9590.444 8355.863 9585.771 8363.764 C 9578.179 8376.603 9558.55 8384.176 9558.69 8374.21 z M 9334.022 8355.28 C 9334.022 8348.565 9362.094 8304.983 9373.047 8294.694 C 9400.095 8269.283 9393.539 8296.675 9364.598 8329.992 C 9356.4 8339.43 9349.692 8349.419 9349.692 8352.192 C 9349.692 8354.966 9346.167 8357.234 9341.857 8357.234 C 9337.548 8357.234 9334.022 8356.355 9334.022 8355.28 z M 10091.437 8329.663 C 10091.437 8325.991 10096.726 8315.766 10103.19 8306.94 C 10148.388 8245.233 10224.804 8145.3755 10248.526 8117.0215 C 10368.202 7973.971 10469.33 7821.226 10514.683 7715.0156 C 10535.994 7665.1045 10547.473 7652.171 10554.409 7670.248 C 10563.172 7693.083 10466.994 7878.373 10386.259 7994.1978 C 10356.897 8036.319 10255.152 8161.9824 10172.677 8257.986 C 10154.166 8279.534 10131.597 8305.978 10122.522 8316.752 C 10106.085 8336.269 10091.437 8342.354 10091.437 8329.663 z M 8649.938 8316.855 C 8649.667 8308.161 8698.234 8216.964 8727.189 8171.7983 C 8740.083 8151.6875 8755.813 8125.8315 8762.148 8114.339 C 8768.482 8102.847 8795.92 8055.704 8823.121 8009.577 C 8886.022 7902.9097 8956.084 7774.4863 9030.992 7628.549 C 9063.435 7565.3438 9092.817 7510.105 9096.289 7505.796 C 9099.759 7501.4863 9104.404 7493.2593 9106.611 7487.5137 C 9109.412 7480.228 9111.41 7479.1807 9113.218 7484.0527 C 9114.643 7487.8955 9113.194 7493.6543 9109.997 7496.851 C 9106.802 7500.047 9104.187 7506.3584 9104.187 7510.877 C 9104.187 7523.5674 9075.304 7595.6104 9050.052 7645.909 C 9010.538 7724.6133 8954.038 7832.3545 8928.596 7877.5107 C 8915.099 7901.467 8893.235 7941.048 8880.011 7965.4683 C 8866.785 7989.888 8848.268 8021.2715 8838.86 8035.208 C 8829.452 8049.1445 8815.697 8072.6504 8808.293 8087.443 C 8800.888 8102.2363 8789.657 8121.39 8783.339 8130.01 C 8777.019 8138.6284 8754.825 8173.887 8734.02 8208.362 C 8697.232 8269.321 8650.344 8329.823 8649.938 8316.855 z M 10431.054 8274.963 C 10431.101 8269.936 10436.39 8257.218 10442.807 8246.702 C 10449.224 8236.1875 10461.384 8216.207 10469.829 8202.302 C 10478.275 8188.398 10524.414 8117.081 10572.361 8043.822 C 10673.266 7889.6426 10709.171 7830.783 10733.32 7779.962 C 10778.774 7684.3037 10789.311 7667.7256 10804.655 7667.7256 C 10821.17 7667.7256 10811.763 7697.668 10777.027 7755.6543 C 10757.635 7788.0283 10738.32 7820.8604 10734.1045 7828.615 C 10684.866 7919.2065 10646.725 7984.3564 10611.174 8038.5977 C 10587.636 8074.5093 10558.1 8120.1274 10545.536 8139.972 C 10532.973 8159.816 10513.913 8186.6777 10503.182 8199.665 C 10492.449 8212.651 10476.375 8236.964 10467.459 8253.69 C 10456.235 8274.749 10448.13 8284.1045 10441.108 8284.1045 C 10434.899 8284.1045 10431.001 8280.56 10431.054 8274.963 z M 9401.778 8255.772 C 9406.149 8244.272 9430.015 8204.953 9488.117 8113.521 C 9510.087 8078.9478 9575.159 7983.704 9643.928 7885.4624 C 9700.141 7805.1597 9777.235 7673.8516 9837.706 7555.4194 C 9865.577 7500.834 9890.941 7455.269 9894.07 7454.1655 C 9904.567 7450.4624 9894.489 7487.1084 9869.676 7542.8677 C 9815.162 7665.3667 9797.363 7698.5786 9717.954 7825.982 C 9704.783 7847.112 9640.558 7940.8223 9606.244 7988.9736 C 9591.914 8009.0845 9572.663 8038.4673 9563.466 8054.2686 C 9545.225 8085.6074 9494.315 8158.844 9456.349 8208.362 C 9413.838 8263.809 9391.266 8283.419 9401.778 8255.772 z M 9903.389 8259.276 C 9903.389 8249.851 9932.371 8206.006 9950.855 8187.469 C 9956.585 8181.7227 9969.991 8162.3643 9980.648 8144.45 C 10001.727 8109.018 10025.084 8075.69 10072.416 8013.507 C 10132.316 7934.815 10267.005 7726.744 10302.99 7657.312 C 10331.434 7602.4316 10341.875 7586.7607 10350.002 7586.7607 C 10365.821 7586.7607 10362.02 7606.9214 10338.186 7649.4434 C 10268.282 7774.1465 10246.839 7810.651 10218.944 7852.437 C 10213.457 7860.6577 10201.915 7878.5215 10193.296 7892.1343 C 10119.495 8008.6943 10031.011 8126.3696 9992.006 8159.827 C 9974.629 8174.7324 9964.152 8188.565 9960.743 8201.104 C 9955.715 8219.597 9917.58 8268.434 9908.169 8268.434 C 9905.54 8268.434 9903.389 8264.3125 9903.389 8259.276 z M 10953.322 8259.061 C 10953.322 8250.928 10969.458 8214.255 10976.777 8205.751 C 10980.487 8201.442 10990.84 8179.499 10999.782 8156.9897 C 11020.052 8105.976 11101.516 7950.281 11151.921 7866.22 C 11184.432 7812.0034 11205.58 7774.7075 11240.784 7709.5137 C 11298.407 7602.8 11302.627 7594.139 11322.22 7542.361 C 11342.786 7488.0093 11356.595 7468.201 11366.802 7478.408 C 11377.694 7489.3003 11357.919 7541.1885 11321.525 7597.208 C 11312.192 7611.5723 11301.603 7632.7275 11297.992 7644.2197 C 11290.277 7668.77 11216.108 7814.169 11191.667 7852.653 C 11174.703 7879.3623 11142.711 7937.146 11105.485 8008.31 C 11050.445 8113.531 11035.323 8140.8286 11019.814 8162.973 C 11010.537 8176.219 10994.719 8203.531 10984.663 8223.666 C 10968.441 8256.148 10953.322 8273.224 10953.322 8259.061 z M 10751.622 8224.37 C 10746.982 8212.278 10813.687 8111.386 10821.292 8118.991 C 10822.561 8120.2607 10812.825 8143.7437 10799.659 8171.177 C 10775.809 8220.871 10757.892 8240.71 10751.622 8224.37 z M 9193.219 8203.694 C 9192.859 8196.491 9242.717 8115.0864 9283.908 8055.6177 C 9304.289 8026.1953 9324.494 7995.637 9328.81 7987.7124 C 9337.3 7972.1206 9341.188 7965.68 9394.276 7879.28 C 9461.856 7769.297 9498.774 7699.668 9540.796 7602.9395 C 9551.907 7577.362 9565.356 7550.8955 9570.683 7544.125 C 9581.032 7530.9663 9590.061 7532.1265 9589.843 7546.586 C 9589.711 7555.3726 9485.695 7766.763 9456.984 7816.597 C 9425.527 7871.196 9378.409 7948.1187 9362.251 7971.251 C 9353.007 7984.4873 9340.744 8004.468 9335.0 8015.651 C 9313.895 8056.749 9262.32 8129.03 9228.124 8165.434 C 9218.854 8175.303 9207.26 8189.0 9202.36 8195.871 C 9197.461 8202.741 9193.347 8206.263 9193.219 8203.694 z M 11186.848 8150.242 C 11179.961 8143.353 11223.765 8080.3857 11235.445 8080.3857 C 11242.639 8080.3857 11234.582 8102.8257 11218.098 8128.704 C 11203.275 8151.973 11194.576 8157.969 11186.848 8150.242 z M 11416.478 8139.586 C 11409.1455 8132.2554 11413.692 8120.588 11433.073 8096.9937 C 11459.518 8064.8037 11502.184 7993.3267 11540.972 7916.2373 C 11558.209 7881.9775 11575.251 7852.9863 11578.842 7851.813 C 11583.3545 7850.3384 11585.372 7856.3267 11585.372 7871.1924 C 11585.372 7902.2583 11510.88 8045.7344 11465.839 8101.42 C 11434.106 8140.6514 11424.765 8147.8745 11416.478 8139.586 z M 10827.957 8105.289 C 10827.957 8093.1978 10891.901 7974.1406 10933.915 7908.009 C 10966.234 7857.138 11029.347 7744.845 11057.27 7688.5356 C 11072.205 7658.4155 11087.247 7628.085 11090.697 7621.133 C 11098.287 7605.84 11108.951 7601.381 11112.959 7611.825 C 11116.436 7620.8857 11074.081 7712.934 11018.737 7816.597 C 10969.274 7909.2456 10863.99 8075.2554 10841.755 8095.661 C 10834.166 8102.626 10827.957 8106.959 10827.957 8105.289 z M 11251.261 8054.8247 C 11251.153 8050.8223 11269.621 8015.5625 11292.302 7976.4717 C 11378.066 7828.651 11414.699 7762.2666 11447.4 7695.4097 C 11480.556 7627.6255 11491.861 7610.267 11502.855 7610.267 C 11519.523 7610.267 11478.556 7704.187 11421.969 7795.703 C 11414.863 7807.1943 11400.064 7834.227 11389.082 7855.7734 C 11344.563 7943.1206 11251.857 8077.012 11251.261 8054.8247 z M 8284.09 7964.792 C 8284.09 7961.548 8294.599 7937.4546 8307.444 7911.2515 C 8343.378 7837.95 8395.214 7728.0244 8420.324 7671.874 C 8432.794 7643.989 8443.662 7621.8394 8444.474 7622.651 C 8447.114 7625.29 8414.683 7711.475 8401.959 7735.6323 C 8395.15 7748.56 8381.835 7779.118 8372.369 7803.5386 C 8362.903 7827.958 8349.747 7856.706 8343.13 7867.4224 C 8336.515 7878.1387 8331.102 7888.196 8331.102 7889.772 C 8331.102 7891.347 8322.767 7910.198 8312.581 7931.6636 C 8295.861 7966.899 8284.09 7980.586 8284.09 7964.792 z M 6103.3496 8813.731 C 6113.3105 8791.873 6120.34 8772.177 6118.97 8769.961 C 6114.9824 8763.509 6097.1733 8760.36 6089.942 8764.83 C 6083.0728 8769.075 6075.3447 8853.471 6081.825 8853.471 C 6083.703 8853.471 6093.3896 8835.588 6103.3496 8813.731 z M 12940.883 8806.133 C 13021.325 8802.991 13092.43 8799.384 13098.8955 8798.117 C 13115.984 8794.768 13114.453 8776.272 13096.72 8771.821 C 13070.197 8765.164 12710.839 8781.07 12702.646 8789.263 C 12699.021 8792.889 12700.05 8797.328 12705.859 8803.139 C 12716.362 8813.641 12740.715 8813.95 12940.883 8806.133 z M 11387.374 8797.512 C 11391.795 8792.989 11358.247 8650.375 11351.074 8643.202 C 11348.619 8640.747 11332.752 8639.454 11315.813 8640.327 L 11285.018 8641.917 L 11286.911 8720.2705 C 11287.953 8763.365 11290.056 8800.712 11291.584 8803.264 C 11294.855 8808.729 11381.495 8803.524 11387.374 8797.512 z M 10909.418 8790.244 C 10920.809 8777.664 10932.246 8719.091 10928.694 8691.541 C 10925.154 8664.088 10916.432 8644.529 10907.7295 8644.529 C 10902.672 8644.529 10901.118 8647.523 10903.268 8653.125 C 10908.031 8665.54 10889.443 8743.776 10881.7295 8743.776 C 10870.396 8743.776 10865.471 8763.492 10869.006 8794.706 C 10870.214 8805.37 10898.558 8802.24 10909.418 8790.244 z M 11018.819 8790.46 C 11020.708 8787.405 11018.495 8780.757 11013.905 8775.684 C 11001.375 8761.837 11003.676 8750.577 11019.658 8747.522 C 11040.965 8743.449 11056.665 8751.861 11065.004 8771.817 C 11073.091 8791.172 11094.705 8802.885 11098.881 8790.176 C 11100.186 8786.203 11109.1045 8775.734 11118.7 8766.911 C 11128.296 8758.089 11136.146 8747.11 11136.146 8742.516 C 11136.146 8731.551 11110.751 8726.1045 11092.313 8733.113 C 11070.545 8741.391 11063.223 8739.774 11057.793 8725.494 C 11053.967 8715.431 11049.1045 8712.436 11036.593 8712.436 C 11017.27 8712.436 11017.85 8700.362 11037.308 8697.544 C 11054.281 8695.085 11056.793 8689.6455 11054.178 8661.019 C 11050.153 8616.966 11048.452 8613.1875 11032.636 8613.1875 C 11011.544 8613.1875 10977.66 8648.68 10982.051 8666.173 C 10984.182 8674.66 10981.901 8683.231 10975.243 8691.768 C 10969.737 8698.825 10963.947 8711.651 10962.378 8720.2705 C 10960.808 8728.89 10957.861 8741.199 10955.831 8747.626 C 10948.268 8771.566 11006.164 8810.937 11018.819 8790.46 z M 11501.667 8790.856 C 11506.991 8788.008 11510.446 8781.583 11509.392 8776.492 C 11478.329 8626.516 11484.374 8638.448 11440.421 8640.373 C 11406.426 8641.862 11405.101 8642.425 11403.529 8656.048 C 11402.218 8667.415 11421.912 8761.949 11431.328 8789.482 C 11434.04 8797.414 11487.465 8798.457 11501.667 8790.856 z M 11825.654 8779.746 C 11908.286 8776.507 11977.432 8771.571 11981.055 8768.651 C 11984.646 8765.759 11987.563 8754.864 11987.54 8744.443 C 11987.459 8710.395 11945.251 8465.84 11933.785 8432.976 L 11926.493 8412.082 L 11887.827 8408.157 C 11839.363 8403.239 11796.178 8407.524 11792.297 8417.637 C 11790.708 8421.775 11791.481 8435.147 11794.015 8447.352 C 11796.548 8459.556 11802.241 8487.387 11806.668 8509.2 C 11811.095 8531.014 11821.429 8567.447 11829.633 8590.165 C 11851.416 8650.485 11860.065 8690.72 11853.502 8701.193 C 11846.3955 8712.534 11828.949 8714.864 11821.187 8705.51 C 11813.281 8695.984 11786.632 8588.703 11776.194 8524.388 C 11765.093 8455.984 11754.428 8418.556 11743.827 8410.805 C 11735.738 8404.891 11699.444 8400.887 11679.3955 8403.698 C 11675.086 8404.303 11632.775 8406.996 11585.372 8409.685 C 11448.681 8417.435 11447.082 8417.737 11425.945 8439.885 C 11407.779 8458.919 11407.625 8459.473 11408.998 8500.882 L 11410.383 8542.67 L 11428.665 8542.67 C 11446.709 8542.67 11447.016 8542.297 11452.171 8513.94 C 11458.63 8478.415 11462.538 8472.152 11478.245 8472.152 C 11486.559 8472.152 11491.824 8468.28 11494.226 8460.399 C 11499.313 8443.702 11512.26 8430.363 11523.378 8430.363 C 11541.051 8430.363 11549.91 8453.397 11552.581 8506.294 C 11555.6045 8566.16 11553.078 8578.224 11535.873 8586.0625 C 11520.172 8593.217 11518.645 8611.135 11530.261 8651.905 C 11548.009 8714.205 11554.03 8743.333 11554.03 8766.896 L 11554.03 8791.943 L 11615.406 8788.761 C 11649.164 8787.012 11743.775 8782.954 11825.654 8779.746 z M 6402.6904 8744.926 C 6403.9614 8735.962 6396.5327 8725.765 6372.655 8703.698 C 6355.206 8687.573 6340.966 8671.777 6341.01 8668.596 C 6341.217 8653.638 6351.813 8647.141 6376.002 8647.141 C 6399.2476 8647.141 6401.1147 8646.156 6402.622 8633.104 C 6403.858 8622.399 6400.7563 8616.903 6389.563 8609.963 C 6366.0825 8595.402 6340.9297 8570.064 6340.9297 8560.973 C 6340.9297 8547.374 6352.152 8540.059 6373.0073 8540.059 C 6403.657 8540.059 6403.008 8530.715 6370.317 8501.388 C 6353.995 8486.744 6340.705 8470.818 6340.785 8465.995 C 6341.048 8450.075 6356.6606 8439.66 6375.08 8443.115 C 6387.786 8445.498 6392.75 8444.204 6395.179 8437.873 C 6399.3267 8427.066 6394.9893 8420.154 6370.965 8399.285 C 6342.306 8374.39 6345.994 8346.787 6377.98 8346.787 C 6404.6323 8346.787 6401.11 8315.071 6373.2593 8304.279 C 6353.554 8296.643 6300.087 8296.738 6292.411 8304.424 C 6287.6147 8309.227 6286.5312 8357.675 6287.936 8504.567 C 6288.9556 8611.161 6291.334 8709.178 6293.221 8722.381 L 6296.651 8746.389 L 6329.768 8750.048 C 6347.982 8752.06 6365.5845 8754.864 6368.8833 8756.278 C 6383.522 8762.553 6401.023 8756.676 6402.6904 8744.926 z M 12771.116 8733.138 C 12804.155 8730.663 12880.551 8726.042 12940.883 8722.868 C 13001.215 8719.697 13058.804 8715.464 13068.859 8713.463 L 13087.142 8709.823 L 13086.639 8673.258 C 13086.344 8651.831 13081.2705 8620.476 13074.382 8597.517 C 13067.917 8575.97 13058.879 8544.569 13054.299 8527.737 C 13048.425 8506.16 13042.796 8495.994 13035.213 8493.266 C 12966.317 8468.477 12910.717 8456.738 12799.847 8443.572 C 12737.211 8436.136 12548.609 8419.917 12524.759 8419.917 C 12511.085 8419.917 12513.264 8426.452 12556.235 8514.301 C 12575.304 8553.283 12593.511 8590.893 12596.695 8597.877 C 12599.881 8604.861 12610.743 8627.03 12620.835 8647.141 C 12630.926 8667.252 12645.652 8697.476 12653.561 8714.306 L 12667.938 8744.905 L 12689.492 8741.271 C 12701.348 8739.273 12738.078 8735.613 12771.116 8733.138 z M 6165.7827 8716.354 C 6180.9937 8648.957 6192.3364 8326.692 6179.9346 8314.29 C 6177.204 8311.562 6165.5215 8320.481 6151.72 8335.831 C 6125.4653 8365.032 6127.5557 8355.679 6107.833 8532.223 C 6103.34 8572.444 6098.4067 8616.561 6096.8696 8630.259 C 6093.338 8661.743 6106.046 8696.812 6127.5405 8714.899 C 6147.198 8731.439 6162.2485 8732.012 6165.7827 8716.354 z M 11112.099 8578.763 C 11116.448 8567.426 11110.032 8557.769 11104.232 8566.925 C 11098.349 8576.209 11098.356 8587.07 11104.246 8587.07 C 11106.812 8587.07 11110.345 8583.332 11112.099 8578.763 z M 14393.491 8495.063 C 14383.419 8455.169 14370.335 8408.514 14364.415 8391.385 C 14358.494 8374.255 14342.998 8323.717 14329.978 8279.078 C 14283.363 8119.2734 14260.606 8056.9717 14251.997 8065.5815 C 14248.73 8068.8467 14229.25 8175.2964 14225.697 8209.289 C 14223.411 8231.17 14218.308 8247.003 14209.846 8258.471 L 14197.367 8275.386 L 14213.723 8304.557 C 14232.187 8337.484 14300.336 8440.581 14340.046 8495.658 C 14384.262 8556.984 14408.5205 8584.643 14410.245 8575.693 C 14411.102 8571.241 14403.5625 8534.958 14393.491 8495.063 z M 11342.137 8550.635 C 11350.781 8547.348 11355.535 8541.558 11355.535 8534.316 C 11355.535 8523.898 11353.463 8523.266 11326.622 8525.492 C 11295.4375 8528.077 11284.418 8534.603 11289.383 8547.542 C 11292.995 8556.953 11321.173 8558.605 11342.137 8550.635 z M 11149.563 8511.56 C 11217.555 8510.122 11231.251 8508.377 11250.117 8498.753 C 11267.114 8490.081 11271.958 8484.663 11271.958 8474.318 L 11271.958 8461.027 L 11192.299 8464.488 C 11148.486 8466.392 11091.485 8468.639 11065.628 8469.4795 C 11039.772 8470.32 11008.039 8473.514 10995.11 8476.576 C 10982.182 8479.638 10959.713 8482.247 10945.18 8482.371 C 10914.914 8482.632 10893.025 8494.426 10906.311 8503.314 C 10910.62 8506.197 10921.197 8508.629 10929.816 8508.717 C 10938.435 8508.805 10949.013 8511.141 10953.322 8513.907 C 10957.837 8516.806 10984.402 8517.727 11016.005 8516.08 C 11046.17 8514.509 11106.272 8512.475 11149.563 8511.56 z M 6064.0815 8397.7 C 6064.0815 8395.198 6070.206 8380.206 6077.692 8364.383 C 6096.5044 8324.617 6104.2417 8261.641 6092.514 8243.741 C 6085.36 8232.822 6082.8525 8231.84 6077.335 8237.795 C 6070.6704 8244.988 6056.45 8325.813 6050.8076 8388.575 C 6047.9863 8419.957 6048.373 8421.761 6055.9185 8412.39 C 6060.4077 8406.8125 6064.0815 8400.202 6064.0815 8397.7 z M 13016.624 8398.502 C 13016.624 8389.597 13010.416 8359.627 13002.826 8331.901 C 12995.237 8304.177 12987.355 8270.915 12985.308 8257.986 C 12979.44 8220.919 12954.347 8104.5405 12943.302 8063.1753 C 12933.731 8027.321 12926.89 7998.0767 12908.839 7915.844 C 12900.377 7877.296 12886.635 7826.9663 12870.333 7774.8086 C 12864.945 7757.5713 12851.912 7708.208 12841.372 7665.1143 C 12830.833 7622.02 12814.362 7560.425 12804.771 7528.2354 C 12795.182 7496.0464 12784.676 7454.911 12781.426 7436.8237 C 12778.176 7418.7363 12766.407 7375.7295 12755.271 7341.254 C 12744.137 7306.7783 12732.686 7269.1694 12729.827 7257.677 C 12726.969 7246.1855 12720.027 7221.5044 12714.402 7202.8296 C 12684.012 7101.929 12664.805 7034.621 12657.761 7004.336 C 12641.595 6934.841 12635.676 6911.3037 12617.704 6845.017 C 12607.577 6807.669 12593.179 6761.832 12585.707 6743.1577 C 12578.235 6724.4834 12568.745 6696.2764 12564.614 6680.475 C 12560.487 6664.6743 12548.846 6627.1987 12538.747 6597.1963 C 12528.648 6567.195 12520.388 6539.382 12520.388 6535.3896 C 12520.388 6531.398 12513.057 6511.43 12504.098 6491.017 C 12495.138 6470.6045 12475.288 6416.147 12459.987 6370.0005 C 12444.6875 6323.8535 12422.496 6259.0654 12410.677 6226.0264 C 12398.856 6192.9873 12385.986 6155.3784 12382.077 6142.45 C 12378.168 6129.5215 12364.127 6089.5615 12350.873 6053.65 C 12324.08 5981.042 12300.321 5910.406 12292.015 5878.6606 C 12281.783 5839.552 12229.819 5699.9106 12221.712 5689.7344 C 12215.45 5681.875 11678.141 5680.728 11469.022 5688.1274 C 11345.462 5692.499 11321.24 5692.131 11305.713 5685.643 C 11284.478 5676.7705 11278.145 5664.681 11287.167 5650.2363 C 11294.899 5637.854 11294.037 5636.7866 11272.884 5632.555 C 11250.986 5628.176 11251.261 5632.1978 11277.613 5702.018 C 11289.342 5733.0938 11304.759 5776.083 11311.871 5797.549 C 11318.984 5819.0156 11330.395 5847.223 11337.227 5860.2314 C 11350.328 5885.1753 11354.8955 5896.0444 11415.213 6045.8145 C 11436.039 6097.5273 11457.904 6149.2407 11463.802 6160.732 C 11469.699 6172.224 11478.141 6193.3794 11482.561 6207.744 C 11486.98 6222.1094 11507.221 6273.2627 11527.537 6321.4194 C 11547.854 6369.576 11564.474 6411.8867 11564.469 6415.444 C 11564.465 6418.9995 11574.892 6444.24 11587.641 6471.533 C 11617.643 6535.762 11668.948 6652.39 11668.948 6656.3613 C 11668.948 6658.0566 11682.811 6688.3857 11699.755 6723.7583 C 11716.698 6759.1313 11732.943 6796.7046 11735.856 6807.254 C 11738.7705 6817.803 11745.763 6832.9663 11751.396 6840.949 C 11757.031 6848.9326 11771.1 6878.97 11782.659 6907.7 C 11794.219 6936.4287 11819.199 6991.3784 11838.172 7029.8096 C 11857.144 7068.2417 11872.666 7102.8174 11872.666 7106.6436 C 11872.666 7122.538 11993.75 7381.701 12009.286 7399.061 C 12028.761 7420.822 12189.64 7748.2744 12272.167 7934.1265 C 12293.631 7982.465 12380.705 8168.682 12389.647 8185.3706 C 12392.108 8189.962 12403.5625 8215.818 12415.1 8242.829 C 12441.934 8305.641 12461.389 8342.454 12472.11 8350.704 C 12476.778 8354.296 12493.662 8357.248 12509.632 8357.265 C 12525.604 8357.281 12551.787 8359.443 12567.822 8362.071 C 12583.856 8364.696 12629.692 8369.564 12669.682 8372.887 C 12709.67 8376.209 12761.192 8382.325 12784.176 8386.477 C 12807.159 8390.63 12854.171 8397.577 12888.646 8401.917 C 12923.122 8406.256 12953.681 8410.721 12956.553 8411.838 C 12959.427 8412.954 12974.118 8414.054 12989.201 8414.281 C 13016.473 8414.691 13016.624 8414.6045 13016.624 8398.502 z M 6182.918 8147.017 C 6181.3647 8081.0923 6177.8296 8024.891 6175.063 8022.124 C 6168.6177 8015.6797 6160.247 8058.6445 6152.516 8137.845 C 6149.291 8170.8843 6145.5986 8199.624 6144.31 8201.713 C 6140.1445 8208.465 6152.6064 8245.781 6163.7656 8259.967 C 6183.933 8285.605 6185.909 8273.952 6182.918 8147.017 z M 6392.195 8230.282 C 6393.4375 8219.799 6388.686 8211.394 6372.6064 8195.633 C 6360.93 8184.1875 6351.377 8172.5728 6351.377 8169.82 C 6351.377 8157.7764 6358.933 8147.3535 6372.904 8140.1294 C 6384.937 8133.9067 6387.9414 8128.8525 6387.9414 8114.835 C 6387.9414 8100.4067 6383.7935 8093.9165 6364.4297 8078.0493 C 6332.7197 8052.064 6326.97 8040.6895 6338.8906 8027.5176 C 6345.824 8019.856 6351.9575 8018.148 6363.465 8020.6753 C 6378.9277 8024.0723 6387.6875 8017.7773 6387.862 8003.144 C 6387.906 7999.4453 6377.236 7986.015 6364.1514 7973.298 C 6343.8564 7953.574 6341.176 7948.6504 6345.91 7939.804 C 6348.963 7934.1006 6357.9062 7926.354 6365.7837 7922.5894 C 6387.077 7912.4165 6386.7144 7896.228 6364.7456 7876.2363 C 6343.63 7857.022 6341.5645 7845.875 6356.6006 7832.267 C 6370.863 7819.361 6369.714 7810.392 6352.6826 7801.6895 C 6327.167 7788.651 6306.5176 7786.462 6297.1753 7795.8022 C 6292.511 7800.468 6288.694 7807.3057 6288.694 7810.9985 C 6288.694 7814.6914 6286.0977 7848.7373 6282.9233 7886.6567 C 6278.015 7945.298 6278.287 7956.924 6284.741 7964.4517 C 6298.5137 7980.5166 6299.2314 7991.5664 6293.727 8102.67 C 6289.3325 8191.3564 6289.5835 8214.076 6295.0117 8219.395 C 6301.9653 8226.206 6376.0396 8247.478 6385.33 8245.33 C 6388.2026 8244.665 6391.292 8237.895 6392.195 8230.282 z M 14165.82 8188.4663 C 14165.839 8162.893 14179.712 8089.282 14202.137 7995.7876 C 14221.011 7917.082 14221.605 7899.5728 14206.906 7855.331 C 14196.67 7824.527 14187.118 7792.481 14136.966 7620.7134 C 14127.318 7587.675 14106.671 7523.0337 14091.084 7477.066 C 14064.629 7399.0557 13981.292 7148.415 13920.011 6962.5464 C 13878.607 6836.976 13835.445 6717.329 13797.524 6623.016 C 13757.568 6523.6436 13705.671 6382.067 13669.2295 6273.038 C 13630.821 6158.123 13580.931 6016.38 13572.704 5998.8022 C 13559.872 5971.383 13502.414 5823.2075 13502.414 5817.5366 C 13502.414 5807.566 13417.81 5599.625 13411.743 5594.6885 C 13408.17 5591.78 13370.175 5591.3813 13316.978 5593.6943 C 13268.138 5595.8184 13245.808 5597.9985 13267.3545 5598.5396 C 13321.518 5599.9 13379.791 5608.0107 13392.5205 5615.9604 C 13404.299 5623.3154 13407.573 5651.4834 13396.637 5651.367 C 13252.062 5649.823 12530.519 5660.806 12511.245 5664.8433 C 12488.3545 5669.64 12492.791 5681.05 12563.905 5800.3076 C 12574.185 5817.5454 12591.296 5846.9277 12601.931 5865.6016 C 12612.565 5884.2764 12626.774 5907.0376 12633.509 5916.183 C 12640.242 5925.3286 12645.753 5934.9155 12645.753 5937.4873 C 12645.753 5942.714 12666.462 5975.9688 12702.616 6028.794 C 12715.871 6048.162 12736.119 6078.942 12747.611 6097.1943 C 12759.103 6115.446 12775.177 6139.559 12783.331 6150.78 C 12797.422 6170.169 12860.984 6268.0605 12894.109 6321.3877 C 12902.597 6335.0513 12924.968 6370.3105 12943.823 6399.7407 C 12962.677 6429.1714 12987.966 6470.881 13000.016 6492.4272 C 13012.068 6513.9746 13039.356 6556.285 13060.655 6586.4517 C 13081.955 6616.617 13116.368 6669.506 13137.13 6703.9814 C 13176.141 6768.758 13226.713 6846.504 13259.453 6892.0293 C 13269.783 6906.3936 13283.993 6928.724 13291.03 6941.653 C 13305.145 6967.585 13333.101 7011.8193 13377.369 7078.2627 C 13393.347 7102.244 13414.42 7135.9683 13424.196 7153.2065 C 13433.974 7170.444 13458.509 7209.7534 13478.723 7240.5605 C 13498.935 7271.368 13524.286 7310.153 13535.059 7326.75 C 13545.831 7343.345 13561.381 7366.3276 13569.615 7377.819 C 13577.848 7389.3105 13600.72 7423.3945 13620.4375 7453.5605 C 13640.156 7483.7266 13671.789 7529.563 13690.731 7555.4194 C 13709.675 7581.2754 13750.458 7642.3916 13781.362 7691.232 C 13812.269 7740.072 13844.112 7787.0845 13852.129 7795.703 C 13860.145 7804.322 13879.249 7830.178 13894.582 7853.1616 C 13909.916 7876.1455 13931.31 7907.0986 13942.123 7921.947 C 13952.9375 7936.796 13966.7 7957.6963 13972.709 7968.394 C 13978.718 7979.0903 13990.504 7996.3247 13998.897 8006.6904 C 14007.295 8017.057 14046.017 8068.524 14084.947 8121.0615 C 14123.877 8173.599 14157.998 8215.183 14160.768 8213.472 C 14163.537 8211.759 14165.8125 8200.507 14165.82 8188.4663 z M 6135.866 7958.0938 C 6143.5884 7887.7314 6148.032 7828.289 6145.743 7825.999 C 6143.4536 7823.71 6138.199 7826.462 6134.0654 7832.1147 C 6121.594 7849.1694 6114.1367 7882.31 6113.4614 7923.6797 C 6113.109 7945.227 6109.8154 7987.537 6106.1426 8017.703 C 6100.961 8060.2627 6100.85 8076.061 6105.6465 8088.221 C 6111.0005 8101.7944 6112.497 8102.6963 6116.8276 8094.9585 C 6119.577 8090.0454 6128.145 8028.456 6135.866 7958.0938 z M 6376.456 7721.9414 C 6377.9053 7702.114 6376.5547 7699.5444 6359.3555 7689.3965 C 6331.8047 7673.1416 6330.475 7663.6406 6353.0938 7644.6504 C 6370.1035 7630.3696 6372.2715 7625.814 6372.271 7604.3574 C 6372.271 7582.8477 6370.244 7578.619 6353.9883 7566.2207 C 6330.8667 7548.5854 6329.955 7532.34 6351.377 7519.6855 C 6370.9365 7508.132 6371.827 7491.384 6354.009 7470.2075 C 6342.086 7456.0376 6341.2573 7451.8667 6344.336 7421.489 C 6346.1875 7403.2163 6350.8804 7383.6294 6354.763 7377.963 C 6366.091 7361.432 6363.499 7344.4053 6348.6235 7337.6274 C 6340.6147 7333.978 6333.701 7333.5083 6331.046 7336.4336 C 6324.8945 7343.2095 6299.219 7640.2446 6299.1626 7705.2935 L 6299.1416 7729.802 L 6323.953 7737.508 C 6337.5996 7741.746 6354.6416 7744.821 6361.8237 7744.3403 C 6373.2153 7743.579 6375.0835 7740.719 6376.456 7721.9414 z M 6163.758 7713.618 C 6176.513 7665.924 6182.792 7519.807 6174.26 7469.2305 C 6170.3315 7445.945 6170.2397 7445.8574 6164.3965 7459.914 C 6161.1523 7467.719 6153.6343 7495.9253 6147.692 7522.597 C 6141.7485 7549.2686 6134.637 7579.494 6131.888 7589.7666 C 6129.1396 7600.038 6123.2485 7627.648 6118.796 7651.1187 C 6110.029 7697.3374 6112.105 7707.521 6133.334 7722.4243 C 6149.17 7733.541 6159.2065 7730.6357 6163.758 7713.618 z M 8258.269 7604.7607 C 8263.245 7586.242 8271.268 7551.1104 8276.096 7526.69 C 8280.924 7502.2705 8289.362 7462.31 8294.85 7437.8896 C 8300.336 7413.469 8308.582 7367.6333 8313.174 7336.031 C 8317.767 7304.428 8323.719 7264.468 8326.402 7247.2305 C 8332.594 7207.4395 8345.328 7091.958 8351.746 7017.3936 C 8361.686 6901.9067 8363.114 6804.7773 8357.356 6636.0747 C 8352.225 6485.734 8350.338 6462.5796 8342.594 6454.95 C 8317.097 6429.832 8027.546 6355.1914 7962.8413 6357.0586 C 7939.5527 6357.7305 7926.1826 6355.1045 7910.807 6346.8413 C 7894.2812 6337.9604 7881.06 6335.721 7845.149 6335.721 C 7803.696 6335.721 7799.2964 6336.741 7788.829 6348.7803 C 7774.274 6365.5195 7768.2295 6365.2417 7760.423 6347.474 C 7756.9517 6339.573 7752.1855 6331.723 7749.831 6330.0303 C 7747.4756 6328.337 7723.5713 6326.729 7696.71 6326.457 L 7647.87 6325.962 L 7641.618 6360.8774 C 7638.18 6380.08 7632.1226 6407.5454 7628.157 6421.9097 C 7619.789 6452.229 7605.6934 6520.2505 7600.1074 6557.273 C 7595.1724 6589.9785 7571.2695 6614.047 7546.1895 6611.563 C 7520.135 6608.983 7518.3765 6590.764 7536.707 6513.322 C 7562.724 6403.3994 7577.4956 6296.893 7587.055 6150.2856 C 7588.741 6124.4287 7593.4243 6072.716 7597.463 6035.367 C 7613.124 5890.524 7611.8955 5622.7104 7594.599 5411.1533 C 7588.492 5336.4575 7561.8193 5114.0093 7550.129 5040.2812 C 7545.8013 5012.989 7538.6206 4961.2754 7534.1714 4925.3633 C 7529.7227 4889.4517 7524.0156 4851.842 7521.489 4841.7866 C 7518.962 4831.7314 7514.31 4799.9985 7511.1504 4771.2686 C 7507.9917 4742.539 7499.825 4689.651 7493.004 4653.739 C 7486.1836 4617.827 7479.141 4574.341 7477.3555 4557.1035 C 7475.5713 4539.8657 7467.3193 4482.276 7459.0195 4429.1265 C 7450.7197 4375.977 7441.293 4312.5103 7438.0703 4288.0903 C 7431.9185 4241.469 7421.0903 4175.3296 7396.1655 4032.1367 C 7387.914 3984.7334 7378.78 3931.8445 7375.867 3914.607 C 7362.8804 3837.7368 7300.4565 3543.1184 7276.671 3446.4321 C 7262.273 3387.9038 7246.6577 3315.3354 7241.972 3285.1694 C 7237.2866 3255.0034 7227.823 3210.342 7220.943 3185.9224 C 7214.0625 3161.502 7204.7163 3119.607 7200.174 3092.8215 C 7195.6304 3066.0361 7187.61 3033.1274 7182.35 3019.6914 C 7177.091 3006.2556 7168.8306 2977.6333 7163.9946 2956.086 C 7159.1587 2934.5388 7149.71 2898.1045 7142.997 2875.121 C 7136.2847 2852.1375 7123.5977 2802.775 7114.804 2765.4265 C 7085.746 2642.0034 7061.6147 2541.0793 7056.7275 2522.5317 C 7039.6216 2457.6099 6898.1616 1877.2598 6886.498 1824.1503 C 6880.9194 1798.7482 6873.099 1780.105 6862.3955 1766.6914 C 6853.6816 1755.77 6837.439 1730.3806 6826.3003 1710.27 C 6804.186 1670.3424 6765.538 1616.6052 6679.1025 1505.6018 C 6648.1904 1465.903 6614.8037 1422.8442 6604.9106 1409.916 C 6595.0176 1396.9877 6576.8228 1373.2273 6564.4795 1357.1147 C 6510.742 1286.9708 6469.961 1238.059 6462.981 1235.3802 C 6458.8105 1233.7802 6454.0063 1236.2587 6452.212 1240.9362 C 6450.4297 1245.5808 6450.822 1320.1726 6453.083 1406.6958 C 6459.059 1635.3085 6459.721 1690.3083 6463.87 2303.1426 C 6465.9404 2609.112 6468.2583 2871.2034 6469.0195 2885.568 C 6470.3135 2909.978 6473.273 3242.215 6479.373 4047.8076 C 6480.7764 4233.1123 6483.462 4523.6455 6485.342 4693.4355 L 6488.7607 5002.1455 L 6477.5273 5013.378 C 6467.911 5022.9946 6460.094 5024.655 6423.2007 5024.9165 C 6272.2144 5025.987 6228.6235 5027.674 6228.6235 5032.446 C 6228.6235 5037.6504 6270.8975 5038.357 6410.3325 5035.4834 C 6465.224 5034.352 6479.467 5035.642 6490.273 5042.722 C 6507.6245 5054.0913 6511.069 5064.5586 6503.7964 5083.825 C 6499.042 5096.421 6499.278 5101.4 6504.935 5107.866 C 6519.243 5124.221 6519.447 5137.6387 6505.635 5154.0527 C 6498.363 5162.6953 6492.4126 5171.899 6492.4126 5174.5044 C 6492.4126 5186.164 6554.0425 5281.429 6623.5415 5377.2 C 6734.7554 5530.453 6764.567 5571.9517 6779.428 5594.1997 C 6786.7646 5605.18 6817.9507 5650.171 6848.732 5694.1777 C 6879.5127 5738.1846 6920.648 5797.413 6940.1436 5825.7964 C 6959.6396 5854.1797 7004.586 5917.646 7040.024 5966.8315 C 7147.7007 6116.2817 7245.061 6252.459 7408.332 6481.9805 C 7425.7036 6506.4004 7459.2417 6552.514 7482.8623 6584.4546 C 7523.959 6640.0293 7576.9404 6714.283 7652.007 6821.5107 C 7707.202 6900.3545 7792.871 7020.0366 7816.526 7051.3477 C 7843.3877 7086.906 7905.6636 7174.231 7946.6333 7233.7905 C 7963.576 7258.42 7997.8247 7306.7783 8022.7407 7341.254 C 8047.6567 7375.7295 8084.092 7427.442 8103.709 7456.172 C 8164.922 7545.826 8238.22 7642.098 8243.839 7640.2246 C 8246.798 7639.239 8253.291 7623.28 8258.269 7604.7607 z M 6270.397 7329.051 C 6263.1035 7321.7573 6258.511 7338.67 6261.41 7362.148 L 6264.6357 7388.2656 L 6268.9014 7360.044 C 6271.2476 7344.5215 6271.921 7330.5747 6270.397 7329.051 z M 6363.8774 7278.9336 C 6367.775 7263.409 6361.275 7245.1367 6347.416 7232.6567 C 6337.373 7223.612 6336.9297 7223.6963 6333.8296 7235.2686 C 6328.6245 7254.699 6330.0205 7278.632 6336.751 7285.362 C 6347.108 7295.7188 6360.4595 7292.5547 6363.8774 7278.9336 z M 6284.323 7147.5522 C 6296.3716 6988.784 6295.4517 6993.7856 6315.7646 6976.7075 C 6333.0645 6962.1646 6333.1094 6962.157 6341.767 6972.7896 C 6352.482 6985.949 6356.6006 6986.2686 6356.6006 6973.936 C 6356.6006 6968.708 6350.724 6959.3213 6343.5415 6953.0757 C 6336.359 6946.832 6330.4824 6937.0054 6330.4824 6931.24 C 6330.4824 6920.177 6313.401 6899.8647 6304.099 6899.8647 C 6295.594 6899.8647 6283.4707 6933.7173 6283.4707 6957.4634 C 6283.4707 6970.9375 6281.4624 6977.5933 6278.0347 6975.475 C 6275.045 6973.627 6273.9517 6967.8506 6275.606 6962.6387 C 6279.8257 6949.3433 6268.791 6820.4126 6262.9316 6814.553 C 6254.5757 6806.197 6237.2227 6888.7305 6231.2656 6965.1587 C 6226.4697 7026.688 6219.748 7065.1895 6206.8594 7104.957 C 6191.638 7151.9214 6211.8394 7176.2017 6228.533 7131.006 C 6233.5737 7117.3604 6243.048 7093.266 6249.587 7077.4653 C 6256.1255 7061.6636 6264.449 7035.2197 6268.0835 7018.7 C 6285.1733 6941.03 6286.9175 7020.3286 6271.157 7158.43 C 6266.5674 7198.6514 6261.6978 7237.746 6260.3364 7245.3076 C 6258.975 7252.8687 6259.3623 7260.557 6261.198 7262.393 C 6272.204 7273.399 6276.327 7252.9233 6284.323 7147.5522 z M 6168.594 7210.5156 C 6175.513 7185.8057 6173.0303 7174.1177 6164.37 7190.63 C 6161.6045 7195.9033 6157.701 7207.858 6155.6973 7217.195 C 6150.1064 7243.2344 6161.015 7237.5845 6168.594 7210.5156 z M 6355.5557 7186.1147 C 6363.9277 7177.742 6363.518 7158.5034 6354.8135 7151.2793 C 6344.943 7143.087 6340.9297 7149.179 6340.9297 7172.3594 C 6340.9297 7193.137 6344.8486 7196.8213 6355.5557 7186.1147 z M 6116.0586 7145.854 C 6122.548 7133.7295 6168.5527 6954.9087 6168.5527 6941.811 C 6168.5527 6936.676 6155.359 6921.2026 6139.234 6907.4272 C 6115.9165 6887.506 6108.1646 6883.4824 6101.3633 6887.7715 C 6091.6353 6893.9062 6083.0166 6928.227 6073.999 6996.7344 C 6068.6514 7037.3604 6068.995 7049.4443 6076.4546 7082.9736 C 6084.063 7117.173 6100.916 7155.818 6108.221 7155.818 C 6109.599 7155.818 6113.126 7151.334 6116.0586 7145.854 z M 6455.181 6904.568 L 6483.2446 6888.4756 L 6480.2227 6791.1016 C 6476.717 6678.1294 6477.86 6680.475 6426.3037 6680.475 C 6399.25 6680.475 6392.5894 6682.2383 6388.1255 6690.5796 C 6375.5957 6713.99 6386.671 6894.477 6401.6533 6911.032 C 6413.7007 6924.3447 6422.5586 6923.2754 6455.181 6904.568 z M 6338.433 6767.034 C 6334.878 6700.6562 6330.4985 6683.3604 6320.0054 6694.25 C 6317.6177 6696.7295 6312.8076 6726.8164 6309.318 6761.1113 L 6302.9727 6823.4644 L 6317.424 6835.8945 C 6340.05 6855.3574 6342.698 6846.678 6338.433 6767.034 z M 6171.386 6821.1523 C 6178.6855 6809.342 6098.3296 6709.437 6012.02 6623.016 C 5990.501 6601.469 5962.0405 6570.9116 5948.775 6555.11 C 5935.5093 6539.3086 5917.8296 6519.1147 5909.4863 6510.2344 C 5901.1426 6501.353 5858.0425 6454.342 5813.7075 6405.763 C 5769.372 6357.185 5705.9062 6289.05 5672.6714 6254.352 C 5550.382 6126.6797 5370.1426 5935.6323 5356.426 5919.143 C 5348.2935 5909.3667 5337.405 5902.167 5330.754 5902.167 C 5318.926 5902.167 5306.6675 5910.967 5306.6675 5919.458 C 5306.6675 5922.073 5330.7607 5949.2285 5360.2085 5979.804 C 5452.5796 6075.7104 5641.393 6277.3525 5655.86 6295.542 C 5663.4736 6305.1167 5687.3335 6331.5093 5708.8804 6354.194 C 5730.4277 6376.8774 5767.9404 6416.6724 5792.2427 6442.6265 C 5816.545 6468.5806 5882.3613 6536.1914 5938.502 6592.8726 C 6032.5903 6687.8687 6089.5312 6747.7695 6139.7 6804.5347 C 6160.1255 6827.645 6165.599 6830.5156 6171.386 6821.1523 z M 6171.6416 6568.953 L 6168.282 6448.2466 L 6152.229 6431.683 C 6133.904 6412.777 6134.92 6399.306 6155.6973 6385.692 C 6167.8335 6377.74 6168.5527 6374.5454 6168.5527 6328.575 C 6168.5527 6286.515 6167.1294 6278.5933 6158.1055 6270.427 C 6144.7207 6258.314 6144.817 6241.496 6158.368 6224.2676 C 6169.8906 6209.619 6166.4536 6193.7827 6150.4155 6187.628 C 6137.5327 6182.6855 6140.4814 6154.526 6155.223 6141.7085 L 6168.011 6130.5894 L 6165.0366 5740.836 C 6162.7153 5436.813 6160.6016 5349.3594 6155.4253 5343.247 C 6151.7764 5338.938 6147.4937 5326.01 6145.9087 5314.5176 C 6144.323 5303.026 6141.5356 5286.5605 6139.7144 5277.928 C 6136.8877 5264.5347 6138.7866 5260.4707 6152.6665 5250.209 L 6168.931 5238.1836 L 6167.645 5172.368 C 6166.9087 5134.612 6164.0435 5104.7285 6160.927 5102.276 C 6120.2017 5070.2266 6118.195 5061.153 6148.0786 5044.1934 C 6168.7437 5032.4653 6165.853 5024.8325 6135.18 5010.137 C 6113.639 4999.817 6110.6343 4996.44 6112.063 4984.1577 C 6113.373 4972.9023 6117.59 4968.9536 6132.8667 4964.6787 C 6158.237 4957.5786 6159.022 4956.437 6158.694 4927.1045 C 6158.416 4902.2837 6165.64 4860.362 6173.959 4838.512 C 6178.686 4826.0996 6212.242 4802.0195 6256.644 4779.1787 C 6272.835 4770.8496 6293.0015 4758.3516 6301.4575 4751.406 L 6316.8335 4738.7764 L 6316.143 4483.398 C 6315.764 4342.9404 6313.9287 3897.7612 6312.065 3494.1113 C 6306.749 2342.2083 6306.6216 1973.4841 6311.531 1945.3297 C 6319.6533 1898.7496 6304.207 1926.557 6287.7476 1988.1475 C 6269.4443 2056.6387 6218.8154 2251.7817 6192.473 2355.378 C 6181.8804 2397.036 6161.777 2475.781 6147.799 2530.367 C 6133.8203 2584.9531 6112.659 2671.925 6100.7734 2723.6382 C 6088.888 2775.3516 6070.91 2849.395 6060.824 2888.1797 C 6050.737 2926.9646 6027.1914 3018.638 6008.5 3091.8982 C 5989.809 3165.1584 5965.5386 3258.0068 5954.567 3298.2283 C 5943.5947 3338.4495 5929.363 3393.6887 5922.9395 3420.982 C 5916.5166 3448.2751 5905.4297 3490.5854 5898.3003 3515.0059 C 5884.933 3560.7927 5881.0044 3576.5647 5858.615 3674.324 C 5851.378 3705.926 5836.044 3768.2173 5824.5405 3812.7478 C 5813.0366 3857.2788 5791.571 3944.2505 5776.8374 4006.0188 C 5725.3994 4221.6694 5697.005 4338.2124 5679.479 4405.6206 C 5669.768 4442.9688 5654.68 4504.0845 5645.9487 4541.4326 C 5637.2173 4578.7812 5623.268 4637.546 5614.95 4672.021 C 5606.6323 4706.497 5590.06 4775.8394 5578.1226 4826.116 C 5566.1855 4876.3926 5551.9272 4934.1704 5546.4375 4954.5103 C 5534.6616 4998.143 5486.6587 5187.05 5476.8584 5228.329 C 5455.0728 5320.0903 5401.505 5521.1533 5382.224 5583.5303 C 5349.515 5689.352 5347.772 5704.696 5364.1265 5742.8486 C 5376.139 5770.8726 5376.988 5786.4395 5368.507 5823.1816 L 5362.44 5849.4634 L 5393.319 5884.785 C 5410.3022 5904.213 5456.116 5953.093 5495.1284 5993.4077 C 5534.1396 6033.723 5602.307 6105.4136 5646.6113 6152.72 C 5690.915 6200.027 5753.0195 6265.9536 5784.622 6299.224 C 5816.2246 6332.495 5872.3257 6393.6895 5909.2925 6435.213 C 5970.4756 6503.9385 6064.585 6605.4326 6136.3247 6680.058 C 6175.0537 6720.3457 6175.7905 6718.0273 6171.6416 6568.953 z M 6326.565 6616.893 C 6337.3296 6611.368 6339.3223 6576.487 6329.4375 6566.602 C 6319.793 6556.957 6254.7637 6558.446 6244.667 6568.542 C 6228.54 6584.67 6235.8726 6610.558 6259.4414 6620.6997 C 6275.906 6627.7847 6308.998 6625.908 6326.565 6616.893 z M 6465.418 6609.461 C 6474.777 6602.906 6476.974 6597.058 6475.7217 6582.0376 L 6474.13 6562.9453 L 6435.776 6561.401 C 6389.497 6559.537 6380.383 6564.814 6384.6343 6591.0103 C 6386.25 6600.966 6390.5933 6611.0293 6394.286 6613.373 C 6406.092 6620.8633 6452.8066 6618.2944 6465.418 6609.461 z M 6329.4375 6491.383 C 6332.8853 6487.935 6335.706 6479.003 6335.706 6471.533 C 6335.706 6450.726 6326.396 6445.4155 6289.918 6445.4155 C 6249.159 6445.4155 6236.459 6451.416 6236.459 6470.6724 C 6236.459 6492.8853 6245.225 6497.6514 6286.0825 6497.6514 C 6307.9634 6497.6514 6325.7397 6495.081 6329.4375 6491.383 z M 6450.3213 6489.327 C 6472.8267 6480.3228 6481.4404 6465.207 6471.14 6452.795 C 6466.2217 6446.869 6455.185 6445.367 6425.003 6446.5166 L 6385.33 6448.028 L 6383.613 6466.079 C 6380.688 6496.8286 6407.885 6506.307 6450.3213 6489.327 z M 8337.442 6361.65 C 8334.326 6302.1396 8303.108 6157.933 8283.982 6114.6963 C 8267.449 6077.321 8265.189 6079.577 8250.229 6148.397 C 8246.082 6167.469 8234.891 6209.78 8225.357 6242.421 C 8215.648 6275.6646 8208.097 6313.256 8208.187 6327.886 L 8208.348 6354.0034 L 8265.808 6373.379 C 8297.409 6384.0347 8326.792 6392.1772 8331.102 6391.4727 C 8337.174 6390.4795 8338.6 6383.7695 8337.442 6361.65 z M 6327.2246 6372.5596 C 6323.0 6364.092 6315.073 6355.7446 6309.61 6354.0103 C 6296.8745 6349.9683 6291.7583 6333.8457 6298.948 6320.4116 C 6302.033 6314.647 6315.0464 6303.784 6327.8667 6296.2705 C 6349.133 6283.808 6352.905 6283.1646 6370.8657 6288.9316 C 6411.083 6301.8457 6422.6045 6320.676 6412.0454 6356.233 C 6405.29 6378.979 6405.3164 6382.2695 6412.277 6384.94 C 6428.076 6391.003 6449.547 6387.6963 6462.9785 6377.1304 C 6476.0073 6366.8823 6476.7417 6363.8203 6476.7417 6319.771 C 6476.7417 6274.4565 6476.3984 6273.152 6463.646 6269.951 C 6456.444 6268.143 6428.424 6269.2734 6401.3794 6272.463 C 6374.335 6275.6523 6329.1025 6278.2983 6300.8633 6278.3423 C 6272.623 6278.386 6245.9917 6280.651 6241.682 6283.375 C 6235.8125 6287.086 6233.847 6298.5312 6233.847 6329.001 C 6233.847 6388.9507 6232.932 6387.9565 6288.13 6387.9565 L 6334.9053 6387.9565 L 6327.2246 6372.5596 z M 8176.194 6276.9565 C 8199.817 6201.4263 8214.175 6147.6885 8221.088 6108.925 C 8226.635 6077.8154 8237.936 6058.8735 8250.946 6058.8735 C 8264.45 6058.8735 8256.195 6017.3457 8231.737 5962.238 C 8225.362 5947.8726 8210.999 5913.9214 8199.822 5886.7905 C 8175.7554 5828.3755 8139.4883 5772.672 8116.795 5759.2666 C 8101.5874 5750.284 8089.1987 5749.8486 7927.212 5752.622 C 7831.89 5754.253 7742.7964 5757.146 7729.225 5759.051 C 7710.3745 5761.696 7701.33 5760.403 7690.9014 5753.569 C 7683.3936 5748.6504 7676.435 5745.4424 7675.437 5746.44 C 7674.44 5747.4375 7672.419 5808.153 7670.947 5881.364 C 7669.475 5954.573 7665.5337 6033.278 7662.1895 6056.2617 C 7658.844 6079.2446 7655.78 6135.659 7655.3804 6181.627 L 7654.652 6265.2036 L 7706.071 6269.4014 C 7771.5005 6274.7437 7777.4634 6271.5107 7787.2324 6225.4062 C 7815.2056 6093.3887 7871.405 5858.5913 7878.3525 5844.7075 C 7881.9473 5837.525 7887.149 5832.824 7889.911 5834.2607 C 7903.01 5841.071 7883.728 5967.64 7853.305 6074.544 C 7828.928 6160.205 7808.125 6263.3843 7813.843 6270.274 C 7816.8022 6273.84 7836.259 6278.3257 7857.079 6280.244 C 7877.9 6282.162 7900.7827 6284.263 7907.929 6284.9146 C 7923.206 6286.3057 7923.611 6285.016 7952.4097 6143.068 C 7962.5415 6093.1323 7982.5493 6004.7944 7996.8716 5946.7617 C 8011.1934 5888.7295 8022.9507 5835.563 8022.998 5828.6133 C 8023.1123 5811.7344 8044.7896 5774.19 8054.419 5774.19 C 8064.831 5774.19 8063.886 5823.3853 8052.864 5855.155 C 8030.492 5919.6353 7954.7876 6290.2324 7962.427 6297.871 C 7965.516 6300.9614 8027.566 6314.396 8039.888 6314.6436 C 8047.1997 6314.7905 8049.0293 6310.3496 8049.0293 6292.4595 C 8049.0293 6269.272 8050.8276 6261.5894 8081.688 6152.897 C 8091.884 6116.9854 8108.8135 6050.9233 8119.3086 6006.0933 C 8137.265 5929.395 8147.6436 5902.167 8158.922 5902.167 C 8170.0894 5902.167 8169.3296 5930.9683 8156.8296 5981.5146 C 8149.5044 6011.134 8130.4277 6090.6064 8114.437 6158.1206 C 8098.446 6225.635 8082.901 6289.9175 8079.8926 6300.971 C 8076.885 6312.024 8075.174 6321.6924 8076.091 6322.4565 C 8082.9653 6328.177 8113.2715 6334.967 8133.4565 6335.309 L 8157.8125 6335.721 L 8176.194 6276.9565 z M 7686.025 6234.644 C 7676.845 6220.6343 7675.161 6231.22 7714.835 6053.65 C 7728.635 5991.8813 7743.8315 5921.3633 7748.6045 5896.9434 C 7764.699 5814.5947 7780.4316 5804.115 7779.3413 5876.469 C 7778.97 5901.121 7773.8228 5943.4316 7767.9033 5970.4937 C 7745.829 6071.4116 7725.9233 6174.128 7722.19 6206.376 C 7719.4976 6229.629 7709.522 6246.921 7698.8 6246.921 C 7696.198 6246.921 7690.449 6241.396 7686.025 6234.644 z M 6292.272 6215.0044 C 6305.935 6209.616 6306.2363 6208.9023 6296.5293 6204.925 C 6281.553 6198.7876 6242.887 6198.9575 6239.0435 6205.177 C 6235.646 6210.675 6253.5737 6219.9004 6268.766 6220.472 C 6273.6064 6220.6543 6284.184 6218.1934 6292.272 6215.0044 z M 6301.3257 6139.2793 C 6306.116 6137.441 6309.5884 6130.011 6309.5884 6121.597 C 6309.5884 6112.0044 6313.8794 6104.275 6322.2515 6098.79 C 6350.311 6080.4043 6343.0454 6053.65 6309.9937 6053.65 C 6264.712 6053.65 6269.4204 6014.1606 6316.5176 5998.9375 C 6330.8804 5994.2944 6333.3164 5990.87 6334.7563 5973.3022 C 6336.841 5947.8823 6331.567 5942.6094 6303.36 5941.9053 C 6283.92 5941.42 6280.623 5939.675 6279.1226 5929.079 C 6277.1616 5915.2275 6293.594 5894.9707 6316.4272 5883.094 C 6328.5645 5876.7803 6330.822 5872.5776 6329.4863 5858.7783 C 6328.0986 5844.4463 6325.4907 5841.7275 6310.9805 5839.4844 C 6291.7915 5836.517 6271.3086 5821.122 6274.3623 5811.962 C 6275.4863 5808.592 6287.9854 5799.8896 6302.138 5792.6235 C 6327.114 5779.8022 6327.871 5778.7314 6327.871 5756.2397 C 6327.871 5734.4795 6326.835 5732.7974 6310.8945 5728.6665 C 6287.148 5722.513 6287.63 5701.7397 6312.2 5672.331 C 6322.2554 5660.295 6330.4824 5647.6147 6330.4824 5644.152 C 6330.4824 5634.427 6319.1147 5625.319 6306.9766 5625.319 C 6293.83 5625.319 6283.4707 5616.004 6283.4707 5604.183 C 6283.4707 5599.4536 6294.2104 5585.8096 6307.337 5573.8643 C 6324.0615 5558.644 6330.7046 5548.7935 6329.537 5540.947 C 6327.691 5528.5396 6322.9404 5525.518 6288.7515 5515.0015 C 6250.56 5503.254 6256.566 5473.836 6297.155 5473.836 C 6330.432 5473.836 6342.142 5443.4194 6314.8447 5427.8867 C 6294.666 5416.404 6293.933 5397.417 6313.079 5382.1494 C 6322.3164 5374.7847 6325.8955 5368.111 6323.691 5362.3647 C 6320.9556 5355.238 6312.545 5353.6943 6276.4385 5353.6943 C 6223.098 5353.6943 6215.4185 5359.0815 6228.7393 5387.1543 C 6236.921 5404.3955 6236.9033 5407.0273 6228.457 5429.1455 C 6220.2017 5450.7617 6219.7188 5473.9033 6222.709 5704.8784 C 6227.269 6057.175 6230.1978 6127.742 6240.598 6135.9204 C 6249.2324 6142.7095 6286.95 6144.7954 6301.3257 6139.2793 z M 6464.052 6133.5005 C 6472.206 6125.3457 6472.7046 6113.152 6469.6587 5996.382 C 6467.8203 5925.889 6464.966 5755.3853 6463.3154 5617.484 C 6461.6646 5479.582 6459.3833 5363.8145 6458.245 5360.2236 C 6455.83 5352.604 6394.824 5351.1494 6383.3174 5358.4375 C 6373.3604 5364.743 6379.9385 5388.673 6392.747 5392.738 C 6409.8833 5398.177 6429.73 5416.673 6429.73 5427.2036 C 6429.73 5435.8022 6425.92 5437.271 6403.6123 5437.271 C 6378.1143 5437.271 6377.4946 5437.6406 6377.4946 5452.8354 C 6377.4946 5465.8857 6381.0776 5470.228 6399.677 5479.717 C 6422.434 5491.327 6434.494 5503.0835 6434.7876 5513.9453 C 6435.1006 5525.564 6418.5234 5536.5186 6400.6274 5536.5186 C 6375.3003 5536.5186 6376.7827 5551.878 6403.925 5570.688 C 6443.0938 5597.8325 6442.4385 5621.1743 6402.2847 5629.0786 C 6374.5513 5634.5386 6369.4536 5650.5586 6390.7495 5665.3306 C 6416.8584 5683.44 6424.5063 5693.2407 6424.5063 5708.5874 C 6424.5063 5725.0703 6420.2363 5729.4043 6395.777 5737.746 C 6382.1177 5742.404 6380.222 5745.409 6381.0083 5761.16 C 6381.6533 5774.0645 6386.1333 5782.61 6396.679 5791.0493 C 6404.802 5797.549 6414.135 5802.8794 6417.418 5802.893 C 6423.6772 5802.9204 6429.73 5814.5156 6429.73 5826.4795 C 6429.73 5838.374 6414.1016 5849.931 6398.0156 5849.931 C 6384.144 5849.931 6382.7183 5851.563 6382.7183 5867.439 C 6382.7183 5879.765 6387.3555 5889.7993 6398.3887 5901.3447 C 6419.0537 5922.9688 6419.0835 5941.573 6398.4707 5953.3394 C 6389.897 5958.2334 6381.7334 5965.2017 6380.33 5968.824 C 6375.5566 5981.147 6383.872 6006.3 6393.7563 6009.4375 C 6409.8115 6014.533 6419.2827 6027.2983 6419.2827 6043.8423 C 6419.2827 6056.7114 6416.097 6060.7373 6400.881 6067.0947 C 6385.525 6073.511 6383.3164 6076.348 6387.537 6084.2344 C 6390.3184 6089.4326 6396.249 6096.7183 6400.7153 6100.425 C 6405.1816 6104.1313 6408.836 6112.283 6408.836 6118.5386 C 6408.836 6124.7954 6411.6567 6132.7344 6415.1045 6136.1816 C 6424.3374 6145.415 6453.7485 6143.8037 6464.052 6133.5005 z M 5228.3145 5790.1523 C 5228.3145 5778.329 5208.434 5755.3804 5040.277 5573.083 C 4936.416 5460.4897 4776.4194 5286.605 4723.3354 5228.6313 C 4704.9067 5208.5054 4700.0596 5205.713 4691.9946 5210.5737 C 4667.6367 5225.254 4675.06 5236.5127 4789.808 5358.918 C 4850.406 5423.5596 4955.607 5538.7383 5023.588 5614.8716 C 5091.57 5691.005 5162.062 5768.5747 5180.2373 5787.2485 C 5211.749 5819.6235 5213.635 5820.7305 5220.7993 5811.0625 C 5224.932 5805.485 5228.3145 5796.0757 5228.3145 5790.1523 z M 7716.189 5705.262 C 7718.432 5703.939 7718.8105 5695.0933 7717.0303 5685.6035 C 7714.366 5671.406 7715.932 5666.8525 7725.8667 5659.8936 C 7732.5083 5655.2427 7745.058 5651.4004 7753.756 5651.3564 C 7762.4536 5651.3125 7772.17 5649.5503 7775.3477 5647.439 C 7782.3623 5642.78 7786.266 5608.6533 7793.195 5491.4253 C 7796.104 5442.2036 7801.8286 5370.5103 7805.917 5332.1064 C 7816.119 5236.2544 7834.808 5081.712 7837.7324 5069.011 C 7839.966 5059.317 7881.71 4732.9824 7892.3247 4642.2446 C 7894.9126 4620.122 7899.4336 4588.389 7902.37 4571.727 C 7905.3066 4555.065 7909.536 4527.329 7911.7686 4510.0913 C 7914.6934 4487.519 7918.0215 4478.7505 7923.665 4478.7505 C 7932.578 4478.7505 7932.5654 4475.5723 7924.12 4588.4443 C 7918.176 4667.8936 7913.9326 4707.604 7899.8403 4815.669 C 7895.5317 4848.708 7889.7925 4899.2456 7887.087 4927.9756 C 7884.381 4956.7046 7879.764 4996.665 7876.8257 5016.7754 C 7865.2085 5096.302 7850.873 5207.5693 7845.5327 5259.6704 C 7832.7295 5384.5605 7818.3853 5488.1772 7808.6533 5526.0713 C 7806.0703 5536.1265 7802.62 5566.1304 7800.986 5592.7466 L 7798.0137 5641.139 L 7811.555 5646.2876 C 7819.004 5649.12 7843.642 5651.436 7866.309 5651.436 L 7907.521 5651.436 L 7910.715 5631.848 C 7912.472 5621.0747 7916.0127 5601.682 7918.583 5588.754 C 7921.153 5575.8257 7928.146 5527.6387 7934.1245 5481.671 C 7944.3613 5402.956 7956.387 5328.9385 7973.591 5238.7764 C 7977.7017 5217.229 7989.3174 5152.588 7999.404 5095.1284 C 8017.367 4992.8 8045.5625 4864.4077 8051.3394 4858.631 C 8059.335 4850.635 8045.4307 5001.5513 8031.7163 5071.6226 C 8027.499 5093.17 8018.9043 5142.532 8012.6167 5181.3174 C 8006.3296 5220.102 7996.9146 5275.3413 7991.6963 5304.0703 C 7986.4766 5332.8003 7979.371 5373.9355 7975.905 5395.483 C 7972.4385 5417.03 7967.4937 5441.4746 7964.9165 5449.803 C 7962.3384 5458.133 7960.229 5471.4634 7960.229 5479.4263 C 7960.229 5487.3896 7955.748 5513.4834 7950.2695 5537.4116 C 7937.292 5594.0996 7933.1484 5631.391 7938.831 5640.3564 C 7942.108 5645.5273 7954.1055 5647.3384 7981.367 5646.7783 C 8034.6616 5645.6826 8041.769 5642.9106 8059.803 5616.1904 C 8072.328 5597.631 8076.7666 5583.7925 8080.3945 5551.985 C 8085.1475 5510.313 8114.4614 5351.9453 8133.2812 5266.2686 C 8144.005 5217.4507 8157.18 5192.1885 8168.325 5199.0767 C 8171.663 5201.14 8174.383 5209.1533 8174.368 5216.8843 C 8174.3423 5230.321 8151.7114 5343.5913 8145.9243 5359.2466 C 8144.3984 5363.375 8136.0767 5400.529 8127.4307 5441.809 C 8111.4644 5518.0493 8108.0215 5552.1895 8116.302 5552.1895 C 8118.8247 5552.1895 8131.2666 5539.8486 8143.9487 5524.765 C 8243.909 5405.8804 8332.266 5258.731 8459.433 4999.355 C 8529.577 4856.28 8570.92 4758.32 8605.292 4653.739 C 8618.983 4612.081 8638.365 4556.842 8648.363 4530.9854 C 8667.079 4482.58 8728.009 4246.488 8739.069 4179.516 L 8745.294 4141.8203 L 8719.908 4109.179 C 8705.946 4091.226 8685.765 4065.9595 8675.061 4053.031 C 8664.356 4040.1025 8637.682 4007.194 8615.783 3979.9011 C 8593.886 3952.6084 8548.492 3896.5244 8514.912 3855.2705 C 8481.33 3814.017 8440.359 3763.4795 8423.866 3742.9648 C 8407.372 3722.45 8381.516 3690.4978 8366.407 3671.9597 C 8351.298 3653.422 8322.482 3617.991 8302.371 3593.225 C 8282.262 3568.4592 8242.301 3520.2102 8213.571 3486.0059 C 8184.8423 3451.8015 8146.0566 3404.3904 8127.383 3380.6472 C 8108.7085 3356.9043 8058.139 3295.7385 8015.0063 3244.7239 C 7971.873 3193.7085 7923.7817 3135.515 7908.1353 3115.4043 C 7892.49 3095.2937 7861.709 3057.684 7839.7324 3031.8274 C 7817.7573 3005.971 7779.481 2958.959 7754.675 2927.3567 C 7688.3027 2842.7993 7666.8667 2819.028 7661.6743 2824.221 C 7659.1445 2826.7502 7655.9736 2882.7231 7654.626 2948.6062 C 7649.9033 3179.6155 7640.162 3423.6428 7635.459 3428.7737 C 7632.3784 3432.1348 7628.9814 3431.2178 7625.785 3426.1616 C 7622.85 3421.5195 7620.8267 3297.77 7620.779 3120.0261 C 7620.7007 2827.0894 7620.8936 2821.436 7631.4087 2808.0671 C 7640.09 2797.0312 7641.0166 2792.3914 7636.299 2783.5774 C 7629.3867 2770.6624 7590.2188 2721.7827 7480.104 2588.654 C 7435.3306 2534.5237 7391.858 2480.4597 7383.496 2468.5125 C 7348.6836 2418.769 7208.4243 2231.856 7129.072 2129.4597 C 7114.044 2110.0674 7099.533 2094.2007 7096.8257 2094.2007 C 7090.9897 2094.2007 7094.6797 2137.2712 7108.6855 2232.6245 C 7124.4785 2340.146 7129.0615 2380.2053 7132.445 2440.2607 C 7135.17 2488.6343 7134.497 2496.4138 7127.5894 2496.4138 C 7123.18 2496.4138 7116.065 2489.95 7111.779 2482.049 L 7103.9863 2467.6846 L 7103.969 2488.5786 C 7103.948 2513.4514 7113.372 2561.765 7129.4385 2619.1672 C 7135.872 2642.1511 7144.452 2673.884 7148.5063 2689.685 C 7152.5596 2705.4863 7161.7363 2739.2454 7168.8984 2764.7048 C 7176.061 2790.1646 7181.921 2815.295 7181.921 2820.55 C 7181.921 2825.805 7184.6426 2831.7869 7187.97 2833.843 C 7194.946 2838.1538 7192.2656 2776.3867 7179.5664 2640.0613 C 7175.2837 2594.0942 7171.7114 2537.5393 7171.6265 2514.3838 C 7171.5425 2491.228 7166.391 2425.4114 7160.1777 2368.1243 C 7145.0723 2228.8362 7145.0376 2222.5947 7159.367 2220.555 C 7166.438 2219.548 7172.801 2222.7322 7176.1226 2228.9395 C 7191.6196 2257.8965 7207.079 2441.932 7218.288 2730.9014 C 7222.929 2850.5542 7222.5903 2864.956 7214.823 2878.1052 C 7206.71 2891.84 7206.901 2895.487 7218.135 2941.3599 C 7224.691 2968.1335 7233.1577 2996.0557 7236.9497 3003.41 C 7240.741 3010.7634 7248.4087 3040.146 7253.9883 3068.7039 C 7259.569 3097.262 7271.375 3150.01 7280.227 3185.9224 C 7289.078 3221.8337 7298.456 3267.6707 7301.0674 3287.7812 C 7303.6777 3307.892 7319.0635 3376.0593 7335.258 3439.264 C 7351.4517 3502.4692 7370.6914 3585.9153 7378.014 3624.7 C 7385.336 3663.485 7399.6562 3735.1782 7409.8374 3784.018 C 7433.3267 3896.7078 7452.7334 4002.957 7458.863 4052.4197 C 7461.491 4073.6313 7466.0396 4098.3125 7468.9697 4107.2676 C 7476.7856 4131.147 7489.9023 4209.1973 7490.014 4232.4893 C 7490.0664 4243.5664 7493.3994 4265.897 7497.421 4282.1133 C 7501.442 4298.329 7507.429 4335.1025 7510.7256 4363.832 C 7514.0234 4392.5615 7520.1655 4432.5215 7524.3765 4452.6323 C 7528.5874 4472.743 7532.003 4498.1353 7531.9653 4509.06 C 7531.928 4519.985 7535.2754 4544.666 7539.4023 4563.907 C 7556.4165 4643.2397 7567.77 4710.9995 7570.663 4750.489 C 7572.3506 4773.5347 7576.1455 4800.567 7579.095 4810.5596 C 7582.044 4820.5522 7587.966 4856.549 7592.2534 4890.5527 C 7596.5415 4924.556 7604.689 4976.269 7610.359 5005.47 C 7616.029 5034.672 7620.675 5071.2007 7620.6826 5086.6465 C 7620.6914 5102.092 7624.067 5136.1753 7628.182 5162.3877 C 7643.6084 5260.6343 7667.7188 5525.662 7667.704 5596.823 C 7667.7 5613.9326 7670.422 5647.4287 7673.752 5671.259 L 7679.806 5714.5874 L 7695.959 5711.127 C 7704.843 5709.2236 7713.946 5706.585 7716.189 5705.262 z M 7701.0405 5428.763 C 7702.7866 5409.022 7705.442 5374.066 7706.9404 5351.0825 C 7710.217 5300.8096 7714.959 5264.1504 7719.097 5257.0874 C 7726.062 5245.2007 7728.447 5288.3813 7724.1714 5348.97 C 7718.2905 5432.2983 7713.695 5459.3784 7704.937 5462.298 C 7699.2485 5464.1934 7698.4863 5457.628 7701.0405 5428.763 z M 7725.2393 5089.47 C 7725.3096 5006.873 7738.052 4690.657 7743.3247 4640.68 C 7748.3467 4593.082 7756.5957 4360.219 7756.9243 4256.7495 C 7757.1035 4200.7266 7758.513 4149.6016 7760.058 4143.1367 C 7763.537 4128.578 7775.5576 4127.7803 7780.0107 4141.812 C 7790.9297 4176.215 7777.886 4683.1743 7761.6084 4857.0586 C 7758.8047 4887.0054 7756.5107 4933.616 7756.5107 4960.639 C 7756.5107 5036.172 7739.8413 5157.94 7727.8613 5169.9194 C 7726.3813 5171.4 7725.2017 5135.1978 7725.2393 5089.47 z M 7634.021 5049.423 C 7621.5474 5009.123 7613.2915 4174.9985 7625.156 4153.862 C 7629.568 4146.0024 7630.887 4145.74 7633.1216 4152.278 C 7645.1206 4187.3833 7658.584 4909.5225 7647.816 4940.4136 C 7643.649 4952.366 7643.408 4968.996 7646.9927 4997.264 C 7649.7783 5019.2397 7650.72 5041.4346 7649.0854 5046.5864 C 7645.661 5057.376 7636.9883 5059.009 7634.021 5049.423 z M 7766.536 3556.0056 C 7759.9863 3543.7664 7762.0615 3505.6504 7775.239 3396.181 C 7788.934 3282.417 7794.205 3265.71 7811.8013 3280.314 C 7821.7017 3288.5303 7820.4604 3320.084 7806.162 3423.5935 C 7801.7974 3455.196 7796.7476 3497.5066 7794.942 3517.6172 C 7790.64 3565.5112 7779.6045 3580.4246 7766.536 3556.0056 z M 7443.397 3458.1045 C 7436.2544 3444.759 7435.7974 2664.4885 7442.9204 2645.7524 C 7448.851 2630.1528 7466.275 2627.4902 7471.618 2641.3674 C 7477.0303 2655.4268 7475.0166 2987.0146 7468.4526 3162.4163 C 7465.228 3248.6047 7462.7456 3348.5051 7462.938 3384.417 C 7463.1294 3420.3286 7462.112 3453.8247 7460.6763 3458.8525 C 7457.2666 3470.7886 7450.017 3470.4749 7443.397 3458.1045 z M 7326.638 3197.951 C 7325.262 3195.6443 7322.542 3169.0762 7320.5938 3138.9102 C 7318.6445 3108.7441 7314.883 3059.3816 7312.2344 3029.2156 C 7309.586 2999.0496 7302.644 2892.0974 7296.807 2791.5442 C 7290.9717 2690.991 7282.714 2576.501 7278.458 2537.1218 C 7270.1543 2460.278 7268.838 2423.8228 7273.892 2410.6526 C 7277.8677 2400.2908 7299.9473 2399.7905 7303.8545 2409.9736 C 7305.4556 2414.145 7309.2305 2447.6409 7312.243 2484.4094 C 7315.256 2521.1777 7320.054 2579.4683 7322.9067 2613.9436 C 7338.8936 2807.1667 7347.044 3196.15 7335.188 3200.1184 C 7331.86 3201.233 7328.012 3200.257 7326.638 3197.951 z M 5299.8296 5702.366 C 5302.154 5698.775 5312.6265 5661.7524 5323.102 5620.095 C 5333.5767 5578.4375 5351.913 5506.744 5363.8477 5460.777 C 5375.783 5414.81 5396.165 5336.065 5409.141 5285.788 C 5422.1167 5235.5117 5443.097 5154.416 5455.7646 5105.5757 C 5532.912 4808.1235 5546.5767 4753.39 5601.819 4520.5386 C 5614.7695 4465.952 5636.194 4380.156 5649.4297 4329.879 C 5662.665 4279.602 5677.7993 4219.662 5683.061 4196.6787 C 5698.1343 4130.8394 5807.3394 3691.8115 5826.6367 3619.4763 C 5836.217 3583.5647 5849.118 3530.6763 5855.306 3501.9468 C 5861.493 3473.2175 5877.0957 3408.576 5889.9766 3358.299 C 5902.8584 3308.0225 5922.4004 3229.2776 5933.4043 3183.3103 C 5944.4077 3137.3433 5967.534 3044.4946 5984.797 2976.9805 C 6002.06 2909.466 6034.164 2783.7092 6056.1387 2697.5203 C 6078.114 2611.332 6105.517 2506.7302 6117.0347 2465.0725 C 6143.048 2370.99 6233.811 2010.7745 6259.8394 1898.3177 C 6288.8823 1772.8383 6298.793 1734.2747 6307.1167 1714.3528 C 6312.4185 1701.6649 6313.1353 1693.3912 6309.5195 1686.6349 C 6306.684 1681.3378 6304.3647 1663.0334 6304.3647 1645.9586 C 6304.3647 1624.8947 6301.8745 1612.8467 6296.6187 1608.485 C 6292.359 1604.9493 6286.584 1593.7653 6283.786 1583.6317 C 6278.0386 1562.8179 6286.5283 1535.9846 6305.1235 1516.1917 C 6312.9507 1507.8602 6314.9697 1500.8163 6312.6313 1490.0026 C 6310.872 1481.8668 6307.2427 1446.0708 6304.5654 1410.4559 C 6299.6875 1345.5444 6295.2363 1330.3678 6284.8105 1343.0944 C 6276.3667 1353.4023 6185.507 1574.1886 6072.4434 1859.1411 C 5951.7954 2163.2056 5931.189 2212.7551 5847.604 2399.7783 C 5828.3438 2442.8723 5798.3374 2514.5657 5780.923 2559.0964 C 5763.508 2603.6272 5742.217 2657.6907 5733.6084 2679.2383 C 5725.0005 2700.7852 5707.938 2744.2712 5695.691 2775.8738 C 5631.6963 2941.0151 5609.04 2998.599 5594.9863 3031.8274 C 5533.2686 3177.7505 5465.4927 3342.6025 5447.356 3390.9053 C 5439.005 3413.1484 5429.9043 3435.4788 5427.1323 3440.5293 C 5424.3604 3445.579 5412.879 3472.0422 5401.6167 3499.335 C 5390.355 3526.6282 5366.85 3583.0425 5349.3833 3624.7 C 5331.917 3666.3582 5309.549 3720.4216 5299.6763 3744.8418 C 5289.803 3769.262 5274.1665 3806.8716 5264.9287 3828.4187 C 5255.691 3849.9656 5242.545 3883.7334 5235.717 3903.4587 C 5228.888 3923.1838 5216.202 3953.5293 5207.5254 3970.8933 C 5198.8486 3988.2573 5191.749 4004.6716 5191.749 4007.37 C 5191.749 4010.068 5188.388 4019.6829 5184.2812 4028.7354 C 5172.087 4055.6128 5106.335 4225.342 5063.573 4340.326 C 4992.133 4532.426 4990.9844 4535.293 4920.2354 4698.139 C 4878.737 4793.66 4832.1255 4902.605 4821.903 4927.9756 C 4816.1143 4942.34 4803.1494 4974.0728 4793.0913 4998.493 C 4783.0337 5022.913 4767.4326 5060.844 4758.423 5082.7847 C 4749.413 5104.7246 4737.449 5126.832 4731.836 5131.912 C 4726.2227 5136.9917 4721.6304 5145.3467 4721.6304 5150.478 C 4721.6304 5158.798 4836.5806 5289.085 4858.244 5305.32 C 4862.9946 5308.8794 4900.528 5348.84 4941.652 5394.12 C 4982.7754 5439.4004 5048.2314 5510.6006 5087.1094 5552.343 C 5125.987 5594.085 5172.29 5644.035 5190.005 5663.3433 C 5207.7197 5682.6514 5224.602 5698.4487 5227.52 5698.4487 C 5230.4385 5698.4487 5237.9404 5691.266 5244.191 5682.488 C 5258.2383 5662.7607 5277.124 5662.9155 5279.5 5682.778 C 5281.771 5701.7627 5284.7817 5708.8955 5290.5244 5708.8955 C 5293.318 5708.8955 5297.505 5705.9575 5299.8296 5702.366 z M 7909.3 5700.213 C 7905.709 5698.763 7899.8325 5698.763 7896.2407 5700.213 C 7892.65 5701.661 7895.5884 5702.8477 7902.7705 5702.8477 C 7909.9526 5702.8477 7912.891 5701.661 7909.3 5700.213 z M 8016.4653 5700.7075 C 8010.5894 5694.832 7941.6514 5692.4346 7928.888 5697.6616 C 7918.6562 5701.852 7927.0425 5703.081 7967.6304 5703.341 C 7996.119 5703.523 8018.095 5702.338 8016.4653 5700.7075 z M 8089.413 5700.0522 C 8084.33 5698.728 8077.279 5698.8145 8073.742 5700.2456 C 8070.2056 5701.677 8074.364 5702.76 8082.9824 5702.6543 C 8091.602 5702.547 8094.495 5701.3765 8089.413 5700.0522 z M 8201.819 5699.8936 C 8192.481 5698.735 8177.203 5698.735 8167.865 5699.8936 C 8158.5283 5701.052 8166.168 5702.0 8184.8423 5702.0 C 8203.517 5702.0 8211.155 5701.052 8201.819 5699.8936 z M 8286.701 5698.4487 C 8290.896 5691.6597 8252.807 5691.6597 8242.301 5698.4487 C 8236.627 5702.1157 8241.223 5703.5337 8258.97 5703.592 C 8272.446 5703.6357 8284.926 5701.3213 8286.701 5698.4487 z M 8472.137 5698.4487 C 8481.679 5692.282 8446.744 5692.282 8422.514 5698.4487 C 8409.422 5701.78 8411.57 5702.5244 8435.572 5702.974 C 8451.373 5703.2695 8467.827 5701.234 8472.137 5698.4487 z M 8802.692 5693.5996 C 8804.938 5691.4873 8757.926 5690.171 8698.222 5690.675 C 8525.912 5692.1284 8478.593 5693.8545 8493.031 5698.161 C 8509.435 5703.0537 8797.146 5698.815 8802.692 5693.5996 z M 8920.634 5687.9062 C 8915.344 5684.817 8894.382 5684.6074 8865.787 5687.3594 L 8819.503 5691.813 L 8874.351 5692.3594 C 8911.534 5692.7314 8926.44 5691.2964 8920.634 5687.9062 z M 8957.927 5625.116 C 9219.644 5619.1953 9375.056 5616.2046 9623.929 5612.2993 C 9823.413 5609.1694 9886.178 5605.919 9890.774 5598.483 C 9892.422 5595.816 9888.752 5585.1255 9882.616 5574.7266 C 9871.235 5555.439 9791.444 5453.6763 9745.085 5399.3267 L 9719.403 5369.2173 L 9676.89 5372.124 C 9618.54 5376.1133 9413.981 5411.027 9326.1875 5431.982 C 9303.203 5437.467 9259.718 5445.6396 9229.552 5450.142 C 9165.838 5459.653 9114.372 5468.211 9012.774 5486.191 C 8884.974 5508.8066 8815.505 5520.2886 8771.145 5526.127 C 8678.122 5538.37 8500.804 5576.345 8329.796 5620.647 C 8319.021 5623.438 8310.207 5628.1855 8310.207 5631.1973 C 8310.207 5636.9473 8523.398 5634.945 8957.927 5625.116 z M 12169.104 5632.381 C 12194.947 5629.2764 12206.008 5619.3687 12189.997 5613.6626 C 12184.67 5611.7637 12067.733 5613.3486 11745.125 5619.693 C 11733.872 5619.914 11726.422 5621.858 11728.568 5624.013 C 11735.746 5631.2183 12118.286 5638.485 12169.104 5632.381 z M 11682.007 5625.019 C 11652.379 5618.8906 11581.382 5619.0947 11577.536 5625.319 C 11575.443 5628.705 11596.924 5630.331 11638.6045 5629.942 C 11687.077 5629.489 11697.759 5628.2773 11682.007 5625.019 z M 12836.411 5607.9077 C 12879.506 5604.466 12912.353 5600.1113 12909.403 5598.2285 C 12906.455 5596.346 12815.958 5596.8906 12708.297 5599.4385 C 12600.638 5601.9873 12509.025 5603.781 12504.717 5603.4253 C 12487.198 5601.9795 12473.376 5604.7236 12473.376 5609.6484 C 12473.376 5617.006 12738.384 5615.7344 12836.411 5607.9077 z M 14026.634 5598.971 C 14067.266 5596.3477 14101.236 5594.151 14102.125 5594.0894 C 14103.011 5594.028 14102.286 5591.627 14100.51 5588.754 C 14096.041 5581.524 13911.572 5581.742 13907.098 5588.983 C 13900.186 5600.165 13916.196 5610.6 13934.885 5607.0938 C 13944.715 5605.25 13986.001 5601.595 14026.634 5598.971 z M 10407.461 5591.997 C 10513.761 5587.9717 10622.961 5584.437 10650.13 5584.1436 C 10684.469 5583.7725 10701.716 5581.422 10706.706 5576.4307 C 10711.257 5571.881 10715.504 5548.429 10718.303 5512.4023 C 10720.732 5481.1353 10725.565 5419.119 10729.043 5374.589 C 10732.521 5330.0576 10734.409 5288.922 10733.239 5283.1763 C 10730.624 5270.3257 10725.071 5270.306 10558.944 5282.552 C 10299.06 5301.708 10179.296 5312.634 10096.66 5324.7256 C 10002.097 5338.5625 9860.987 5353.7124 9826.769 5353.7007 C 9800.683 5353.693 9788.471 5357.765 9788.471 5366.4717 C 9788.471 5370.0107 9807.534 5396.204 9830.834 5424.6772 C 9854.134 5453.151 9891.909 5499.953 9914.78 5528.683 C 9937.651 5557.4126 9961.19 5586.561 9967.091 5593.4575 L 9977.816 5605.996 L 10096.003 5602.6567 C 10161.007 5600.8193 10301.162 5596.023 10407.461 5591.997 z M 13008.789 5599.201 C 13016.626 5595.833 13012.958 5594.62 12994.116 5594.3447 C 12978.617 5594.118 12970.231 5595.978 12972.224 5599.201 C 12976.079 5605.4395 12994.2705 5605.4395 13008.789 5599.201 z M 13195.531 5595.7417 C 13191.939 5594.2925 13186.0625 5594.2925 13182.473 5595.7417 C 13178.881 5597.1904 13181.818 5598.3765 13189.001 5598.3765 C 13196.184 5598.3765 13199.121 5597.1904 13195.531 5595.7417 z M 8210.96 5580.9185 C 8221.015 5579.053 8233.166 5576.4287 8237.962 5575.087 C 8242.758 5573.7446 8261.034 5551.6914 8278.576 5526.08 C 8309.611 5480.768 8318.87 5470.3105 8323.688 5475.1294 C 8324.976 5476.417 8317.28 5494.264 8306.586 5514.789 C 8282.613 5560.8027 8285.722 5567.156 8326.593 5555.67 C 8379.778 5540.723 8660.821 5482.967 8733.314 5472.085 C 8831.943 5457.2803 8972.9375 5431.309 9081.309 5407.985 C 9113.258 5401.1084 9149.692 5395.461 9162.274 5395.4336 C 9185.03 5395.3843 9249.28 5383.8066 9334.022 5364.4834 C 9395.783 5350.401 9429.576 5344.047 9475.059 5337.9663 C 9496.6045 5335.0854 9533.039 5329.2646 9556.023 5325.0312 C 9579.007 5320.7983 9611.447 5317.2886 9628.113 5317.2324 C 9656.171 5317.137 9659.689 5315.738 9675.634 5298.3335 L 9692.853 5279.5386 L 9714.881 5290.7764 L 9736.907 5302.014 L 9847.572 5288.3496 C 9908.437 5280.8345 10011.125 5267.6025 10075.766 5258.9453 C 10192.81 5243.2705 10243.828 5238.641 10412.686 5228.373 C 10461.525 5225.404 10505.011 5221.5703 10509.321 5219.8555 C 10513.63 5218.1406 10557.116 5214.5923 10605.957 5211.9707 C 10654.797 5209.3486 10712.386 5204.883 10733.934 5202.047 C 10755.4795 5199.211 10816.596 5194.7993 10869.745 5192.244 C 10922.8955 5189.688 11019.27 5184.438 11083.911 5180.576 C 11193.308 5174.042 11256.945 5173.2554 11580.147 5174.4414 C 11647.662 5174.689 11707.602 5174.786 11713.348 5174.657 C 11719.095 5174.5273 11762.58 5176.342 11809.984 5178.6885 C 11910.627 5183.671 11932.091 5183.6743 11954.474 5178.708 C 11968.307 5175.6387 11972.249 5177.0366 11978.772 5187.322 C 11991.032 5206.652 11994.069 5229.8315 11985.82 5241.1123 C 11978.846 5250.65 11975.631 5250.7896 11911.234 5244.3467 C 11838.197 5237.0396 11497.424 5231.685 11488.144 5237.699 C 11484.065 5240.343 11484.448 5256.931 11489.495 5296.2354 C 11496.535 5351.0605 11498.338 5362.2134 11514.4 5450.33 C 11535.826 5567.8594 11537.202 5570.7383 11569.349 5565.3076 C 11579.864 5563.5312 11715.938 5561.83 11871.737 5561.5283 C 12079.21 5561.126 12157.247 5559.342 12163.376 5554.86 C 12170.877 5549.3745 12169.011 5540.671 12145.348 5470.806 C 12130.83 5427.942 12105.506 5359.9624 12089.068 5319.741 C 12072.632 5279.52 12055.955 5237.624 12052.008 5226.6396 C 12048.06 5215.655 12039.22 5195.5967 12032.363 5182.0654 C 12025.507 5168.534 12016.976 5142.262 12013.405 5123.684 C 12009.342 5102.5396 11992.365 5059.6216 11968.018 5008.9404 C 11946.625 4964.4097 11918.894 4903.8315 11906.395 4874.323 C 11893.895 4844.8145 11878.9 4813.976 11873.073 4805.7935 C 11867.247 4797.611 11860.143 4784.769 11857.286 4777.257 C 11844.189 4742.809 11776.8 4590.437 11762.229 4562.3267 C 11713.661 4468.627 11653.857 4345.5127 11648.048 4327.2676 C 11639.392 4300.0835 11613.465 4247.912 11598.727 4228.0195 C 11592.341 4219.401 11581.1875 4199.421 11573.941 4183.6196 C 11566.696 4167.8184 11548.349 4133.735 11533.172 4107.8784 C 11489.884 4034.1384 11464.88 3990.322 11446.729 3956.3958 C 11420.951 3908.2188 11396.238 3865.9534 11370.288 3825.661 C 11357.283 3805.4702 11327.825 3752.5818 11304.825 3708.1309 C 11281.824 3663.6802 11243.865 3591.3179 11220.471 3547.326 C 11197.076 3503.3335 11177.935 3466.4883 11177.935 3465.4478 C 11177.935 3464.4075 11163.333 3433.409 11145.486 3396.5627 C 11127.639 3359.7168 11103.52 3306.0637 11091.888 3277.3342 L 11070.738 3225.0989 L 11042.065 3226.9338 C 10988.033 3230.392 10773.0205 3228.5242 10524.991 3222.4421 C 10388.525 3219.096 10229.861 3216.5393 10172.401 3216.7607 C 10114.942 3216.9822 9968.03 3214.8962 9845.931 3212.1252 C 9723.829 3209.354 9538.133 3205.8086 9433.27 3204.2466 C 9328.407 3202.684 9143.885 3198.7031 9023.222 3195.3994 C 8902.558 3192.096 8799.132 3189.658 8793.386 3189.9814 C 8787.639 3190.305 8753.556 3191.6194 8717.645 3192.9026 C 8681.732 3194.186 8646.053 3195.4912 8638.358 3195.8027 C 8625.393 3196.3274 8607.943 3208.109 8607.954 3216.3306 C 8607.956 3218.2803 8760.157 3220.3245 8946.179 3220.8738 C 9132.199 3221.4229 9367.845 3224.4065 9469.834 3227.5037 C 9571.824 3230.6008 9867.999 3235.4246 10128.001 3238.2224 C 10388.004 3241.0205 10626.589 3244.51 10658.191 3245.9766 C 10689.794 3247.4436 10774.415 3251.0144 10846.239 3253.912 C 10993.628 3259.859 11012.77 3261.9187 11021.804 3272.8037 C 11026.997 3279.0623 11026.045 3282.677 11016.744 3291.984 C 11005.915 3302.8198 11000.76 3303.4517 10923.149 3303.4517 C 10877.977 3303.4517 10781.076 3301.6733 10707.815 3299.4993 C 10443.002 3291.641 10108.465 3285.5254 9783.248 3282.5974 C 9600.815 3280.9548 9386.911 3277.4321 9307.904 3274.7698 C 9228.898 3272.107 9077.285 3269.5408 8970.986 3269.0674 C 8798.241 3268.298 8744.981 3266.0664 8644.986 3255.4082 C 8610.703 3251.7542 8610.419 3250.2832 8656.592 3315.5186 C 8675.381 3342.064 8692.395 3371.3638 8694.399 3380.6294 C 8696.406 3389.8948 8704.478 3410.404 8712.338 3426.2053 C 8729.985 3461.6794 8744.206 3505.6145 8762.215 3580.2998 C 8769.836 3611.9023 8781.484 3653.0874 8788.103 3671.8225 C 8812.028 3739.5637 8821.814 3800.7036 8822.463 3886.4941 C 8822.972 3954.1921 8815.623 4106.8696 8811.04 4123.7495 C 8810.291 4126.5127 8811.473 4136.3438 8813.666 4145.597 C 8816.927 4159.348 8815.204 4165.635 8804.239 4180.0103 C 8796.861 4189.6836 8788.433 4210.204 8785.512 4225.611 C 8782.589 4241.0176 8776.816 4265.492 8772.684 4279.9985 C 8768.55 4294.5044 8760.051 4328.7036 8753.798 4355.9966 C 8737.325 4427.884 8714.613 4501.928 8688.902 4567.551 C 8676.5205 4599.153 8662.26 4640.2886 8657.213 4658.9624 C 8643.465 4709.8164 8600.96 4814.917 8563.159 4891.5215 C 8544.699 4928.9316 8529.596 4962.46 8529.596 4966.03 C 8529.596 4976.952 8440.944 5148.6235 8397.641 5221.5576 C 8372.588 5263.7524 8330.7705 5337.5537 8321.292 5356.306 C 8310.241 5378.1655 8262.831 5449.426 8234.41 5486.8945 C 8164.9146 5578.516 8163.8013 5580.2114 8170.4326 5584.3813 C 8174.0483 5586.6553 8180.532 5587.569 8184.8423 5586.4126 C 8189.152 5585.2563 8200.905 5582.7837 8210.96 5580.9185 z M 8341.704 5435.9653 C 8341.79 5432.374 8361.807 5390.651 8386.185 5343.247 C 8460.098 5199.5225 8616.103 4884.2954 8640.818 4828.7275 C 8680.833 4738.7676 8759.676 4563.7285 8775.001 4530.8315 C 8783.069 4513.5093 8800.68 4473.0986 8814.131 4441.0303 C 8839.0625 4381.6 8849.743 4365.8643 8858.917 4375.0396 C 8862.127 4378.2485 8858.435 4395.967 8848.677 4424.18 C 8831.489 4473.881 8773.206 4617.3213 8761.896 4637.7544 C 8757.826 4645.1094 8748.772 4665.231 8741.779 4682.4683 C 8724.962 4723.9233 8675.233 4832.3457 8632.193 4921.3975 C 8613.113 4960.873 8597.502 4994.6045 8597.502 4996.355 C 8597.502 4998.1055 8581.363 5029.2725 8561.638 5065.615 C 8541.913 5101.9585 8524.265 5136.542 8522.42 5142.468 C 8512.546 5174.1885 8352.466 5442.494 8343.414 5442.494 C 8342.388 5442.494 8341.619 5439.5566 8341.704 5435.9653 z M 8451.423 5423.289 C 8451.5205 5420.924 8461.897 5400.184 8474.482 5377.2 C 8487.066 5354.2163 8511.29 5307.2046 8528.313 5272.729 C 8545.336 5238.254 8582.323 5170.0864 8610.506 5121.246 C 8638.689 5072.406 8672.348 5013.641 8685.305 4990.6577 C 8698.261 4967.674 8728.201 4915.961 8751.84 4875.7397 C 8835.702 4733.041 8929.641 4548.441 8979.11 4429.1265 C 8985.661 4413.325 8994.467 4396.339 8998.679 4391.379 C 9007.24 4381.295 9015.386 4383.6562 9015.386 4396.222 C 9015.386 4410.5576 8970.898 4517.697 8922.255 4620.51 C 8881.441 4706.7744 8866.371 4736.7266 8822.707 4818.3667 C 8818.071 4827.0327 8804.638 4850.5386 8792.855 4870.602 C 8754.327 4936.2036 8726.001 4985.146 8717.327 5001.105 C 8712.642 5009.7236 8694.771 5040.2812 8677.615 5069.011 C 8660.458 5097.7407 8630.332 5149.4536 8610.667 5183.9287 C 8591.002 5218.4043 8565.305 5259.0967 8553.561 5274.3564 C 8541.816 5289.6157 8518.1045 5329.576 8500.866 5363.1567 C 8481.38 5401.119 8466.068 5424.851 8460.385 5425.901 C 8455.356 5426.8306 8451.323 5425.655 8451.423 5423.289 z M 8636.635 5353.6235 C 8632.981 5347.7114 8651.212 5313.6143 8679.178 5274.0557 C 8688.816 5260.42 8699.651 5242.5 8703.256 5234.234 C 8710.87 5216.77 8738.91 5171.3867 8801.579 5075.098 C 8826.196 5037.275 8874.112 4960.4917 8908.061 4904.469 C 8942.009 4848.447 8976.143 4793.2075 8983.913 4781.716 C 9016.103 4734.113 9140.109 4488.583 9180.063 4393.344 C 9204.254 4335.6787 9218.541 4315.2393 9229.798 4322.1963 C 9241.308 4329.309 9230.687 4359.1387 9181.326 4458.3296 C 9154.293 4512.6553 9129.47 4561.8047 9126.162 4567.551 C 9122.855 4573.2964 9110.915 4597.1772 9099.628 4620.6196 C 9088.34 4644.062 9056.315 4704.002 9028.461 4753.82 C 9000.605 4803.638 8973.929 4851.4185 8969.178 4859.9985 C 8964.426 4868.578 8952.129 4888.5586 8941.852 4904.3984 C 8931.572 4920.239 8913.273 4950.828 8901.186 4972.3755 C 8889.099 4993.9224 8871.651 5022.238 8862.415 5035.2983 C 8853.178 5048.3584 8830.76 5081.2666 8812.597 5108.4277 C 8759.122 5188.393 8748.42 5203.3896 8724.46 5231.932 C 8711.944 5246.842 8698.201 5267.42 8693.923 5277.662 C 8684.936 5299.172 8652.195 5351.559 8644.937 5356.0454 C 8642.228 5357.719 8638.493 5356.629 8636.635 5353.6235 z M 8816.891 5337.3535 C 8816.891 5329.03 8845.878 5278.431 8871.868 5241.3877 C 8883.962 5224.15 8903.378 5191.2417 8915.015 5168.2583 C 8926.652 5145.275 8966.684 5079.458 9003.974 5021.999 C 9121.881 4840.318 9189.501 4730.7515 9242.529 4635.456 C 9309.384 4515.3154 9320.216 4497.0327 9324.547 4497.0327 C 9335.606 4497.0327 9324.543 4524.7095 9272.15 4628.119 C 9204.049 4762.5347 9171.34 4817.0713 9012.992 5060.2124 C 8993.001 5090.908 8968.76 5128.951 8959.124 5144.752 C 8949.487 5160.553 8933.644 5181.709 8923.917 5191.764 C 8914.19 5201.8193 8893.001 5235.9033 8876.828 5267.5054 C 8860.657 5299.1084 8843.717 5329.078 8839.184 5334.106 C 8829.902 5344.4014 8816.891 5346.2964 8816.891 5337.3535 z M 9004.938 5336.278 C 9004.938 5332.445 9014.67 5315.4185 9026.562 5298.441 C 9038.455 5281.4644 9070.54 5234.6875 9097.864 5194.4927 C 9125.188 5154.298 9171.113 5089.6406 9199.918 5050.8105 C 9247.936 4986.0815 9287.784 4927.0923 9357.513 4817.5117 C 9371.868 4794.951 9398.752 4752.9863 9417.253 4724.257 C 9454.698 4666.11 9473.861 4631.7866 9526.765 4528.1133 C 9564.797 4453.5786 9575.746 4438.925 9585.851 4449.03 C 9593.658 4456.837 9584.194 4488.7007 9566.185 4515.2393 C 9558.827 4526.08 9537.638 4564.6157 9519.096 4600.874 C 9465.398 4705.877 9453.748 4725.28 9314.086 4942.2827 C 9298.811 4966.016 9266.507 5012.466 9242.299 5045.505 C 9218.091 5078.544 9184.771 5124.3687 9168.256 5147.3374 C 9151.74 5170.307 9123.942 5205.566 9106.48 5225.691 C 9089.02 5245.816 9064.598 5277.561 9052.21 5296.2354 C 9023.757 5339.13 9004.938 5355.07 9004.938 5336.278 z M 9273.905 5270.043 C 9270.16 5263.9844 9280.723 5244.4043 9307.679 5207.435 C 9319.2 5191.6333 9332.1 5170.998 9336.344 5161.5786 C 9340.589 5152.158 9367.072 5111.5225 9395.195 5071.276 C 9588.64 4794.4434 9668.414 4676.293 9712.386 4601.5034 C 9763.444 4514.6587 9783.519 4486.586 9794.5625 4486.586 C 9805.642 4486.586 9807.351 4501.9785 9798.225 4519.5757 C 9794.971 4525.8516 9776.554 4554.491 9757.298 4583.221 C 9738.041 4611.95 9713.198 4651.9106 9702.092 4672.021 C 9660.286 4747.713 9441.661 5066.659 9376.263 5147.3643 C 9359.966 5167.4746 9334.102 5203.182 9318.785 5226.713 C 9291.542 5268.5693 9279.927 5279.784 9273.905 5270.043 z M 9532.517 5200.3833 C 9532.517 5191.144 9555.992 5159.6484 9589.555 5123.8584 C 9610.753 5101.253 9614.897 5098.472 9608.994 5110.8115 C 9604.868 5119.4375 9596.551 5130.967 9590.512 5136.433 C 9584.471 5141.899 9579.529 5149.0728 9579.529 5152.3745 C 9579.529 5163.622 9548.447 5207.435 9540.468 5207.435 C 9536.095 5207.435 9532.517 5204.2617 9532.517 5200.3833 z M 9785.9795 5165.84 C 9781.374 5158.3896 9800.765 5123.5444 9819.334 5105.9043 C 9839.413 5086.829 9839.991 5095.6055 9821.118 5132.974 C 9806.643 5161.6357 9791.901 5175.423 9785.9795 5165.84 z M 10336.943 5118.462 C 10336.943 5110.089 10444.67 4912.696 10477.961 4860.069 C 10546.508 4751.706 10655.58 4571.7617 10655.58 4567.0356 C 10655.58 4560.3647 10703.549 4491.809 10708.217 4491.809 C 10710.869 4491.809 10713.038 4493.572 10713.036 4495.727 C 10713.023 4514.8955 10632.1875 4677.491 10594.13 4734.896 C 10582.772 4752.028 10568.614 4775.6113 10562.669 4787.3027 C 10556.724 4798.994 10532.041 4840.1416 10507.82 4878.74 C 10483.6 4917.3394 10457.368 4961.578 10449.528 4977.0483 C 10434.055 5007.5845 10396.533 5064.466 10388.65 5069.3374 C 10385.959 5071.0015 10377.885 5083.9487 10370.708 5098.1104 C 10361.687 5115.9165 10354.467 5123.8584 10347.303 5123.8584 C 10341.6045 5123.8584 10336.943 5121.43 10336.943 5118.462 z M 10600.342 5090.769 C 10595.817 5078.98 10605.782 5056.029 10632.25 5017.276 C 10660.205 4976.344 10770.872 4786.3604 10833.362 4672.021 C 10860.055 4623.181 10891.305 4566.179 10902.807 4545.3506 C 10922.2705 4510.1064 10932.833 4500.681 10939.954 4512.203 C 10942.858 4516.903 10870.459 4669.6904 10836.995 4729.4805 C 10789.189 4814.8965 10768.408 4851.217 10757.792 4867.9043 C 10714.818 4935.4497 10694.541 4965.8716 10686.42 4974.987 C 10681.3 4980.733 10665.022 5006.5894 10650.248 5032.446 C 10635.474 5058.3027 10618.968 5084.0024 10613.568 5089.5566 C 10604.536 5098.848 10603.479 5098.945 10600.342 5090.769 z M 9616.094 5088.1494 C 9616.094 5083.9224 9632.504 5059.542 9736.204 4909.6924 C 9852.12 4742.1924 9939.535 4608.6606 9985.83 4528.374 C 10044.895 4425.943 10049.833 4418.679 10060.417 4418.679 C 10074.406 4418.679 10073.799 4440.7773 10059.142 4465.0747 C 10048.404 4482.8745 9990.458 4572.957 9971.384 4601.5034 C 9966.584 4608.686 9953.946 4630.205 9943.299 4649.324 C 9932.652 4668.443 9920.491 4686.9478 9916.276 4690.4463 C 9912.061 4693.9443 9908.612 4699.5957 9908.612 4703.0044 C 9908.612 4709.22 9808.269 4860.0986 9736.201 4962.244 C 9715.041 4992.2363 9681.313 5033.8174 9661.252 5054.646 C 9626.866 5090.3467 9616.094 5098.3384 9616.094 5088.1494 z M 9840.881 5086.645 C 9840.372 5077.111 9877.371 5020.579 9949.856 4920.1396 C 10038.69 4797.047 10136.842 4651.32 10180.3 4577.9976 C 10223.983 4504.295 10232.275 4491.809 10237.538 4491.809 C 10244.509 4491.809 10231.527 4525.999 10212.019 4559.0225 C 10202.908 4574.443 10188.903 4601.4746 10180.896 4619.0933 C 10158.272 4668.8735 10112.507 4743.7246 10063.984 4810.3105 C 10050.322 4829.059 10034.4795 4851.45 10028.778 4860.069 C 10023.078 4868.688 10003.699 4895.7407 9985.714 4920.187 C 9967.729 4944.6333 9941.898 4980.2417 9928.314 4999.3174 C 9914.73 5018.393 9893.574 5041.8755 9881.302 5051.501 C 9869.03 5061.1265 9854.953 5073.7046 9850.021 5079.453 C 9845.09 5085.2017 9840.976 5088.438 9840.881 5086.645 z M 10829.845 5071.3228 C 10832.905 5056.0225 10874.477 4987.6934 10966.3125 4847.0103 C 11026.13 4755.3765 11060.279 4697.8735 11099.702 4622.3975 C 11125.821 4572.39 11136.221 4557.1035 11144.117 4557.1035 C 11160.641 4557.1035 11159.147 4575.776 11139.699 4612.3594 C 11065.058 4752.7617 11042.453 4792.749 11008.868 4843.8 C 10987.86 4875.731 10960.306 4918.2285 10947.633 4938.237 C 10934.96 4958.2456 10909.923 4993.105 10891.994 5015.7017 C 10874.065 5038.2983 10855.341 5063.651 10850.386 5072.04 C 10838.043 5092.9355 10825.609 5092.501 10829.845 5071.3228 z M 11101.7 5055.1562 C 11097.592 5048.5054 11157.584 4927.253 11191.622 4873.4155 C 11203.528 4854.5835 11233.374 4806.2666 11257.945 4766.0454 C 11320.901 4662.9917 11328.353 4652.7446 11338.755 4654.9136 C 11358.075 4658.9424 11347.42 4681.285 11249.628 4841.7866 C 11158.118 4991.977 11114.048 5061.176 11109.906 5061.176 C 11107.439 5061.176 11103.747 5058.467 11101.7 5055.1562 z M 10128.001 5051.974 C 10128.001 5045.3 10172.143 4973.387 10234.572 4878.3516 C 10289.241 4795.1284 10309.482 4762.912 10428.007 4570.477 C 10465.943 4508.8823 10499.759 4457.561 10503.152 4456.4297 C 10514.175 4452.7554 10509.769 4478.7266 10496.261 4497.0327 C 10489.079 4506.768 10483.141 4518.389 10483.065 4522.859 C 10482.526 4554.7383 10257.014 4916.2695 10173.364 5019.359 C 10148.6045 5049.872 10128.001 5064.6855 10128.001 5051.974 z M 11329.418 5003.9766 C 11329.418 4992.8696 11349.241 4958.9497 11400.393 4882.5293 C 11439.429 4824.209 11476.794 4770.9136 11483.426 4764.0957 C 11495.881 4751.2905 11507.019 4752.673 11507.019 4767.0234 C 11507.019 4776.386 11482.812 4820.4893 11454.514 4862.681 C 11443.916 4878.482 11423.774 4908.79 11409.755 4930.0327 C 11382.362 4971.5386 11341.88 5019.387 11334.156 5019.387 C 11331.55 5019.387 11329.418 5012.452 11329.418 5003.9766 z M 11569.818 4975.1284 C 11561.464 4965.062 11565.916 4953.3037 11593.984 4911.315 C 11642.875 4838.1787 11671.686 4811.0933 11685.691 4825.0996 C 11690.226 4829.6343 11685.897 4839.8076 11668.08 4866.485 C 11655.087 4885.9395 11637.913 4912.435 11629.915 4925.3633 C 11602.348 4969.9297 11580.51 4988.0117 11569.818 4975.1284 z M 10830.391 5575.127 C 10834.799 5570.7197 10838.404 5564.29 10838.404 5560.839 C 10838.404 5557.388 10848.988 5488.944 10861.925 5408.74 C 10880.272 5294.9834 10884.007 5262.0166 10878.901 5258.825 C 10872.858 5255.0464 10838.197 5256.7134 10798.446 5262.695 C 10768.796 5267.157 10771.84 5253.057 10751.864 5478.434 C 10745.408 5551.2695 10744.83 5575.3564 10749.469 5578.223 C 10761.779 5585.832 10821.989 5583.5283 10830.391 5575.127 z M 11089.135 5561.0225 C 11089.135 5548.6436 11092.448 5533.9834 11096.498 5528.445 C 11103.724 5518.5635 11104.065 5518.5596 11114.78 5528.2563 C 11125.325 5537.799 11126.058 5537.814 11136.146 5528.683 C 11151.523 5514.768 11149.318 5511.756 11120.894 5507.8467 C 11105.227 5505.692 11091.467 5500.1934 11085.647 5493.7627 C 11080.396 5487.9604 11069.7 5479.904 11061.878 5475.859 C 11054.056 5471.814 11045.144 5463.811 11042.075 5458.076 C 11036.443 5447.5527 11040.583 5441.629 11070.633 5417.217 C 11078.127 5411.129 11078.901 5400.8135 11076.606 5337.6865 C 11075.156 5297.792 11071.279 5260.126 11067.993 5253.9854 C 11062.27 5243.289 11059.682 5242.9688 11006.364 5246.3604 C 10938.3545 5250.687 10935.463 5251.467 10928.194 5267.4185 C 10920.52 5284.263 10879.091 5543.532 10881.181 5561.6357 L 10882.804 5575.6953 L 10963.769 5578.514 C 11008.3 5580.065 11054.725 5581.828 11066.935 5582.432 L 11089.135 5583.5303 L 11089.135 5561.0225 z M 11388.805 5569.7554 C 11408.103 5567.1104 11411.913 5565.015 11407.373 5559.546 C 11399.915 5550.5586 11391.313 5511.6187 11365.9375 5371.977 C 11354.452 5308.772 11343.843 5251.77 11342.36 5245.3057 C 11339.888 5234.524 11336.71 5233.5527 11303.902 5233.5527 L 11268.139 5233.5527 L 11265.523 5270.102 C 11264.086 5290.204 11265.201 5316.648 11268.002 5328.867 C 11270.805 5341.086 11272.89 5359.31 11272.638 5369.3647 C 11271.305 5422.5 11273.257 5565.735 11275.36 5569.138 C 11278.326 5573.938 11355.235 5574.357 11388.805 5569.7554 z M 11501.616 5560.239 C 11508.955 5551.396 11510.216 5558.4746 11472.581 5397.199 C 11457.046 5330.6284 11444.336 5267.692 11444.336 5257.34 C 11444.336 5241.642 11441.951 5237.5903 11429.971 5232.934 C 11420.961 5229.4316 11408.791 5229.0205 11397.324 5231.8315 C 11379.25 5236.2617 11379.055 5236.6104 11380.199 5262.3564 C 11381.471 5290.9443 11389.892 5340.5923 11414.211 5462.8584 C 11426.777 5526.036 11428.923 5545.353 11424.213 5552.8936 C 11420.916 5558.174 11418.218 5563.7017 11418.218 5565.177 C 11418.218 5566.653 11435.56 5567.86 11456.755 5567.86 C 11484.156 5567.86 11497.12 5565.657 11501.616 5560.239 z M 12789.399 5541.518 C 12872.716 5538.82 13036.228 5536.6875 13152.759 5536.779 C 13269.291 5536.87 13368.604 5535.422 13373.454 5533.561 C 13386.305 5528.63 13384.357 5513.145 13365.828 5472.947 C 13351.046 5440.877 13347.857 5437.271 13334.279 5437.271 C 13325.972 5437.271 13309.891 5432.535 13298.545 5426.7466 C 13265.94 5410.113 12983.273 5350.832 12839.022 5330.3745 C 12805.984 5325.6895 12754.2705 5317.3506 12724.1045 5311.844 C 12653.66 5298.9863 12549.828 5286.0728 12472.743 5280.5835 C 12439.357 5278.2056 12382.63 5272.17 12346.684 5267.172 C 12310.737 5262.173 12277.526 5259.541 12272.88 5261.3247 C 12258.344 5266.9023 12263.469 5285.8765 12292.774 5334.9897 C 12308.364 5361.1143 12330.128 5400.1025 12341.138 5421.633 C 12352.148 5443.162 12367.322 5469.004 12374.86 5479.0596 C 12382.397 5489.1147 12392.652 5505.569 12397.646 5515.624 C 12402.642 5525.6797 12410.491 5538.1924 12415.09 5543.4297 C 12424.281 5553.9004 12403.702 5554.0054 12789.399 5541.518 z M 11209.037 5434.947 C 11219.302 5422.5786 11213.054 5404.461 11194.139 5391.7446 C 11184.377 5385.1816 11174.387 5379.812 11171.938 5379.812 C 11166.725 5379.812 11165.841 5433.883 11170.97 5439.0117 C 11177.297 5445.3394 11202.66 5442.6304 11209.037 5434.947 z M 13309.142 5355.4365 C 13309.142 5347.776 13295.9375 5313.1045 13279.798 5278.389 C 13263.657 5243.674 13242.764 5196.466 13233.369 5173.482 C 13223.972 5150.4985 13208.765 5115.2393 13199.576 5095.1284 C 13190.388 5075.018 13177.406 5044.148 13170.728 5026.5283 C 13164.051 5008.9087 13148.04 4972.474 13135.147 4945.5635 C 13122.254 4918.652 13086.486 4843.7456 13055.663 4779.104 C 12951.259 4560.1475 12901.962 4457.9253 12890.662 4436.9614 C 12864.819 4389.0137 12718.9375 4098.6187 12696.4795 4050.4194 C 12683.095 4021.6897 12663.048 3980.5544 12651.933 3959.0073 C 12626.739 3910.167 12568.452 3790.0894 12547.885 3744.6543 C 12530.751 3706.8054 12479.156 3626.1228 12426.081 3554.1824 C 12390.564 3506.038 12339.164 3428.642 12327.216 3405.311 C 12323.537 3398.1287 12304.73 3369.9216 12285.424 3342.6282 C 12266.117 3315.3354 12244.7295 3282.8284 12237.899 3270.3906 C 12226.233 3249.1519 12224.519 3248.04 12209.696 3252.1084 C 12187.627 3258.1658 12041.522 3257.0945 11877.891 3249.6748 C 11711.177 3242.1157 11257.685 3231.792 11188.441 3233.9795 C 11128.717 3235.8667 11127.828 3237.287 11153.657 3289.5503 C 11163.614 3309.6965 11173.457 3331.6433 11175.533 3338.3218 C 11177.607 3344.9998 11183.918 3357.0125 11189.557 3365.016 C 11195.193 3373.02 11223.421 3425.9084 11252.282 3482.5461 C 11281.144 3539.1836 11311.184 3594.926 11319.036 3606.4175 C 11349.536 3651.0466 11390.914 3725.4146 11438.198 3820.5833 C 11484.858 3914.4934 11516.736 3971.7207 11548.771 4019.078 C 11564.269 4041.9888 11604.191 4112.9717 11642.782 4186.2314 C 11687.021 4270.217 11745.0 4379.2476 11751.111 4389.9497 C 11754.393 4395.696 11760.41 4407.4487 11764.486 4416.068 C 11768.562 4424.6865 11780.832 4447.017 11791.754 4465.6914 C 11802.675 4484.365 11817.972 4511.3975 11825.745 4525.762 C 11833.52 4540.127 11845.803 4562.4575 11853.04 4575.3857 C 11860.277 4588.314 11883.696 4630.625 11905.083 4669.409 C 11926.47 4708.1943 11950.065 4749.571 11957.52 4761.357 C 11964.974 4773.143 11987.885 4816.3467 12008.433 4857.3647 C 12047.558 4935.4663 12060.291 4957.0684 12094.077 5002.663 C 12105.357 5017.885 12126.559 5053.299 12141.191 5081.361 C 12155.824 5109.423 12176.536 5145.5117 12187.217 5161.559 L 12206.637 5190.736 L 12262.958 5194.077 C 12293.935 5195.915 12332.208 5199.776 12348.01 5202.656 C 12363.811 5205.5356 12402.799 5209.99 12434.651 5212.5547 C 12466.502 5215.12 12511.164 5220.879 12533.897 5225.3525 C 12556.633 5229.826 12599.916 5235.5977 12630.082 5238.178 C 12685.791 5242.9434 12854.192 5271.7617 12953.941 5293.6 C 12984.107 5300.204 13021.717 5307.129 13037.519 5308.9873 C 13053.32 5310.8457 13093.279 5319.2124 13126.318 5327.5806 C 13195.905 5345.2036 13293.12 5367.9214 13302.612 5368.777 C 13306.351 5369.114 13309.142 5363.4106 13309.142 5355.4365 z M 12016.313 3316.4282 C 11903.43 3310.8462 11745.5 3306.9097 11486.124 3303.2112 C 11220.167 3299.4194 11183.158 3295.572 11183.158 3271.7166 C 11183.158 3257.8552 11220.67 3254.282 11341.858 3256.5989 C 11544.38 3260.471 11731.074 3264.7036 11794.313 3266.8567 C 11827.353 3267.9817 11899.045 3270.2993 11953.631 3272.0068 C 12008.218 3273.7146 12085.787 3276.3716 12126.008 3277.9119 C 12213.0205 3281.244 12236.575 3289.3696 12222.76 3311.2874 C 12216.732 3320.8472 12142.877 3322.6865 12016.313 3316.4282 z M 11191.494 5337.8335 L 11205.732 5332.42 L 11189.222 5315.385 C 11169.212 5294.7397 11168.972 5291.0347 11186.299 5270.4414 C 11204.865 5248.3765 11195.936 5229.1772 11173.674 5243.2944 C 11166.226 5248.0176 11158.541 5320.787 11163.99 5334.9873 C 11167.709 5344.68 11172.25 5345.15 11191.494 5337.8335 z M 6308.24 5230.4673 C 6327.3906 5227.532 6332.268 5216.7617 6329.5405 5183.4316 L 6327.871 5163.035 L 6279.098 5163.463 C 6222.7095 5163.9575 6220.0186 5165.9077 6222.0415 5204.7944 C 6223.3096 5229.1465 6224.4434 5231.104 6239.071 5234.197 C 6253.865 5237.325 6268.725 5236.524 6308.24 5230.4673 z M 13646.495 5214.7925 C 13648.432 5204.4736 13647.379 5143.946 13644.157 5080.2856 C 13640.936 5016.6255 13635.756 4895.1973 13632.652 4810.4453 C 13629.545 4725.6934 13624.747 4639.8965 13621.986 4619.7856 C 13619.227 4599.6753 13613.528 4550.6816 13609.322 4510.9106 C 13605.117 4471.14 13600.628 4436.9033 13599.346 4434.829 C 13598.064 4432.755 13592.107 4401.828 13586.108 4366.104 C 13580.11 4330.379 13570.461 4281.169 13564.667 4256.7495 C 13558.871 4232.329 13551.588 4200.596 13548.4795 4186.2314 C 13539.764 4145.9575 13504.687 4028.7285 13471.113 3927.6655 C 13426.2295 3792.557 13337.066 3603.0056 13287.758 3537.8674 C 13272.803 3518.1108 13249.587 3485.4927 13236.167 3465.3816 C 13222.748 3445.2715 13192.541 3409.576 13169.043 3386.0586 C 13123.7 3340.6792 13117.051 3324.9626 13134.864 3305.2778 C 13145.494 3293.5322 13142.544 3292.3743 13091.383 3288.2117 C 13070.73 3286.5315 13047.227 3282.5234 13039.147 3279.3052 C 13027.439 3274.6404 12587.1 3262.126 12336.256 3259.3286 C 12305.85 3258.9893 12304.66 3265.0334 12328.884 3296.7695 C 12354.767 3330.678 12394.911 3391.0872 12428.785 3447.0994 C 12445.292 3474.3923 12466.19 3506.5076 12475.227 3518.4666 C 12559.33 3629.7659 12645.753 3759.9744 12645.753 3775.3928 C 12645.753 3778.4023 12657.024 3794.502 12670.803 3811.171 C 12705.775 3853.4788 12740.615 3905.8552 12800.416 4006.0188 C 12828.717 4053.4226 12862.498 4107.407 12875.483 4125.9844 C 12888.47 4144.562 12910.108 4178.6455 12923.569 4201.726 C 12937.03 4224.8066 12959.631 4260.1445 12973.791 4280.255 C 12987.952 4300.366 13005.968 4329.5454 13013.826 4345.099 C 13021.686 4360.653 13039.045 4386.9517 13052.405 4403.5415 C 13065.765 4420.131 13085.523 4447.365 13096.313 4464.0625 C 13107.105 4480.76 13121.71 4502.648 13128.767 4512.703 C 13181.725 4588.1514 13193.492 4604.3223 13207.848 4621.385 C 13216.777 4631.997 13237.933 4661.66 13254.859 4687.303 C 13306.188 4765.0586 13309.92 4770.3564 13332.111 4796.97 C 13358.743 4828.907 13465.685 4982.653 13518.085 5064.3315 C 13553.095 5118.9067 13572.662 5147.404 13620.831 5213.965 C 13628.628 5224.738 13636.8 5233.5527 13638.992 5233.5527 C 13641.184 5233.5527 13644.561 5225.1104 13646.495 5214.7925 z M 12776.342 3342.3396 C 12726.063 3340.3254 12631.568 3338.3914 12566.351 3338.0413 C 12442.184 3337.375 12402.973 3332.695 12383.328 3316.1968 C 12373.214 3307.703 12372.642 3305.5208 12379.351 3301.0264 C 12389.23 3294.407 12613.597 3294.3188 12786.788 3300.866 C 13062.805 3311.3005 13092.672 3312.87 13101.506 3317.4072 C 13114.815 3324.2427 13112.691 3336.8862 13097.248 3342.7576 C 13082.568 3348.3386 12920.83 3348.1282 12776.342 3342.3396 z M 6450.624 5215.158 C 6450.624 5210.787 6444.4717 5197.9136 6436.9517 5186.5503 C 6423.389 5166.056 6396.7817 5154.343 6383.0566 5162.8257 C 6377.023 5166.5547 6375.2876 5213.9336 6380.977 5219.6226 C 6382.892 5221.5386 6399.346 5223.1055 6417.542 5223.1055 C 6443.6733 5223.1055 6450.624 5221.4355 6450.624 5215.158 z M 4598.449 5120.6875 C 4602.994 5118.944 4606.712 5113.9365 4606.712 5109.56 C 4606.712 5105.183 4576.248 5070.225 4539.0127 5031.874 C 4501.779 4993.5234 4461.6226 4949.756 4449.7764 4934.6133 C 4430.2544 4909.6567 4309.961 4781.554 4113.043 4576.02 C 4072.7979 4534.013 3966.6306 4418.549 3877.1167 4319.432 C 3787.6025 4220.3154 3678.3198 4101.097 3634.2656 4054.5042 C 3590.2114 4007.9106 3496.5774 3908.9827 3426.1904 3834.6646 C 3355.803 3760.3462 3286.4607 3686.553 3272.0957 3670.68 C 3219.5957 3612.6658 3008.3062 3399.325 3008.3062 3404.3284 C 3008.3062 3409.3857 3022.683 3426.3445 3119.4187 3535.3962 C 3196.6958 3622.5122 3261.5479 3694.1208 3342.6135 3781.8445 C 3447.8765 3895.753 3548.2595 4005.7512 3627.7131 4094.2532 C 3739.1094 4218.335 3771.0002 4253.569 3827.7964 4315.3135 C 3857.629 4347.7446 3900.1877 4394.259 3922.373 4418.679 C 4008.8486 4513.868 4042.8137 4550.7173 4120.24 4633.351 C 4164.396 4680.4766 4217.284 4735.585 4237.77 4755.815 C 4258.256 4776.0454 4304.3994 4825.2295 4340.311 4865.114 C 4376.2227 4904.997 4419.56 4953.0864 4436.616 4971.979 C 4499.233 5041.338 4579.8154 5123.8584 4584.929 5123.8584 C 4587.821 5123.8584 4593.905 5122.4316 4598.449 5120.6875 z M 6304.0083 4962.259 C 6310.212 4958.333 6310.425 4953.977 6305.2563 4936.726 C 6299.9326 4918.958 6296.2544 4915.271 6280.0186 4911.4316 C 6252.9497 4905.03 6246.6226 4892.721 6261.9927 4876.3613 C 6268.662 4869.2627 6272.5576 4860.9297 6270.651 4857.844 C 6264.466 4847.8364 6249.1943 4851.8853 6234.2354 4867.499 C 6221.5093 4880.782 6219.517 4887.1685 6218.893 4916.686 C 6218.4995 4935.3433 6220.133 4952.567 6222.5234 4954.962 C 6224.915 4957.357 6241.369 4960.7207 6259.088 4962.4375 C 6276.808 4964.1543 6292.4814 4965.881 6293.918 4966.275 C 6295.3545 4966.6694 6299.8955 4964.862 6304.0083 4962.259 z M 6431.541 4945.3037 C 6440.118 4934.724 6440.8486 4926.739 6438.133 4873.2314 C 6433.5137 4782.222 6430.016 4429.4565 6427.024 3752.677 C 6425.5376 3416.5417 6423.227 3089.809 6421.8896 3026.604 C 6420.552 2963.399 6418.233 2691.9053 6416.7363 2423.284 C 6415.2393 2154.6633 6412.5684 1874.2268 6410.801 1800.0917 L 6407.587 1665.301 L 6391.235 1666.8912 C 6376.767 1668.2983 6374.1113 1671.1907 6368.1895 1691.9874 C 6364.508 1704.9158 6358.121 1727.0938 6353.996 1741.2719 C 6347.0396 1765.1797 6347.232 1768.2412 6356.645 1783.4713 C 6371.851 1808.0757 6376.9756 1930.6909 6377.163 2274.413 C 6377.2505 2435.2983 6379.641 2689.1626 6382.4746 2838.5562 C 6385.309 2987.9497 6389.066 3185.3997 6390.8237 3277.3342 C 6392.581 3369.2688 6395.2056 3738.3123 6396.655 4097.431 C 6398.9863 4674.9346 6398.344 4755.765 6391.101 4797.0293 C 6386.5957 4822.689 6380.517 4846.077 6377.591 4849.0034 C 6370.5195 4856.074 6370.8174 4874.808 6378.1167 4882.108 C 6382.429 4886.42 6381.058 4896.5537 6372.893 4920.7314 C 6366.805 4938.7593 6361.8237 4955.7324 6361.8237 4958.4497 C 6361.8237 4961.34 6374.2866 4962.1064 6391.8594 4960.296 C 6414.4463 4957.9688 6424.287 4954.251 6431.541 4945.3037 z M 8511.713 3213.3096 C 8524.935 3193.1296 8521.925 3192.8132 8338.937 3195.1787 C 8281.479 3195.9214 8230.96 3198.746 8226.675 3201.455 C 8200.832 3217.7932 8270.935 3226.5112 8421.424 3225.6736 C 8501.271 3225.2292 8504.162 3224.8335 8511.713 3213.3096 z M 12191.302 3199.0833 C 12191.302 3195.455 12179.538 3174.463 12165.156 3152.4348 C 12150.776 3130.4067 12131.953 3098.9595 12123.327 3082.5525 C 12114.7 3066.1455 12098.788 3038.618 12087.966 3021.3804 C 12077.144 3004.1426 12060.38 2975.9355 12050.714 2958.6978 C 12041.047 2941.46 12020.14 2907.3762 12004.251 2882.9563 C 11988.361 2858.5361 11968.325 2825.6277 11959.724 2809.8264 C 11951.124 2794.0254 11925.166 2750.5393 11902.041 2713.191 C 11860.047 2645.3684 11849.605 2627.3652 11783.885 2509.473 C 11737.889 2426.9602 11651.883 2285.978 11632.949 2262.0527 C 11624.687 2251.6133 11614.175 2234.845 11609.59 2224.7893 C 11605.004 2214.7341 11599.002 2202.9812 11596.254 2198.6716 C 11589.169 2187.5647 11533.728 2095.1777 11521.022 2073.3066 C 11515.181 2063.2512 11498.211 2036.2192 11483.31 2013.2358 C 11468.408 1990.2521 11449.7 1958.5192 11441.737 1942.7179 C 11433.773 1926.9167 11416.114 1896.3589 11402.494 1874.8118 C 11388.876 1853.2645 11364.113 1810.9539 11347.467 1780.788 C 11249.836 1603.8625 11232.202 1574.3978 11207.554 1547.0048 C 11197.136 1535.4258 11196.766 1535.3925 11186.138 1545.0763 C 11170.176 1559.6201 11132.464 1563.1772 11088.133 1554.3209 C 11067.137 1550.1262 11013.523 1545.1276 10968.992 1543.2128 C 10832.626 1537.3486 10642.517 1522.6711 10624.842 1516.6422 C 10620.863 1515.2854 10578.553 1511.8534 10530.818 1509.0153 C 10483.083 1506.1771 10406.416 1500.3174 10360.449 1495.9934 C 10279.134 1488.3445 10128.159 1477.6313 9958.236 1467.4524 C 9912.27 1464.699 9861.731 1461.1691 9845.931 1459.608 C 9830.129 1458.047 9749.033 1453.2598 9665.718 1448.9696 C 9582.402 1444.6797 9496.6045 1438.8577 9475.059 1436.0321 C 9420.863 1428.9253 9289.508 1416.2788 9148.587 1404.6007 C 9075.898 1398.577 9042.014 1390.4146 9024.527 1374.7152 C 9012.717 1364.1115 9012.999 1359.3256 9025.843 1352.4514 C 9039.67 1345.0518 9208.759 1354.4192 9318.352 1368.6558 C 9464.421 1387.6311 9609.913 1401.2975 9728.4 1407.1722 C 9762.876 1408.8816 9821.641 1412.5547 9858.989 1415.3351 C 9896.338 1418.1152 9965.68 1422.7131 10013.083 1425.5525 C 10092.285 1430.2965 10205.226 1437.5013 10423.132 1451.7109 C 10469.099 1454.7085 10534.916 1459.5232 10569.392 1462.4108 C 10603.867 1465.2982 10661.456 1469.9929 10697.368 1472.8435 C 10733.28 1475.6943 10797.922 1481.6729 10841.016 1486.1293 C 10884.109 1490.5857 10954.628 1496.2628 10997.722 1498.7449 C 11040.817 1501.227 11089.541 1505.8717 11105.999 1509.0664 C 11140.717 1515.8058 11162.801 1509.3397 11151.515 1495.7402 C 11147.1045 1490.427 11133.519 1488.2692 11104.474 1488.2692 C 11082.011 1488.2692 11062.349 1486.1898 11060.777 1483.6483 C 11056.94 1477.4412 11016.3545 1471.2513 10971.6045 1470.0486 C 10908.987 1468.3657 10717.328 1456.9669 10713.674 1454.7083 C 10711.763 1453.5272 10672.641 1449.9469 10626.737 1446.7517 C 10493.295 1437.4636 10355.93 1426.1257 10274.261 1417.6586 C 10232.604 1413.3396 10142.673 1406.2622 10074.418 1401.9313 C 10006.161 1397.6001 9910.962 1390.585 9862.864 1386.3418 C 9814.766 1382.0988 9757.008 1378.6154 9734.514 1378.6008 C 9712.0205 1378.5865 9672.061 1376.3472 9645.713 1373.6248 C 9619.368 1370.9022 9522.593 1364.9507 9430.658 1360.3992 C 9338.724 1355.8477 9235.298 1349.5522 9200.822 1346.4094 C 9126.073 1339.5953 9050.584 1333.8414 8967.208 1328.6033 C 8892.648 1323.9191 8889.706 1326.6083 8920.063 1371.7025 C 8931.311 1388.4106 8958.348 1438.5149 8980.146 1483.0457 C 9014.238 1552.691 9021.71 1573.1393 9033.589 1629.3049 C 9041.183 1665.2168 9050.982 1707.2244 9055.363 1722.6548 C 9079.999 1809.4132 9079.312 2055.8054 9053.933 2235.2366 C 9043.603 2308.2678 9014.394 2438.4468 8996.892 2489.4558 C 8989.825 2510.0493 8984.045 2530.3855 8984.045 2534.6475 C 8984.045 2542.3 8947.256 2636.922 8924.998 2686.5144 C 8901.124 2739.7075 8820.4795 2896.6233 8806.655 2916.781 C 8798.726 2928.3435 8780.814 2956.6084 8766.853 2979.592 C 8752.891 3002.5757 8732.915 3030.7827 8722.462 3042.2744 C 8704.935 3061.543 8691.525 3081.771 8691.525 3088.9434 C 8691.525 3095.1584 8710.544 3091.2048 8779.53 3070.6482 C 8860.721 3046.4548 8919.701 3030.2092 8950.092 3023.6685 C 8961.584 3021.195 9004.862 3012.1526 9046.267 3003.5735 C 9087.671 2994.9946 9124.379 2984.9138 9127.839 2981.172 C 9131.3 2977.4302 9144.015 2949.6873 9156.094 2919.5212 C 9168.173 2889.3552 9211.386 2802.5156 9252.122 2726.5442 C 9292.857 2650.573 9328.901 2580.9353 9332.218 2571.7937 C 9335.535 2562.652 9352.196 2531.962 9369.241 2503.5933 C 9386.287 2475.2244 9407.856 2437.58 9417.174 2419.9387 C 9426.492 2402.2976 9440.977 2381.29 9449.363 2373.2556 L 9464.61 2358.647 L 9464.61 2374.5093 C 9464.61 2383.2336 9454.404 2410.1177 9441.931 2434.2515 C 9403.839 2507.9468 9364.081 2582.3152 9359.821 2587.839 C 9357.601 2590.719 9350.689 2605.998 9344.464 2621.792 C 9335.186 2645.3335 9304.299 2704.6304 9281.894 2741.921 C 9279.303 2746.23 9263.608 2774.4373 9247.016 2804.6033 C 9230.423 2834.769 9203.251 2880.2754 9186.635 2905.7283 C 9170.018 2931.181 9156.422 2956.4497 9156.422 2961.8813 C 9156.422 2975.1414 9179.378 2974.9631 9235.89 2961.2627 C 9364.45 2930.0955 9434.275 2914.2976 9443.473 2914.2976 C 9458.915 2914.2976 9544.567 2892.3894 9552.343 2886.4507 C 9556.065 2883.6082 9557.964 2878.2935 9556.562 2874.6404 C 9550.831 2859.707 9632.205 2710.529 9710.763 2591.9558 C 9754.938 2525.2764 9795.815 2463.0117 9801.6 2453.59 C 9815.281 2431.3044 9830.26 2427.73 9830.26 2446.7505 C 9830.26 2454.3325 9827.59 2465.6702 9824.327 2471.9456 C 9813.598 2492.5808 9750.865 2591.926 9709.923 2653.12 C 9687.818 2686.1594 9665.552 2721.4182 9660.441 2731.4734 C 9655.33 2741.5286 9642.408 2762.6843 9631.725 2778.4854 C 9610.104 2810.4639 9579.529 2868.9128 9579.529 2878.267 C 9579.529 2885.201 9582.181 2884.8235 9686.612 2863.0093 C 9785.97 2842.2546 9988.306 2817.2283 10099.272 2811.9678 C 10128.001 2810.6062 10155.033 2808.0933 10159.343 2806.3838 C 10163.652 2804.6746 10236.5205 2801.2683 10321.272 2798.8147 C 10542.488 2792.4102 10604.974 2790.0334 10707.815 2784.1123 C 10758.092 2781.2173 10847.657 2779.0344 10906.851 2779.2607 C 10976.704 2779.528 11018.288 2777.631 11025.343 2773.8555 C 11038.599 2766.761 11068.897 2766.5479 11096.97 2773.3516 C 11108.461 2776.1365 11173.103 2780.6755 11240.617 2783.4382 C 11563.17 2796.6375 11627.337 2800.2998 11663.725 2807.5874 C 11685.272 2811.902 11738.663 2818.5466 11782.37 2822.352 C 11871.495 2830.1113 11888.337 2836.3406 11888.337 2861.5432 C 11888.337 2892.9324 11875.699 2894.8745 11761.7 2881.0068 C 11676.957 2870.6975 11581.079 2864.4622 11392.1 2856.9695 C 11315.967 2853.951 11238.126 2850.1865 11219.122 2848.6047 C 11167.316 2844.2917 11165.596 2847.1396 11170.244 2929.5125 C 11172.284 2965.675 11175.699 2998.7886 11177.835 3003.0981 C 11182.299 3012.1055 11176.205 3163.6738 11170.905 3175.475 C 11167.803 3182.3818 11200.351 3183.3762 11445.591 3183.8655 C 11598.603 3184.171 11779.034 3187.447 11846.549 3191.1467 C 11914.063 3194.8457 11996.334 3199.3455 12029.373 3201.145 C 12137.735 3207.0483 12191.302 3206.366 12191.302 3199.0833 z M 8837.808 3007.0156 C 8837.82 3003.4243 8844.989 2989.9084 8853.74 2976.9805 C 8886.27 2928.9214 8966.05 2758.5413 9010.703 2641.7695 C 9052.411 2532.6987 9105.269 2417.923 9126.347 2390.6567 C 9135.419 2378.9197 9135.437 2378.9395 9132.09 2397.1665 C 9127.6045 2421.5947 9109.305 2474.527 9088.749 2522.5317 C 9079.522 2544.0786 9063.887 2585.9736 9054.003 2615.6318 C 9014.02 2735.607 8957.364 2856.515 8912.827 2916.9094 C 8900.115 2934.147 8880.433 2962.942 8869.088 2980.8977 C 8849.595 3011.7493 8837.758 3021.633 8837.808 3007.0156 z M 8999.715 2922.1401 C 8999.715 2894.237 9241.628 2414.342 9269.991 2385.978 C 9274.815 2381.155 9276.943 2381.6301 9279.419 2388.084 C 9282.906 2397.1724 9240.733 2501.6365 9222.512 2529.0417 C 9216.297 2538.3894 9175.526 2617.7307 9131.91 2705.356 C 9088.295 2792.9807 9043.11 2879.3652 9031.499 2897.3213 C 9010.895 2929.1897 8999.715 2937.9182 8999.715 2922.1401 z M 9333.444 2895.0178 C 9331.264 2879.081 9339.225 2858.8154 9372.665 2795.171 C 9393.51 2755.5027 9421.974 2705.55 9435.92 2684.166 C 9449.866 2662.7812 9490.114 2597.0977 9525.359 2538.2024 C 9623.691 2373.8894 9626.179 2370.059 9633.108 2372.341 C 9643.424 2375.738 9643.327 2393.0146 9632.882 2412.8372 C 9566.775 2538.2844 9442.678 2743.4998 9394.395 2807.2148 C 9379.154 2827.3257 9361.953 2854.6416 9356.169 2867.9175 C 9346.266 2890.6504 9334.7295 2904.4077 9333.444 2895.0178 z M 9821.6 2780.8333 C 9817.487 2770.1157 9845.215 2715.3838 9906.147 2613.9436 C 9939.418 2558.556 9955.903 2532.4697 9999.352 2466.4602 C 10022.953 2430.604 10042.244 2441.1392 10022.65 2479.1836 C 10005.825 2511.8525 9913.641 2663.2112 9888.082 2700.1323 C 9877.145 2715.9336 9863.436 2738.264 9857.618 2749.7559 C 9851.801 2761.2478 9842.14 2775.0835 9836.148 2780.5024 C 9825.662 2789.985 9825.117 2789.9976 9821.6 2780.8333 z M 10378.732 2736.4888 C 10378.732 2730.6287 10383.73 2715.9373 10389.839 2703.8416 C 10402.055 2679.6514 10499.074 2537.341 10516.117 2518.614 C 10529.421 2503.9946 10540.662 2503.47 10540.662 2517.4683 C 10540.662 2527.4573 10505.67 2594.2722 10491.504 2611.332 C 10487.925 2615.6414 10479.645 2628.5693 10473.104 2640.0613 C 10466.5625 2651.5532 10446.766 2680.334 10429.112 2704.019 C 10397.293 2746.7092 10378.732 2758.6714 10378.732 2736.4888 z M 10033.978 2726.4102 C 10033.978 2706.6643 10220.424 2411.18 10234.607 2408.4485 C 10265.66 2402.4683 10246.466 2445.815 10163.272 2569.5435 C 10133.33 2614.0742 10100.31 2663.4368 10089.893 2679.2383 C 10060.87 2723.2605 10049.534 2736.697 10041.416 2736.697 C 10037.325 2736.697 10033.978 2732.068 10033.978 2726.4102 z M 10544.145 2727.991 C 10527.246 2711.0935 10560.096 2657.7456 10656.963 2544.772 C 10706.632 2486.844 10722.546 2473.4824 10735.809 2478.5718 C 10751.393 2484.5518 10744.773 2500.9958 10712.404 2536.7134 C 10694.817 2556.1196 10666.023 2591.727 10648.416 2615.8413 C 10569.007 2724.5974 10555.394 2739.24 10544.145 2727.991 z M 10229.335 2718.927 C 10225.516 2708.9736 10251.097 2654.2344 10275.055 2621.0942 C 10334.31 2539.1313 10368.302 2501.6375 10383.354 2501.6375 C 10407.468 2501.6375 10397.257 2520.38 10327.723 2603.7422 C 10303.6455 2632.607 10275.286 2671.2012 10264.701 2689.5076 C 10244.543 2724.372 10234.599 2732.644 10229.335 2718.927 z M 10734.978 2709.5347 C 10731.53 2706.0874 10728.71 2698.9417 10728.71 2693.656 C 10728.71 2668.0137 10785.723 2584.7683 10827.291 2549.7183 C 10853.257 2527.8237 10866.208 2523.0293 10872.386 2533.0256 C 10878.564 2543.0222 10868.719 2559.889 10834.867 2597.3035 C 10816.189 2617.9475 10795.37 2645.668 10788.603 2658.905 C 10775.782 2683.9854 10751.377 2715.803 10744.961 2715.803 C 10742.918 2715.803 10738.425 2712.9822 10734.978 2709.5347 z M 10965.252 2654.6711 C 10963.195 2649.3162 10968.108 2634.241 10977.591 2616.8005 C 10991.148 2591.8655 10995.47 2587.826 11008.593 2587.826 C 11031.012 2587.826 11031.562 2605.893 11009.983 2633.614 C 10984.613 2666.2102 10971.964 2672.1643 10965.252 2654.6711 z M 9297.458 2323.3728 C 9297.458 2309.1646 9313.579 2282.2483 9322.09 2282.2483 C 9330.966 2282.2483 9330.553 2290.032 9320.561 2311.0903 C 9310.606 2332.0654 9297.458 2339.0562 9297.458 2323.3728 z M 11143.696 3186.3845 C 11147.689 3179.922 11129.632 3149.006 11123.088 3151.1018 C 11114.926 3153.7158 11113.568 3181.6396 11121.363 3186.581 C 11130.513 3192.3818 11140.041 3192.2976 11143.696 3186.3845 z M 10858.195 3174.169 C 10861.165 3170.578 10866.265 3139.4326 10869.528 3104.957 C 10874.658 3050.7705 10896.357 2898.5977 10903.992 2863.2844 C 10905.906 2854.432 10903.525 2850.298 10894.551 2846.8857 C 10882.474 2842.294 10723.659 2847.1187 10574.615 2856.6052 C 10531.5205 2859.3484 10416.341 2864.095 10318.661 2867.1538 C 10220.98 2870.2126 10123.431 2874.9097 10101.884 2877.5918 C 10080.336 2880.274 10025.098 2886.2373 9979.13 2890.8445 C 9895.79 2899.1968 9764.071 2919.093 9699.671 2933.0571 C 9680.996 2937.106 9599.901 2953.444 9519.458 2969.3638 C 9439.016 2985.2834 9346.167 3004.1177 9313.129 3011.2178 C 9280.09 3018.3176 9201.345 3034.497 9138.14 3047.1714 C 8972.357 3080.4153 8817.5 3118.8337 8792.189 3132.9973 C 8776.836 3141.59 8848.881 3144.1145 9258.281 3149.3271 C 9677.595 3154.6665 9884.415 3157.912 10091.437 3162.4026 C 10158.951 3163.8667 10294.11 3166.4978 10391.791 3168.2485 C 10540.949 3170.922 10744.633 3176.2852 10831.235 3179.8186 C 10843.158 3180.3054 10855.209 3177.78 10858.195 3174.169 z M 11010.781 3173.647 C 11010.781 3166.0137 10983.649 3126.458 10974.562 3120.8408 C 10961.995 3113.0742 10968.784 3091.669 10987.275 3080.7593 C 10997.33 3074.8262 11005.558 3068.2937 11005.558 3066.2417 C 11005.558 3064.1902 10998.506 3055.7554 10989.888 3047.4983 C 10970.436 3028.8625 10970.101 3015.8005 10988.58 2996.512 C 11002.73 2981.7424 11002.922 2980.6465 11001.403 2923.0964 C 10999.615 2855.334 10998.069 2848.0347 10984.594 2843.7576 C 10951.782 2833.3435 10932.519 2883.9087 10916.925 3021.3804 C 10908.408 3096.4658 10909.185 3140.0457 10919.65 3174.169 C 10922.622 3183.8599 11010.781 3183.355 11010.781 3173.647 z M 13106.29 3085.463 C 13108.201 3066.122 13110.817 2969.7478 13112.103 2871.2974 C 13114.261 2705.7502 13110.29 2614.7327 13097.907 2546.0376 C 13096.3545 2537.419 13090.255 2495.108 13084.3545 2452.0137 C 13052.421 2218.7947 12974.304 1981.1248 12863.044 1778.6788 C 12830.008 1718.566 12804.043 1690.9222 12750.785 1659.1616 C 12723.386 1642.8217 12717.448 1636.5192 12711.588 1617.5519 C 12709.711 1611.4777 12703.449 1608.4108 12692.928 1608.4108 C 12674.929 1608.4108 12673.538 1611.4949 12685.548 1624.7655 C 12695.572 1635.8424 12691.611 1659.4116 12678.908 1664.2869 C 12674.331 1666.0431 12635.029 1663.6144 12591.569 1658.8896 C 12548.109 1654.1649 12452.611 1645.475 12379.351 1639.5786 C 12306.09 1633.6821 12224.995 1626.6746 12199.138 1624.0063 C 12027.66 1606.3103 11940.283 1599.5259 11760.36 1589.9363 C 11728.758 1588.252 11687.622 1584.7916 11668.948 1582.2468 C 11650.274 1579.7019 11585.641 1574.9342 11525.319 1571.6519 C 11450.09 1567.5583 11409.075 1563.0963 11394.731 1557.4447 C 11369.226 1547.396 11297.988 1545.102 11294.491 1554.2168 C 11292.028 1560.6345 11304.764 1589.2821 11316.262 1603.1873 C 11319.825 1607.4967 11338.8125 1642.7556 11358.456 1681.5405 C 11378.1 1720.3253 11400.424 1761.4607 11408.066 1772.9525 C 11415.708 1784.4442 11439.114 1823.2292 11460.078 1859.1411 C 11481.044 1895.053 11510.661 1945.5907 11525.896 1971.4473 C 11541.131 1997.304 11560.158 2029.7341 11568.178 2043.5143 C 11576.197 2057.2947 11597.451 2092.3765 11615.406 2121.4739 C 11633.362 2150.571 11648.054 2176.7795 11648.054 2179.7148 C 11648.054 2185.679 11668.223 2216.632 11692.741 2248.2954 C 11707.2 2266.9688 11731.257 2305.4097 11789.09 2402.2546 C 11799.1455 2419.0928 11814.17 2444.229 11822.4795 2458.1123 C 11830.787 2471.9956 11847.543 2498.6338 11859.713 2517.308 C 11871.884 2535.9822 11893.957 2573.1467 11908.765 2599.8955 C 11923.571 2626.6445 11945.891 2664.254 11958.362 2683.4722 C 11970.835 2702.6904 11995.313 2741.921 12012.76 2770.65 C 12030.206 2799.38 12051.757 2832.6453 12060.649 2844.574 L 12076.819 2866.2625 L 12122.308 2868.8901 C 12195.804 2873.1355 12278.0625 2886.299 12353.375 2905.8665 C 12392.081 2915.9229 12435.504 2925.7527 12449.869 2927.7104 C 12464.234 2929.6677 12497.142 2938.109 12522.999 2946.4675 C 12548.855 2954.8267 12580.588 2963.02 12593.517 2964.6753 C 12606.444 2966.3303 12635.828 2973.0715 12658.812 2979.656 C 12681.794 2986.2402 12726.507 2998.9202 12758.171 3007.8342 C 12844.261 3032.0693 13062.937 3110.3525 13073.192 3120.6077 C 13074.903 3122.319 13082.269 3123.0237 13089.558 3122.1736 C 13101.876 3120.737 13103.058 3118.1445 13106.29 3085.463 z M 11117.322 3083.5916 C 11121.287 3073.2598 11116.998 3065.7805 11107.109 3065.7805 C 11102.5625 3065.7805 11099.582 3070.9517 11099.582 3078.8394 C 11099.582 3093.447 11112.239 3096.8376 11117.322 3083.5916 z M 11117.286 2984.4373 C 11121.3125 2973.9456 11111.262 2954.8054 11103.1455 2957.5076 C 11095.851 2959.9358 11092.279 2974.477 11096.363 2985.1206 C 11100.214 2995.1538 11113.338 2994.7249 11117.286 2984.4373 z M 7065.0625 2207.6316 C 7060.7427 2181.1562 7055.6987 2146.567 7053.853 2130.7656 C 7049.1187 2090.2332 7032.3027 2007.6733 7027.028 1999.0637 C 7024.594 1995.0916 7012.025 1978.0322 6999.0967 1961.1544 C 6981.8765 1938.673 6975.1147 1932.93 6973.811 1939.6766 C 6972.158 1948.2273 6989.771 2030.7289 7015.7188 2135.989 C 7021.7383 2160.4092 7029.7217 2197.742 7033.459 2218.9507 C 7038.652 2248.4194 7043.7153 2261.1416 7054.9346 2272.903 L 7069.6147 2288.2935 L 7071.2646 2272.031 C 7072.173 2263.0862 7069.3813 2234.1067 7065.0625 2207.6316 z M 13068.859 1661.2 C 13068.859 1655.3214 12893.601 1624.0814 12860.622 1624.0814 C 12840.996 1624.0814 12838.436 1636.1666 12856.0 1645.8927 C 12877.81 1657.9702 13068.859 1671.7091 13068.859 1661.2 z M 11585.372 1523.6642 C 11585.372 1521.4346 11577.731 1519.5732 11568.395 1519.5278 C 11551.585 1519.4459 11453.105 1511.6151 11407.7705 1506.7555 C 11340.735 1499.5697 11261.512 1497.453 11261.512 1502.8479 C 11261.512 1512.5814 11273.016 1516.4219 11318.964 1522.028 C 11370.613 1528.3293 11585.372 1529.6484 11585.372 1523.6642 z M 6400.5957 1366.6781 C 6400.308 1267.1547 6398.4243 1225.038 6394.0664 1220.68 C 6389.426 1216.0398 6387.9414 1216.0305 6387.9414 1220.6417 C 6387.9414 1223.9895 6380.5996 1235.0907 6371.6255 1245.3114 C 6356.0747 1263.0231 6355.5825 1264.9302 6361.1333 1285.9756 C 6364.337 1298.1202 6367.9023 1350.7738 6369.057 1402.9836 C 6370.212 1455.1935 6372.804 1500.5768 6374.8184 1503.8357 C 6376.833 1507.0945 6383.548 1509.0387 6389.74 1508.1564 C 6400.963 1506.557 6400.999 1506.084 6400.5957 1366.6781 z M 11097.46 1388.2294 C 11102.272 1380.4413 11085.363 1368.1276 11069.854 1368.1276 C 11058.147 1368.1276 11052.786 1382.2744 11061.275 1390.7631 C 11067.043 1396.5305 11093.473 1394.6797 11097.46 1388.2294 z M 8809.338 1331.1077 C 8816.234 1319.9473 8802.675 1317.0511 8717.645 1311.523 C 8633.669 1306.0635 8602.726 1307.3403 8602.726 1316.2644 C 8602.726 1329.376 8801.579 1343.6617 8809.338 1331.1077 z M 6996.485 320.68594 C 7030.96 310.60327 7072.428 300.90866 7088.6353 299.1423 C 7122.222 295.48184 7227.994 305.19852 7270.499 315.849 C 7319.461 328.11765 7311.181 314.03357 7252.4277 285.10455 C 7184.2705 251.54602 7149.314 239.8 7101.471 234.38026 C 7050.1514 228.56677 7025.758 230.66292 6970.472 245.63687 C 6950.42 251.06816 6922.963 255.512 6909.4585 255.512 C 6883.43 255.512 6769.151 228.78223 6738.09 215.42928 C 6727.941 211.06618 6706.117 202.96355 6689.5933 197.42342 C 6673.069 191.8833 6629.607 174.05592 6593.011 157.80702 C 6536.6055 132.76257 6521.6924 128.23592 6495.078 128.08199 C 6441.443 127.77175 6436.281 130.7652 6432.0493 164.63063 C 6427.77 198.8851 6433.0156 259.9418 6441.0728 269.65 C 6448.562 278.67368 6472.7935 278.19614 6495.83 268.57083 C 6506.1436 264.2614 6519.7603 260.73553 6526.089 260.73553 C 6544.202 260.73553 6610.9966 285.03842 6646.4634 304.53345 C 6686.219 326.38568 6716.684 333.18796 6800.602 338.94937 C 6890.1895 345.1 6923.6846 341.97702 6996.485 320.68594 z M 16723.855 14962.438 C 16676.104 14949.304 16523.32 14936.229 16202.988 14917.855 C 16155.584 14915.138 16089.767 14910.571 16056.7295 14907.711 C 16023.69 14904.85 15978.804 14902.469 15956.985 14902.424 C 15922.929 14902.352 15915.902 14903.926 15907.36 14913.544 C 15901.887 14919.706 15886.833 14929.585 15873.904 14935.492 C 15851.5625 14945.704 15841.866 14946.194 15678.021 14945.387 C 15578.721 14944.8955 15459.142 14941.012 15395.949 14936.227 C 15288.101 14928.056 15041.556 14921.262 14922.869 14923.187 C 14864.799 14924.13 14861.824 14923.644 14846.373 14910.641 C 14828.259 14895.399 14812.701 14893.3545 14803.076 14904.951 C 14792.617 14917.552 14729.795 14915.664 14712.721 14902.235 C 14704.731 14895.951 14680.759 14888.245 14653.437 14883.176 C 14613.656 14875.796 14596.784 14875.468 14526.414 14880.702 C 14481.781 14884.0205 14425.285 14891.343 14400.864 14896.969 C 14362.42 14905.83 14343.151 14906.865 14257.217 14904.682 C 14202.631 14903.294 14125.097 14898.602 14084.916 14894.253 C 14044.738 14889.905 13984.637 14886.822 13951.36 14887.402 C 13918.084 14887.983 13888.063 14886.732 13884.647 14884.621 C 13881.233 14882.511 13857.332 14879.916 13831.53 14878.853 C 13779.343 14876.705 13774.039 14874.961 13774.039 14859.956 C 13774.039 14848.351 13807.672 14831.202 13860.624 14815.811 C 13877.226 14810.984 13897.943 14802.696 13906.663 14797.394 C 13920.642 14788.893 13929.96 14788.127 13985.397 14790.937 C 14048.659 14794.141 14107.344 14788.67 14228.125 14768.305 C 14313.02 14753.99 14432.861 14765.884 14530.044 14798.269 L 14595.865 14820.203 L 14619.8125 14811.622 C 14660.308 14797.109 14809.87 14802.746 14959.201 14824.413 L 15038.483 14835.916 L 15080.056 14816.408 L 15121.628 14796.899 L 15169.989 14802.479 C 15196.586 14805.547 15254.647 14812.862 15299.012 14818.734 C 15364.166 14827.359 15413.377 14829.645 15554.966 14830.618 C 15747.948 14831.942 15820.142 14826.485 15891.265 14805.196 C 15940.607 14790.428 15963.028 14789.775 16036.22 14800.981 C 16077.658 14807.325 16108.786 14808.484 16166.395 14805.829 C 16343.457 14797.666 16726.076 14806.234 16765.865 14819.254 C 16782.46 14824.685 16797.203 14841.869 16789.346 14846.623 C 16784.393 14849.62 16677.818 14846.905 16604.254 14841.911 C 16549.035 14838.163 16548.291 14838.265 16532.03 14851.949 C 16520.996 14861.233 16509.297 14865.852 16496.412 14866.01 C 16485.857 14866.141 16407.178 14866.175 16321.5625 14866.087 C 16171.068 14865.934 16125.24 14871.074 16214.576 14878.088 C 16238.368 14879.956 16278.989 14883.899 16304.847 14886.852 C 16420.408 14900.05 16634.018 14920.368 16717.508 14926.102 C 16746.238 14928.075 16772.68 14932.051 16776.271 14934.937 C 16786.049 14942.791 16784.145 14958.711 16772.697 14964.838 C 16760.396 14971.422 16755.678 14971.1875 16723.855 14962.438 z M 15844.914 14891.325 C 15848.043 14888.389 15847.955 14884.746 15844.675 14881.466 C 15839.299 14876.09 15741.387 14883.012 15720.085 14890.273 C 15710.515 14893.535 15711.048 14894.335 15725.034 14897.712 C 15744.895 14902.505 15838.304 14897.529 15844.914 14891.325 z M 15701.528 14891.89 C 15691.205 14885.222 15673.898 14885.222 15678.021 14891.89 C 15679.798 14894.765 15687.575 14897.08 15695.306 14897.035 C 15706.302 14896.972 15707.654 14895.852 15701.528 14891.89 z M 16094.6 14862.315 C 16091.008 14860.865 16085.132 14860.865 16081.54 14862.315 C 16077.948 14863.764 16080.888 14864.949 16088.069 14864.949 C 16095.252 14864.949 16098.191 14863.764 16094.6 14862.315 z M 16041.385 14852.629 C 16018.235 14845.413 15952.306 14844.278 15952.274 14851.093 C 15952.252 14855.582 15980.342 14858.633 16027.999 14859.322 L 16064.5625 14859.851 L 16041.385 14852.629 z M 14367.877 14844.513 C 14381.959 14839.159 14382.138 14838.665 14372.134 14832.871 C 14358.12 14824.754 14243.656 14821.453 14216.318 14828.378 C 14204.337 14831.412 14185.293 14835.379 14174.002 14837.19 C 14159.008 14839.595 14155.483 14841.759 14160.942 14845.213 C 14171.562 14851.933 14349.947 14851.329 14367.877 14844.513 z M 2350.1394 14943.188 C 2285.9294 14939.051 2119.8423 14908.689 1993.3826 14877.975 L 1916.0853 14859.198 L 1904.5823 14869.71 C 1869.3004 14901.952 1791.6783 14918.671 1663.243 14921.691 C 1565.0875 14924.0 1522.5527 14920.046 1397.7289 14897.006 L 1335.933 14885.599 L 1325.7017 14896.581 C 1313.4248 14909.757 1305.5756 14910.119 1268.5073 14899.219 C 1235.0012 14889.364 1220.5394 14878.143 1224.6512 14865.1875 C 1227.0776 14857.543 1221.4706 14854.015 1192.8335 14845.168 C 1173.7137 14839.266 1153.9675 14834.433 1148.9529 14834.433 C 1132.4984 14834.433 1106.9353 14823.11 1106.9353 14815.822 C 1106.9353 14802.926 1123.8125 14798.756 1155.6528 14803.78 C 1173.5408 14806.6045 1192.9929 14806.679 1202.8373 14803.959 C 1216.4456 14800.203 1227.3906 14802.444 1261.2024 14815.914 C 1302.0306 14832.18 1336.9891 14841.163 1383.7832 14847.414 C 1408.316 14850.692 1480.5225 14862.371 1530.3569 14871.121 C 1591.9916 14881.944 1756.1964 14873.127 1781.2355 14857.652 C 1784.2032 14855.818 1778.849 14850.431 1769.3374 14845.68 C 1748.9437 14835.496 1744.7968 14819.353 1759.2207 14806.298 C 1768.3579 14798.028 1773.6251 14797.624 1807.7684 14802.567 C 1828.8329 14805.614 1871.9237 14810.599 1903.5261 14813.638 C 1935.1287 14816.678 1976.2642 14823.711 1994.9382 14829.268 C 2036.7314 14841.702 2165.7173 14872.537 2222.1626 14883.585 C 2289.712 14896.808 2364.7397 14902.305 2485.1992 14902.86 C 2547.3818 14903.1455 2604.1223 14905.011 2611.2896 14907.006 C 2629.132 14911.971 2631.15 14927.134 2614.7961 14933.351 C 2585.134 14944.627 2450.2686 14949.642 2350.1394 14943.188 z M 16996.967 14872.933 C 16979.81 14868.387 16878.47 14854.596 16863.766 14854.806 C 16838.793 14855.163 16802.43 14849.628 16806.04 14846.02 C 16807.854 14844.204 16825.111 14841.991 16844.387 14841.102 C 17004.74 14833.706 17035.988 14835.169 17044.172 14850.463 C 17055.408 14871.46 17032.521 14882.353 16996.967 14872.933 z" svg:height="160.95763mm" draw:style-name="style-2" svg:viewBox="0.0 0.0 19456.656 16095.763" svg:width="194.56657mm" svg:x="-4.2537565E-9mm" svg:y="6.0448456E-6mm"/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60.95764mm" fo:page-width="194.56657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